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294cm"/>
    </style:style>
    <style:style style:name="co3" style:family="table-column">
      <style:table-column-properties fo:break-before="auto" style:column-width="5.727cm"/>
    </style:style>
    <style:style style:name="co4" style:family="table-column">
      <style:table-column-properties fo:break-before="auto" style:column-width="4.337cm"/>
    </style:style>
    <style:style style:name="co5" style:family="table-column">
      <style:table-column-properties fo:break-before="auto" style:column-width="4.96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3.521cm"/>
    </style:style>
    <style:style style:name="co10" style:family="table-column">
      <style:table-column-properties fo:break-before="auto" style:column-width="11.174cm"/>
    </style:style>
    <style:style style:name="co11" style:family="table-column">
      <style:table-column-properties fo:break-before="auto" style:column-width="13.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 fo:border="0.74pt solid #cccccc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1" table:number-columns-repeated="2" table:default-cell-style-name="ce1"/>
        <table:table-column table:style-name="co1" table:number-columns-repeated="1011" table:default-cell-style-name="Default"/>
        <table:table-row table:style-name="ro1">
          <table:table-cell/>
          <table:table-cell office:value-type="string" calcext:value-type="string">
            <text:p>sizeof(ll_unt)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formula="of:=[.B2]" office:value-type="float" office:value="1" calcext:value-type="float">
            <text:p>1</text:p>
          </table:table-cell>
          <table:table-cell table:style-name="ce1" table:formula="of:=(LOG10(256^[.B2]))" office:value-type="float" office:value="2.40823996531185" calcext:value-type="float">
            <text:p>2.40823996531185</text:p>
          </table:table-cell>
          <table:table-cell table:style-name="ce1" table:formula="of:=(LOG(256^[.B2];36))" office:value-type="float" office:value="1.54741122893817" calcext:value-type="float">
            <text:p>1.54741122893817</text:p>
          </table:table-cell>
          <table:table-cell table:style-name="ce1" table:formula="of:=[.D2]/[.C2]" office:value-type="float" office:value="2.40823996531185" calcext:value-type="float">
            <text:p>2.40823996531185</text:p>
          </table:table-cell>
          <table:table-cell table:style-name="ce1" table:formula="of:=[.E2]/[.C2]" office:value-type="float" office:value="1.54741122893817" calcext:value-type="float">
            <text:p>1.54741122893817</text:p>
          </table:table-cell>
          <table:table-cell table:style-name="ce1" table:formula="of:=2.4*[.C2]" office:value-type="float" office:value="2.4" calcext:value-type="float">
            <text:p>2.4</text:p>
          </table:table-cell>
          <table:table-cell table:style-name="ce1" table:formula="of:=1.5*[.C2]" office:value-type="float" office:value="1.5" calcext:value-type="float">
            <text:p>1.5</text:p>
          </table:table-cell>
          <table:table-cell table:style-name="ce1" table:formula="of:=FLOOR([.D2])" office:value-type="float" office:value="2" calcext:value-type="float">
            <text:p>2</text:p>
          </table:table-cell>
          <table:table-cell table:style-name="ce1" table:formula="of:=FLOOR([.H2])" office:value-type="float" office:value="2" calcext:value-type="float">
            <text:p>2</text:p>
          </table:table-cell>
          <table:table-cell table:formula="of:=FLOOR([.E2])" office:value-type="float" office:value="1" calcext:value-type="float">
            <text:p>1</text:p>
          </table:table-cell>
          <table:table-cell table:formula="of:=FLOOR([.I2])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/>
          <table:table-cell table:style-name="ce1" table:formula="of:=[.B2]+1" office:value-type="float" office:value="2" calcext:value-type="float">
            <text:p>2</text:p>
          </table:table-cell>
          <table:table-cell table:style-name="ce1" table:formula="of:=[.B3]" office:value-type="float" office:value="2" calcext:value-type="float">
            <text:p>2</text:p>
          </table:table-cell>
          <table:table-cell table:style-name="ce1" table:formula="of:=(LOG10(256^[.B3]))" office:value-type="float" office:value="4.8164799306237" calcext:value-type="float">
            <text:p>4.8164799306237</text:p>
          </table:table-cell>
          <table:table-cell table:style-name="ce1" table:formula="of:=(LOG(256^[.B3];36))" office:value-type="float" office:value="3.09482245787633" calcext:value-type="float">
            <text:p>3.09482245787633</text:p>
          </table:table-cell>
          <table:table-cell table:style-name="ce1" table:formula="of:=[.D3]/[.C3]" office:value-type="float" office:value="2.40823996531185" calcext:value-type="float">
            <text:p>2.40823996531185</text:p>
          </table:table-cell>
          <table:table-cell table:style-name="ce1" table:formula="of:=[.E3]/[.C3]" office:value-type="float" office:value="1.54741122893817" calcext:value-type="float">
            <text:p>1.54741122893817</text:p>
          </table:table-cell>
          <table:table-cell table:style-name="ce1" table:formula="of:=2.4*[.C3]" office:value-type="float" office:value="4.8" calcext:value-type="float">
            <text:p>4.8</text:p>
          </table:table-cell>
          <table:table-cell table:style-name="ce1" table:formula="of:=1.5*[.C3]" office:value-type="float" office:value="3" calcext:value-type="float">
            <text:p>3</text:p>
          </table:table-cell>
          <table:table-cell table:style-name="ce1" table:formula="of:=FLOOR([.D3])" office:value-type="float" office:value="4" calcext:value-type="float">
            <text:p>4</text:p>
          </table:table-cell>
          <table:table-cell table:style-name="ce1" table:formula="of:=FLOOR([.H3])" office:value-type="float" office:value="4" calcext:value-type="float">
            <text:p>4</text:p>
          </table:table-cell>
          <table:table-cell table:formula="of:=FLOOR([.E3])" office:value-type="float" office:value="3" calcext:value-type="float">
            <text:p>3</text:p>
          </table:table-cell>
          <table:table-cell table:formula="of:=FLOOR([.I3])" office:value-type="float" office:value="3" calcext:value-type="float">
            <text:p>3</text:p>
          </table:table-cell>
          <table:table-cell table:style-name="ce1" table:number-columns-repeated="1011"/>
        </table:table-row>
        <table:table-row table:style-name="ro1">
          <table:table-cell/>
          <table:table-cell table:formula="of:=[.B3]+1" office:value-type="float" office:value="3" calcext:value-type="float">
            <text:p>3</text:p>
          </table:table-cell>
          <table:table-cell table:formula="of:=[.B4]" office:value-type="float" office:value="3" calcext:value-type="float">
            <text:p>3</text:p>
          </table:table-cell>
          <table:table-cell table:formula="of:=(LOG10(256^[.B4]))" office:value-type="float" office:value="7.22471989593555" calcext:value-type="float">
            <text:p>7.22471989593555</text:p>
          </table:table-cell>
          <table:table-cell table:formula="of:=(LOG(256^[.B4];36))" office:value-type="float" office:value="4.6422336868145" calcext:value-type="float">
            <text:p>4.6422336868145</text:p>
          </table:table-cell>
          <table:table-cell table:formula="of:=[.D4]/[.C4]" office:value-type="float" office:value="2.40823996531185" calcext:value-type="float">
            <text:p>2.40823996531185</text:p>
          </table:table-cell>
          <table:table-cell table:formula="of:=[.E4]/[.C4]" office:value-type="float" office:value="1.54741122893817" calcext:value-type="float">
            <text:p>1.54741122893817</text:p>
          </table:table-cell>
          <table:table-cell table:formula="of:=2.4*[.C4]" office:value-type="float" office:value="7.2" calcext:value-type="float">
            <text:p>7.2</text:p>
          </table:table-cell>
          <table:table-cell table:formula="of:=1.5*[.C4]" office:value-type="float" office:value="4.5" calcext:value-type="float">
            <text:p>4.5</text:p>
          </table:table-cell>
          <table:table-cell table:formula="of:=FLOOR([.D4])" office:value-type="float" office:value="7" calcext:value-type="float">
            <text:p>7</text:p>
          </table:table-cell>
          <table:table-cell table:formula="of:=FLOOR([.H4])" office:value-type="float" office:value="7" calcext:value-type="float">
            <text:p>7</text:p>
          </table:table-cell>
          <table:table-cell table:formula="of:=FLOOR([.E4])" office:value-type="float" office:value="4" calcext:value-type="float">
            <text:p>4</text:p>
          </table:table-cell>
          <table:table-cell table:formula="of:=FLOOR([.I4]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table:formula="of:=[.B4]+1" office:value-type="float" office:value="4" calcext:value-type="float">
            <text:p>4</text:p>
          </table:table-cell>
          <table:table-cell table:style-name="ce1" table:formula="of:=[.B5]" office:value-type="float" office:value="4" calcext:value-type="float">
            <text:p>4</text:p>
          </table:table-cell>
          <table:table-cell table:style-name="ce1" table:formula="of:=(LOG10(256^[.B5]))" office:value-type="float" office:value="9.6329598612474" calcext:value-type="float">
            <text:p>9.6329598612474</text:p>
          </table:table-cell>
          <table:table-cell table:style-name="ce1" table:formula="of:=(LOG(256^[.B5];36))" office:value-type="float" office:value="6.18964491575267" calcext:value-type="float">
            <text:p>6.18964491575267</text:p>
          </table:table-cell>
          <table:table-cell table:style-name="ce1" table:formula="of:=[.D5]/[.C5]" office:value-type="float" office:value="2.40823996531185" calcext:value-type="float">
            <text:p>2.40823996531185</text:p>
          </table:table-cell>
          <table:table-cell table:style-name="ce1" table:formula="of:=[.E5]/[.C5]" office:value-type="float" office:value="1.54741122893817" calcext:value-type="float">
            <text:p>1.54741122893817</text:p>
          </table:table-cell>
          <table:table-cell table:style-name="ce1" table:formula="of:=2.4*[.C5]" office:value-type="float" office:value="9.6" calcext:value-type="float">
            <text:p>9.6</text:p>
          </table:table-cell>
          <table:table-cell table:style-name="ce1" table:formula="of:=1.5*[.C5]" office:value-type="float" office:value="6" calcext:value-type="float">
            <text:p>6</text:p>
          </table:table-cell>
          <table:table-cell table:style-name="ce1" table:formula="of:=FLOOR([.D5])" office:value-type="float" office:value="9" calcext:value-type="float">
            <text:p>9</text:p>
          </table:table-cell>
          <table:table-cell table:style-name="ce1" table:formula="of:=FLOOR([.H5])" office:value-type="float" office:value="9" calcext:value-type="float">
            <text:p>9</text:p>
          </table:table-cell>
          <table:table-cell table:formula="of:=FLOOR([.E5])" office:value-type="float" office:value="6" calcext:value-type="float">
            <text:p>6</text:p>
          </table:table-cell>
          <table:table-cell table:formula="of:=FLOOR([.I5])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/>
          <table:table-cell table:formula="of:=[.B5]+1" office:value-type="float" office:value="5" calcext:value-type="float">
            <text:p>5</text:p>
          </table:table-cell>
          <table:table-cell table:formula="of:=[.B6]" office:value-type="float" office:value="5" calcext:value-type="float">
            <text:p>5</text:p>
          </table:table-cell>
          <table:table-cell table:formula="of:=(LOG10(256^[.B6]))" office:value-type="float" office:value="12.0411998265592" calcext:value-type="float">
            <text:p>12.0411998265592</text:p>
          </table:table-cell>
          <table:table-cell table:formula="of:=(LOG(256^[.B6];36))" office:value-type="float" office:value="7.73705614469083" calcext:value-type="float">
            <text:p>7.73705614469083</text:p>
          </table:table-cell>
          <table:table-cell table:formula="of:=[.D6]/[.C6]" office:value-type="float" office:value="2.40823996531185" calcext:value-type="float">
            <text:p>2.40823996531185</text:p>
          </table:table-cell>
          <table:table-cell table:formula="of:=[.E6]/[.C6]" office:value-type="float" office:value="1.54741122893817" calcext:value-type="float">
            <text:p>1.54741122893817</text:p>
          </table:table-cell>
          <table:table-cell table:formula="of:=2.4*[.C6]" office:value-type="float" office:value="12" calcext:value-type="float">
            <text:p>12</text:p>
          </table:table-cell>
          <table:table-cell table:formula="of:=1.5*[.C6]" office:value-type="float" office:value="7.5" calcext:value-type="float">
            <text:p>7.5</text:p>
          </table:table-cell>
          <table:table-cell table:formula="of:=FLOOR([.D6])" office:value-type="float" office:value="12" calcext:value-type="float">
            <text:p>12</text:p>
          </table:table-cell>
          <table:table-cell table:formula="of:=FLOOR([.H6])" office:value-type="float" office:value="12" calcext:value-type="float">
            <text:p>12</text:p>
          </table:table-cell>
          <table:table-cell table:formula="of:=FLOOR([.E6])" office:value-type="float" office:value="7" calcext:value-type="float">
            <text:p>7</text:p>
          </table:table-cell>
          <table:table-cell table:formula="of:=FLOOR([.I6])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/>
          <table:table-cell table:formula="of:=[.B6]+1" office:value-type="float" office:value="6" calcext:value-type="float">
            <text:p>6</text:p>
          </table:table-cell>
          <table:table-cell table:formula="of:=[.B7]" office:value-type="float" office:value="6" calcext:value-type="float">
            <text:p>6</text:p>
          </table:table-cell>
          <table:table-cell table:formula="of:=(LOG10(256^[.B7]))" office:value-type="float" office:value="14.4494397918711" calcext:value-type="float">
            <text:p>14.4494397918711</text:p>
          </table:table-cell>
          <table:table-cell table:formula="of:=(LOG(256^[.B7];36))" office:value-type="float" office:value="9.284467373629" calcext:value-type="float">
            <text:p>9.284467373629</text:p>
          </table:table-cell>
          <table:table-cell table:formula="of:=[.D7]/[.C7]" office:value-type="float" office:value="2.40823996531185" calcext:value-type="float">
            <text:p>2.40823996531185</text:p>
          </table:table-cell>
          <table:table-cell table:formula="of:=[.E7]/[.C7]" office:value-type="float" office:value="1.54741122893817" calcext:value-type="float">
            <text:p>1.54741122893817</text:p>
          </table:table-cell>
          <table:table-cell table:formula="of:=2.4*[.C7]" office:value-type="float" office:value="14.4" calcext:value-type="float">
            <text:p>14.4</text:p>
          </table:table-cell>
          <table:table-cell table:formula="of:=1.5*[.C7]" office:value-type="float" office:value="9" calcext:value-type="float">
            <text:p>9</text:p>
          </table:table-cell>
          <table:table-cell table:formula="of:=FLOOR([.D7])" office:value-type="float" office:value="14" calcext:value-type="float">
            <text:p>14</text:p>
          </table:table-cell>
          <table:table-cell table:formula="of:=FLOOR([.H7])" office:value-type="float" office:value="14" calcext:value-type="float">
            <text:p>14</text:p>
          </table:table-cell>
          <table:table-cell table:formula="of:=FLOOR([.E7])" office:value-type="float" office:value="9" calcext:value-type="float">
            <text:p>9</text:p>
          </table:table-cell>
          <table:table-cell table:formula="of:=FLOOR([.I7])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table:formula="of:=[.B7]+1" office:value-type="float" office:value="7" calcext:value-type="float">
            <text:p>7</text:p>
          </table:table-cell>
          <table:table-cell table:formula="of:=[.B8]" office:value-type="float" office:value="7" calcext:value-type="float">
            <text:p>7</text:p>
          </table:table-cell>
          <table:table-cell table:formula="of:=(LOG10(256^[.B8]))" office:value-type="float" office:value="16.8576797571829" calcext:value-type="float">
            <text:p>16.8576797571829</text:p>
          </table:table-cell>
          <table:table-cell table:formula="of:=(LOG(256^[.B8];36))" office:value-type="float" office:value="10.8318786025672" calcext:value-type="float">
            <text:p>10.8318786025672</text:p>
          </table:table-cell>
          <table:table-cell table:formula="of:=[.D8]/[.C8]" office:value-type="float" office:value="2.40823996531185" calcext:value-type="float">
            <text:p>2.40823996531185</text:p>
          </table:table-cell>
          <table:table-cell table:formula="of:=[.E8]/[.C8]" office:value-type="float" office:value="1.54741122893817" calcext:value-type="float">
            <text:p>1.54741122893817</text:p>
          </table:table-cell>
          <table:table-cell table:formula="of:=2.4*[.C8]" office:value-type="float" office:value="16.8" calcext:value-type="float">
            <text:p>16.8</text:p>
          </table:table-cell>
          <table:table-cell table:formula="of:=1.5*[.C8]" office:value-type="float" office:value="10.5" calcext:value-type="float">
            <text:p>10.5</text:p>
          </table:table-cell>
          <table:table-cell table:formula="of:=FLOOR([.D8])" office:value-type="float" office:value="16" calcext:value-type="float">
            <text:p>16</text:p>
          </table:table-cell>
          <table:table-cell table:formula="of:=FLOOR([.H8])" office:value-type="float" office:value="16" calcext:value-type="float">
            <text:p>16</text:p>
          </table:table-cell>
          <table:table-cell table:formula="of:=FLOOR([.E8])" office:value-type="float" office:value="10" calcext:value-type="float">
            <text:p>10</text:p>
          </table:table-cell>
          <table:table-cell table:formula="of:=FLOOR([.I8]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table:formula="of:=[.B8]+1" office:value-type="float" office:value="8" calcext:value-type="float">
            <text:p>8</text:p>
          </table:table-cell>
          <table:table-cell table:style-name="ce1" table:formula="of:=[.B9]" office:value-type="float" office:value="8" calcext:value-type="float">
            <text:p>8</text:p>
          </table:table-cell>
          <table:table-cell table:style-name="ce1" table:formula="of:=(LOG10(256^[.B9]))" office:value-type="float" office:value="19.2659197224948" calcext:value-type="float">
            <text:p>19.2659197224948</text:p>
          </table:table-cell>
          <table:table-cell table:style-name="ce1" table:formula="of:=(LOG(256^[.B9];36))" office:value-type="float" office:value="12.3792898315053" calcext:value-type="float">
            <text:p>12.3792898315053</text:p>
          </table:table-cell>
          <table:table-cell table:style-name="ce1" table:formula="of:=[.D9]/[.C9]" office:value-type="float" office:value="2.40823996531185" calcext:value-type="float">
            <text:p>2.40823996531185</text:p>
          </table:table-cell>
          <table:table-cell table:style-name="ce1" table:formula="of:=[.E9]/[.C9]" office:value-type="float" office:value="1.54741122893817" calcext:value-type="float">
            <text:p>1.54741122893817</text:p>
          </table:table-cell>
          <table:table-cell table:style-name="ce1" table:formula="of:=2.4*[.C9]" office:value-type="float" office:value="19.2" calcext:value-type="float">
            <text:p>19.2</text:p>
          </table:table-cell>
          <table:table-cell table:style-name="ce1" table:formula="of:=1.5*[.C9]" office:value-type="float" office:value="12" calcext:value-type="float">
            <text:p>12</text:p>
          </table:table-cell>
          <table:table-cell table:style-name="ce1" table:formula="of:=FLOOR([.D9])" office:value-type="float" office:value="19" calcext:value-type="float">
            <text:p>19</text:p>
          </table:table-cell>
          <table:table-cell table:style-name="ce1" table:formula="of:=FLOOR([.H9])" office:value-type="float" office:value="19" calcext:value-type="float">
            <text:p>19</text:p>
          </table:table-cell>
          <table:table-cell table:formula="of:=FLOOR([.E9])" office:value-type="float" office:value="12" calcext:value-type="float">
            <text:p>12</text:p>
          </table:table-cell>
          <table:table-cell table:formula="of:=FLOOR([.I9])" office:value-type="float" office:value="12" calcext:value-type="float">
            <text:p>12</text:p>
          </table:table-cell>
          <table:table-cell table:style-name="ce1" table:number-columns-repeated="1011"/>
        </table:table-row>
        <table:table-row table:style-name="ro1">
          <table:table-cell/>
          <table:table-cell table:formula="of:=[.B9]+1" office:value-type="float" office:value="9" calcext:value-type="float">
            <text:p>9</text:p>
          </table:table-cell>
          <table:table-cell table:formula="of:=[.B10]" office:value-type="float" office:value="9" calcext:value-type="float">
            <text:p>9</text:p>
          </table:table-cell>
          <table:table-cell table:formula="of:=(LOG10(256^[.B10]))" office:value-type="float" office:value="21.6741596878066" calcext:value-type="float">
            <text:p>21.6741596878066</text:p>
          </table:table-cell>
          <table:table-cell table:formula="of:=(LOG(256^[.B10];36))" office:value-type="float" office:value="13.9267010604435" calcext:value-type="float">
            <text:p>13.9267010604435</text:p>
          </table:table-cell>
          <table:table-cell table:formula="of:=[.D10]/[.C10]" office:value-type="float" office:value="2.40823996531185" calcext:value-type="float">
            <text:p>2.40823996531185</text:p>
          </table:table-cell>
          <table:table-cell table:formula="of:=[.E10]/[.C10]" office:value-type="float" office:value="1.54741122893817" calcext:value-type="float">
            <text:p>1.54741122893817</text:p>
          </table:table-cell>
          <table:table-cell table:formula="of:=2.4*[.C10]" office:value-type="float" office:value="21.6" calcext:value-type="float">
            <text:p>21.6</text:p>
          </table:table-cell>
          <table:table-cell table:formula="of:=1.5*[.C10]" office:value-type="float" office:value="13.5" calcext:value-type="float">
            <text:p>13.5</text:p>
          </table:table-cell>
          <table:table-cell table:formula="of:=FLOOR([.D10])" office:value-type="float" office:value="21" calcext:value-type="float">
            <text:p>21</text:p>
          </table:table-cell>
          <table:table-cell table:formula="of:=FLOOR([.H10])" office:value-type="float" office:value="21" calcext:value-type="float">
            <text:p>21</text:p>
          </table:table-cell>
          <table:table-cell table:formula="of:=FLOOR([.E10])" office:value-type="float" office:value="13" calcext:value-type="float">
            <text:p>13</text:p>
          </table:table-cell>
          <table:table-cell table:formula="of:=FLOOR([.I10])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/>
          <table:table-cell table:formula="of:=[.B10]+1" office:value-type="float" office:value="10" calcext:value-type="float">
            <text:p>10</text:p>
          </table:table-cell>
          <table:table-cell table:formula="of:=[.B11]" office:value-type="float" office:value="10" calcext:value-type="float">
            <text:p>10</text:p>
          </table:table-cell>
          <table:table-cell table:formula="of:=(LOG10(256^[.B11]))" office:value-type="float" office:value="24.0823996531185" calcext:value-type="float">
            <text:p>24.0823996531185</text:p>
          </table:table-cell>
          <table:table-cell table:formula="of:=(LOG(256^[.B11];36))" office:value-type="float" office:value="15.4741122893817" calcext:value-type="float">
            <text:p>15.4741122893817</text:p>
          </table:table-cell>
          <table:table-cell table:formula="of:=[.D11]/[.C11]" office:value-type="float" office:value="2.40823996531185" calcext:value-type="float">
            <text:p>2.40823996531185</text:p>
          </table:table-cell>
          <table:table-cell table:formula="of:=[.E11]/[.C11]" office:value-type="float" office:value="1.54741122893817" calcext:value-type="float">
            <text:p>1.54741122893817</text:p>
          </table:table-cell>
          <table:table-cell table:formula="of:=2.4*[.C11]" office:value-type="float" office:value="24" calcext:value-type="float">
            <text:p>24</text:p>
          </table:table-cell>
          <table:table-cell table:formula="of:=1.5*[.C11]" office:value-type="float" office:value="15" calcext:value-type="float">
            <text:p>15</text:p>
          </table:table-cell>
          <table:table-cell table:formula="of:=FLOOR([.D11])" office:value-type="float" office:value="24" calcext:value-type="float">
            <text:p>24</text:p>
          </table:table-cell>
          <table:table-cell table:formula="of:=FLOOR([.H11])" office:value-type="float" office:value="24" calcext:value-type="float">
            <text:p>24</text:p>
          </table:table-cell>
          <table:table-cell table:formula="of:=FLOOR([.E11])" office:value-type="float" office:value="15" calcext:value-type="float">
            <text:p>15</text:p>
          </table:table-cell>
          <table:table-cell table:formula="of:=FLOOR([.I11])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/>
          <table:table-cell table:formula="of:=[.B11]+1" office:value-type="float" office:value="11" calcext:value-type="float">
            <text:p>11</text:p>
          </table:table-cell>
          <table:table-cell table:formula="of:=[.B12]" office:value-type="float" office:value="11" calcext:value-type="float">
            <text:p>11</text:p>
          </table:table-cell>
          <table:table-cell table:formula="of:=(LOG10(256^[.B12]))" office:value-type="float" office:value="26.4906396184303" calcext:value-type="float">
            <text:p>26.4906396184303</text:p>
          </table:table-cell>
          <table:table-cell table:formula="of:=(LOG(256^[.B12];36))" office:value-type="float" office:value="17.0215235183198" calcext:value-type="float">
            <text:p>17.0215235183198</text:p>
          </table:table-cell>
          <table:table-cell table:formula="of:=[.D12]/[.C12]" office:value-type="float" office:value="2.40823996531185" calcext:value-type="float">
            <text:p>2.40823996531185</text:p>
          </table:table-cell>
          <table:table-cell table:formula="of:=[.E12]/[.C12]" office:value-type="float" office:value="1.54741122893817" calcext:value-type="float">
            <text:p>1.54741122893817</text:p>
          </table:table-cell>
          <table:table-cell table:formula="of:=2.4*[.C12]" office:value-type="float" office:value="26.4" calcext:value-type="float">
            <text:p>26.4</text:p>
          </table:table-cell>
          <table:table-cell table:formula="of:=1.5*[.C12]" office:value-type="float" office:value="16.5" calcext:value-type="float">
            <text:p>16.5</text:p>
          </table:table-cell>
          <table:table-cell table:formula="of:=FLOOR([.D12])" office:value-type="float" office:value="26" calcext:value-type="float">
            <text:p>26</text:p>
          </table:table-cell>
          <table:table-cell table:formula="of:=FLOOR([.H12])" office:value-type="float" office:value="26" calcext:value-type="float">
            <text:p>26</text:p>
          </table:table-cell>
          <table:table-cell table:formula="of:=FLOOR([.E12])" office:value-type="float" office:value="17" calcext:value-type="float">
            <text:p>17</text:p>
          </table:table-cell>
          <table:table-cell table:formula="of:=FLOOR([.I12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table:formula="of:=[.B12]+1" office:value-type="float" office:value="12" calcext:value-type="float">
            <text:p>12</text:p>
          </table:table-cell>
          <table:table-cell table:formula="of:=[.B13]" office:value-type="float" office:value="12" calcext:value-type="float">
            <text:p>12</text:p>
          </table:table-cell>
          <table:table-cell table:formula="of:=(LOG10(256^[.B13]))" office:value-type="float" office:value="28.8988795837422" calcext:value-type="float">
            <text:p>28.8988795837422</text:p>
          </table:table-cell>
          <table:table-cell table:formula="of:=(LOG(256^[.B13];36))" office:value-type="float" office:value="18.568934747258" calcext:value-type="float">
            <text:p>18.568934747258</text:p>
          </table:table-cell>
          <table:table-cell table:formula="of:=[.D13]/[.C13]" office:value-type="float" office:value="2.40823996531185" calcext:value-type="float">
            <text:p>2.40823996531185</text:p>
          </table:table-cell>
          <table:table-cell table:formula="of:=[.E13]/[.C13]" office:value-type="float" office:value="1.54741122893817" calcext:value-type="float">
            <text:p>1.54741122893817</text:p>
          </table:table-cell>
          <table:table-cell table:formula="of:=2.4*[.C13]" office:value-type="float" office:value="28.8" calcext:value-type="float">
            <text:p>28.8</text:p>
          </table:table-cell>
          <table:table-cell table:formula="of:=1.5*[.C13]" office:value-type="float" office:value="18" calcext:value-type="float">
            <text:p>18</text:p>
          </table:table-cell>
          <table:table-cell table:formula="of:=FLOOR([.D13])" office:value-type="float" office:value="28" calcext:value-type="float">
            <text:p>28</text:p>
          </table:table-cell>
          <table:table-cell table:formula="of:=FLOOR([.H13])" office:value-type="float" office:value="28" calcext:value-type="float">
            <text:p>28</text:p>
          </table:table-cell>
          <table:table-cell table:formula="of:=FLOOR([.E13])" office:value-type="float" office:value="18" calcext:value-type="float">
            <text:p>18</text:p>
          </table:table-cell>
          <table:table-cell table:formula="of:=FLOOR([.I13])"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/>
          <table:table-cell table:formula="of:=[.B13]+1" office:value-type="float" office:value="13" calcext:value-type="float">
            <text:p>13</text:p>
          </table:table-cell>
          <table:table-cell table:formula="of:=[.B14]" office:value-type="float" office:value="13" calcext:value-type="float">
            <text:p>13</text:p>
          </table:table-cell>
          <table:table-cell table:formula="of:=(LOG10(256^[.B14]))" office:value-type="float" office:value="31.307119549054" calcext:value-type="float">
            <text:p>31.307119549054</text:p>
          </table:table-cell>
          <table:table-cell table:formula="of:=(LOG(256^[.B14];36))" office:value-type="float" office:value="20.1163459761962" calcext:value-type="float">
            <text:p>20.1163459761962</text:p>
          </table:table-cell>
          <table:table-cell table:formula="of:=[.D14]/[.C14]" office:value-type="float" office:value="2.40823996531185" calcext:value-type="float">
            <text:p>2.40823996531185</text:p>
          </table:table-cell>
          <table:table-cell table:formula="of:=[.E14]/[.C14]" office:value-type="float" office:value="1.54741122893817" calcext:value-type="float">
            <text:p>1.54741122893817</text:p>
          </table:table-cell>
          <table:table-cell table:formula="of:=2.4*[.C14]" office:value-type="float" office:value="31.2" calcext:value-type="float">
            <text:p>31.2</text:p>
          </table:table-cell>
          <table:table-cell table:formula="of:=1.5*[.C14]" office:value-type="float" office:value="19.5" calcext:value-type="float">
            <text:p>19.5</text:p>
          </table:table-cell>
          <table:table-cell table:formula="of:=FLOOR([.D14])" office:value-type="float" office:value="31" calcext:value-type="float">
            <text:p>31</text:p>
          </table:table-cell>
          <table:table-cell table:formula="of:=FLOOR([.H14])" office:value-type="float" office:value="31" calcext:value-type="float">
            <text:p>31</text:p>
          </table:table-cell>
          <table:table-cell table:formula="of:=FLOOR([.E14])" office:value-type="float" office:value="20" calcext:value-type="float">
            <text:p>20</text:p>
          </table:table-cell>
          <table:table-cell table:formula="of:=FLOOR([.I14])"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/>
          <table:table-cell table:formula="of:=[.B14]+1" office:value-type="float" office:value="14" calcext:value-type="float">
            <text:p>14</text:p>
          </table:table-cell>
          <table:table-cell table:formula="of:=[.B15]" office:value-type="float" office:value="14" calcext:value-type="float">
            <text:p>14</text:p>
          </table:table-cell>
          <table:table-cell table:formula="of:=(LOG10(256^[.B15]))" office:value-type="float" office:value="33.7153595143659" calcext:value-type="float">
            <text:p>33.7153595143659</text:p>
          </table:table-cell>
          <table:table-cell table:formula="of:=(LOG(256^[.B15];36))" office:value-type="float" office:value="21.6637572051343" calcext:value-type="float">
            <text:p>21.6637572051343</text:p>
          </table:table-cell>
          <table:table-cell table:formula="of:=[.D15]/[.C15]" office:value-type="float" office:value="2.40823996531185" calcext:value-type="float">
            <text:p>2.40823996531185</text:p>
          </table:table-cell>
          <table:table-cell table:formula="of:=[.E15]/[.C15]" office:value-type="float" office:value="1.54741122893817" calcext:value-type="float">
            <text:p>1.54741122893817</text:p>
          </table:table-cell>
          <table:table-cell table:formula="of:=2.4*[.C15]" office:value-type="float" office:value="33.6" calcext:value-type="float">
            <text:p>33.6</text:p>
          </table:table-cell>
          <table:table-cell table:formula="of:=1.5*[.C15]" office:value-type="float" office:value="21" calcext:value-type="float">
            <text:p>21</text:p>
          </table:table-cell>
          <table:table-cell table:formula="of:=FLOOR([.D15])" office:value-type="float" office:value="33" calcext:value-type="float">
            <text:p>33</text:p>
          </table:table-cell>
          <table:table-cell table:formula="of:=FLOOR([.H15])" office:value-type="float" office:value="33" calcext:value-type="float">
            <text:p>33</text:p>
          </table:table-cell>
          <table:table-cell table:formula="of:=FLOOR([.E15])" office:value-type="float" office:value="21" calcext:value-type="float">
            <text:p>21</text:p>
          </table:table-cell>
          <table:table-cell table:formula="of:=FLOOR([.I15])"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/>
          <table:table-cell table:formula="of:=[.B15]+1" office:value-type="float" office:value="15" calcext:value-type="float">
            <text:p>15</text:p>
          </table:table-cell>
          <table:table-cell table:formula="of:=[.B16]" office:value-type="float" office:value="15" calcext:value-type="float">
            <text:p>15</text:p>
          </table:table-cell>
          <table:table-cell table:formula="of:=(LOG10(256^[.B16]))" office:value-type="float" office:value="36.1235994796777" calcext:value-type="float">
            <text:p>36.1235994796777</text:p>
          </table:table-cell>
          <table:table-cell table:formula="of:=(LOG(256^[.B16];36))" office:value-type="float" office:value="23.2111684340725" calcext:value-type="float">
            <text:p>23.2111684340725</text:p>
          </table:table-cell>
          <table:table-cell table:formula="of:=[.D16]/[.C16]" office:value-type="float" office:value="2.40823996531185" calcext:value-type="float">
            <text:p>2.40823996531185</text:p>
          </table:table-cell>
          <table:table-cell table:formula="of:=[.E16]/[.C16]" office:value-type="float" office:value="1.54741122893817" calcext:value-type="float">
            <text:p>1.54741122893817</text:p>
          </table:table-cell>
          <table:table-cell table:formula="of:=2.4*[.C16]" office:value-type="float" office:value="36" calcext:value-type="float">
            <text:p>36</text:p>
          </table:table-cell>
          <table:table-cell table:formula="of:=1.5*[.C16]" office:value-type="float" office:value="22.5" calcext:value-type="float">
            <text:p>22.5</text:p>
          </table:table-cell>
          <table:table-cell table:formula="of:=FLOOR([.D16])" office:value-type="float" office:value="36" calcext:value-type="float">
            <text:p>36</text:p>
          </table:table-cell>
          <table:table-cell table:formula="of:=FLOOR([.H16])" office:value-type="float" office:value="36" calcext:value-type="float">
            <text:p>36</text:p>
          </table:table-cell>
          <table:table-cell table:formula="of:=FLOOR([.E16])" office:value-type="float" office:value="23" calcext:value-type="float">
            <text:p>23</text:p>
          </table:table-cell>
          <table:table-cell table:formula="of:=FLOOR([.I16])"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table:formula="of:=[.B16]+1" office:value-type="float" office:value="16" calcext:value-type="float">
            <text:p>16</text:p>
          </table:table-cell>
          <table:table-cell table:style-name="ce1" table:formula="of:=[.B17]" office:value-type="float" office:value="16" calcext:value-type="float">
            <text:p>16</text:p>
          </table:table-cell>
          <table:table-cell table:style-name="ce1" table:formula="of:=(LOG10(256^[.B17]))" office:value-type="float" office:value="38.5318394449896" calcext:value-type="float">
            <text:p>38.5318394449896</text:p>
          </table:table-cell>
          <table:table-cell table:style-name="ce1" table:formula="of:=(LOG(256^[.B17];36))" office:value-type="float" office:value="24.7585796630107" calcext:value-type="float">
            <text:p>24.7585796630107</text:p>
          </table:table-cell>
          <table:table-cell table:style-name="ce1" table:formula="of:=[.D17]/[.C17]" office:value-type="float" office:value="2.40823996531185" calcext:value-type="float">
            <text:p>2.40823996531185</text:p>
          </table:table-cell>
          <table:table-cell table:style-name="ce1" table:formula="of:=[.E17]/[.C17]" office:value-type="float" office:value="1.54741122893817" calcext:value-type="float">
            <text:p>1.54741122893817</text:p>
          </table:table-cell>
          <table:table-cell table:style-name="ce1" table:formula="of:=2.4*[.C17]" office:value-type="float" office:value="38.4" calcext:value-type="float">
            <text:p>38.4</text:p>
          </table:table-cell>
          <table:table-cell table:style-name="ce1" table:formula="of:=1.5*[.C17]" office:value-type="float" office:value="24" calcext:value-type="float">
            <text:p>24</text:p>
          </table:table-cell>
          <table:table-cell table:style-name="ce1" table:formula="of:=FLOOR([.D17])" office:value-type="float" office:value="38" calcext:value-type="float">
            <text:p>38</text:p>
          </table:table-cell>
          <table:table-cell table:style-name="ce1" table:formula="of:=FLOOR([.H17])" office:value-type="float" office:value="38" calcext:value-type="float">
            <text:p>38</text:p>
          </table:table-cell>
          <table:table-cell table:formula="of:=FLOOR([.E17])" office:value-type="float" office:value="24" calcext:value-type="float">
            <text:p>24</text:p>
          </table:table-cell>
          <table:table-cell table:formula="of:=FLOOR([.I17])" office:value-type="float" office:value="24" calcext:value-type="float">
            <text:p>24</text:p>
          </table:table-cell>
          <table:table-cell table:style-name="ce1" table:number-columns-repeated="1011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rst arg type</text:p>
          </table:table-cell>
          <table:table-cell office:value-type="string" calcext:value-type="string">
            <text:p>name prefix</text:p>
          </table:table-cell>
          <table:table-cell table:style-name="Default" office:value-type="string" calcext:value-type="string">
            <text:p>match_k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ninode blob_mininode(u32, u8*, fast_u8);</text:p>
          </table:table-cell>
          <table:table-cell table:formula="of:=MID([.A2]; FIND(&quot; &quot;;[.A2])+1; FIND(&quot;(&quot;;[.A2])-FIND(&quot; &quot;;[.A2])-1)" office:value-type="string" office:string-value="blob_mininode" calcext:value-type="string">
            <text:p>blob_mininode</text:p>
          </table:table-cell>
          <table:table-cell table:formula="of:=MID([.A2]; FIND(&quot;(&quot;;[.A2])+1; IFERROR(FIND(&quot;,&quot;; [.A2]);FIND(&quot;)&quot;;[.A2]))-FIND(&quot;(&quot;;[.A2])-1)" office:value-type="string" office:string-value="u32" calcext:value-type="string">
            <text:p>u32</text:p>
          </table:table-cell>
          <table:table-cell table:formula="of:=LEFT([.B2];FIND(&quot;_&quot;;[.B2])-1)" office:value-type="string" office:string-value="blob" calcext:value-type="string">
            <text:p>blob</text:p>
          </table:table-cell>
          <table:table-cell table:formula="of:=OR([.C2]=[.D2];[.C2]=[.D2]&amp;&quot;*&quot;;[.C2]=[.D2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ninode leaf_mininode(u32, const char*);</text:p>
          </table:table-cell>
          <table:table-cell table:formula="of:=MID([.A3]; FIND(&quot; &quot;;[.A3])+1; FIND(&quot;(&quot;;[.A3])-FIND(&quot; &quot;;[.A3])-1)" office:value-type="string" office:string-value="leaf_mininode" calcext:value-type="string">
            <text:p>leaf_mininode</text:p>
          </table:table-cell>
          <table:table-cell table:formula="of:=MID([.A3]; FIND(&quot;(&quot;;[.A3])+1; IFERROR(FIND(&quot;,&quot;; [.A3]);FIND(&quot;)&quot;;[.A3]))-FIND(&quot;(&quot;;[.A3])-1)" office:value-type="string" office:string-value="u32" calcext:value-type="string">
            <text:p>u32</text:p>
          </table:table-cell>
          <table:table-cell table:formula="of:=LEFT([.B3];FIND(&quot;_&quot;;[.B3])-1)" office:value-type="string" office:string-value="leaf" calcext:value-type="string">
            <text:p>leaf</text:p>
          </table:table-cell>
          <table:table-cell table:formula="of:=OR([.C3]=[.D3];[.C3]=[.D3]&amp;&quot;*&quot;;[.C3]=[.D3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ninode err_mininode(u8*);</text:p>
          </table:table-cell>
          <table:table-cell table:formula="of:=MID([.A4]; FIND(&quot; &quot;;[.A4])+1; FIND(&quot;(&quot;;[.A4])-FIND(&quot; &quot;;[.A4])-1)" office:value-type="string" office:string-value="err_mininode" calcext:value-type="string">
            <text:p>err_mininode</text:p>
          </table:table-cell>
          <table:table-cell table:formula="of:=MID([.A4]; FIND(&quot;(&quot;;[.A4])+1; IFERROR(FIND(&quot;,&quot;; [.A4]);FIND(&quot;)&quot;;[.A4]))-FIND(&quot;(&quot;;[.A4])-1)" office:value-type="string" office:string-value="u8*" calcext:value-type="string">
            <text:p>u8*</text:p>
          </table:table-cell>
          <table:table-cell table:formula="of:=LEFT([.B4];FIND(&quot;_&quot;;[.B4])-1)" office:value-type="string" office:string-value="err" calcext:value-type="string">
            <text:p>err</text:p>
          </table:table-cell>
          <table:table-cell table:formula="of:=OR([.C4]=[.D4];[.C4]=[.D4]&amp;&quot;*&quot;;[.C4]=[.D4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de* blob_node_make(node*, u32, u8*, fast_u8);</text:p>
          </table:table-cell>
          <table:table-cell table:formula="of:=MID([.A5]; FIND(&quot; &quot;;[.A5])+1; FIND(&quot;(&quot;;[.A5])-FIND(&quot; &quot;;[.A5])-1)" office:value-type="string" office:string-value="blob_node_make" calcext:value-type="string">
            <text:p>blob_node_make</text:p>
          </table:table-cell>
          <table:table-cell table:formula="of:=MID([.A5]; FIND(&quot;(&quot;;[.A5])+1; IFERROR(FIND(&quot;,&quot;; [.A5]);FIND(&quot;)&quot;;[.A5]))-FIND(&quot;(&quot;;[.A5])-1)" office:value-type="string" office:string-value="node*" calcext:value-type="string">
            <text:p>node*</text:p>
          </table:table-cell>
          <table:table-cell table:formula="of:=LEFT([.B5];FIND(&quot;_&quot;;[.B5])-1)" office:value-type="string" office:string-value="blob" calcext:value-type="string">
            <text:p>blob</text:p>
          </table:table-cell>
          <table:table-cell table:formula="of:=OR([.C5]=[.D5];[.C5]=[.D5]&amp;&quot;*&quot;;[.C5]=[.D5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32 leaf_node_cat_op(u32);</text:p>
          </table:table-cell>
          <table:table-cell table:formula="of:=MID([.A6]; FIND(&quot; &quot;;[.A6])+1; FIND(&quot;(&quot;;[.A6])-FIND(&quot; &quot;;[.A6])-1)" office:value-type="string" office:string-value="leaf_node_cat_op" calcext:value-type="string">
            <text:p>leaf_node_cat_op</text:p>
          </table:table-cell>
          <table:table-cell table:formula="of:=MID([.A6]; FIND(&quot;(&quot;;[.A6])+1; IFERROR(FIND(&quot;,&quot;; [.A6]);FIND(&quot;)&quot;;[.A6]))-FIND(&quot;(&quot;;[.A6])-1)" office:value-type="string" office:string-value="u32" calcext:value-type="string">
            <text:p>u32</text:p>
          </table:table-cell>
          <table:table-cell table:formula="of:=LEFT([.B6];FIND(&quot;_&quot;;[.B6])-1)" office:value-type="string" office:string-value="leaf" calcext:value-type="string">
            <text:p>leaf</text:p>
          </table:table-cell>
          <table:table-cell table:formula="of:=OR([.C6]=[.D6];[.C6]=[.D6]&amp;&quot;*&quot;;[.C6]=[.D6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numstr(node*);</text:p>
          </table:table-cell>
          <table:table-cell table:formula="of:=MID([.A7]; FIND(&quot; &quot;;[.A7])+1; FIND(&quot;(&quot;;[.A7])-FIND(&quot; &quot;;[.A7])-1)" office:value-type="string" office:string-value="node_numstr" calcext:value-type="string">
            <text:p>node_numstr</text:p>
          </table:table-cell>
          <table:table-cell table:formula="of:=MID([.A7]; FIND(&quot;(&quot;;[.A7])+1; IFERROR(FIND(&quot;,&quot;; [.A7]);FIND(&quot;)&quot;;[.A7]))-FIND(&quot;(&quot;;[.A7])-1)" office:value-type="string" office:string-value="node*" calcext:value-type="string">
            <text:p>node*</text:p>
          </table:table-cell>
          <table:table-cell table:formula="of:=LEFT([.B7];FIND(&quot;_&quot;;[.B7])-1)" office:value-type="string" office:string-value="node" calcext:value-type="string">
            <text:p>node</text:p>
          </table:table-cell>
          <table:table-cell table:formula="of:=OR([.C7]=[.D7];[.C7]=[.D7]&amp;&quot;*&quot;;[.C7]=[.D7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fixed_len_numstr(node*, unt);</text:p>
          </table:table-cell>
          <table:table-cell table:formula="of:=MID([.A8]; FIND(&quot; &quot;;[.A8])+1; FIND(&quot;(&quot;;[.A8])-FIND(&quot; &quot;;[.A8])-1)" office:value-type="string" office:string-value="node_fixed_len_numstr" calcext:value-type="string">
            <text:p>node_fixed_len_numstr</text:p>
          </table:table-cell>
          <table:table-cell table:formula="of:=MID([.A8]; FIND(&quot;(&quot;;[.A8])+1; IFERROR(FIND(&quot;,&quot;; [.A8]);FIND(&quot;)&quot;;[.A8]))-FIND(&quot;(&quot;;[.A8])-1)" office:value-type="string" office:string-value="node*" calcext:value-type="string">
            <text:p>node*</text:p>
          </table:table-cell>
          <table:table-cell table:formula="of:=LEFT([.B8];FIND(&quot;_&quot;;[.B8])-1)" office:value-type="string" office:string-value="node" calcext:value-type="string">
            <text:p>node</text:p>
          </table:table-cell>
          <table:table-cell table:formula="of:=OR([.C8]=[.D8];[.C8]=[.D8]&amp;&quot;*&quot;;[.C8]=[.D8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fixed_len_numstr_in_base(node*, unt, fast_u8);</text:p>
          </table:table-cell>
          <table:table-cell table:formula="of:=MID([.A9]; FIND(&quot; &quot;;[.A9])+1; FIND(&quot;(&quot;;[.A9])-FIND(&quot; &quot;;[.A9])-1)" office:value-type="string" office:string-value="node_fixed_len_numstr_in_base" calcext:value-type="string">
            <text:p>node_fixed_len_numstr_in_base</text:p>
          </table:table-cell>
          <table:table-cell table:formula="of:=MID([.A9]; FIND(&quot;(&quot;;[.A9])+1; IFERROR(FIND(&quot;,&quot;; [.A9]);FIND(&quot;)&quot;;[.A9]))-FIND(&quot;(&quot;;[.A9])-1)" office:value-type="string" office:string-value="node*" calcext:value-type="string">
            <text:p>node*</text:p>
          </table:table-cell>
          <table:table-cell table:formula="of:=LEFT([.B9];FIND(&quot;_&quot;;[.B9])-1)" office:value-type="string" office:string-value="node" calcext:value-type="string">
            <text:p>node</text:p>
          </table:table-cell>
          <table:table-cell table:formula="of:=OR([.C9]=[.D9];[.C9]=[.D9]&amp;&quot;*&quot;;[.C9]=[.D9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ninode box_mininode(u32, node*);</text:p>
          </table:table-cell>
          <table:table-cell table:formula="of:=MID([.A10]; FIND(&quot; &quot;;[.A10])+1; FIND(&quot;(&quot;;[.A10])-FIND(&quot; &quot;;[.A10])-1)" office:value-type="string" office:string-value="box_mininode" calcext:value-type="string">
            <text:p>box_mininode</text:p>
          </table:table-cell>
          <table:table-cell table:formula="of:=MID([.A10]; FIND(&quot;(&quot;;[.A10])+1; IFERROR(FIND(&quot;,&quot;; [.A10]);FIND(&quot;)&quot;;[.A10]))-FIND(&quot;(&quot;;[.A10])-1)" office:value-type="string" office:string-value="u32" calcext:value-type="string">
            <text:p>u32</text:p>
          </table:table-cell>
          <table:table-cell table:formula="of:=LEFT([.B10];FIND(&quot;_&quot;;[.B10])-1)" office:value-type="string" office:string-value="box" calcext:value-type="string">
            <text:p>box</text:p>
          </table:table-cell>
          <table:table-cell table:formula="of:=OR([.C10]=[.D10];[.C10]=[.D10]&amp;&quot;*&quot;;[.C10]=[.D10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de* box_mininode_seng(mininode, scope*);</text:p>
          </table:table-cell>
          <table:table-cell table:formula="of:=MID([.A11]; FIND(&quot; &quot;;[.A11])+1; FIND(&quot;(&quot;;[.A11])-FIND(&quot; &quot;;[.A11])-1)" office:value-type="string" office:string-value="box_mininode_seng" calcext:value-type="string">
            <text:p>box_mininode_seng</text:p>
          </table:table-cell>
          <table:table-cell table:formula="of:=MID([.A11]; FIND(&quot;(&quot;;[.A11])+1; IFERROR(FIND(&quot;,&quot;; [.A11]);FIND(&quot;)&quot;;[.A11]))-FIND(&quot;(&quot;;[.A11])-1)" office:value-type="string" office:string-value="mininode" calcext:value-type="string">
            <text:p>mininode</text:p>
          </table:table-cell>
          <table:table-cell table:formula="of:=LEFT([.B11];FIND(&quot;_&quot;;[.B11])-1)" office:value-type="string" office:string-value="box" calcext:value-type="string">
            <text:p>box</text:p>
          </table:table-cell>
          <table:table-cell table:formula="of:=OR([.C11]=[.D11];[.C11]=[.D11]&amp;&quot;*&quot;;[.C11]=[.D11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ninode box_mininode_mini_seng(mininode, scope*);</text:p>
          </table:table-cell>
          <table:table-cell table:formula="of:=MID([.A12]; FIND(&quot; &quot;;[.A12])+1; FIND(&quot;(&quot;;[.A12])-FIND(&quot; &quot;;[.A12])-1)" office:value-type="string" office:string-value="box_mininode_mini_seng" calcext:value-type="string">
            <text:p>box_mininode_mini_seng</text:p>
          </table:table-cell>
          <table:table-cell table:formula="of:=MID([.A12]; FIND(&quot;(&quot;;[.A12])+1; IFERROR(FIND(&quot;,&quot;; [.A12]);FIND(&quot;)&quot;;[.A12]))-FIND(&quot;(&quot;;[.A12])-1)" office:value-type="string" office:string-value="mininode" calcext:value-type="string">
            <text:p>mininode</text:p>
          </table:table-cell>
          <table:table-cell table:formula="of:=LEFT([.B12];FIND(&quot;_&quot;;[.B12])-1)" office:value-type="string" office:string-value="box" calcext:value-type="string">
            <text:p>box</text:p>
          </table:table-cell>
          <table:table-cell table:formula="of:=OR([.C12]=[.D12];[.C12]=[.D12]&amp;&quot;*&quot;;[.C12]=[.D12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ode node_mini_nop(node*);</text:p>
          </table:table-cell>
          <table:table-cell table:formula="of:=MID([.A13]; FIND(&quot; &quot;;[.A13])+1; FIND(&quot;(&quot;;[.A13])-FIND(&quot; &quot;;[.A13])-1)" office:value-type="string" office:string-value="node_mini_nop" calcext:value-type="string">
            <text:p>node_mini_nop</text:p>
          </table:table-cell>
          <table:table-cell table:formula="of:=MID([.A13]; FIND(&quot;(&quot;;[.A13])+1; IFERROR(FIND(&quot;,&quot;; [.A13]);FIND(&quot;)&quot;;[.A13]))-FIND(&quot;(&quot;;[.A13])-1)" office:value-type="string" office:string-value="node*" calcext:value-type="string">
            <text:p>node*</text:p>
          </table:table-cell>
          <table:table-cell table:formula="of:=LEFT([.B13];FIND(&quot;_&quot;;[.B13])-1)" office:value-type="string" office:string-value="node" calcext:value-type="string">
            <text:p>node</text:p>
          </table:table-cell>
          <table:table-cell table:formula="of:=OR([.C13]=[.D13];[.C13]=[.D13]&amp;&quot;*&quot;;[.C13]=[.D13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ode node_mini_neg(node*);</text:p>
          </table:table-cell>
          <table:table-cell table:formula="of:=MID([.A14]; FIND(&quot; &quot;;[.A14])+1; FIND(&quot;(&quot;;[.A14])-FIND(&quot; &quot;;[.A14])-1)" office:value-type="string" office:string-value="node_mini_neg" calcext:value-type="string">
            <text:p>node_mini_neg</text:p>
          </table:table-cell>
          <table:table-cell table:formula="of:=MID([.A14]; FIND(&quot;(&quot;;[.A14])+1; IFERROR(FIND(&quot;,&quot;; [.A14]);FIND(&quot;)&quot;;[.A14]))-FIND(&quot;(&quot;;[.A14])-1)" office:value-type="string" office:string-value="node*" calcext:value-type="string">
            <text:p>node*</text:p>
          </table:table-cell>
          <table:table-cell table:formula="of:=LEFT([.B14];FIND(&quot;_&quot;;[.B14])-1)" office:value-type="string" office:string-value="node" calcext:value-type="string">
            <text:p>node</text:p>
          </table:table-cell>
          <table:table-cell table:formula="of:=OR([.C14]=[.D14];[.C14]=[.D14]&amp;&quot;*&quot;;[.C14]=[.D14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ode node_mini_first(node*);</text:p>
          </table:table-cell>
          <table:table-cell table:formula="of:=MID([.A15]; FIND(&quot; &quot;;[.A15])+1; FIND(&quot;(&quot;;[.A15])-FIND(&quot; &quot;;[.A15])-1)" office:value-type="string" office:string-value="node_mini_first" calcext:value-type="string">
            <text:p>node_mini_first</text:p>
          </table:table-cell>
          <table:table-cell table:formula="of:=MID([.A15]; FIND(&quot;(&quot;;[.A15])+1; IFERROR(FIND(&quot;,&quot;; [.A15]);FIND(&quot;)&quot;;[.A15]))-FIND(&quot;(&quot;;[.A15])-1)" office:value-type="string" office:string-value="node*" calcext:value-type="string">
            <text:p>node*</text:p>
          </table:table-cell>
          <table:table-cell table:formula="of:=LEFT([.B15];FIND(&quot;_&quot;;[.B15])-1)" office:value-type="string" office:string-value="node" calcext:value-type="string">
            <text:p>node</text:p>
          </table:table-cell>
          <table:table-cell table:formula="of:=OR([.C15]=[.D15];[.C15]=[.D15]&amp;&quot;*&quot;;[.C15]=[.D15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de* apply_bxr(node*, node*);</text:p>
          </table:table-cell>
          <table:table-cell table:formula="of:=MID([.A16]; FIND(&quot; &quot;;[.A16])+1; FIND(&quot;(&quot;;[.A16])-FIND(&quot; &quot;;[.A16])-1)" office:value-type="string" office:string-value="apply_bxr" calcext:value-type="string">
            <text:p>apply_bxr</text:p>
          </table:table-cell>
          <table:table-cell table:formula="of:=MID([.A16]; FIND(&quot;(&quot;;[.A16])+1; IFERROR(FIND(&quot;,&quot;; [.A16]);FIND(&quot;)&quot;;[.A16]))-FIND(&quot;(&quot;;[.A16])-1)" office:value-type="string" office:string-value="node*" calcext:value-type="string">
            <text:p>node*</text:p>
          </table:table-cell>
          <table:table-cell table:formula="of:=LEFT([.B16];FIND(&quot;_&quot;;[.B16])-1)" office:value-type="string" office:string-value="apply" calcext:value-type="string">
            <text:p>apply</text:p>
          </table:table-cell>
          <table:table-cell table:formula="of:=OR([.C16]=[.D16];[.C16]=[.D16]&amp;&quot;*&quot;;[.C16]=[.D16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de* box_node_seng(node*);</text:p>
          </table:table-cell>
          <table:table-cell table:formula="of:=MID([.A17]; FIND(&quot; &quot;;[.A17])+1; FIND(&quot;(&quot;;[.A17])-FIND(&quot; &quot;;[.A17])-1)" office:value-type="string" office:string-value="box_node_seng" calcext:value-type="string">
            <text:p>box_node_seng</text:p>
          </table:table-cell>
          <table:table-cell table:formula="of:=MID([.A17]; FIND(&quot;(&quot;;[.A17])+1; IFERROR(FIND(&quot;,&quot;; [.A17]);FIND(&quot;)&quot;;[.A17]))-FIND(&quot;(&quot;;[.A17])-1)" office:value-type="string" office:string-value="node*" calcext:value-type="string">
            <text:p>node*</text:p>
          </table:table-cell>
          <table:table-cell table:formula="of:=LEFT([.B17];FIND(&quot;_&quot;;[.B17])-1)" office:value-type="string" office:string-value="box" calcext:value-type="string">
            <text:p>box</text:p>
          </table:table-cell>
          <table:table-cell table:formula="of:=OR([.C17]=[.D17];[.C17]=[.D17]&amp;&quot;*&quot;;[.C17]=[.D17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nop(node*);</text:p>
          </table:table-cell>
          <table:table-cell table:formula="of:=MID([.A18]; FIND(&quot; &quot;;[.A18])+1; FIND(&quot;(&quot;;[.A18])-FIND(&quot; &quot;;[.A18])-1)" office:value-type="string" office:string-value="node_nop" calcext:value-type="string">
            <text:p>node_nop</text:p>
          </table:table-cell>
          <table:table-cell table:formula="of:=MID([.A18]; FIND(&quot;(&quot;;[.A18])+1; IFERROR(FIND(&quot;,&quot;; [.A18]);FIND(&quot;)&quot;;[.A18]))-FIND(&quot;(&quot;;[.A18])-1)" office:value-type="string" office:string-value="node*" calcext:value-type="string">
            <text:p>node*</text:p>
          </table:table-cell>
          <table:table-cell table:formula="of:=LEFT([.B18];FIND(&quot;_&quot;;[.B18])-1)" office:value-type="string" office:string-value="node" calcext:value-type="string">
            <text:p>node</text:p>
          </table:table-cell>
          <table:table-cell table:formula="of:=OR([.C18]=[.D18];[.C18]=[.D18]&amp;&quot;*&quot;;[.C18]=[.D18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neg(node*);</text:p>
          </table:table-cell>
          <table:table-cell table:formula="of:=MID([.A19]; FIND(&quot; &quot;;[.A19])+1; FIND(&quot;(&quot;;[.A19])-FIND(&quot; &quot;;[.A19])-1)" office:value-type="string" office:string-value="node_neg" calcext:value-type="string">
            <text:p>node_neg</text:p>
          </table:table-cell>
          <table:table-cell table:formula="of:=MID([.A19]; FIND(&quot;(&quot;;[.A19])+1; IFERROR(FIND(&quot;,&quot;; [.A19]);FIND(&quot;)&quot;;[.A19]))-FIND(&quot;(&quot;;[.A19])-1)" office:value-type="string" office:string-value="node*" calcext:value-type="string">
            <text:p>node*</text:p>
          </table:table-cell>
          <table:table-cell table:formula="of:=LEFT([.B19];FIND(&quot;_&quot;;[.B19])-1)" office:value-type="string" office:string-value="node" calcext:value-type="string">
            <text:p>node</text:p>
          </table:table-cell>
          <table:table-cell table:formula="of:=OR([.C19]=[.D19];[.C19]=[.D19]&amp;&quot;*&quot;;[.C19]=[.D19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inv(node*);</text:p>
          </table:table-cell>
          <table:table-cell table:formula="of:=MID([.A20]; FIND(&quot; &quot;;[.A20])+1; FIND(&quot;(&quot;;[.A20])-FIND(&quot; &quot;;[.A20])-1)" office:value-type="string" office:string-value="node_inv" calcext:value-type="string">
            <text:p>node_inv</text:p>
          </table:table-cell>
          <table:table-cell table:formula="of:=MID([.A20]; FIND(&quot;(&quot;;[.A20])+1; IFERROR(FIND(&quot;,&quot;; [.A20]);FIND(&quot;)&quot;;[.A20]))-FIND(&quot;(&quot;;[.A20])-1)" office:value-type="string" office:string-value="node*" calcext:value-type="string">
            <text:p>node*</text:p>
          </table:table-cell>
          <table:table-cell table:formula="of:=LEFT([.B20];FIND(&quot;_&quot;;[.B20])-1)" office:value-type="string" office:string-value="node" calcext:value-type="string">
            <text:p>node</text:p>
          </table:table-cell>
          <table:table-cell table:formula="of:=OR([.C20]=[.D20];[.C20]=[.D20]&amp;&quot;*&quot;;[.C20]=[.D20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not(node*);</text:p>
          </table:table-cell>
          <table:table-cell table:formula="of:=MID([.A21]; FIND(&quot; &quot;;[.A21])+1; FIND(&quot;(&quot;;[.A21])-FIND(&quot; &quot;;[.A21])-1)" office:value-type="string" office:string-value="node_not" calcext:value-type="string">
            <text:p>node_not</text:p>
          </table:table-cell>
          <table:table-cell table:formula="of:=MID([.A21]; FIND(&quot;(&quot;;[.A21])+1; IFERROR(FIND(&quot;,&quot;; [.A21]);FIND(&quot;)&quot;;[.A21]))-FIND(&quot;(&quot;;[.A21])-1)" office:value-type="string" office:string-value="node*" calcext:value-type="string">
            <text:p>node*</text:p>
          </table:table-cell>
          <table:table-cell table:formula="of:=LEFT([.B21];FIND(&quot;_&quot;;[.B21])-1)" office:value-type="string" office:string-value="node" calcext:value-type="string">
            <text:p>node</text:p>
          </table:table-cell>
          <table:table-cell table:formula="of:=OR([.C21]=[.D21];[.C21]=[.D21]&amp;&quot;*&quot;;[.C21]=[.D21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first(node*);</text:p>
          </table:table-cell>
          <table:table-cell table:formula="of:=MID([.A22]; FIND(&quot; &quot;;[.A22])+1; FIND(&quot;(&quot;;[.A22])-FIND(&quot; &quot;;[.A22])-1)" office:value-type="string" office:string-value="node_first" calcext:value-type="string">
            <text:p>node_first</text:p>
          </table:table-cell>
          <table:table-cell table:formula="of:=MID([.A22]; FIND(&quot;(&quot;;[.A22])+1; IFERROR(FIND(&quot;,&quot;; [.A22]);FIND(&quot;)&quot;;[.A22]))-FIND(&quot;(&quot;;[.A22])-1)" office:value-type="string" office:string-value="node*" calcext:value-type="string">
            <text:p>node*</text:p>
          </table:table-cell>
          <table:table-cell table:formula="of:=LEFT([.B22];FIND(&quot;_&quot;;[.B22])-1)" office:value-type="string" office:string-value="node" calcext:value-type="string">
            <text:p>node</text:p>
          </table:table-cell>
          <table:table-cell table:formula="of:=OR([.C22]=[.D22];[.C22]=[.D22]&amp;&quot;*&quot;;[.C22]=[.D22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box(node*);</text:p>
          </table:table-cell>
          <table:table-cell table:formula="of:=MID([.A23]; FIND(&quot; &quot;;[.A23])+1; FIND(&quot;(&quot;;[.A23])-FIND(&quot; &quot;;[.A23])-1)" office:value-type="string" office:string-value="node_box" calcext:value-type="string">
            <text:p>node_box</text:p>
          </table:table-cell>
          <table:table-cell table:formula="of:=MID([.A23]; FIND(&quot;(&quot;;[.A23])+1; IFERROR(FIND(&quot;,&quot;; [.A23]);FIND(&quot;)&quot;;[.A23]))-FIND(&quot;(&quot;;[.A23])-1)" office:value-type="string" office:string-value="node*" calcext:value-type="string">
            <text:p>node*</text:p>
          </table:table-cell>
          <table:table-cell table:formula="of:=LEFT([.B23];FIND(&quot;_&quot;;[.B23])-1)" office:value-type="string" office:string-value="node" calcext:value-type="string">
            <text:p>node</text:p>
          </table:table-cell>
          <table:table-cell table:formula="of:=OR([.C23]=[.D23];[.C23]=[.D23]&amp;&quot;*&quot;;[.C23]=[.D23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list(node*);</text:p>
          </table:table-cell>
          <table:table-cell table:formula="of:=MID([.A24]; FIND(&quot; &quot;;[.A24])+1; FIND(&quot;(&quot;;[.A24])-FIND(&quot; &quot;;[.A24])-1)" office:value-type="string" office:string-value="node_list" calcext:value-type="string">
            <text:p>node_list</text:p>
          </table:table-cell>
          <table:table-cell table:formula="of:=MID([.A24]; FIND(&quot;(&quot;;[.A24])+1; IFERROR(FIND(&quot;,&quot;; [.A24]);FIND(&quot;)&quot;;[.A24]))-FIND(&quot;(&quot;;[.A24])-1)" office:value-type="string" office:string-value="node*" calcext:value-type="string">
            <text:p>node*</text:p>
          </table:table-cell>
          <table:table-cell table:formula="of:=LEFT([.B24];FIND(&quot;_&quot;;[.B24])-1)" office:value-type="string" office:string-value="node" calcext:value-type="string">
            <text:p>node</text:p>
          </table:table-cell>
          <table:table-cell table:formula="of:=OR([.C24]=[.D24];[.C24]=[.D24]&amp;&quot;*&quot;;[.C24]=[.D24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set(node*);</text:p>
          </table:table-cell>
          <table:table-cell table:formula="of:=MID([.A25]; FIND(&quot; &quot;;[.A25])+1; FIND(&quot;(&quot;;[.A25])-FIND(&quot; &quot;;[.A25])-1)" office:value-type="string" office:string-value="node_set" calcext:value-type="string">
            <text:p>node_set</text:p>
          </table:table-cell>
          <table:table-cell table:formula="of:=MID([.A25]; FIND(&quot;(&quot;;[.A25])+1; IFERROR(FIND(&quot;,&quot;; [.A25]);FIND(&quot;)&quot;;[.A25]))-FIND(&quot;(&quot;;[.A25])-1)" office:value-type="string" office:string-value="node*" calcext:value-type="string">
            <text:p>node*</text:p>
          </table:table-cell>
          <table:table-cell table:formula="of:=LEFT([.B25];FIND(&quot;_&quot;;[.B25])-1)" office:value-type="string" office:string-value="node" calcext:value-type="string">
            <text:p>node</text:p>
          </table:table-cell>
          <table:table-cell table:formula="of:=OR([.C25]=[.D25];[.C25]=[.D25]&amp;&quot;*&quot;;[.C25]=[.D25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spread(node*);</text:p>
          </table:table-cell>
          <table:table-cell table:formula="of:=MID([.A26]; FIND(&quot; &quot;;[.A26])+1; FIND(&quot;(&quot;;[.A26])-FIND(&quot; &quot;;[.A26])-1)" office:value-type="string" office:string-value="node_spread" calcext:value-type="string">
            <text:p>node_spread</text:p>
          </table:table-cell>
          <table:table-cell table:formula="of:=MID([.A26]; FIND(&quot;(&quot;;[.A26])+1; IFERROR(FIND(&quot;,&quot;; [.A26]);FIND(&quot;)&quot;;[.A26]))-FIND(&quot;(&quot;;[.A26])-1)" office:value-type="string" office:string-value="node*" calcext:value-type="string">
            <text:p>node*</text:p>
          </table:table-cell>
          <table:table-cell table:formula="of:=LEFT([.B26];FIND(&quot;_&quot;;[.B26])-1)" office:value-type="string" office:string-value="node" calcext:value-type="string">
            <text:p>node</text:p>
          </table:table-cell>
          <table:table-cell table:formula="of:=OR([.C26]=[.D26];[.C26]=[.D26]&amp;&quot;*&quot;;[.C26]=[.D26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range_forever(node*);</text:p>
          </table:table-cell>
          <table:table-cell table:formula="of:=MID([.A27]; FIND(&quot; &quot;;[.A27])+1; FIND(&quot;(&quot;;[.A27])-FIND(&quot; &quot;;[.A27])-1)" office:value-type="string" office:string-value="node_range_forever" calcext:value-type="string">
            <text:p>node_range_forever</text:p>
          </table:table-cell>
          <table:table-cell table:formula="of:=MID([.A27]; FIND(&quot;(&quot;;[.A27])+1; IFERROR(FIND(&quot;,&quot;; [.A27]);FIND(&quot;)&quot;;[.A27]))-FIND(&quot;(&quot;;[.A27])-1)" office:value-type="string" office:string-value="node*" calcext:value-type="string">
            <text:p>node*</text:p>
          </table:table-cell>
          <table:table-cell table:formula="of:=LEFT([.B27];FIND(&quot;_&quot;;[.B27])-1)" office:value-type="string" office:string-value="node" calcext:value-type="string">
            <text:p>node</text:p>
          </table:table-cell>
          <table:table-cell table:formula="of:=OR([.C27]=[.D27];[.C27]=[.D27]&amp;&quot;*&quot;;[.C27]=[.D27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range_from_zero(node*);</text:p>
          </table:table-cell>
          <table:table-cell table:formula="of:=MID([.A28]; FIND(&quot; &quot;;[.A28])+1; FIND(&quot;(&quot;;[.A28])-FIND(&quot; &quot;;[.A28])-1)" office:value-type="string" office:string-value="node_range_from_zero" calcext:value-type="string">
            <text:p>node_range_from_zero</text:p>
          </table:table-cell>
          <table:table-cell table:formula="of:=MID([.A28]; FIND(&quot;(&quot;;[.A28])+1; IFERROR(FIND(&quot;,&quot;; [.A28]);FIND(&quot;)&quot;;[.A28]))-FIND(&quot;(&quot;;[.A28])-1)" office:value-type="string" office:string-value="node*" calcext:value-type="string">
            <text:p>node*</text:p>
          </table:table-cell>
          <table:table-cell table:formula="of:=LEFT([.B28];FIND(&quot;_&quot;;[.B28])-1)" office:value-type="string" office:string-value="node" calcext:value-type="string">
            <text:p>node</text:p>
          </table:table-cell>
          <table:table-cell table:formula="of:=OR([.C28]=[.D28];[.C28]=[.D28]&amp;&quot;*&quot;;[.C28]=[.D28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dec(node*);</text:p>
          </table:table-cell>
          <table:table-cell table:formula="of:=MID([.A29]; FIND(&quot; &quot;;[.A29])+1; FIND(&quot;(&quot;;[.A29])-FIND(&quot; &quot;;[.A29])-1)" office:value-type="string" office:string-value="node_dec" calcext:value-type="string">
            <text:p>node_dec</text:p>
          </table:table-cell>
          <table:table-cell table:formula="of:=MID([.A29]; FIND(&quot;(&quot;;[.A29])+1; IFERROR(FIND(&quot;,&quot;; [.A29]);FIND(&quot;)&quot;;[.A29]))-FIND(&quot;(&quot;;[.A29])-1)" office:value-type="string" office:string-value="node*" calcext:value-type="string">
            <text:p>node*</text:p>
          </table:table-cell>
          <table:table-cell table:formula="of:=LEFT([.B29];FIND(&quot;_&quot;;[.B29])-1)" office:value-type="string" office:string-value="node" calcext:value-type="string">
            <text:p>node</text:p>
          </table:table-cell>
          <table:table-cell table:formula="of:=OR([.C29]=[.D29];[.C29]=[.D29]&amp;&quot;*&quot;;[.C29]=[.D29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inc(node*);</text:p>
          </table:table-cell>
          <table:table-cell table:formula="of:=MID([.A30]; FIND(&quot; &quot;;[.A30])+1; FIND(&quot;(&quot;;[.A30])-FIND(&quot; &quot;;[.A30])-1)" office:value-type="string" office:string-value="node_inc" calcext:value-type="string">
            <text:p>node_inc</text:p>
          </table:table-cell>
          <table:table-cell table:formula="of:=MID([.A30]; FIND(&quot;(&quot;;[.A30])+1; IFERROR(FIND(&quot;,&quot;; [.A30]);FIND(&quot;)&quot;;[.A30]))-FIND(&quot;(&quot;;[.A30])-1)" office:value-type="string" office:string-value="node*" calcext:value-type="string">
            <text:p>node*</text:p>
          </table:table-cell>
          <table:table-cell table:formula="of:=LEFT([.B30];FIND(&quot;_&quot;;[.B30])-1)" office:value-type="string" office:string-value="node" calcext:value-type="string">
            <text:p>node</text:p>
          </table:table-cell>
          <table:table-cell table:formula="of:=OR([.C30]=[.D30];[.C30]=[.D30]&amp;&quot;*&quot;;[.C30]=[.D30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size(node*);</text:p>
          </table:table-cell>
          <table:table-cell table:formula="of:=MID([.A31]; FIND(&quot; &quot;;[.A31])+1; FIND(&quot;(&quot;;[.A31])-FIND(&quot; &quot;;[.A31])-1)" office:value-type="string" office:string-value="node_size" calcext:value-type="string">
            <text:p>node_size</text:p>
          </table:table-cell>
          <table:table-cell table:formula="of:=MID([.A31]; FIND(&quot;(&quot;;[.A31])+1; IFERROR(FIND(&quot;,&quot;; [.A31]);FIND(&quot;)&quot;;[.A31]))-FIND(&quot;(&quot;;[.A31])-1)" office:value-type="string" office:string-value="node*" calcext:value-type="string">
            <text:p>node*</text:p>
          </table:table-cell>
          <table:table-cell table:formula="of:=LEFT([.B31];FIND(&quot;_&quot;;[.B31])-1)" office:value-type="string" office:string-value="node" calcext:value-type="string">
            <text:p>node</text:p>
          </table:table-cell>
          <table:table-cell table:formula="of:=OR([.C31]=[.D31];[.C31]=[.D31]&amp;&quot;*&quot;;[.C31]=[.D31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length(node*);</text:p>
          </table:table-cell>
          <table:table-cell table:formula="of:=MID([.A32]; FIND(&quot; &quot;;[.A32])+1; FIND(&quot;(&quot;;[.A32])-FIND(&quot; &quot;;[.A32])-1)" office:value-type="string" office:string-value="node_length" calcext:value-type="string">
            <text:p>node_length</text:p>
          </table:table-cell>
          <table:table-cell table:formula="of:=MID([.A32]; FIND(&quot;(&quot;;[.A32])+1; IFERROR(FIND(&quot;,&quot;; [.A32]);FIND(&quot;)&quot;;[.A32]))-FIND(&quot;(&quot;;[.A32])-1)" office:value-type="string" office:string-value="node*" calcext:value-type="string">
            <text:p>node*</text:p>
          </table:table-cell>
          <table:table-cell table:formula="of:=LEFT([.B32];FIND(&quot;_&quot;;[.B32])-1)" office:value-type="string" office:string-value="node" calcext:value-type="string">
            <text:p>node</text:p>
          </table:table-cell>
          <table:table-cell table:formula="of:=OR([.C32]=[.D32];[.C32]=[.D32]&amp;&quot;*&quot;;[.C32]=[.D32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rest(node*);</text:p>
          </table:table-cell>
          <table:table-cell table:formula="of:=MID([.A33]; FIND(&quot; &quot;;[.A33])+1; FIND(&quot;(&quot;;[.A33])-FIND(&quot; &quot;;[.A33])-1)" office:value-type="string" office:string-value="node_rest" calcext:value-type="string">
            <text:p>node_rest</text:p>
          </table:table-cell>
          <table:table-cell table:formula="of:=MID([.A33]; FIND(&quot;(&quot;;[.A33])+1; IFERROR(FIND(&quot;,&quot;; [.A33]);FIND(&quot;)&quot;;[.A33]))-FIND(&quot;(&quot;;[.A33])-1)" office:value-type="string" office:string-value="node*" calcext:value-type="string">
            <text:p>node*</text:p>
          </table:table-cell>
          <table:table-cell table:formula="of:=LEFT([.B33];FIND(&quot;_&quot;;[.B33])-1)" office:value-type="string" office:string-value="node" calcext:value-type="string">
            <text:p>node</text:p>
          </table:table-cell>
          <table:table-cell table:formula="of:=OR([.C33]=[.D33];[.C33]=[.D33]&amp;&quot;*&quot;;[.C33]=[.D33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let(node*);</text:p>
          </table:table-cell>
          <table:table-cell table:formula="of:=MID([.A34]; FIND(&quot; &quot;;[.A34])+1; FIND(&quot;(&quot;;[.A34])-FIND(&quot; &quot;;[.A34])-1)" office:value-type="string" office:string-value="node_let" calcext:value-type="string">
            <text:p>node_let</text:p>
          </table:table-cell>
          <table:table-cell table:formula="of:=MID([.A34]; FIND(&quot;(&quot;;[.A34])+1; IFERROR(FIND(&quot;,&quot;; [.A34]);FIND(&quot;)&quot;;[.A34]))-FIND(&quot;(&quot;;[.A34])-1)" office:value-type="string" office:string-value="node*" calcext:value-type="string">
            <text:p>node*</text:p>
          </table:table-cell>
          <table:table-cell table:formula="of:=LEFT([.B34];FIND(&quot;_&quot;;[.B34])-1)" office:value-type="string" office:string-value="node" calcext:value-type="string">
            <text:p>node</text:p>
          </table:table-cell>
          <table:table-cell table:formula="of:=OR([.C34]=[.D34];[.C34]=[.D34]&amp;&quot;*&quot;;[.C34]=[.D34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have(node*);</text:p>
          </table:table-cell>
          <table:table-cell table:formula="of:=MID([.A35]; FIND(&quot; &quot;;[.A35])+1; FIND(&quot;(&quot;;[.A35])-FIND(&quot; &quot;;[.A35])-1)" office:value-type="string" office:string-value="node_have" calcext:value-type="string">
            <text:p>node_have</text:p>
          </table:table-cell>
          <table:table-cell table:formula="of:=MID([.A35]; FIND(&quot;(&quot;;[.A35])+1; IFERROR(FIND(&quot;,&quot;; [.A35]);FIND(&quot;)&quot;;[.A35]))-FIND(&quot;(&quot;;[.A35])-1)" office:value-type="string" office:string-value="node*" calcext:value-type="string">
            <text:p>node*</text:p>
          </table:table-cell>
          <table:table-cell table:formula="of:=LEFT([.B35];FIND(&quot;_&quot;;[.B35])-1)" office:value-type="string" office:string-value="node" calcext:value-type="string">
            <text:p>node</text:p>
          </table:table-cell>
          <table:table-cell table:formula="of:=OR([.C35]=[.D35];[.C35]=[.D35]&amp;&quot;*&quot;;[.C35]=[.D35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pub(node*);</text:p>
          </table:table-cell>
          <table:table-cell table:formula="of:=MID([.A36]; FIND(&quot; &quot;;[.A36])+1; FIND(&quot;(&quot;;[.A36])-FIND(&quot; &quot;;[.A36])-1)" office:value-type="string" office:string-value="node_pub" calcext:value-type="string">
            <text:p>node_pub</text:p>
          </table:table-cell>
          <table:table-cell table:formula="of:=MID([.A36]; FIND(&quot;(&quot;;[.A36])+1; IFERROR(FIND(&quot;,&quot;; [.A36]);FIND(&quot;)&quot;;[.A36]))-FIND(&quot;(&quot;;[.A36])-1)" office:value-type="string" office:string-value="node*" calcext:value-type="string">
            <text:p>node*</text:p>
          </table:table-cell>
          <table:table-cell table:formula="of:=LEFT([.B36];FIND(&quot;_&quot;;[.B36])-1)" office:value-type="string" office:string-value="node" calcext:value-type="string">
            <text:p>node</text:p>
          </table:table-cell>
          <table:table-cell table:formula="of:=OR([.C36]=[.D36];[.C36]=[.D36]&amp;&quot;*&quot;;[.C36]=[.D36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e_parser_context_t *lee_parser_create(void *auxil);</text:p>
          </table:table-cell>
          <table:table-cell table:formula="of:=MID([.A37]; FIND(&quot; &quot;;[.A37])+1; FIND(&quot;(&quot;;[.A37])-FIND(&quot; &quot;;[.A37])-1)" office:value-type="string" office:string-value="*lee_parser_create" calcext:value-type="string">
            <text:p>*lee_parser_create</text:p>
          </table:table-cell>
          <table:table-cell table:formula="of:=MID([.A37]; FIND(&quot;(&quot;;[.A37])+1; IFERROR(FIND(&quot;,&quot;; [.A37]);FIND(&quot;)&quot;;[.A37]))-FIND(&quot;(&quot;;[.A37])-1)" office:value-type="string" office:string-value="void *auxil" calcext:value-type="string">
            <text:p>void *auxil</text:p>
          </table:table-cell>
          <table:table-cell table:formula="of:=LEFT([.B37];FIND(&quot;_&quot;;[.B37])-1)" office:value-type="string" office:string-value="*lee" calcext:value-type="string">
            <text:p>*lee</text:p>
          </table:table-cell>
          <table:table-cell table:formula="of:=OR([.C37]=[.D37];[.C37]=[.D37]&amp;&quot;*&quot;;[.C37]=[.D37]&amp;&quot;**&quot;)" office:value-type="boolean" office:boolean-value="false" calcext:value-type="boolean">
            <text:p>FALSE</text:p>
          </table:table-cell>
          <table:table-cell office:value-type="string" calcext:value-type="string">
            <text:p>lee_parser</text:p>
          </table:table-cell>
          <table:table-cell office:value-type="string" calcext:value-type="string">
            <text:p>create</text:p>
          </table:table-cell>
        </table:table-row>
        <table:table-row table:style-name="ro1" table:visibility="filter">
          <table:table-cell office:value-type="string" calcext:value-type="string">
            <text:p>int lee_parser_parse(lee_parser_context_t *ctx, node**ret);</text:p>
          </table:table-cell>
          <table:table-cell table:formula="of:=MID([.A38]; FIND(&quot; &quot;;[.A38])+1; FIND(&quot;(&quot;;[.A38])-FIND(&quot; &quot;;[.A38])-1)" office:value-type="string" office:string-value="lee_parser_parse" calcext:value-type="string">
            <text:p>lee_parser_parse</text:p>
          </table:table-cell>
          <table:table-cell table:formula="of:=MID([.A38]; FIND(&quot;(&quot;;[.A38])+1; IFERROR(FIND(&quot;,&quot;; [.A38]);FIND(&quot;)&quot;;[.A38]))-FIND(&quot;(&quot;;[.A38])-1)" office:value-type="string" office:string-value="lee_parser_context_t *ctx" calcext:value-type="string">
            <text:p>lee_parser_context_t *ctx</text:p>
          </table:table-cell>
          <table:table-cell table:formula="of:=LEFT([.B38];FIND(&quot;_&quot;;[.B38])-1)" office:value-type="string" office:string-value="lee" calcext:value-type="string">
            <text:p>lee</text:p>
          </table:table-cell>
          <table:table-cell table:formula="of:=OR([.C38]=[.D38];[.C38]=[.D38]&amp;&quot;*&quot;;[.C38]=[.D38]&amp;&quot;**&quot;)" office:value-type="boolean" office:boolean-value="false" calcext:value-type="boolean">
            <text:p>FALSE</text:p>
          </table:table-cell>
          <table:table-cell office:value-type="string" calcext:value-type="string">
            <text:p>lee_parser</text:p>
          </table:table-cell>
          <table:table-cell office:value-type="string" calcext:value-type="string">
            <text:p>destroy</text:p>
          </table:table-cell>
        </table:table-row>
        <table:table-row table:style-name="ro1" table:visibility="filter">
          <table:table-cell office:value-type="string" calcext:value-type="string">
            <text:p>void lee_parser_destroy(lee_parser_context_t *ctx);</text:p>
          </table:table-cell>
          <table:table-cell table:formula="of:=MID([.A39]; FIND(&quot; &quot;;[.A39])+1; FIND(&quot;(&quot;;[.A39])-FIND(&quot; &quot;;[.A39])-1)" office:value-type="string" office:string-value="lee_parser_destroy" calcext:value-type="string">
            <text:p>lee_parser_destroy</text:p>
          </table:table-cell>
          <table:table-cell table:formula="of:=MID([.A39]; FIND(&quot;(&quot;;[.A39])+1; IFERROR(FIND(&quot;,&quot;; [.A39]);FIND(&quot;)&quot;;[.A39]))-FIND(&quot;(&quot;;[.A39])-1)" office:value-type="string" office:string-value="lee_parser_context_t *ctx" calcext:value-type="string">
            <text:p>lee_parser_context_t *ctx</text:p>
          </table:table-cell>
          <table:table-cell table:formula="of:=LEFT([.B39];FIND(&quot;_&quot;;[.B39])-1)" office:value-type="string" office:string-value="lee" calcext:value-type="string">
            <text:p>lee</text:p>
          </table:table-cell>
          <table:table-cell table:formula="of:=OR([.C39]=[.D39];[.C39]=[.D39]&amp;&quot;*&quot;;[.C39]=[.D39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de* list_node_cons (node*, node*);</text:p>
          </table:table-cell>
          <table:table-cell table:formula="of:=MID([.A40]; FIND(&quot; &quot;;[.A40])+1; FIND(&quot;(&quot;;[.A40])-FIND(&quot; &quot;;[.A40])-1)" office:value-type="string" office:string-value="list_node_cons " calcext:value-type="string">
            <text:p>list_node_cons </text:p>
          </table:table-cell>
          <table:table-cell table:formula="of:=MID([.A40]; FIND(&quot;(&quot;;[.A40])+1; IFERROR(FIND(&quot;,&quot;; [.A40]);FIND(&quot;)&quot;;[.A40]))-FIND(&quot;(&quot;;[.A40])-1)" office:value-type="string" office:string-value="node*" calcext:value-type="string">
            <text:p>node*</text:p>
          </table:table-cell>
          <table:table-cell table:formula="of:=LEFT([.B40];FIND(&quot;_&quot;;[.B40])-1)" office:value-type="string" office:string-value="list" calcext:value-type="string">
            <text:p>list</text:p>
          </table:table-cell>
          <table:table-cell table:formula="of:=OR([.C40]=[.D40];[.C40]=[.D40]&amp;&quot;*&quot;;[.C40]=[.D40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comma_cons(node*, node*);</text:p>
          </table:table-cell>
          <table:table-cell table:formula="of:=MID([.A41]; FIND(&quot; &quot;;[.A41])+1; FIND(&quot;(&quot;;[.A41])-FIND(&quot; &quot;;[.A41])-1)" office:value-type="string" office:string-value="node_comma_cons" calcext:value-type="string">
            <text:p>node_comma_cons</text:p>
          </table:table-cell>
          <table:table-cell table:formula="of:=MID([.A41]; FIND(&quot;(&quot;;[.A41])+1; IFERROR(FIND(&quot;,&quot;; [.A41]);FIND(&quot;)&quot;;[.A41]))-FIND(&quot;(&quot;;[.A41])-1)" office:value-type="string" office:string-value="node*" calcext:value-type="string">
            <text:p>node*</text:p>
          </table:table-cell>
          <table:table-cell table:formula="of:=LEFT([.B41];FIND(&quot;_&quot;;[.B41])-1)" office:value-type="string" office:string-value="node" calcext:value-type="string">
            <text:p>node</text:p>
          </table:table-cell>
          <table:table-cell table:formula="of:=OR([.C41]=[.D41];[.C41]=[.D41]&amp;&quot;*&quot;;[.C41]=[.D41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de* list_node_from_array (usz, node**);</text:p>
          </table:table-cell>
          <table:table-cell table:formula="of:=MID([.A42]; FIND(&quot; &quot;;[.A42])+1; FIND(&quot;(&quot;;[.A42])-FIND(&quot; &quot;;[.A42])-1)" office:value-type="string" office:string-value="list_node_from_array " calcext:value-type="string">
            <text:p>list_node_from_array </text:p>
          </table:table-cell>
          <table:table-cell table:formula="of:=MID([.A42]; FIND(&quot;(&quot;;[.A42])+1; IFERROR(FIND(&quot;,&quot;; [.A42]);FIND(&quot;)&quot;;[.A42]))-FIND(&quot;(&quot;;[.A42])-1)" office:value-type="string" office:string-value="usz" calcext:value-type="string">
            <text:p>usz</text:p>
          </table:table-cell>
          <table:table-cell table:formula="of:=LEFT([.B42];FIND(&quot;_&quot;;[.B42])-1)" office:value-type="string" office:string-value="list" calcext:value-type="string">
            <text:p>list</text:p>
          </table:table-cell>
          <table:table-cell table:formula="of:=OR([.C42]=[.D42];[.C42]=[.D42]&amp;&quot;*&quot;;[.C42]=[.D42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de* node_comma_from_array(usz, node**);</text:p>
          </table:table-cell>
          <table:table-cell table:formula="of:=MID([.A43]; FIND(&quot; &quot;;[.A43])+1; FIND(&quot;(&quot;;[.A43])-FIND(&quot; &quot;;[.A43])-1)" office:value-type="string" office:string-value="node_comma_from_array" calcext:value-type="string">
            <text:p>node_comma_from_array</text:p>
          </table:table-cell>
          <table:table-cell table:formula="of:=MID([.A43]; FIND(&quot;(&quot;;[.A43])+1; IFERROR(FIND(&quot;,&quot;; [.A43]);FIND(&quot;)&quot;;[.A43]))-FIND(&quot;(&quot;;[.A43])-1)" office:value-type="string" office:string-value="usz" calcext:value-type="string">
            <text:p>usz</text:p>
          </table:table-cell>
          <table:table-cell table:formula="of:=LEFT([.B43];FIND(&quot;_&quot;;[.B43])-1)" office:value-type="string" office:string-value="node" calcext:value-type="string">
            <text:p>node</text:p>
          </table:table-cell>
          <table:table-cell table:formula="of:=OR([.C43]=[.D43];[.C43]=[.D43]&amp;&quot;*&quot;;[.C43]=[.D43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de* list_node_first (node*);</text:p>
          </table:table-cell>
          <table:table-cell table:formula="of:=MID([.A44]; FIND(&quot; &quot;;[.A44])+1; FIND(&quot;(&quot;;[.A44])-FIND(&quot; &quot;;[.A44])-1)" office:value-type="string" office:string-value="list_node_first " calcext:value-type="string">
            <text:p>list_node_first </text:p>
          </table:table-cell>
          <table:table-cell table:formula="of:=MID([.A44]; FIND(&quot;(&quot;;[.A44])+1; IFERROR(FIND(&quot;,&quot;; [.A44]);FIND(&quot;)&quot;;[.A44]))-FIND(&quot;(&quot;;[.A44])-1)" office:value-type="string" office:string-value="node*" calcext:value-type="string">
            <text:p>node*</text:p>
          </table:table-cell>
          <table:table-cell table:formula="of:=LEFT([.B44];FIND(&quot;_&quot;;[.B44])-1)" office:value-type="string" office:string-value="list" calcext:value-type="string">
            <text:p>list</text:p>
          </table:table-cell>
          <table:table-cell table:formula="of:=OR([.C44]=[.D44];[.C44]=[.D44]&amp;&quot;*&quot;;[.C44]=[.D44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comma_first(node*);</text:p>
          </table:table-cell>
          <table:table-cell table:formula="of:=MID([.A45]; FIND(&quot; &quot;;[.A45])+1; FIND(&quot;(&quot;;[.A45])-FIND(&quot; &quot;;[.A45])-1)" office:value-type="string" office:string-value="node_comma_first" calcext:value-type="string">
            <text:p>node_comma_first</text:p>
          </table:table-cell>
          <table:table-cell table:formula="of:=MID([.A45]; FIND(&quot;(&quot;;[.A45])+1; IFERROR(FIND(&quot;,&quot;; [.A45]);FIND(&quot;)&quot;;[.A45]))-FIND(&quot;(&quot;;[.A45])-1)" office:value-type="string" office:string-value="node*" calcext:value-type="string">
            <text:p>node*</text:p>
          </table:table-cell>
          <table:table-cell table:formula="of:=LEFT([.B45];FIND(&quot;_&quot;;[.B45])-1)" office:value-type="string" office:string-value="node" calcext:value-type="string">
            <text:p>node</text:p>
          </table:table-cell>
          <table:table-cell table:formula="of:=OR([.C45]=[.D45];[.C45]=[.D45]&amp;&quot;*&quot;;[.C45]=[.D45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de* list_node_rest (node*);</text:p>
          </table:table-cell>
          <table:table-cell table:formula="of:=MID([.A46]; FIND(&quot; &quot;;[.A46])+1; FIND(&quot;(&quot;;[.A46])-FIND(&quot; &quot;;[.A46])-1)" office:value-type="string" office:string-value="list_node_rest " calcext:value-type="string">
            <text:p>list_node_rest </text:p>
          </table:table-cell>
          <table:table-cell table:formula="of:=MID([.A46]; FIND(&quot;(&quot;;[.A46])+1; IFERROR(FIND(&quot;,&quot;; [.A46]);FIND(&quot;)&quot;;[.A46]))-FIND(&quot;(&quot;;[.A46])-1)" office:value-type="string" office:string-value="node*" calcext:value-type="string">
            <text:p>node*</text:p>
          </table:table-cell>
          <table:table-cell table:formula="of:=LEFT([.B46];FIND(&quot;_&quot;;[.B46])-1)" office:value-type="string" office:string-value="list" calcext:value-type="string">
            <text:p>list</text:p>
          </table:table-cell>
          <table:table-cell table:formula="of:=OR([.C46]=[.D46];[.C46]=[.D46]&amp;&quot;*&quot;;[.C46]=[.D46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comma_rest(node*);</text:p>
          </table:table-cell>
          <table:table-cell table:formula="of:=MID([.A47]; FIND(&quot; &quot;;[.A47])+1; FIND(&quot;(&quot;;[.A47])-FIND(&quot; &quot;;[.A47])-1)" office:value-type="string" office:string-value="node_comma_rest" calcext:value-type="string">
            <text:p>node_comma_rest</text:p>
          </table:table-cell>
          <table:table-cell table:formula="of:=MID([.A47]; FIND(&quot;(&quot;;[.A47])+1; IFERROR(FIND(&quot;,&quot;; [.A47]);FIND(&quot;)&quot;;[.A47]))-FIND(&quot;(&quot;;[.A47])-1)" office:value-type="string" office:string-value="node*" calcext:value-type="string">
            <text:p>node*</text:p>
          </table:table-cell>
          <table:table-cell table:formula="of:=LEFT([.B47];FIND(&quot;_&quot;;[.B47])-1)" office:value-type="string" office:string-value="node" calcext:value-type="string">
            <text:p>node</text:p>
          </table:table-cell>
          <table:table-cell table:formula="of:=OR([.C47]=[.D47];[.C47]=[.D47]&amp;&quot;*&quot;;[.C47]=[.D47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de* list_node_cat (node*, node*);</text:p>
          </table:table-cell>
          <table:table-cell table:formula="of:=MID([.A48]; FIND(&quot; &quot;;[.A48])+1; FIND(&quot;(&quot;;[.A48])-FIND(&quot; &quot;;[.A48])-1)" office:value-type="string" office:string-value="list_node_cat " calcext:value-type="string">
            <text:p>list_node_cat </text:p>
          </table:table-cell>
          <table:table-cell table:formula="of:=MID([.A48]; FIND(&quot;(&quot;;[.A48])+1; IFERROR(FIND(&quot;,&quot;; [.A48]);FIND(&quot;)&quot;;[.A48]))-FIND(&quot;(&quot;;[.A48])-1)" office:value-type="string" office:string-value="node*" calcext:value-type="string">
            <text:p>node*</text:p>
          </table:table-cell>
          <table:table-cell table:formula="of:=LEFT([.B48];FIND(&quot;_&quot;;[.B48])-1)" office:value-type="string" office:string-value="list" calcext:value-type="string">
            <text:p>list</text:p>
          </table:table-cell>
          <table:table-cell table:formula="of:=OR([.C48]=[.D48];[.C48]=[.D48]&amp;&quot;*&quot;;[.C48]=[.D48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comma_cat(node*, node*);</text:p>
          </table:table-cell>
          <table:table-cell table:formula="of:=MID([.A49]; FIND(&quot; &quot;;[.A49])+1; FIND(&quot;(&quot;;[.A49])-FIND(&quot; &quot;;[.A49])-1)" office:value-type="string" office:string-value="node_comma_cat" calcext:value-type="string">
            <text:p>node_comma_cat</text:p>
          </table:table-cell>
          <table:table-cell table:formula="of:=MID([.A49]; FIND(&quot;(&quot;;[.A49])+1; IFERROR(FIND(&quot;,&quot;; [.A49]);FIND(&quot;)&quot;;[.A49]))-FIND(&quot;(&quot;;[.A49])-1)" office:value-type="string" office:string-value="node*" calcext:value-type="string">
            <text:p>node*</text:p>
          </table:table-cell>
          <table:table-cell table:formula="of:=LEFT([.B49];FIND(&quot;_&quot;;[.B49])-1)" office:value-type="string" office:string-value="node" calcext:value-type="string">
            <text:p>node</text:p>
          </table:table-cell>
          <table:table-cell table:formula="of:=OR([.C49]=[.D49];[.C49]=[.D49]&amp;&quot;*&quot;;[.C49]=[.D49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comma_list(node*);</text:p>
          </table:table-cell>
          <table:table-cell table:formula="of:=MID([.A50]; FIND(&quot; &quot;;[.A50])+1; FIND(&quot;(&quot;;[.A50])-FIND(&quot; &quot;;[.A50])-1)" office:value-type="string" office:string-value="node_comma_list" calcext:value-type="string">
            <text:p>node_comma_list</text:p>
          </table:table-cell>
          <table:table-cell table:formula="of:=MID([.A50]; FIND(&quot;(&quot;;[.A50])+1; IFERROR(FIND(&quot;,&quot;; [.A50]);FIND(&quot;)&quot;;[.A50]))-FIND(&quot;(&quot;;[.A50])-1)" office:value-type="string" office:string-value="node*" calcext:value-type="string">
            <text:p>node*</text:p>
          </table:table-cell>
          <table:table-cell table:formula="of:=LEFT([.B50];FIND(&quot;_&quot;;[.B50])-1)" office:value-type="string" office:string-value="node" calcext:value-type="string">
            <text:p>node</text:p>
          </table:table-cell>
          <table:table-cell table:formula="of:=OR([.C50]=[.D50];[.C50]=[.D50]&amp;&quot;*&quot;;[.C50]=[.D50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comma_set(node*);</text:p>
          </table:table-cell>
          <table:table-cell table:formula="of:=MID([.A51]; FIND(&quot; &quot;;[.A51])+1; FIND(&quot;(&quot;;[.A51])-FIND(&quot; &quot;;[.A51])-1)" office:value-type="string" office:string-value="node_comma_set" calcext:value-type="string">
            <text:p>node_comma_set</text:p>
          </table:table-cell>
          <table:table-cell table:formula="of:=MID([.A51]; FIND(&quot;(&quot;;[.A51])+1; IFERROR(FIND(&quot;,&quot;; [.A51]);FIND(&quot;)&quot;;[.A51]))-FIND(&quot;(&quot;;[.A51])-1)" office:value-type="string" office:string-value="node*" calcext:value-type="string">
            <text:p>node*</text:p>
          </table:table-cell>
          <table:table-cell table:formula="of:=LEFT([.B51];FIND(&quot;_&quot;;[.B51])-1)" office:value-type="string" office:string-value="node" calcext:value-type="string">
            <text:p>node</text:p>
          </table:table-cell>
          <table:table-cell table:formula="of:=OR([.C51]=[.D51];[.C51]=[.D51]&amp;&quot;*&quot;;[.C51]=[.D51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de* list_node_add (node*, node*);</text:p>
          </table:table-cell>
          <table:table-cell table:formula="of:=MID([.A52]; FIND(&quot; &quot;;[.A52])+1; FIND(&quot;(&quot;;[.A52])-FIND(&quot; &quot;;[.A52])-1)" office:value-type="string" office:string-value="list_node_add " calcext:value-type="string">
            <text:p>list_node_add </text:p>
          </table:table-cell>
          <table:table-cell table:formula="of:=MID([.A52]; FIND(&quot;(&quot;;[.A52])+1; IFERROR(FIND(&quot;,&quot;; [.A52]);FIND(&quot;)&quot;;[.A52]))-FIND(&quot;(&quot;;[.A52])-1)" office:value-type="string" office:string-value="node*" calcext:value-type="string">
            <text:p>node*</text:p>
          </table:table-cell>
          <table:table-cell table:formula="of:=LEFT([.B52];FIND(&quot;_&quot;;[.B52])-1)" office:value-type="string" office:string-value="list" calcext:value-type="string">
            <text:p>list</text:p>
          </table:table-cell>
          <table:table-cell table:formula="of:=OR([.C52]=[.D52];[.C52]=[.D52]&amp;&quot;*&quot;;[.C52]=[.D52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comma_add(node*, node*);</text:p>
          </table:table-cell>
          <table:table-cell table:formula="of:=MID([.A53]; FIND(&quot; &quot;;[.A53])+1; FIND(&quot;(&quot;;[.A53])-FIND(&quot; &quot;;[.A53])-1)" office:value-type="string" office:string-value="node_comma_add" calcext:value-type="string">
            <text:p>node_comma_add</text:p>
          </table:table-cell>
          <table:table-cell table:formula="of:=MID([.A53]; FIND(&quot;(&quot;;[.A53])+1; IFERROR(FIND(&quot;,&quot;; [.A53]);FIND(&quot;)&quot;;[.A53]))-FIND(&quot;(&quot;;[.A53])-1)" office:value-type="string" office:string-value="node*" calcext:value-type="string">
            <text:p>node*</text:p>
          </table:table-cell>
          <table:table-cell table:formula="of:=LEFT([.B53];FIND(&quot;_&quot;;[.B53])-1)" office:value-type="string" office:string-value="node" calcext:value-type="string">
            <text:p>node</text:p>
          </table:table-cell>
          <table:table-cell table:formula="of:=OR([.C53]=[.D53];[.C53]=[.D53]&amp;&quot;*&quot;;[.C53]=[.D53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de* list_node_push (node*, node*);</text:p>
          </table:table-cell>
          <table:table-cell table:formula="of:=MID([.A54]; FIND(&quot; &quot;;[.A54])+1; FIND(&quot;(&quot;;[.A54])-FIND(&quot; &quot;;[.A54])-1)" office:value-type="string" office:string-value="list_node_push " calcext:value-type="string">
            <text:p>list_node_push </text:p>
          </table:table-cell>
          <table:table-cell table:formula="of:=MID([.A54]; FIND(&quot;(&quot;;[.A54])+1; IFERROR(FIND(&quot;,&quot;; [.A54]);FIND(&quot;)&quot;;[.A54]))-FIND(&quot;(&quot;;[.A54])-1)" office:value-type="string" office:string-value="node*" calcext:value-type="string">
            <text:p>node*</text:p>
          </table:table-cell>
          <table:table-cell table:formula="of:=LEFT([.B54];FIND(&quot;_&quot;;[.B54])-1)" office:value-type="string" office:string-value="list" calcext:value-type="string">
            <text:p>list</text:p>
          </table:table-cell>
          <table:table-cell table:formula="of:=OR([.C54]=[.D54];[.C54]=[.D54]&amp;&quot;*&quot;;[.C54]=[.D54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comma_push(node*, node*);</text:p>
          </table:table-cell>
          <table:table-cell table:formula="of:=MID([.A55]; FIND(&quot; &quot;;[.A55])+1; FIND(&quot;(&quot;;[.A55])-FIND(&quot; &quot;;[.A55])-1)" office:value-type="string" office:string-value="node_comma_push" calcext:value-type="string">
            <text:p>node_comma_push</text:p>
          </table:table-cell>
          <table:table-cell table:formula="of:=MID([.A55]; FIND(&quot;(&quot;;[.A55])+1; IFERROR(FIND(&quot;,&quot;; [.A55]);FIND(&quot;)&quot;;[.A55]))-FIND(&quot;(&quot;;[.A55])-1)" office:value-type="string" office:string-value="node*" calcext:value-type="string">
            <text:p>node*</text:p>
          </table:table-cell>
          <table:table-cell table:formula="of:=LEFT([.B55];FIND(&quot;_&quot;;[.B55])-1)" office:value-type="string" office:string-value="node" calcext:value-type="string">
            <text:p>node</text:p>
          </table:table-cell>
          <table:table-cell table:formula="of:=OR([.C55]=[.D55];[.C55]=[.D55]&amp;&quot;*&quot;;[.C55]=[.D55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* node_array_borrow_all(node**, fast_u8);</text:p>
          </table:table-cell>
          <table:table-cell table:formula="of:=MID([.A56]; FIND(&quot; &quot;;[.A56])+1; FIND(&quot;(&quot;;[.A56])-FIND(&quot; &quot;;[.A56])-1)" office:value-type="string" office:string-value="node_array_borrow_all" calcext:value-type="string">
            <text:p>node_array_borrow_all</text:p>
          </table:table-cell>
          <table:table-cell table:formula="of:=MID([.A56]; FIND(&quot;(&quot;;[.A56])+1; IFERROR(FIND(&quot;,&quot;; [.A56]);FIND(&quot;)&quot;;[.A56]))-FIND(&quot;(&quot;;[.A56])-1)" office:value-type="string" office:string-value="node**" calcext:value-type="string">
            <text:p>node**</text:p>
          </table:table-cell>
          <table:table-cell table:formula="of:=LEFT([.B56];FIND(&quot;_&quot;;[.B56])-1)" office:value-type="string" office:string-value="node" calcext:value-type="string">
            <text:p>node</text:p>
          </table:table-cell>
          <table:table-cell table:formula="of:=OR([.C56]=[.D56];[.C56]=[.D56]&amp;&quot;*&quot;;[.C56]=[.D56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 node_is_near(node*, node*);</text:p>
          </table:table-cell>
          <table:table-cell table:formula="of:=MID([.A57]; FIND(&quot; &quot;;[.A57])+1; FIND(&quot;(&quot;;[.A57])-FIND(&quot; &quot;;[.A57])-1)" office:value-type="string" office:string-value="node_is_near" calcext:value-type="string">
            <text:p>node_is_near</text:p>
          </table:table-cell>
          <table:table-cell table:formula="of:=MID([.A57]; FIND(&quot;(&quot;;[.A57])+1; IFERROR(FIND(&quot;,&quot;; [.A57]);FIND(&quot;)&quot;;[.A57]))-FIND(&quot;(&quot;;[.A57])-1)" office:value-type="string" office:string-value="node*" calcext:value-type="string">
            <text:p>node*</text:p>
          </table:table-cell>
          <table:table-cell table:formula="of:=LEFT([.B57];FIND(&quot;_&quot;;[.B57])-1)" office:value-type="string" office:string-value="node" calcext:value-type="string">
            <text:p>node</text:p>
          </table:table-cell>
          <table:table-cell table:formula="of:=OR([.C57]=[.D57];[.C57]=[.D57]&amp;&quot;*&quot;;[.C57]=[.D57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near(node*, u16);</text:p>
          </table:table-cell>
          <table:table-cell table:formula="of:=MID([.A58]; FIND(&quot; &quot;;[.A58])+1; FIND(&quot;(&quot;;[.A58])-FIND(&quot; &quot;;[.A58])-1)" office:value-type="string" office:string-value="node_near" calcext:value-type="string">
            <text:p>node_near</text:p>
          </table:table-cell>
          <table:table-cell table:formula="of:=MID([.A58]; FIND(&quot;(&quot;;[.A58])+1; IFERROR(FIND(&quot;,&quot;; [.A58]);FIND(&quot;)&quot;;[.A58]))-FIND(&quot;(&quot;;[.A58])-1)" office:value-type="string" office:string-value="node*" calcext:value-type="string">
            <text:p>node*</text:p>
          </table:table-cell>
          <table:table-cell table:formula="of:=LEFT([.B58];FIND(&quot;_&quot;;[.B58])-1)" office:value-type="string" office:string-value="node" calcext:value-type="string">
            <text:p>node</text:p>
          </table:table-cell>
          <table:table-cell table:formula="of:=OR([.C58]=[.D58];[.C58]=[.D58]&amp;&quot;*&quot;;[.C58]=[.D58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6 node_nearby_addr(node*);</text:p>
          </table:table-cell>
          <table:table-cell table:formula="of:=MID([.A59]; FIND(&quot; &quot;;[.A59])+1; FIND(&quot;(&quot;;[.A59])-FIND(&quot; &quot;;[.A59])-1)" office:value-type="string" office:string-value="node_nearby_addr" calcext:value-type="string">
            <text:p>node_nearby_addr</text:p>
          </table:table-cell>
          <table:table-cell table:formula="of:=MID([.A59]; FIND(&quot;(&quot;;[.A59])+1; IFERROR(FIND(&quot;,&quot;; [.A59]);FIND(&quot;)&quot;;[.A59]))-FIND(&quot;(&quot;;[.A59])-1)" office:value-type="string" office:string-value="node*" calcext:value-type="string">
            <text:p>node*</text:p>
          </table:table-cell>
          <table:table-cell table:formula="of:=LEFT([.B59];FIND(&quot;_&quot;;[.B59])-1)" office:value-type="string" office:string-value="node" calcext:value-type="string">
            <text:p>node</text:p>
          </table:table-cell>
          <table:table-cell table:formula="of:=OR([.C59]=[.D59];[.C59]=[.D59]&amp;&quot;*&quot;;[.C59]=[.D59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de* lonr_op_node_borrow_r(node*);</text:p>
          </table:table-cell>
          <table:table-cell table:formula="of:=MID([.A60]; FIND(&quot; &quot;;[.A60])+1; FIND(&quot;(&quot;;[.A60])-FIND(&quot; &quot;;[.A60])-1)" office:value-type="string" office:string-value="lonr_op_node_borrow_r" calcext:value-type="string">
            <text:p>lonr_op_node_borrow_r</text:p>
          </table:table-cell>
          <table:table-cell table:formula="of:=MID([.A60]; FIND(&quot;(&quot;;[.A60])+1; IFERROR(FIND(&quot;,&quot;; [.A60]);FIND(&quot;)&quot;;[.A60]))-FIND(&quot;(&quot;;[.A60])-1)" office:value-type="string" office:string-value="node*" calcext:value-type="string">
            <text:p>node*</text:p>
          </table:table-cell>
          <table:table-cell table:formula="of:=LEFT([.B60];FIND(&quot;_&quot;;[.B60])-1)" office:value-type="string" office:string-value="lonr" calcext:value-type="string">
            <text:p>lonr</text:p>
          </table:table-cell>
          <table:table-cell table:formula="of:=OR([.C60]=[.D60];[.C60]=[.D60]&amp;&quot;*&quot;;[.C60]=[.D60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near_rs(node*, fast_u8);</text:p>
          </table:table-cell>
          <table:table-cell table:formula="of:=MID([.A61]; FIND(&quot; &quot;;[.A61])+1; FIND(&quot;(&quot;;[.A61])-FIND(&quot; &quot;;[.A61])-1)" office:value-type="string" office:string-value="node_near_rs" calcext:value-type="string">
            <text:p>node_near_rs</text:p>
          </table:table-cell>
          <table:table-cell table:formula="of:=MID([.A61]; FIND(&quot;(&quot;;[.A61])+1; IFERROR(FIND(&quot;,&quot;; [.A61]);FIND(&quot;)&quot;;[.A61]))-FIND(&quot;(&quot;;[.A61])-1)" office:value-type="string" office:string-value="node*" calcext:value-type="string">
            <text:p>node*</text:p>
          </table:table-cell>
          <table:table-cell table:formula="of:=LEFT([.B61];FIND(&quot;_&quot;;[.B61])-1)" office:value-type="string" office:string-value="node" calcext:value-type="string">
            <text:p>node</text:p>
          </table:table-cell>
          <table:table-cell table:formula="of:=OR([.C61]=[.D61];[.C61]=[.D61]&amp;&quot;*&quot;;[.C61]=[.D61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de* mini_box_node_seng(node*);</text:p>
          </table:table-cell>
          <table:table-cell table:formula="of:=MID([.A62]; FIND(&quot; &quot;;[.A62])+1; FIND(&quot;(&quot;;[.A62])-FIND(&quot; &quot;;[.A62])-1)" office:value-type="string" office:string-value="mini_box_node_seng" calcext:value-type="string">
            <text:p>mini_box_node_seng</text:p>
          </table:table-cell>
          <table:table-cell table:formula="of:=MID([.A62]; FIND(&quot;(&quot;;[.A62])+1; IFERROR(FIND(&quot;,&quot;; [.A62]);FIND(&quot;)&quot;;[.A62]))-FIND(&quot;(&quot;;[.A62])-1)" office:value-type="string" office:string-value="node*" calcext:value-type="string">
            <text:p>node*</text:p>
          </table:table-cell>
          <table:table-cell table:formula="of:=LEFT([.B62];FIND(&quot;_&quot;;[.B62])-1)" office:value-type="string" office:string-value="mini" calcext:value-type="string">
            <text:p>mini</text:p>
          </table:table-cell>
          <table:table-cell table:formula="of:=OR([.C62]=[.D62];[.C62]=[.D62]&amp;&quot;*&quot;;[.C62]=[.D62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mininode_nop(mininode, scope*);</text:p>
          </table:table-cell>
          <table:table-cell table:formula="of:=MID([.A63]; FIND(&quot; &quot;;[.A63])+1; FIND(&quot;(&quot;;[.A63])-FIND(&quot; &quot;;[.A63])-1)" office:value-type="string" office:string-value="mininode_nop" calcext:value-type="string">
            <text:p>mininode_nop</text:p>
          </table:table-cell>
          <table:table-cell table:formula="of:=MID([.A63]; FIND(&quot;(&quot;;[.A63])+1; IFERROR(FIND(&quot;,&quot;; [.A63]);FIND(&quot;)&quot;;[.A63]))-FIND(&quot;(&quot;;[.A63])-1)" office:value-type="string" office:string-value="mininode" calcext:value-type="string">
            <text:p>mininode</text:p>
          </table:table-cell>
          <table:table-cell table:formula="of:=LEFT([.B63];FIND(&quot;_&quot;;[.B63])-1)" office:value-type="string" office:string-value="mininode" calcext:value-type="string">
            <text:p>mininode</text:p>
          </table:table-cell>
          <table:table-cell table:formula="of:=OR([.C63]=[.D63];[.C63]=[.D63]&amp;&quot;*&quot;;[.C63]=[.D63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mininode_neg(mininode, scope*);</text:p>
          </table:table-cell>
          <table:table-cell table:formula="of:=MID([.A64]; FIND(&quot; &quot;;[.A64])+1; FIND(&quot;(&quot;;[.A64])-FIND(&quot; &quot;;[.A64])-1)" office:value-type="string" office:string-value="mininode_neg" calcext:value-type="string">
            <text:p>mininode_neg</text:p>
          </table:table-cell>
          <table:table-cell table:formula="of:=MID([.A64]; FIND(&quot;(&quot;;[.A64])+1; IFERROR(FIND(&quot;,&quot;; [.A64]);FIND(&quot;)&quot;;[.A64]))-FIND(&quot;(&quot;;[.A64])-1)" office:value-type="string" office:string-value="mininode" calcext:value-type="string">
            <text:p>mininode</text:p>
          </table:table-cell>
          <table:table-cell table:formula="of:=LEFT([.B64];FIND(&quot;_&quot;;[.B64])-1)" office:value-type="string" office:string-value="mininode" calcext:value-type="string">
            <text:p>mininode</text:p>
          </table:table-cell>
          <table:table-cell table:formula="of:=OR([.C64]=[.D64];[.C64]=[.D64]&amp;&quot;*&quot;;[.C64]=[.D64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mininode_inv(mininode, scope*);</text:p>
          </table:table-cell>
          <table:table-cell table:formula="of:=MID([.A65]; FIND(&quot; &quot;;[.A65])+1; FIND(&quot;(&quot;;[.A65])-FIND(&quot; &quot;;[.A65])-1)" office:value-type="string" office:string-value="mininode_inv" calcext:value-type="string">
            <text:p>mininode_inv</text:p>
          </table:table-cell>
          <table:table-cell table:formula="of:=MID([.A65]; FIND(&quot;(&quot;;[.A65])+1; IFERROR(FIND(&quot;,&quot;; [.A65]);FIND(&quot;)&quot;;[.A65]))-FIND(&quot;(&quot;;[.A65])-1)" office:value-type="string" office:string-value="mininode" calcext:value-type="string">
            <text:p>mininode</text:p>
          </table:table-cell>
          <table:table-cell table:formula="of:=LEFT([.B65];FIND(&quot;_&quot;;[.B65])-1)" office:value-type="string" office:string-value="mininode" calcext:value-type="string">
            <text:p>mininode</text:p>
          </table:table-cell>
          <table:table-cell table:formula="of:=OR([.C65]=[.D65];[.C65]=[.D65]&amp;&quot;*&quot;;[.C65]=[.D65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mininode_first(mininode, scope*);</text:p>
          </table:table-cell>
          <table:table-cell table:formula="of:=MID([.A66]; FIND(&quot; &quot;;[.A66])+1; FIND(&quot;(&quot;;[.A66])-FIND(&quot; &quot;;[.A66])-1)" office:value-type="string" office:string-value="mininode_first" calcext:value-type="string">
            <text:p>mininode_first</text:p>
          </table:table-cell>
          <table:table-cell table:formula="of:=MID([.A66]; FIND(&quot;(&quot;;[.A66])+1; IFERROR(FIND(&quot;,&quot;; [.A66]);FIND(&quot;)&quot;;[.A66]))-FIND(&quot;(&quot;;[.A66])-1)" office:value-type="string" office:string-value="mininode" calcext:value-type="string">
            <text:p>mininode</text:p>
          </table:table-cell>
          <table:table-cell table:formula="of:=LEFT([.B66];FIND(&quot;_&quot;;[.B66])-1)" office:value-type="string" office:string-value="mininode" calcext:value-type="string">
            <text:p>mininode</text:p>
          </table:table-cell>
          <table:table-cell table:formula="of:=OR([.C66]=[.D66];[.C66]=[.D66]&amp;&quot;*&quot;;[.C66]=[.D66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mininode_not(mininode, scope*);</text:p>
          </table:table-cell>
          <table:table-cell table:formula="of:=MID([.A67]; FIND(&quot; &quot;;[.A67])+1; FIND(&quot;(&quot;;[.A67])-FIND(&quot; &quot;;[.A67])-1)" office:value-type="string" office:string-value="mininode_not" calcext:value-type="string">
            <text:p>mininode_not</text:p>
          </table:table-cell>
          <table:table-cell table:formula="of:=MID([.A67]; FIND(&quot;(&quot;;[.A67])+1; IFERROR(FIND(&quot;,&quot;; [.A67]);FIND(&quot;)&quot;;[.A67]))-FIND(&quot;(&quot;;[.A67])-1)" office:value-type="string" office:string-value="mininode" calcext:value-type="string">
            <text:p>mininode</text:p>
          </table:table-cell>
          <table:table-cell table:formula="of:=LEFT([.B67];FIND(&quot;_&quot;;[.B67])-1)" office:value-type="string" office:string-value="mininode" calcext:value-type="string">
            <text:p>mininode</text:p>
          </table:table-cell>
          <table:table-cell table:formula="of:=OR([.C67]=[.D67];[.C67]=[.D67]&amp;&quot;*&quot;;[.C67]=[.D67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mininode_list(mininode, scope*);</text:p>
          </table:table-cell>
          <table:table-cell table:formula="of:=MID([.A68]; FIND(&quot; &quot;;[.A68])+1; FIND(&quot;(&quot;;[.A68])-FIND(&quot; &quot;;[.A68])-1)" office:value-type="string" office:string-value="mininode_list" calcext:value-type="string">
            <text:p>mininode_list</text:p>
          </table:table-cell>
          <table:table-cell table:formula="of:=MID([.A68]; FIND(&quot;(&quot;;[.A68])+1; IFERROR(FIND(&quot;,&quot;; [.A68]);FIND(&quot;)&quot;;[.A68]))-FIND(&quot;(&quot;;[.A68])-1)" office:value-type="string" office:string-value="mininode" calcext:value-type="string">
            <text:p>mininode</text:p>
          </table:table-cell>
          <table:table-cell table:formula="of:=LEFT([.B68];FIND(&quot;_&quot;;[.B68])-1)" office:value-type="string" office:string-value="mininode" calcext:value-type="string">
            <text:p>mininode</text:p>
          </table:table-cell>
          <table:table-cell table:formula="of:=OR([.C68]=[.D68];[.C68]=[.D68]&amp;&quot;*&quot;;[.C68]=[.D68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mininode_spread(mininode, scope*);</text:p>
          </table:table-cell>
          <table:table-cell table:formula="of:=MID([.A69]; FIND(&quot; &quot;;[.A69])+1; FIND(&quot;(&quot;;[.A69])-FIND(&quot; &quot;;[.A69])-1)" office:value-type="string" office:string-value="mininode_spread" calcext:value-type="string">
            <text:p>mininode_spread</text:p>
          </table:table-cell>
          <table:table-cell table:formula="of:=MID([.A69]; FIND(&quot;(&quot;;[.A69])+1; IFERROR(FIND(&quot;,&quot;; [.A69]);FIND(&quot;)&quot;;[.A69]))-FIND(&quot;(&quot;;[.A69])-1)" office:value-type="string" office:string-value="mininode" calcext:value-type="string">
            <text:p>mininode</text:p>
          </table:table-cell>
          <table:table-cell table:formula="of:=LEFT([.B69];FIND(&quot;_&quot;;[.B69])-1)" office:value-type="string" office:string-value="mininode" calcext:value-type="string">
            <text:p>mininode</text:p>
          </table:table-cell>
          <table:table-cell table:formula="of:=OR([.C69]=[.D69];[.C69]=[.D69]&amp;&quot;*&quot;;[.C69]=[.D69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mininode_box(mininode, scope*);</text:p>
          </table:table-cell>
          <table:table-cell table:formula="of:=MID([.A70]; FIND(&quot; &quot;;[.A70])+1; FIND(&quot;(&quot;;[.A70])-FIND(&quot; &quot;;[.A70])-1)" office:value-type="string" office:string-value="mininode_box" calcext:value-type="string">
            <text:p>mininode_box</text:p>
          </table:table-cell>
          <table:table-cell table:formula="of:=MID([.A70]; FIND(&quot;(&quot;;[.A70])+1; IFERROR(FIND(&quot;,&quot;; [.A70]);FIND(&quot;)&quot;;[.A70]))-FIND(&quot;(&quot;;[.A70])-1)" office:value-type="string" office:string-value="mininode" calcext:value-type="string">
            <text:p>mininode</text:p>
          </table:table-cell>
          <table:table-cell table:formula="of:=LEFT([.B70];FIND(&quot;_&quot;;[.B70])-1)" office:value-type="string" office:string-value="mininode" calcext:value-type="string">
            <text:p>mininode</text:p>
          </table:table-cell>
          <table:table-cell table:formula="of:=OR([.C70]=[.D70];[.C70]=[.D70]&amp;&quot;*&quot;;[.C70]=[.D70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mininode_range_from_zero(mininode, scope*);</text:p>
          </table:table-cell>
          <table:table-cell table:formula="of:=MID([.A71]; FIND(&quot; &quot;;[.A71])+1; FIND(&quot;(&quot;;[.A71])-FIND(&quot; &quot;;[.A71])-1)" office:value-type="string" office:string-value="mininode_range_from_zero" calcext:value-type="string">
            <text:p>mininode_range_from_zero</text:p>
          </table:table-cell>
          <table:table-cell table:formula="of:=MID([.A71]; FIND(&quot;(&quot;;[.A71])+1; IFERROR(FIND(&quot;,&quot;; [.A71]);FIND(&quot;)&quot;;[.A71]))-FIND(&quot;(&quot;;[.A71])-1)" office:value-type="string" office:string-value="mininode" calcext:value-type="string">
            <text:p>mininode</text:p>
          </table:table-cell>
          <table:table-cell table:formula="of:=LEFT([.B71];FIND(&quot;_&quot;;[.B71])-1)" office:value-type="string" office:string-value="mininode" calcext:value-type="string">
            <text:p>mininode</text:p>
          </table:table-cell>
          <table:table-cell table:formula="of:=OR([.C71]=[.D71];[.C71]=[.D71]&amp;&quot;*&quot;;[.C71]=[.D71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mininode_range_forever(mininode, scope*);</text:p>
          </table:table-cell>
          <table:table-cell table:formula="of:=MID([.A72]; FIND(&quot; &quot;;[.A72])+1; FIND(&quot;(&quot;;[.A72])-FIND(&quot; &quot;;[.A72])-1)" office:value-type="string" office:string-value="mininode_range_forever" calcext:value-type="string">
            <text:p>mininode_range_forever</text:p>
          </table:table-cell>
          <table:table-cell table:formula="of:=MID([.A72]; FIND(&quot;(&quot;;[.A72])+1; IFERROR(FIND(&quot;,&quot;; [.A72]);FIND(&quot;)&quot;;[.A72]))-FIND(&quot;(&quot;;[.A72])-1)" office:value-type="string" office:string-value="mininode" calcext:value-type="string">
            <text:p>mininode</text:p>
          </table:table-cell>
          <table:table-cell table:formula="of:=LEFT([.B72];FIND(&quot;_&quot;;[.B72])-1)" office:value-type="string" office:string-value="mininode" calcext:value-type="string">
            <text:p>mininode</text:p>
          </table:table-cell>
          <table:table-cell table:formula="of:=OR([.C72]=[.D72];[.C72]=[.D72]&amp;&quot;*&quot;;[.C72]=[.D72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mininode_self_assoc(mininode, scope*);</text:p>
          </table:table-cell>
          <table:table-cell table:formula="of:=MID([.A73]; FIND(&quot; &quot;;[.A73])+1; FIND(&quot;(&quot;;[.A73])-FIND(&quot; &quot;;[.A73])-1)" office:value-type="string" office:string-value="mininode_self_assoc" calcext:value-type="string">
            <text:p>mininode_self_assoc</text:p>
          </table:table-cell>
          <table:table-cell table:formula="of:=MID([.A73]; FIND(&quot;(&quot;;[.A73])+1; IFERROR(FIND(&quot;,&quot;; [.A73]);FIND(&quot;)&quot;;[.A73]))-FIND(&quot;(&quot;;[.A73])-1)" office:value-type="string" office:string-value="mininode" calcext:value-type="string">
            <text:p>mininode</text:p>
          </table:table-cell>
          <table:table-cell table:formula="of:=LEFT([.B73];FIND(&quot;_&quot;;[.B73])-1)" office:value-type="string" office:string-value="mininode" calcext:value-type="string">
            <text:p>mininode</text:p>
          </table:table-cell>
          <table:table-cell table:formula="of:=OR([.C73]=[.D73];[.C73]=[.D73]&amp;&quot;*&quot;;[.C73]=[.D73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mininode_self_cstraint(mininode, scope*);</text:p>
          </table:table-cell>
          <table:table-cell table:formula="of:=MID([.A74]; FIND(&quot; &quot;;[.A74])+1; FIND(&quot;(&quot;;[.A74])-FIND(&quot; &quot;;[.A74])-1)" office:value-type="string" office:string-value="mininode_self_cstraint" calcext:value-type="string">
            <text:p>mininode_self_cstraint</text:p>
          </table:table-cell>
          <table:table-cell table:formula="of:=MID([.A74]; FIND(&quot;(&quot;;[.A74])+1; IFERROR(FIND(&quot;,&quot;; [.A74]);FIND(&quot;)&quot;;[.A74]))-FIND(&quot;(&quot;;[.A74])-1)" office:value-type="string" office:string-value="mininode" calcext:value-type="string">
            <text:p>mininode</text:p>
          </table:table-cell>
          <table:table-cell table:formula="of:=LEFT([.B74];FIND(&quot;_&quot;;[.B74])-1)" office:value-type="string" office:string-value="mininode" calcext:value-type="string">
            <text:p>mininode</text:p>
          </table:table-cell>
          <table:table-cell table:formula="of:=OR([.C74]=[.D74];[.C74]=[.D74]&amp;&quot;*&quot;;[.C74]=[.D74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mininode_comma_self_assoc(mininode, scope*);</text:p>
          </table:table-cell>
          <table:table-cell table:formula="of:=MID([.A75]; FIND(&quot; &quot;;[.A75])+1; FIND(&quot;(&quot;;[.A75])-FIND(&quot; &quot;;[.A75])-1)" office:value-type="string" office:string-value="mininode_comma_self_assoc" calcext:value-type="string">
            <text:p>mininode_comma_self_assoc</text:p>
          </table:table-cell>
          <table:table-cell table:formula="of:=MID([.A75]; FIND(&quot;(&quot;;[.A75])+1; IFERROR(FIND(&quot;,&quot;; [.A75]);FIND(&quot;)&quot;;[.A75]))-FIND(&quot;(&quot;;[.A75])-1)" office:value-type="string" office:string-value="mininode" calcext:value-type="string">
            <text:p>mininode</text:p>
          </table:table-cell>
          <table:table-cell table:formula="of:=LEFT([.B75];FIND(&quot;_&quot;;[.B75])-1)" office:value-type="string" office:string-value="mininode" calcext:value-type="string">
            <text:p>mininode</text:p>
          </table:table-cell>
          <table:table-cell table:formula="of:=OR([.C75]=[.D75];[.C75]=[.D75]&amp;&quot;*&quot;;[.C75]=[.D75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mininode_comma_self_cstraint(mininode, scope*);</text:p>
          </table:table-cell>
          <table:table-cell table:formula="of:=MID([.A76]; FIND(&quot; &quot;;[.A76])+1; FIND(&quot;(&quot;;[.A76])-FIND(&quot; &quot;;[.A76])-1)" office:value-type="string" office:string-value="mininode_comma_self_cstraint" calcext:value-type="string">
            <text:p>mininode_comma_self_cstraint</text:p>
          </table:table-cell>
          <table:table-cell table:formula="of:=MID([.A76]; FIND(&quot;(&quot;;[.A76])+1; IFERROR(FIND(&quot;,&quot;; [.A76]);FIND(&quot;)&quot;;[.A76]))-FIND(&quot;(&quot;;[.A76])-1)" office:value-type="string" office:string-value="mininode" calcext:value-type="string">
            <text:p>mininode</text:p>
          </table:table-cell>
          <table:table-cell table:formula="of:=LEFT([.B76];FIND(&quot;_&quot;;[.B76])-1)" office:value-type="string" office:string-value="mininode" calcext:value-type="string">
            <text:p>mininode</text:p>
          </table:table-cell>
          <table:table-cell table:formula="of:=OR([.C76]=[.D76];[.C76]=[.D76]&amp;&quot;*&quot;;[.C76]=[.D76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mininode_size(mininode, scope*);</text:p>
          </table:table-cell>
          <table:table-cell table:formula="of:=MID([.A77]; FIND(&quot; &quot;;[.A77])+1; FIND(&quot;(&quot;;[.A77])-FIND(&quot; &quot;;[.A77])-1)" office:value-type="string" office:string-value="mininode_size" calcext:value-type="string">
            <text:p>mininode_size</text:p>
          </table:table-cell>
          <table:table-cell table:formula="of:=MID([.A77]; FIND(&quot;(&quot;;[.A77])+1; IFERROR(FIND(&quot;,&quot;; [.A77]);FIND(&quot;)&quot;;[.A77]))-FIND(&quot;(&quot;;[.A77])-1)" office:value-type="string" office:string-value="mininode" calcext:value-type="string">
            <text:p>mininode</text:p>
          </table:table-cell>
          <table:table-cell table:formula="of:=LEFT([.B77];FIND(&quot;_&quot;;[.B77])-1)" office:value-type="string" office:string-value="mininode" calcext:value-type="string">
            <text:p>mininode</text:p>
          </table:table-cell>
          <table:table-cell table:formula="of:=OR([.C77]=[.D77];[.C77]=[.D77]&amp;&quot;*&quot;;[.C77]=[.D77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mininode_length(mininode, scope*);</text:p>
          </table:table-cell>
          <table:table-cell table:formula="of:=MID([.A78]; FIND(&quot; &quot;;[.A78])+1; FIND(&quot;(&quot;;[.A78])-FIND(&quot; &quot;;[.A78])-1)" office:value-type="string" office:string-value="mininode_length" calcext:value-type="string">
            <text:p>mininode_length</text:p>
          </table:table-cell>
          <table:table-cell table:formula="of:=MID([.A78]; FIND(&quot;(&quot;;[.A78])+1; IFERROR(FIND(&quot;,&quot;; [.A78]);FIND(&quot;)&quot;;[.A78]))-FIND(&quot;(&quot;;[.A78])-1)" office:value-type="string" office:string-value="mininode" calcext:value-type="string">
            <text:p>mininode</text:p>
          </table:table-cell>
          <table:table-cell table:formula="of:=LEFT([.B78];FIND(&quot;_&quot;;[.B78])-1)" office:value-type="string" office:string-value="mininode" calcext:value-type="string">
            <text:p>mininode</text:p>
          </table:table-cell>
          <table:table-cell table:formula="of:=OR([.C78]=[.D78];[.C78]=[.D78]&amp;&quot;*&quot;;[.C78]=[.D78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ninode mininode_of(u32, node*, u8*, void*, fast_u8);</text:p>
          </table:table-cell>
          <table:table-cell table:formula="of:=MID([.A79]; FIND(&quot; &quot;;[.A79])+1; FIND(&quot;(&quot;;[.A79])-FIND(&quot; &quot;;[.A79])-1)" office:value-type="string" office:string-value="mininode_of" calcext:value-type="string">
            <text:p>mininode_of</text:p>
          </table:table-cell>
          <table:table-cell table:formula="of:=MID([.A79]; FIND(&quot;(&quot;;[.A79])+1; IFERROR(FIND(&quot;,&quot;; [.A79]);FIND(&quot;)&quot;;[.A79]))-FIND(&quot;(&quot;;[.A79])-1)" office:value-type="string" office:string-value="u32" calcext:value-type="string">
            <text:p>u32</text:p>
          </table:table-cell>
          <table:table-cell table:formula="of:=LEFT([.B79];FIND(&quot;_&quot;;[.B79])-1)" office:value-type="string" office:string-value="mininode" calcext:value-type="string">
            <text:p>mininode</text:p>
          </table:table-cell>
          <table:table-cell table:formula="of:=OR([.C79]=[.D79];[.C79]=[.D79]&amp;&quot;*&quot;;[.C79]=[.D79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ode mininode_borrow(mininode);</text:p>
          </table:table-cell>
          <table:table-cell table:formula="of:=MID([.A80]; FIND(&quot; &quot;;[.A80])+1; FIND(&quot;(&quot;;[.A80])-FIND(&quot; &quot;;[.A80])-1)" office:value-type="string" office:string-value="mininode_borrow" calcext:value-type="string">
            <text:p>mininode_borrow</text:p>
          </table:table-cell>
          <table:table-cell table:formula="of:=MID([.A80]; FIND(&quot;(&quot;;[.A80])+1; IFERROR(FIND(&quot;,&quot;; [.A80]);FIND(&quot;)&quot;;[.A80]))-FIND(&quot;(&quot;;[.A80])-1)" office:value-type="string" office:string-value="mininode" calcext:value-type="string">
            <text:p>mininode</text:p>
          </table:table-cell>
          <table:table-cell table:formula="of:=LEFT([.B80];FIND(&quot;_&quot;;[.B80])-1)" office:value-type="string" office:string-value="mininode" calcext:value-type="string">
            <text:p>mininode</text:p>
          </table:table-cell>
          <table:table-cell table:formula="of:=OR([.C80]=[.D80];[.C80]=[.D80]&amp;&quot;*&quot;;[.C80]=[.D80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ode mininode_unref(mininode);</text:p>
          </table:table-cell>
          <table:table-cell table:formula="of:=MID([.A81]; FIND(&quot; &quot;;[.A81])+1; FIND(&quot;(&quot;;[.A81])-FIND(&quot; &quot;;[.A81])-1)" office:value-type="string" office:string-value="mininode_unref" calcext:value-type="string">
            <text:p>mininode_unref</text:p>
          </table:table-cell>
          <table:table-cell table:formula="of:=MID([.A81]; FIND(&quot;(&quot;;[.A81])+1; IFERROR(FIND(&quot;,&quot;; [.A81]);FIND(&quot;)&quot;;[.A81]))-FIND(&quot;(&quot;;[.A81])-1)" office:value-type="string" office:string-value="mininode" calcext:value-type="string">
            <text:p>mininode</text:p>
          </table:table-cell>
          <table:table-cell table:formula="of:=LEFT([.B81];FIND(&quot;_&quot;;[.B81])-1)" office:value-type="string" office:string-value="mininode" calcext:value-type="string">
            <text:p>mininode</text:p>
          </table:table-cell>
          <table:table-cell table:formula="of:=OR([.C81]=[.D81];[.C81]=[.D81]&amp;&quot;*&quot;;[.C81]=[.D81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ode mininode_unref_with_note(mininode, char*);</text:p>
          </table:table-cell>
          <table:table-cell table:formula="of:=MID([.A82]; FIND(&quot; &quot;;[.A82])+1; FIND(&quot;(&quot;;[.A82])-FIND(&quot; &quot;;[.A82])-1)" office:value-type="string" office:string-value="mininode_unref_with_note" calcext:value-type="string">
            <text:p>mininode_unref_with_note</text:p>
          </table:table-cell>
          <table:table-cell table:formula="of:=MID([.A82]; FIND(&quot;(&quot;;[.A82])+1; IFERROR(FIND(&quot;,&quot;; [.A82]);FIND(&quot;)&quot;;[.A82]))-FIND(&quot;(&quot;;[.A82])-1)" office:value-type="string" office:string-value="mininode" calcext:value-type="string">
            <text:p>mininode</text:p>
          </table:table-cell>
          <table:table-cell table:formula="of:=LEFT([.B82];FIND(&quot;_&quot;;[.B82])-1)" office:value-type="string" office:string-value="mininode" calcext:value-type="string">
            <text:p>mininode</text:p>
          </table:table-cell>
          <table:table-cell table:formula="of:=OR([.C82]=[.D82];[.C82]=[.D82]&amp;&quot;*&quot;;[.C82]=[.D82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ode mininode_unref_with_note_from(mininode, char*, void*);</text:p>
          </table:table-cell>
          <table:table-cell table:formula="of:=MID([.A83]; FIND(&quot; &quot;;[.A83])+1; FIND(&quot;(&quot;;[.A83])-FIND(&quot; &quot;;[.A83])-1)" office:value-type="string" office:string-value="mininode_unref_with_note_from" calcext:value-type="string">
            <text:p>mininode_unref_with_note_from</text:p>
          </table:table-cell>
          <table:table-cell table:formula="of:=MID([.A83]; FIND(&quot;(&quot;;[.A83])+1; IFERROR(FIND(&quot;,&quot;; [.A83]);FIND(&quot;)&quot;;[.A83]))-FIND(&quot;(&quot;;[.A83])-1)" office:value-type="string" office:string-value="mininode" calcext:value-type="string">
            <text:p>mininode</text:p>
          </table:table-cell>
          <table:table-cell table:formula="of:=LEFT([.B83];FIND(&quot;_&quot;;[.B83])-1)" office:value-type="string" office:string-value="mininode" calcext:value-type="string">
            <text:p>mininode</text:p>
          </table:table-cell>
          <table:table-cell table:formula="of:=OR([.C83]=[.D83];[.C83]=[.D83]&amp;&quot;*&quot;;[.C83]=[.D83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mininode_lyse(mininode, node*);</text:p>
          </table:table-cell>
          <table:table-cell table:formula="of:=MID([.A84]; FIND(&quot; &quot;;[.A84])+1; FIND(&quot;(&quot;;[.A84])-FIND(&quot; &quot;;[.A84])-1)" office:value-type="string" office:string-value="mininode_lyse" calcext:value-type="string">
            <text:p>mininode_lyse</text:p>
          </table:table-cell>
          <table:table-cell table:formula="of:=MID([.A84]; FIND(&quot;(&quot;;[.A84])+1; IFERROR(FIND(&quot;,&quot;; [.A84]);FIND(&quot;)&quot;;[.A84]))-FIND(&quot;(&quot;;[.A84])-1)" office:value-type="string" office:string-value="mininode" calcext:value-type="string">
            <text:p>mininode</text:p>
          </table:table-cell>
          <table:table-cell table:formula="of:=LEFT([.B84];FIND(&quot;_&quot;;[.B84])-1)" office:value-type="string" office:string-value="mininode" calcext:value-type="string">
            <text:p>mininode</text:p>
          </table:table-cell>
          <table:table-cell table:formula="of:=OR([.C84]=[.D84];[.C84]=[.D84]&amp;&quot;*&quot;;[.C84]=[.D84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ode mininode_mini_lyse(mininode, mininode);</text:p>
          </table:table-cell>
          <table:table-cell table:formula="of:=MID([.A85]; FIND(&quot; &quot;;[.A85])+1; FIND(&quot;(&quot;;[.A85])-FIND(&quot; &quot;;[.A85])-1)" office:value-type="string" office:string-value="mininode_mini_lyse" calcext:value-type="string">
            <text:p>mininode_mini_lyse</text:p>
          </table:table-cell>
          <table:table-cell table:formula="of:=MID([.A85]; FIND(&quot;(&quot;;[.A85])+1; IFERROR(FIND(&quot;,&quot;; [.A85]);FIND(&quot;)&quot;;[.A85]))-FIND(&quot;(&quot;;[.A85])-1)" office:value-type="string" office:string-value="mininode" calcext:value-type="string">
            <text:p>mininode</text:p>
          </table:table-cell>
          <table:table-cell table:formula="of:=LEFT([.B85];FIND(&quot;_&quot;;[.B85])-1)" office:value-type="string" office:string-value="mininode" calcext:value-type="string">
            <text:p>mininode</text:p>
          </table:table-cell>
          <table:table-cell table:formula="of:=OR([.C85]=[.D85];[.C85]=[.D85]&amp;&quot;*&quot;;[.C85]=[.D85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ode mininode_clone(mininode);</text:p>
          </table:table-cell>
          <table:table-cell table:formula="of:=MID([.A86]; FIND(&quot; &quot;;[.A86])+1; FIND(&quot;(&quot;;[.A86])-FIND(&quot; &quot;;[.A86])-1)" office:value-type="string" office:string-value="mininode_clone" calcext:value-type="string">
            <text:p>mininode_clone</text:p>
          </table:table-cell>
          <table:table-cell table:formula="of:=MID([.A86]; FIND(&quot;(&quot;;[.A86])+1; IFERROR(FIND(&quot;,&quot;; [.A86]);FIND(&quot;)&quot;;[.A86]))-FIND(&quot;(&quot;;[.A86])-1)" office:value-type="string" office:string-value="mininode" calcext:value-type="string">
            <text:p>mininode</text:p>
          </table:table-cell>
          <table:table-cell table:formula="of:=LEFT([.B86];FIND(&quot;_&quot;;[.B86])-1)" office:value-type="string" office:string-value="mininode" calcext:value-type="string">
            <text:p>mininode</text:p>
          </table:table-cell>
          <table:table-cell table:formula="of:=OR([.C86]=[.D86];[.C86]=[.D86]&amp;&quot;*&quot;;[.C86]=[.D86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ode mininode_lyse_and_clone(mininode);</text:p>
          </table:table-cell>
          <table:table-cell table:formula="of:=MID([.A87]; FIND(&quot; &quot;;[.A87])+1; FIND(&quot;(&quot;;[.A87])-FIND(&quot; &quot;;[.A87])-1)" office:value-type="string" office:string-value="mininode_lyse_and_clone" calcext:value-type="string">
            <text:p>mininode_lyse_and_clone</text:p>
          </table:table-cell>
          <table:table-cell table:formula="of:=MID([.A87]; FIND(&quot;(&quot;;[.A87])+1; IFERROR(FIND(&quot;,&quot;; [.A87]);FIND(&quot;)&quot;;[.A87]))-FIND(&quot;(&quot;;[.A87])-1)" office:value-type="string" office:string-value="mininode" calcext:value-type="string">
            <text:p>mininode</text:p>
          </table:table-cell>
          <table:table-cell table:formula="of:=LEFT([.B87];FIND(&quot;_&quot;;[.B87])-1)" office:value-type="string" office:string-value="mininode" calcext:value-type="string">
            <text:p>mininode</text:p>
          </table:table-cell>
          <table:table-cell table:formula="of:=OR([.C87]=[.D87];[.C87]=[.D87]&amp;&quot;*&quot;;[.C87]=[.D87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sz minonode_data_byte_count(mininode);</text:p>
          </table:table-cell>
          <table:table-cell table:formula="of:=MID([.A88]; FIND(&quot; &quot;;[.A88])+1; FIND(&quot;(&quot;;[.A88])-FIND(&quot; &quot;;[.A88])-1)" office:value-type="string" office:string-value="minonode_data_byte_count" calcext:value-type="string">
            <text:p>minonode_data_byte_count</text:p>
          </table:table-cell>
          <table:table-cell table:formula="of:=MID([.A88]; FIND(&quot;(&quot;;[.A88])+1; IFERROR(FIND(&quot;,&quot;; [.A88]);FIND(&quot;)&quot;;[.A88]))-FIND(&quot;(&quot;;[.A88])-1)" office:value-type="string" office:string-value="mininode" calcext:value-type="string">
            <text:p>mininode</text:p>
          </table:table-cell>
          <table:table-cell table:formula="of:=LEFT([.B88];FIND(&quot;_&quot;;[.B88])-1)" office:value-type="string" office:string-value="minonode" calcext:value-type="string">
            <text:p>minonode</text:p>
          </table:table-cell>
          <table:table-cell table:formula="of:=OR([.C88]=[.D88];[.C88]=[.D88]&amp;&quot;*&quot;;[.C88]=[.D88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d mininode_print_type_name(mininode);</text:p>
          </table:table-cell>
          <table:table-cell table:formula="of:=MID([.A89]; FIND(&quot; &quot;;[.A89])+1; FIND(&quot;(&quot;;[.A89])-FIND(&quot; &quot;;[.A89])-1)" office:value-type="string" office:string-value="mininode_print_type_name" calcext:value-type="string">
            <text:p>mininode_print_type_name</text:p>
          </table:table-cell>
          <table:table-cell table:formula="of:=MID([.A89]; FIND(&quot;(&quot;;[.A89])+1; IFERROR(FIND(&quot;,&quot;; [.A89]);FIND(&quot;)&quot;;[.A89]))-FIND(&quot;(&quot;;[.A89])-1)" office:value-type="string" office:string-value="mininode" calcext:value-type="string">
            <text:p>mininode</text:p>
          </table:table-cell>
          <table:table-cell table:formula="of:=LEFT([.B89];FIND(&quot;_&quot;;[.B89])-1)" office:value-type="string" office:string-value="mininode" calcext:value-type="string">
            <text:p>mininode</text:p>
          </table:table-cell>
          <table:table-cell table:formula="of:=OR([.C89]=[.D89];[.C89]=[.D89]&amp;&quot;*&quot;;[.C89]=[.D89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d mininode_print(mininode, scope*);</text:p>
          </table:table-cell>
          <table:table-cell table:formula="of:=MID([.A90]; FIND(&quot; &quot;;[.A90])+1; FIND(&quot;(&quot;;[.A90])-FIND(&quot; &quot;;[.A90])-1)" office:value-type="string" office:string-value="mininode_print" calcext:value-type="string">
            <text:p>mininode_print</text:p>
          </table:table-cell>
          <table:table-cell table:formula="of:=MID([.A90]; FIND(&quot;(&quot;;[.A90])+1; IFERROR(FIND(&quot;,&quot;; [.A90]);FIND(&quot;)&quot;;[.A90]))-FIND(&quot;(&quot;;[.A90])-1)" office:value-type="string" office:string-value="mininode" calcext:value-type="string">
            <text:p>mininode</text:p>
          </table:table-cell>
          <table:table-cell table:formula="of:=LEFT([.B90];FIND(&quot;_&quot;;[.B90])-1)" office:value-type="string" office:string-value="mininode" calcext:value-type="string">
            <text:p>mininode</text:p>
          </table:table-cell>
          <table:table-cell table:formula="of:=OR([.C90]=[.D90];[.C90]=[.D90]&amp;&quot;*&quot;;[.C90]=[.D90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d mininode_print_bytes(mininode);</text:p>
          </table:table-cell>
          <table:table-cell table:formula="of:=MID([.A91]; FIND(&quot; &quot;;[.A91])+1; FIND(&quot;(&quot;;[.A91])-FIND(&quot; &quot;;[.A91])-1)" office:value-type="string" office:string-value="mininode_print_bytes" calcext:value-type="string">
            <text:p>mininode_print_bytes</text:p>
          </table:table-cell>
          <table:table-cell table:formula="of:=MID([.A91]; FIND(&quot;(&quot;;[.A91])+1; IFERROR(FIND(&quot;,&quot;; [.A91]);FIND(&quot;)&quot;;[.A91]))-FIND(&quot;(&quot;;[.A91])-1)" office:value-type="string" office:string-value="mininode" calcext:value-type="string">
            <text:p>mininode</text:p>
          </table:table-cell>
          <table:table-cell table:formula="of:=LEFT([.B91];FIND(&quot;_&quot;;[.B91])-1)" office:value-type="string" office:string-value="mininode" calcext:value-type="string">
            <text:p>mininode</text:p>
          </table:table-cell>
          <table:table-cell table:formula="of:=OR([.C91]=[.D91];[.C91]=[.D91]&amp;&quot;*&quot;;[.C91]=[.D91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d mininode_print_bytes_with_indent(mininode, int);</text:p>
          </table:table-cell>
          <table:table-cell table:formula="of:=MID([.A92]; FIND(&quot; &quot;;[.A92])+1; FIND(&quot;(&quot;;[.A92])-FIND(&quot; &quot;;[.A92])-1)" office:value-type="string" office:string-value="mininode_print_bytes_with_indent" calcext:value-type="string">
            <text:p>mininode_print_bytes_with_indent</text:p>
          </table:table-cell>
          <table:table-cell table:formula="of:=MID([.A92]; FIND(&quot;(&quot;;[.A92])+1; IFERROR(FIND(&quot;,&quot;; [.A92]);FIND(&quot;)&quot;;[.A92]))-FIND(&quot;(&quot;;[.A92])-1)" office:value-type="string" office:string-value="mininode" calcext:value-type="string">
            <text:p>mininode</text:p>
          </table:table-cell>
          <table:table-cell table:formula="of:=LEFT([.B92];FIND(&quot;_&quot;;[.B92])-1)" office:value-type="string" office:string-value="mininode" calcext:value-type="string">
            <text:p>mininode</text:p>
          </table:table-cell>
          <table:table-cell table:formula="of:=OR([.C92]=[.D92];[.C92]=[.D92]&amp;&quot;*&quot;;[.C92]=[.D92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mininode_restore(mininode, scope*);</text:p>
          </table:table-cell>
          <table:table-cell table:formula="of:=MID([.A93]; FIND(&quot; &quot;;[.A93])+1; FIND(&quot;(&quot;;[.A93])-FIND(&quot; &quot;;[.A93])-1)" office:value-type="string" office:string-value="mininode_restore" calcext:value-type="string">
            <text:p>mininode_restore</text:p>
          </table:table-cell>
          <table:table-cell table:formula="of:=MID([.A93]; FIND(&quot;(&quot;;[.A93])+1; IFERROR(FIND(&quot;,&quot;; [.A93]);FIND(&quot;)&quot;;[.A93]))-FIND(&quot;(&quot;;[.A93])-1)" office:value-type="string" office:string-value="mininode" calcext:value-type="string">
            <text:p>mininode</text:p>
          </table:table-cell>
          <table:table-cell table:formula="of:=LEFT([.B93];FIND(&quot;_&quot;;[.B93])-1)" office:value-type="string" office:string-value="mininode" calcext:value-type="string">
            <text:p>mininode</text:p>
          </table:table-cell>
          <table:table-cell table:formula="of:=OR([.C93]=[.D93];[.C93]=[.D93]&amp;&quot;*&quot;;[.C93]=[.D93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mininode_in_scope(mininode, scope*);</text:p>
          </table:table-cell>
          <table:table-cell table:formula="of:=MID([.A94]; FIND(&quot; &quot;;[.A94])+1; FIND(&quot;(&quot;;[.A94])-FIND(&quot; &quot;;[.A94])-1)" office:value-type="string" office:string-value="mininode_in_scope" calcext:value-type="string">
            <text:p>mininode_in_scope</text:p>
          </table:table-cell>
          <table:table-cell table:formula="of:=MID([.A94]; FIND(&quot;(&quot;;[.A94])+1; IFERROR(FIND(&quot;,&quot;; [.A94]);FIND(&quot;)&quot;;[.A94]))-FIND(&quot;(&quot;;[.A94])-1)" office:value-type="string" office:string-value="mininode" calcext:value-type="string">
            <text:p>mininode</text:p>
          </table:table-cell>
          <table:table-cell table:formula="of:=LEFT([.B94];FIND(&quot;_&quot;;[.B94])-1)" office:value-type="string" office:string-value="mininode" calcext:value-type="string">
            <text:p>mininode</text:p>
          </table:table-cell>
          <table:table-cell table:formula="of:=OR([.C94]=[.D94];[.C94]=[.D94]&amp;&quot;*&quot;;[.C94]=[.D94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mininode_seng(mininode, scope*);</text:p>
          </table:table-cell>
          <table:table-cell table:formula="of:=MID([.A95]; FIND(&quot; &quot;;[.A95])+1; FIND(&quot;(&quot;;[.A95])-FIND(&quot; &quot;;[.A95])-1)" office:value-type="string" office:string-value="mininode_seng" calcext:value-type="string">
            <text:p>mininode_seng</text:p>
          </table:table-cell>
          <table:table-cell table:formula="of:=MID([.A95]; FIND(&quot;(&quot;;[.A95])+1; IFERROR(FIND(&quot;,&quot;; [.A95]);FIND(&quot;)&quot;;[.A95]))-FIND(&quot;(&quot;;[.A95])-1)" office:value-type="string" office:string-value="mininode" calcext:value-type="string">
            <text:p>mininode</text:p>
          </table:table-cell>
          <table:table-cell table:formula="of:=LEFT([.B95];FIND(&quot;_&quot;;[.B95])-1)" office:value-type="string" office:string-value="mininode" calcext:value-type="string">
            <text:p>mininode</text:p>
          </table:table-cell>
          <table:table-cell table:formula="of:=OR([.C95]=[.D95];[.C95]=[.D95]&amp;&quot;*&quot;;[.C95]=[.D95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mininode_vars(mininode, scope*);</text:p>
          </table:table-cell>
          <table:table-cell table:formula="of:=MID([.A96]; FIND(&quot; &quot;;[.A96])+1; FIND(&quot;(&quot;;[.A96])-FIND(&quot; &quot;;[.A96])-1)" office:value-type="string" office:string-value="mininode_vars" calcext:value-type="string">
            <text:p>mininode_vars</text:p>
          </table:table-cell>
          <table:table-cell table:formula="of:=MID([.A96]; FIND(&quot;(&quot;;[.A96])+1; IFERROR(FIND(&quot;,&quot;; [.A96]);FIND(&quot;)&quot;;[.A96]))-FIND(&quot;(&quot;;[.A96])-1)" office:value-type="string" office:string-value="mininode" calcext:value-type="string">
            <text:p>mininode</text:p>
          </table:table-cell>
          <table:table-cell table:formula="of:=LEFT([.B96];FIND(&quot;_&quot;;[.B96])-1)" office:value-type="string" office:string-value="mininode" calcext:value-type="string">
            <text:p>mininode</text:p>
          </table:table-cell>
          <table:table-cell table:formula="of:=OR([.C96]=[.D96];[.C96]=[.D96]&amp;&quot;*&quot;;[.C96]=[.D96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mininode_envary(mininode, scope*, node*);</text:p>
          </table:table-cell>
          <table:table-cell table:formula="of:=MID([.A97]; FIND(&quot; &quot;;[.A97])+1; FIND(&quot;(&quot;;[.A97])-FIND(&quot; &quot;;[.A97])-1)" office:value-type="string" office:string-value="mininode_envary" calcext:value-type="string">
            <text:p>mininode_envary</text:p>
          </table:table-cell>
          <table:table-cell table:formula="of:=MID([.A97]; FIND(&quot;(&quot;;[.A97])+1; IFERROR(FIND(&quot;,&quot;; [.A97]);FIND(&quot;)&quot;;[.A97]))-FIND(&quot;(&quot;;[.A97])-1)" office:value-type="string" office:string-value="mininode" calcext:value-type="string">
            <text:p>mininode</text:p>
          </table:table-cell>
          <table:table-cell table:formula="of:=LEFT([.B97];FIND(&quot;_&quot;;[.B97])-1)" office:value-type="string" office:string-value="mininode" calcext:value-type="string">
            <text:p>mininode</text:p>
          </table:table-cell>
          <table:table-cell table:formula="of:=OR([.C97]=[.D97];[.C97]=[.D97]&amp;&quot;*&quot;;[.C97]=[.D97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 mininode_bytes_ze(mininode);</text:p>
          </table:table-cell>
          <table:table-cell table:formula="of:=MID([.A98]; FIND(&quot; &quot;;[.A98])+1; FIND(&quot;(&quot;;[.A98])-FIND(&quot; &quot;;[.A98])-1)" office:value-type="string" office:string-value="mininode_bytes_ze" calcext:value-type="string">
            <text:p>mininode_bytes_ze</text:p>
          </table:table-cell>
          <table:table-cell table:formula="of:=MID([.A98]; FIND(&quot;(&quot;;[.A98])+1; IFERROR(FIND(&quot;,&quot;; [.A98]);FIND(&quot;)&quot;;[.A98]))-FIND(&quot;(&quot;;[.A98])-1)" office:value-type="string" office:string-value="mininode" calcext:value-type="string">
            <text:p>mininode</text:p>
          </table:table-cell>
          <table:table-cell table:formula="of:=LEFT([.B98];FIND(&quot;_&quot;;[.B98])-1)" office:value-type="string" office:string-value="mininode" calcext:value-type="string">
            <text:p>mininode</text:p>
          </table:table-cell>
          <table:table-cell table:formula="of:=OR([.C98]=[.D98];[.C98]=[.D98]&amp;&quot;*&quot;;[.C98]=[.D98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 mininode_bytes_nz(mininode);</text:p>
          </table:table-cell>
          <table:table-cell table:formula="of:=MID([.A99]; FIND(&quot; &quot;;[.A99])+1; FIND(&quot;(&quot;;[.A99])-FIND(&quot; &quot;;[.A99])-1)" office:value-type="string" office:string-value="mininode_bytes_nz" calcext:value-type="string">
            <text:p>mininode_bytes_nz</text:p>
          </table:table-cell>
          <table:table-cell table:formula="of:=MID([.A99]; FIND(&quot;(&quot;;[.A99])+1; IFERROR(FIND(&quot;,&quot;; [.A99]);FIND(&quot;)&quot;;[.A99]))-FIND(&quot;(&quot;;[.A99])-1)" office:value-type="string" office:string-value="mininode" calcext:value-type="string">
            <text:p>mininode</text:p>
          </table:table-cell>
          <table:table-cell table:formula="of:=LEFT([.B99];FIND(&quot;_&quot;;[.B99])-1)" office:value-type="string" office:string-value="mininode" calcext:value-type="string">
            <text:p>mininode</text:p>
          </table:table-cell>
          <table:table-cell table:formula="of:=OR([.C99]=[.D99];[.C99]=[.D99]&amp;&quot;*&quot;;[.C99]=[.D99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make(node*, u32, u32, node*, node**, u8*, void**, mininode*, u16*, fast_u8, void*(*)(void*), void*(*)(void*, void*), scope*, node*);</text:p>
          </table:table-cell>
          <table:table-cell table:formula="of:=MID([.A100]; FIND(&quot; &quot;;[.A100])+1; FIND(&quot;(&quot;;[.A100])-FIND(&quot; &quot;;[.A100])-1)" office:value-type="string" office:string-value="node_make" calcext:value-type="string">
            <text:p>node_make</text:p>
          </table:table-cell>
          <table:table-cell table:formula="of:=MID([.A100]; FIND(&quot;(&quot;;[.A100])+1; IFERROR(FIND(&quot;,&quot;; [.A100]);FIND(&quot;)&quot;;[.A100]))-FIND(&quot;(&quot;;[.A100])-1)" office:value-type="string" office:string-value="node*" calcext:value-type="string">
            <text:p>node*</text:p>
          </table:table-cell>
          <table:table-cell table:formula="of:=LEFT([.B100];FIND(&quot;_&quot;;[.B100])-1)" office:value-type="string" office:string-value="node" calcext:value-type="string">
            <text:p>node</text:p>
          </table:table-cell>
          <table:table-cell table:formula="of:=OR([.C100]=[.D100];[.C100]=[.D100]&amp;&quot;*&quot;;[.C100]=[.D100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de* ns_node_make(node*, u32, u32, node*, u8*, fast_u8);</text:p>
          </table:table-cell>
          <table:table-cell table:formula="of:=MID([.A101]; FIND(&quot; &quot;;[.A101])+1; FIND(&quot;(&quot;;[.A101])-FIND(&quot; &quot;;[.A101])-1)" office:value-type="string" office:string-value="ns_node_make" calcext:value-type="string">
            <text:p>ns_node_make</text:p>
          </table:table-cell>
          <table:table-cell table:formula="of:=MID([.A101]; FIND(&quot;(&quot;;[.A101])+1; IFERROR(FIND(&quot;,&quot;; [.A101]);FIND(&quot;)&quot;;[.A101]))-FIND(&quot;(&quot;;[.A101])-1)" office:value-type="string" office:string-value="node*" calcext:value-type="string">
            <text:p>node*</text:p>
          </table:table-cell>
          <table:table-cell table:formula="of:=LEFT([.B101];FIND(&quot;_&quot;;[.B101])-1)" office:value-type="string" office:string-value="ns" calcext:value-type="string">
            <text:p>ns</text:p>
          </table:table-cell>
          <table:table-cell table:formula="of:=OR([.C101]=[.D101];[.C101]=[.D101]&amp;&quot;*&quot;;[.C101]=[.D101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de* err_node_make(node*, u8*, node*);</text:p>
          </table:table-cell>
          <table:table-cell table:formula="of:=MID([.A102]; FIND(&quot; &quot;;[.A102])+1; FIND(&quot;(&quot;;[.A102])-FIND(&quot; &quot;;[.A102])-1)" office:value-type="string" office:string-value="err_node_make" calcext:value-type="string">
            <text:p>err_node_make</text:p>
          </table:table-cell>
          <table:table-cell table:formula="of:=MID([.A102]; FIND(&quot;(&quot;;[.A102])+1; IFERROR(FIND(&quot;,&quot;; [.A102]);FIND(&quot;)&quot;;[.A102]))-FIND(&quot;(&quot;;[.A102])-1)" office:value-type="string" office:string-value="node*" calcext:value-type="string">
            <text:p>node*</text:p>
          </table:table-cell>
          <table:table-cell table:formula="of:=LEFT([.B102];FIND(&quot;_&quot;;[.B102])-1)" office:value-type="string" office:string-value="err" calcext:value-type="string">
            <text:p>err</text:p>
          </table:table-cell>
          <table:table-cell table:formula="of:=OR([.C102]=[.D102];[.C102]=[.D102]&amp;&quot;*&quot;;[.C102]=[.D102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borrow(node*);</text:p>
          </table:table-cell>
          <table:table-cell table:formula="of:=MID([.A103]; FIND(&quot; &quot;;[.A103])+1; FIND(&quot;(&quot;;[.A103])-FIND(&quot; &quot;;[.A103])-1)" office:value-type="string" office:string-value="node_borrow" calcext:value-type="string">
            <text:p>node_borrow</text:p>
          </table:table-cell>
          <table:table-cell table:formula="of:=MID([.A103]; FIND(&quot;(&quot;;[.A103])+1; IFERROR(FIND(&quot;,&quot;; [.A103]);FIND(&quot;)&quot;;[.A103]))-FIND(&quot;(&quot;;[.A103])-1)" office:value-type="string" office:string-value="node*" calcext:value-type="string">
            <text:p>node*</text:p>
          </table:table-cell>
          <table:table-cell table:formula="of:=LEFT([.B103];FIND(&quot;_&quot;;[.B103])-1)" office:value-type="string" office:string-value="node" calcext:value-type="string">
            <text:p>node</text:p>
          </table:table-cell>
          <table:table-cell table:formula="of:=OR([.C103]=[.D103];[.C103]=[.D103]&amp;&quot;*&quot;;[.C103]=[.D103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unref_with_note_from(node*, char*, void*);</text:p>
          </table:table-cell>
          <table:table-cell table:formula="of:=MID([.A104]; FIND(&quot; &quot;;[.A104])+1; FIND(&quot;(&quot;;[.A104])-FIND(&quot; &quot;;[.A104])-1)" office:value-type="string" office:string-value="node_unref_with_note_from" calcext:value-type="string">
            <text:p>node_unref_with_note_from</text:p>
          </table:table-cell>
          <table:table-cell table:formula="of:=MID([.A104]; FIND(&quot;(&quot;;[.A104])+1; IFERROR(FIND(&quot;,&quot;; [.A104]);FIND(&quot;)&quot;;[.A104]))-FIND(&quot;(&quot;;[.A104])-1)" office:value-type="string" office:string-value="node*" calcext:value-type="string">
            <text:p>node*</text:p>
          </table:table-cell>
          <table:table-cell table:formula="of:=LEFT([.B104];FIND(&quot;_&quot;;[.B104])-1)" office:value-type="string" office:string-value="node" calcext:value-type="string">
            <text:p>node</text:p>
          </table:table-cell>
          <table:table-cell table:formula="of:=OR([.C104]=[.D104];[.C104]=[.D104]&amp;&quot;*&quot;;[.C104]=[.D104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unref_with_note(node*, char*);</text:p>
          </table:table-cell>
          <table:table-cell table:formula="of:=MID([.A105]; FIND(&quot; &quot;;[.A105])+1; FIND(&quot;(&quot;;[.A105])-FIND(&quot; &quot;;[.A105])-1)" office:value-type="string" office:string-value="node_unref_with_note" calcext:value-type="string">
            <text:p>node_unref_with_note</text:p>
          </table:table-cell>
          <table:table-cell table:formula="of:=MID([.A105]; FIND(&quot;(&quot;;[.A105])+1; IFERROR(FIND(&quot;,&quot;; [.A105]);FIND(&quot;)&quot;;[.A105]))-FIND(&quot;(&quot;;[.A105])-1)" office:value-type="string" office:string-value="node*" calcext:value-type="string">
            <text:p>node*</text:p>
          </table:table-cell>
          <table:table-cell table:formula="of:=LEFT([.B105];FIND(&quot;_&quot;;[.B105])-1)" office:value-type="string" office:string-value="node" calcext:value-type="string">
            <text:p>node</text:p>
          </table:table-cell>
          <table:table-cell table:formula="of:=OR([.C105]=[.D105];[.C105]=[.D105]&amp;&quot;*&quot;;[.C105]=[.D105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unref_from(node*, void*);</text:p>
          </table:table-cell>
          <table:table-cell table:formula="of:=MID([.A106]; FIND(&quot; &quot;;[.A106])+1; FIND(&quot;(&quot;;[.A106])-FIND(&quot; &quot;;[.A106])-1)" office:value-type="string" office:string-value="node_unref_from" calcext:value-type="string">
            <text:p>node_unref_from</text:p>
          </table:table-cell>
          <table:table-cell table:formula="of:=MID([.A106]; FIND(&quot;(&quot;;[.A106])+1; IFERROR(FIND(&quot;,&quot;; [.A106]);FIND(&quot;)&quot;;[.A106]))-FIND(&quot;(&quot;;[.A106])-1)" office:value-type="string" office:string-value="node*" calcext:value-type="string">
            <text:p>node*</text:p>
          </table:table-cell>
          <table:table-cell table:formula="of:=LEFT([.B106];FIND(&quot;_&quot;;[.B106])-1)" office:value-type="string" office:string-value="node" calcext:value-type="string">
            <text:p>node</text:p>
          </table:table-cell>
          <table:table-cell table:formula="of:=OR([.C106]=[.D106];[.C106]=[.D106]&amp;&quot;*&quot;;[.C106]=[.D106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unref(node*);</text:p>
          </table:table-cell>
          <table:table-cell table:formula="of:=MID([.A107]; FIND(&quot; &quot;;[.A107])+1; FIND(&quot;(&quot;;[.A107])-FIND(&quot; &quot;;[.A107])-1)" office:value-type="string" office:string-value="node_unref" calcext:value-type="string">
            <text:p>node_unref</text:p>
          </table:table-cell>
          <table:table-cell table:formula="of:=MID([.A107]; FIND(&quot;(&quot;;[.A107])+1; IFERROR(FIND(&quot;,&quot;; [.A107]);FIND(&quot;)&quot;;[.A107]))-FIND(&quot;(&quot;;[.A107])-1)" office:value-type="string" office:string-value="node*" calcext:value-type="string">
            <text:p>node*</text:p>
          </table:table-cell>
          <table:table-cell table:formula="of:=LEFT([.B107];FIND(&quot;_&quot;;[.B107])-1)" office:value-type="string" office:string-value="node" calcext:value-type="string">
            <text:p>node</text:p>
          </table:table-cell>
          <table:table-cell table:formula="of:=OR([.C107]=[.D107];[.C107]=[.D107]&amp;&quot;*&quot;;[.C107]=[.D107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lyse(node*, node*);</text:p>
          </table:table-cell>
          <table:table-cell table:formula="of:=MID([.A108]; FIND(&quot; &quot;;[.A108])+1; FIND(&quot;(&quot;;[.A108])-FIND(&quot; &quot;;[.A108])-1)" office:value-type="string" office:string-value="node_lyse" calcext:value-type="string">
            <text:p>node_lyse</text:p>
          </table:table-cell>
          <table:table-cell table:formula="of:=MID([.A108]; FIND(&quot;(&quot;;[.A108])+1; IFERROR(FIND(&quot;,&quot;; [.A108]);FIND(&quot;)&quot;;[.A108]))-FIND(&quot;(&quot;;[.A108])-1)" office:value-type="string" office:string-value="node*" calcext:value-type="string">
            <text:p>node*</text:p>
          </table:table-cell>
          <table:table-cell table:formula="of:=LEFT([.B108];FIND(&quot;_&quot;;[.B108])-1)" office:value-type="string" office:string-value="node" calcext:value-type="string">
            <text:p>node</text:p>
          </table:table-cell>
          <table:table-cell table:formula="of:=OR([.C108]=[.D108];[.C108]=[.D108]&amp;&quot;*&quot;;[.C108]=[.D108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ode node_mini_lyse(node*, mininode);</text:p>
          </table:table-cell>
          <table:table-cell table:formula="of:=MID([.A109]; FIND(&quot; &quot;;[.A109])+1; FIND(&quot;(&quot;;[.A109])-FIND(&quot; &quot;;[.A109])-1)" office:value-type="string" office:string-value="node_mini_lyse" calcext:value-type="string">
            <text:p>node_mini_lyse</text:p>
          </table:table-cell>
          <table:table-cell table:formula="of:=MID([.A109]; FIND(&quot;(&quot;;[.A109])+1; IFERROR(FIND(&quot;,&quot;; [.A109]);FIND(&quot;)&quot;;[.A109]))-FIND(&quot;(&quot;;[.A109])-1)" office:value-type="string" office:string-value="node*" calcext:value-type="string">
            <text:p>node*</text:p>
          </table:table-cell>
          <table:table-cell table:formula="of:=LEFT([.B109];FIND(&quot;_&quot;;[.B109])-1)" office:value-type="string" office:string-value="node" calcext:value-type="string">
            <text:p>node</text:p>
          </table:table-cell>
          <table:table-cell table:formula="of:=OR([.C109]=[.D109];[.C109]=[.D109]&amp;&quot;*&quot;;[.C109]=[.D109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lyse_with_note(node*, char*);</text:p>
          </table:table-cell>
          <table:table-cell table:formula="of:=MID([.A110]; FIND(&quot; &quot;;[.A110])+1; FIND(&quot;(&quot;;[.A110])-FIND(&quot; &quot;;[.A110])-1)" office:value-type="string" office:string-value="node_lyse_with_note" calcext:value-type="string">
            <text:p>node_lyse_with_note</text:p>
          </table:table-cell>
          <table:table-cell table:formula="of:=MID([.A110]; FIND(&quot;(&quot;;[.A110])+1; IFERROR(FIND(&quot;,&quot;; [.A110]);FIND(&quot;)&quot;;[.A110]))-FIND(&quot;(&quot;;[.A110])-1)" office:value-type="string" office:string-value="node*" calcext:value-type="string">
            <text:p>node*</text:p>
          </table:table-cell>
          <table:table-cell table:formula="of:=LEFT([.B110];FIND(&quot;_&quot;;[.B110])-1)" office:value-type="string" office:string-value="node" calcext:value-type="string">
            <text:p>node</text:p>
          </table:table-cell>
          <table:table-cell table:formula="of:=OR([.C110]=[.D110];[.C110]=[.D110]&amp;&quot;*&quot;;[.C110]=[.D110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clone(node*);</text:p>
          </table:table-cell>
          <table:table-cell table:formula="of:=MID([.A111]; FIND(&quot; &quot;;[.A111])+1; FIND(&quot;(&quot;;[.A111])-FIND(&quot; &quot;;[.A111])-1)" office:value-type="string" office:string-value="node_clone" calcext:value-type="string">
            <text:p>node_clone</text:p>
          </table:table-cell>
          <table:table-cell table:formula="of:=MID([.A111]; FIND(&quot;(&quot;;[.A111])+1; IFERROR(FIND(&quot;,&quot;; [.A111]);FIND(&quot;)&quot;;[.A111]))-FIND(&quot;(&quot;;[.A111])-1)" office:value-type="string" office:string-value="node*" calcext:value-type="string">
            <text:p>node*</text:p>
          </table:table-cell>
          <table:table-cell table:formula="of:=LEFT([.B111];FIND(&quot;_&quot;;[.B111])-1)" office:value-type="string" office:string-value="node" calcext:value-type="string">
            <text:p>node</text:p>
          </table:table-cell>
          <table:table-cell table:formula="of:=OR([.C111]=[.D111];[.C111]=[.D111]&amp;&quot;*&quot;;[.C111]=[.D111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lyse_and_clone(node*);</text:p>
          </table:table-cell>
          <table:table-cell table:formula="of:=MID([.A112]; FIND(&quot; &quot;;[.A112])+1; FIND(&quot;(&quot;;[.A112])-FIND(&quot; &quot;;[.A112])-1)" office:value-type="string" office:string-value="node_lyse_and_clone" calcext:value-type="string">
            <text:p>node_lyse_and_clone</text:p>
          </table:table-cell>
          <table:table-cell table:formula="of:=MID([.A112]; FIND(&quot;(&quot;;[.A112])+1; IFERROR(FIND(&quot;,&quot;; [.A112]);FIND(&quot;)&quot;;[.A112]))-FIND(&quot;(&quot;;[.A112])-1)" office:value-type="string" office:string-value="node*" calcext:value-type="string">
            <text:p>node*</text:p>
          </table:table-cell>
          <table:table-cell table:formula="of:=LEFT([.B112];FIND(&quot;_&quot;;[.B112])-1)" office:value-type="string" office:string-value="node" calcext:value-type="string">
            <text:p>node</text:p>
          </table:table-cell>
          <table:table-cell table:formula="of:=OR([.C112]=[.D112];[.C112]=[.D112]&amp;&quot;*&quot;;[.C112]=[.D112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st_u8 node_data_unit_byte_count(u8);</text:p>
          </table:table-cell>
          <table:table-cell table:formula="of:=MID([.A113]; FIND(&quot; &quot;;[.A113])+1; FIND(&quot;(&quot;;[.A113])-FIND(&quot; &quot;;[.A113])-1)" office:value-type="string" office:string-value="node_data_unit_byte_count" calcext:value-type="string">
            <text:p>node_data_unit_byte_count</text:p>
          </table:table-cell>
          <table:table-cell table:formula="of:=MID([.A113]; FIND(&quot;(&quot;;[.A113])+1; IFERROR(FIND(&quot;,&quot;; [.A113]);FIND(&quot;)&quot;;[.A113]))-FIND(&quot;(&quot;;[.A113])-1)" office:value-type="string" office:string-value="u8" calcext:value-type="string">
            <text:p>u8</text:p>
          </table:table-cell>
          <table:table-cell table:formula="of:=LEFT([.B113];FIND(&quot;_&quot;;[.B113])-1)" office:value-type="string" office:string-value="node" calcext:value-type="string">
            <text:p>node</text:p>
          </table:table-cell>
          <table:table-cell table:formula="of:=OR([.C113]=[.D113];[.C113]=[.D113]&amp;&quot;*&quot;;[.C113]=[.D113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_u8 node_data_byte_count(node*);</text:p>
          </table:table-cell>
          <table:table-cell table:formula="of:=MID([.A114]; FIND(&quot; &quot;;[.A114])+1; FIND(&quot;(&quot;;[.A114])-FIND(&quot; &quot;;[.A114])-1)" office:value-type="string" office:string-value="node_data_byte_count" calcext:value-type="string">
            <text:p>node_data_byte_count</text:p>
          </table:table-cell>
          <table:table-cell table:formula="of:=MID([.A114]; FIND(&quot;(&quot;;[.A114])+1; IFERROR(FIND(&quot;,&quot;; [.A114]);FIND(&quot;)&quot;;[.A114]))-FIND(&quot;(&quot;;[.A114])-1)" office:value-type="string" office:string-value="node*" calcext:value-type="string">
            <text:p>node*</text:p>
          </table:table-cell>
          <table:table-cell table:formula="of:=LEFT([.B114];FIND(&quot;_&quot;;[.B114])-1)" office:value-type="string" office:string-value="node" calcext:value-type="string">
            <text:p>node</text:p>
          </table:table-cell>
          <table:table-cell table:formula="of:=OR([.C114]=[.D114];[.C114]=[.D114]&amp;&quot;*&quot;;[.C114]=[.D114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 node_can_be_minimized(node*, scope*);</text:p>
          </table:table-cell>
          <table:table-cell table:formula="of:=MID([.A115]; FIND(&quot; &quot;;[.A115])+1; FIND(&quot;(&quot;;[.A115])-FIND(&quot; &quot;;[.A115])-1)" office:value-type="string" office:string-value="node_can_be_minimized" calcext:value-type="string">
            <text:p>node_can_be_minimized</text:p>
          </table:table-cell>
          <table:table-cell table:formula="of:=MID([.A115]; FIND(&quot;(&quot;;[.A115])+1; IFERROR(FIND(&quot;,&quot;; [.A115]);FIND(&quot;)&quot;;[.A115]))-FIND(&quot;(&quot;;[.A115])-1)" office:value-type="string" office:string-value="node*" calcext:value-type="string">
            <text:p>node*</text:p>
          </table:table-cell>
          <table:table-cell table:formula="of:=LEFT([.B115];FIND(&quot;_&quot;;[.B115])-1)" office:value-type="string" office:string-value="node" calcext:value-type="string">
            <text:p>node</text:p>
          </table:table-cell>
          <table:table-cell table:formula="of:=OR([.C115]=[.D115];[.C115]=[.D115]&amp;&quot;*&quot;;[.C115]=[.D115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ode node_minimize(node*, scope*);</text:p>
          </table:table-cell>
          <table:table-cell table:formula="of:=MID([.A116]; FIND(&quot; &quot;;[.A116])+1; FIND(&quot;(&quot;;[.A116])-FIND(&quot; &quot;;[.A116])-1)" office:value-type="string" office:string-value="node_minimize" calcext:value-type="string">
            <text:p>node_minimize</text:p>
          </table:table-cell>
          <table:table-cell table:formula="of:=MID([.A116]; FIND(&quot;(&quot;;[.A116])+1; IFERROR(FIND(&quot;,&quot;; [.A116]);FIND(&quot;)&quot;;[.A116]))-FIND(&quot;(&quot;;[.A116])-1)" office:value-type="string" office:string-value="node*" calcext:value-type="string">
            <text:p>node*</text:p>
          </table:table-cell>
          <table:table-cell table:formula="of:=LEFT([.B116];FIND(&quot;_&quot;;[.B116])-1)" office:value-type="string" office:string-value="node" calcext:value-type="string">
            <text:p>node</text:p>
          </table:table-cell>
          <table:table-cell table:formula="of:=OR([.C116]=[.D116];[.C116]=[.D116]&amp;&quot;*&quot;;[.C116]=[.D116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d node_print_type_name(node*);</text:p>
          </table:table-cell>
          <table:table-cell table:formula="of:=MID([.A117]; FIND(&quot; &quot;;[.A117])+1; FIND(&quot;(&quot;;[.A117])-FIND(&quot; &quot;;[.A117])-1)" office:value-type="string" office:string-value="node_print_type_name" calcext:value-type="string">
            <text:p>node_print_type_name</text:p>
          </table:table-cell>
          <table:table-cell table:formula="of:=MID([.A117]; FIND(&quot;(&quot;;[.A117])+1; IFERROR(FIND(&quot;,&quot;; [.A117]);FIND(&quot;)&quot;;[.A117]))-FIND(&quot;(&quot;;[.A117])-1)" office:value-type="string" office:string-value="node*" calcext:value-type="string">
            <text:p>node*</text:p>
          </table:table-cell>
          <table:table-cell table:formula="of:=LEFT([.B117];FIND(&quot;_&quot;;[.B117])-1)" office:value-type="string" office:string-value="node" calcext:value-type="string">
            <text:p>node</text:p>
          </table:table-cell>
          <table:table-cell table:formula="of:=OR([.C117]=[.D117];[.C117]=[.D117]&amp;&quot;*&quot;;[.C117]=[.D117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d node_print(node*);</text:p>
          </table:table-cell>
          <table:table-cell table:formula="of:=MID([.A118]; FIND(&quot; &quot;;[.A118])+1; FIND(&quot;(&quot;;[.A118])-FIND(&quot; &quot;;[.A118])-1)" office:value-type="string" office:string-value="node_print" calcext:value-type="string">
            <text:p>node_print</text:p>
          </table:table-cell>
          <table:table-cell table:formula="of:=MID([.A118]; FIND(&quot;(&quot;;[.A118])+1; IFERROR(FIND(&quot;,&quot;; [.A118]);FIND(&quot;)&quot;;[.A118]))-FIND(&quot;(&quot;;[.A118])-1)" office:value-type="string" office:string-value="node*" calcext:value-type="string">
            <text:p>node*</text:p>
          </table:table-cell>
          <table:table-cell table:formula="of:=LEFT([.B118];FIND(&quot;_&quot;;[.B118])-1)" office:value-type="string" office:string-value="node" calcext:value-type="string">
            <text:p>node</text:p>
          </table:table-cell>
          <table:table-cell table:formula="of:=OR([.C118]=[.D118];[.C118]=[.D118]&amp;&quot;*&quot;;[.C118]=[.D118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d node_print_bytes_with_indent_sc(node*, int, scope*);</text:p>
          </table:table-cell>
          <table:table-cell table:formula="of:=MID([.A119]; FIND(&quot; &quot;;[.A119])+1; FIND(&quot;(&quot;;[.A119])-FIND(&quot; &quot;;[.A119])-1)" office:value-type="string" office:string-value="node_print_bytes_with_indent_sc" calcext:value-type="string">
            <text:p>node_print_bytes_with_indent_sc</text:p>
          </table:table-cell>
          <table:table-cell table:formula="of:=MID([.A119]; FIND(&quot;(&quot;;[.A119])+1; IFERROR(FIND(&quot;,&quot;; [.A119]);FIND(&quot;)&quot;;[.A119]))-FIND(&quot;(&quot;;[.A119])-1)" office:value-type="string" office:string-value="node*" calcext:value-type="string">
            <text:p>node*</text:p>
          </table:table-cell>
          <table:table-cell table:formula="of:=LEFT([.B119];FIND(&quot;_&quot;;[.B119])-1)" office:value-type="string" office:string-value="node" calcext:value-type="string">
            <text:p>node</text:p>
          </table:table-cell>
          <table:table-cell table:formula="of:=OR([.C119]=[.D119];[.C119]=[.D119]&amp;&quot;*&quot;;[.C119]=[.D119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d node_print_bytes_with_indent(node*, int);</text:p>
          </table:table-cell>
          <table:table-cell table:formula="of:=MID([.A120]; FIND(&quot; &quot;;[.A120])+1; FIND(&quot;(&quot;;[.A120])-FIND(&quot; &quot;;[.A120])-1)" office:value-type="string" office:string-value="node_print_bytes_with_indent" calcext:value-type="string">
            <text:p>node_print_bytes_with_indent</text:p>
          </table:table-cell>
          <table:table-cell table:formula="of:=MID([.A120]; FIND(&quot;(&quot;;[.A120])+1; IFERROR(FIND(&quot;,&quot;; [.A120]);FIND(&quot;)&quot;;[.A120]))-FIND(&quot;(&quot;;[.A120])-1)" office:value-type="string" office:string-value="node*" calcext:value-type="string">
            <text:p>node*</text:p>
          </table:table-cell>
          <table:table-cell table:formula="of:=LEFT([.B120];FIND(&quot;_&quot;;[.B120])-1)" office:value-type="string" office:string-value="node" calcext:value-type="string">
            <text:p>node</text:p>
          </table:table-cell>
          <table:table-cell table:formula="of:=OR([.C120]=[.D120];[.C120]=[.D120]&amp;&quot;*&quot;;[.C120]=[.D120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d node_print_bytes(node*);</text:p>
          </table:table-cell>
          <table:table-cell table:formula="of:=MID([.A121]; FIND(&quot; &quot;;[.A121])+1; FIND(&quot;(&quot;;[.A121])-FIND(&quot; &quot;;[.A121])-1)" office:value-type="string" office:string-value="node_print_bytes" calcext:value-type="string">
            <text:p>node_print_bytes</text:p>
          </table:table-cell>
          <table:table-cell table:formula="of:=MID([.A121]; FIND(&quot;(&quot;;[.A121])+1; IFERROR(FIND(&quot;,&quot;; [.A121]);FIND(&quot;)&quot;;[.A121]))-FIND(&quot;(&quot;;[.A121])-1)" office:value-type="string" office:string-value="node*" calcext:value-type="string">
            <text:p>node*</text:p>
          </table:table-cell>
          <table:table-cell table:formula="of:=LEFT([.B121];FIND(&quot;_&quot;;[.B121])-1)" office:value-type="string" office:string-value="node" calcext:value-type="string">
            <text:p>node</text:p>
          </table:table-cell>
          <table:table-cell table:formula="of:=OR([.C121]=[.D121];[.C121]=[.D121]&amp;&quot;*&quot;;[.C121]=[.D121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with_scope(node*, scope*);</text:p>
          </table:table-cell>
          <table:table-cell table:formula="of:=MID([.A122]; FIND(&quot; &quot;;[.A122])+1; FIND(&quot;(&quot;;[.A122])-FIND(&quot; &quot;;[.A122])-1)" office:value-type="string" office:string-value="node_with_scope" calcext:value-type="string">
            <text:p>node_with_scope</text:p>
          </table:table-cell>
          <table:table-cell table:formula="of:=MID([.A122]; FIND(&quot;(&quot;;[.A122])+1; IFERROR(FIND(&quot;,&quot;; [.A122]);FIND(&quot;)&quot;;[.A122]))-FIND(&quot;(&quot;;[.A122])-1)" office:value-type="string" office:string-value="node*" calcext:value-type="string">
            <text:p>node*</text:p>
          </table:table-cell>
          <table:table-cell table:formula="of:=LEFT([.B122];FIND(&quot;_&quot;;[.B122])-1)" office:value-type="string" office:string-value="node" calcext:value-type="string">
            <text:p>node</text:p>
          </table:table-cell>
          <table:table-cell table:formula="of:=OR([.C122]=[.D122];[.C122]=[.D122]&amp;&quot;*&quot;;[.C122]=[.D122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in_scope(node*, scope*);</text:p>
          </table:table-cell>
          <table:table-cell table:formula="of:=MID([.A123]; FIND(&quot; &quot;;[.A123])+1; FIND(&quot;(&quot;;[.A123])-FIND(&quot; &quot;;[.A123])-1)" office:value-type="string" office:string-value="node_in_scope" calcext:value-type="string">
            <text:p>node_in_scope</text:p>
          </table:table-cell>
          <table:table-cell table:formula="of:=MID([.A123]; FIND(&quot;(&quot;;[.A123])+1; IFERROR(FIND(&quot;,&quot;; [.A123]);FIND(&quot;)&quot;;[.A123]))-FIND(&quot;(&quot;;[.A123])-1)" office:value-type="string" office:string-value="node*" calcext:value-type="string">
            <text:p>node*</text:p>
          </table:table-cell>
          <table:table-cell table:formula="of:=LEFT([.B123];FIND(&quot;_&quot;;[.B123])-1)" office:value-type="string" office:string-value="node" calcext:value-type="string">
            <text:p>node</text:p>
          </table:table-cell>
          <table:table-cell table:formula="of:=OR([.C123]=[.D123];[.C123]=[.D123]&amp;&quot;*&quot;;[.C123]=[.D123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 node_is_in_scope(node*, scope*);</text:p>
          </table:table-cell>
          <table:table-cell table:formula="of:=MID([.A124]; FIND(&quot; &quot;;[.A124])+1; FIND(&quot;(&quot;;[.A124])-FIND(&quot; &quot;;[.A124])-1)" office:value-type="string" office:string-value="node_is_in_scope" calcext:value-type="string">
            <text:p>node_is_in_scope</text:p>
          </table:table-cell>
          <table:table-cell table:formula="of:=MID([.A124]; FIND(&quot;(&quot;;[.A124])+1; IFERROR(FIND(&quot;,&quot;; [.A124]);FIND(&quot;)&quot;;[.A124]))-FIND(&quot;(&quot;;[.A124])-1)" office:value-type="string" office:string-value="node*" calcext:value-type="string">
            <text:p>node*</text:p>
          </table:table-cell>
          <table:table-cell table:formula="of:=LEFT([.B124];FIND(&quot;_&quot;;[.B124])-1)" office:value-type="string" office:string-value="node" calcext:value-type="string">
            <text:p>node</text:p>
          </table:table-cell>
          <table:table-cell table:formula="of:=OR([.C124]=[.D124];[.C124]=[.D124]&amp;&quot;*&quot;;[.C124]=[.D124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borrow_l(node*);</text:p>
          </table:table-cell>
          <table:table-cell table:formula="of:=MID([.A125]; FIND(&quot; &quot;;[.A125])+1; FIND(&quot;(&quot;;[.A125])-FIND(&quot; &quot;;[.A125])-1)" office:value-type="string" office:string-value="node_borrow_l" calcext:value-type="string">
            <text:p>node_borrow_l</text:p>
          </table:table-cell>
          <table:table-cell table:formula="of:=MID([.A125]; FIND(&quot;(&quot;;[.A125])+1; IFERROR(FIND(&quot;,&quot;; [.A125]);FIND(&quot;)&quot;;[.A125]))-FIND(&quot;(&quot;;[.A125])-1)" office:value-type="string" office:string-value="node*" calcext:value-type="string">
            <text:p>node*</text:p>
          </table:table-cell>
          <table:table-cell table:formula="of:=LEFT([.B125];FIND(&quot;_&quot;;[.B125])-1)" office:value-type="string" office:string-value="node" calcext:value-type="string">
            <text:p>node</text:p>
          </table:table-cell>
          <table:table-cell table:formula="of:=OR([.C125]=[.D125];[.C125]=[.D125]&amp;&quot;*&quot;;[.C125]=[.D125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borrow_r(node*);</text:p>
          </table:table-cell>
          <table:table-cell table:formula="of:=MID([.A126]; FIND(&quot; &quot;;[.A126])+1; FIND(&quot;(&quot;;[.A126])-FIND(&quot; &quot;;[.A126])-1)" office:value-type="string" office:string-value="node_borrow_r" calcext:value-type="string">
            <text:p>node_borrow_r</text:p>
          </table:table-cell>
          <table:table-cell table:formula="of:=MID([.A126]; FIND(&quot;(&quot;;[.A126])+1; IFERROR(FIND(&quot;,&quot;; [.A126]);FIND(&quot;)&quot;;[.A126]))-FIND(&quot;(&quot;;[.A126])-1)" office:value-type="string" office:string-value="node*" calcext:value-type="string">
            <text:p>node*</text:p>
          </table:table-cell>
          <table:table-cell table:formula="of:=LEFT([.B126];FIND(&quot;_&quot;;[.B126])-1)" office:value-type="string" office:string-value="node" calcext:value-type="string">
            <text:p>node</text:p>
          </table:table-cell>
          <table:table-cell table:formula="of:=OR([.C126]=[.D126];[.C126]=[.D126]&amp;&quot;*&quot;;[.C126]=[.D126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seng(node*, node*);</text:p>
          </table:table-cell>
          <table:table-cell table:formula="of:=MID([.A127]; FIND(&quot; &quot;;[.A127])+1; FIND(&quot;(&quot;;[.A127])-FIND(&quot; &quot;;[.A127])-1)" office:value-type="string" office:string-value="node_seng" calcext:value-type="string">
            <text:p>node_seng</text:p>
          </table:table-cell>
          <table:table-cell table:formula="of:=MID([.A127]; FIND(&quot;(&quot;;[.A127])+1; IFERROR(FIND(&quot;,&quot;; [.A127]);FIND(&quot;)&quot;;[.A127]))-FIND(&quot;(&quot;;[.A127])-1)" office:value-type="string" office:string-value="node*" calcext:value-type="string">
            <text:p>node*</text:p>
          </table:table-cell>
          <table:table-cell table:formula="of:=LEFT([.B127];FIND(&quot;_&quot;;[.B127])-1)" office:value-type="string" office:string-value="node" calcext:value-type="string">
            <text:p>node</text:p>
          </table:table-cell>
          <table:table-cell table:formula="of:=OR([.C127]=[.D127];[.C127]=[.D127]&amp;&quot;*&quot;;[.C127]=[.D127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seng_subst_all(node*, node*);</text:p>
          </table:table-cell>
          <table:table-cell table:formula="of:=MID([.A128]; FIND(&quot; &quot;;[.A128])+1; FIND(&quot;(&quot;;[.A128])-FIND(&quot; &quot;;[.A128])-1)" office:value-type="string" office:string-value="node_seng_subst_all" calcext:value-type="string">
            <text:p>node_seng_subst_all</text:p>
          </table:table-cell>
          <table:table-cell table:formula="of:=MID([.A128]; FIND(&quot;(&quot;;[.A128])+1; IFERROR(FIND(&quot;,&quot;; [.A128]);FIND(&quot;)&quot;;[.A128]))-FIND(&quot;(&quot;;[.A128])-1)" office:value-type="string" office:string-value="node*" calcext:value-type="string">
            <text:p>node*</text:p>
          </table:table-cell>
          <table:table-cell table:formula="of:=LEFT([.B128];FIND(&quot;_&quot;;[.B128])-1)" office:value-type="string" office:string-value="node" calcext:value-type="string">
            <text:p>node</text:p>
          </table:table-cell>
          <table:table-cell table:formula="of:=OR([.C128]=[.D128];[.C128]=[.D128]&amp;&quot;*&quot;;[.C128]=[.D128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seng_subst(node*, node*);</text:p>
          </table:table-cell>
          <table:table-cell table:formula="of:=MID([.A129]; FIND(&quot; &quot;;[.A129])+1; FIND(&quot;(&quot;;[.A129])-FIND(&quot; &quot;;[.A129])-1)" office:value-type="string" office:string-value="node_seng_subst" calcext:value-type="string">
            <text:p>node_seng_subst</text:p>
          </table:table-cell>
          <table:table-cell table:formula="of:=MID([.A129]; FIND(&quot;(&quot;;[.A129])+1; IFERROR(FIND(&quot;,&quot;; [.A129]);FIND(&quot;)&quot;;[.A129]))-FIND(&quot;(&quot;;[.A129])-1)" office:value-type="string" office:string-value="node*" calcext:value-type="string">
            <text:p>node*</text:p>
          </table:table-cell>
          <table:table-cell table:formula="of:=LEFT([.B129];FIND(&quot;_&quot;;[.B129])-1)" office:value-type="string" office:string-value="node" calcext:value-type="string">
            <text:p>node</text:p>
          </table:table-cell>
          <table:table-cell table:formula="of:=OR([.C129]=[.D129];[.C129]=[.D129]&amp;&quot;*&quot;;[.C129]=[.D129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with_vad(node*, node*);</text:p>
          </table:table-cell>
          <table:table-cell table:formula="of:=MID([.A130]; FIND(&quot; &quot;;[.A130])+1; FIND(&quot;(&quot;;[.A130])-FIND(&quot; &quot;;[.A130])-1)" office:value-type="string" office:string-value="node_with_vad" calcext:value-type="string">
            <text:p>node_with_vad</text:p>
          </table:table-cell>
          <table:table-cell table:formula="of:=MID([.A130]; FIND(&quot;(&quot;;[.A130])+1; IFERROR(FIND(&quot;,&quot;; [.A130]);FIND(&quot;)&quot;;[.A130]))-FIND(&quot;(&quot;;[.A130])-1)" office:value-type="string" office:string-value="node*" calcext:value-type="string">
            <text:p>node*</text:p>
          </table:table-cell>
          <table:table-cell table:formula="of:=LEFT([.B130];FIND(&quot;_&quot;;[.B130])-1)" office:value-type="string" office:string-value="node" calcext:value-type="string">
            <text:p>node</text:p>
          </table:table-cell>
          <table:table-cell table:formula="of:=OR([.C130]=[.D130];[.C130]=[.D130]&amp;&quot;*&quot;;[.C130]=[.D130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vars(node*);</text:p>
          </table:table-cell>
          <table:table-cell table:formula="of:=MID([.A131]; FIND(&quot; &quot;;[.A131])+1; FIND(&quot;(&quot;;[.A131])-FIND(&quot; &quot;;[.A131])-1)" office:value-type="string" office:string-value="node_vars" calcext:value-type="string">
            <text:p>node_vars</text:p>
          </table:table-cell>
          <table:table-cell table:formula="of:=MID([.A131]; FIND(&quot;(&quot;;[.A131])+1; IFERROR(FIND(&quot;,&quot;; [.A131]);FIND(&quot;)&quot;;[.A131]))-FIND(&quot;(&quot;;[.A131])-1)" office:value-type="string" office:string-value="node*" calcext:value-type="string">
            <text:p>node*</text:p>
          </table:table-cell>
          <table:table-cell table:formula="of:=LEFT([.B131];FIND(&quot;_&quot;;[.B131])-1)" office:value-type="string" office:string-value="node" calcext:value-type="string">
            <text:p>node</text:p>
          </table:table-cell>
          <table:table-cell table:formula="of:=OR([.C131]=[.D131];[.C131]=[.D131]&amp;&quot;*&quot;;[.C131]=[.D131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envary_with_all_of(node*, node*);</text:p>
          </table:table-cell>
          <table:table-cell table:formula="of:=MID([.A132]; FIND(&quot; &quot;;[.A132])+1; FIND(&quot;(&quot;;[.A132])-FIND(&quot; &quot;;[.A132])-1)" office:value-type="string" office:string-value="node_envary_with_all_of" calcext:value-type="string">
            <text:p>node_envary_with_all_of</text:p>
          </table:table-cell>
          <table:table-cell table:formula="of:=MID([.A132]; FIND(&quot;(&quot;;[.A132])+1; IFERROR(FIND(&quot;,&quot;; [.A132]);FIND(&quot;)&quot;;[.A132]))-FIND(&quot;(&quot;;[.A132])-1)" office:value-type="string" office:string-value="node*" calcext:value-type="string">
            <text:p>node*</text:p>
          </table:table-cell>
          <table:table-cell table:formula="of:=LEFT([.B132];FIND(&quot;_&quot;;[.B132])-1)" office:value-type="string" office:string-value="node" calcext:value-type="string">
            <text:p>node</text:p>
          </table:table-cell>
          <table:table-cell table:formula="of:=OR([.C132]=[.D132];[.C132]=[.D132]&amp;&quot;*&quot;;[.C132]=[.D132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envary(node*, node*);</text:p>
          </table:table-cell>
          <table:table-cell table:formula="of:=MID([.A133]; FIND(&quot; &quot;;[.A133])+1; FIND(&quot;(&quot;;[.A133])-FIND(&quot; &quot;;[.A133])-1)" office:value-type="string" office:string-value="node_envary" calcext:value-type="string">
            <text:p>node_envary</text:p>
          </table:table-cell>
          <table:table-cell table:formula="of:=MID([.A133]; FIND(&quot;(&quot;;[.A133])+1; IFERROR(FIND(&quot;,&quot;; [.A133]);FIND(&quot;)&quot;;[.A133]))-FIND(&quot;(&quot;;[.A133])-1)" office:value-type="string" office:string-value="node*" calcext:value-type="string">
            <text:p>node*</text:p>
          </table:table-cell>
          <table:table-cell table:formula="of:=LEFT([.B133];FIND(&quot;_&quot;;[.B133])-1)" office:value-type="string" office:string-value="node" calcext:value-type="string">
            <text:p>node</text:p>
          </table:table-cell>
          <table:table-cell table:formula="of:=OR([.C133]=[.D133];[.C133]=[.D133]&amp;&quot;*&quot;;[.C133]=[.D133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define_all(node*, node*);</text:p>
          </table:table-cell>
          <table:table-cell table:formula="of:=MID([.A134]; FIND(&quot; &quot;;[.A134])+1; FIND(&quot;(&quot;;[.A134])-FIND(&quot; &quot;;[.A134])-1)" office:value-type="string" office:string-value="node_define_all" calcext:value-type="string">
            <text:p>node_define_all</text:p>
          </table:table-cell>
          <table:table-cell table:formula="of:=MID([.A134]; FIND(&quot;(&quot;;[.A134])+1; IFERROR(FIND(&quot;,&quot;; [.A134]);FIND(&quot;)&quot;;[.A134]))-FIND(&quot;(&quot;;[.A134])-1)" office:value-type="string" office:string-value="node*" calcext:value-type="string">
            <text:p>node*</text:p>
          </table:table-cell>
          <table:table-cell table:formula="of:=LEFT([.B134];FIND(&quot;_&quot;;[.B134])-1)" office:value-type="string" office:string-value="node" calcext:value-type="string">
            <text:p>node</text:p>
          </table:table-cell>
          <table:table-cell table:formula="of:=OR([.C134]=[.D134];[.C134]=[.D134]&amp;&quot;*&quot;;[.C134]=[.D134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define(node*, node*);</text:p>
          </table:table-cell>
          <table:table-cell table:formula="of:=MID([.A135]; FIND(&quot; &quot;;[.A135])+1; FIND(&quot;(&quot;;[.A135])-FIND(&quot; &quot;;[.A135])-1)" office:value-type="string" office:string-value="node_define" calcext:value-type="string">
            <text:p>node_define</text:p>
          </table:table-cell>
          <table:table-cell table:formula="of:=MID([.A135]; FIND(&quot;(&quot;;[.A135])+1; IFERROR(FIND(&quot;,&quot;; [.A135]);FIND(&quot;)&quot;;[.A135]))-FIND(&quot;(&quot;;[.A135])-1)" office:value-type="string" office:string-value="node*" calcext:value-type="string">
            <text:p>node*</text:p>
          </table:table-cell>
          <table:table-cell table:formula="of:=LEFT([.B135];FIND(&quot;_&quot;;[.B135])-1)" office:value-type="string" office:string-value="node" calcext:value-type="string">
            <text:p>node</text:p>
          </table:table-cell>
          <table:table-cell table:formula="of:=OR([.C135]=[.D135];[.C135]=[.D135]&amp;&quot;*&quot;;[.C135]=[.D135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believe(node*, node*);</text:p>
          </table:table-cell>
          <table:table-cell table:formula="of:=MID([.A136]; FIND(&quot; &quot;;[.A136])+1; FIND(&quot;(&quot;;[.A136])-FIND(&quot; &quot;;[.A136])-1)" office:value-type="string" office:string-value="node_believe" calcext:value-type="string">
            <text:p>node_believe</text:p>
          </table:table-cell>
          <table:table-cell table:formula="of:=MID([.A136]; FIND(&quot;(&quot;;[.A136])+1; IFERROR(FIND(&quot;,&quot;; [.A136]);FIND(&quot;)&quot;;[.A136]))-FIND(&quot;(&quot;;[.A136])-1)" office:value-type="string" office:string-value="node*" calcext:value-type="string">
            <text:p>node*</text:p>
          </table:table-cell>
          <table:table-cell table:formula="of:=LEFT([.B136];FIND(&quot;_&quot;;[.B136])-1)" office:value-type="string" office:string-value="node" calcext:value-type="string">
            <text:p>node</text:p>
          </table:table-cell>
          <table:table-cell table:formula="of:=OR([.C136]=[.D136];[.C136]=[.D136]&amp;&quot;*&quot;;[.C136]=[.D136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 node_has_op_as(node*);</text:p>
          </table:table-cell>
          <table:table-cell table:formula="of:=MID([.A137]; FIND(&quot; &quot;;[.A137])+1; FIND(&quot;(&quot;;[.A137])-FIND(&quot; &quot;;[.A137])-1)" office:value-type="string" office:string-value="node_has_op_as" calcext:value-type="string">
            <text:p>node_has_op_as</text:p>
          </table:table-cell>
          <table:table-cell table:formula="of:=MID([.A137]; FIND(&quot;(&quot;;[.A137])+1; IFERROR(FIND(&quot;,&quot;; [.A137]);FIND(&quot;)&quot;;[.A137]))-FIND(&quot;(&quot;;[.A137])-1)" office:value-type="string" office:string-value="node*" calcext:value-type="string">
            <text:p>node*</text:p>
          </table:table-cell>
          <table:table-cell table:formula="of:=LEFT([.B137];FIND(&quot;_&quot;;[.B137])-1)" office:value-type="string" office:string-value="node" calcext:value-type="string">
            <text:p>node</text:p>
          </table:table-cell>
          <table:table-cell table:formula="of:=OR([.C137]=[.D137];[.C137]=[.D137]&amp;&quot;*&quot;;[.C137]=[.D137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ode node_mini_sub(node*, node*);</text:p>
          </table:table-cell>
          <table:table-cell table:formula="of:=MID([.A138]; FIND(&quot; &quot;;[.A138])+1; FIND(&quot;(&quot;;[.A138])-FIND(&quot; &quot;;[.A138])-1)" office:value-type="string" office:string-value="node_mini_sub" calcext:value-type="string">
            <text:p>node_mini_sub</text:p>
          </table:table-cell>
          <table:table-cell table:formula="of:=MID([.A138]; FIND(&quot;(&quot;;[.A138])+1; IFERROR(FIND(&quot;,&quot;; [.A138]);FIND(&quot;)&quot;;[.A138]))-FIND(&quot;(&quot;;[.A138])-1)" office:value-type="string" office:string-value="node*" calcext:value-type="string">
            <text:p>node*</text:p>
          </table:table-cell>
          <table:table-cell table:formula="of:=LEFT([.B138];FIND(&quot;_&quot;;[.B138])-1)" office:value-type="string" office:string-value="node" calcext:value-type="string">
            <text:p>node</text:p>
          </table:table-cell>
          <table:table-cell table:formula="of:=OR([.C138]=[.D138];[.C138]=[.D138]&amp;&quot;*&quot;;[.C138]=[.D138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apply_opr(node*, node*, node*);</text:p>
          </table:table-cell>
          <table:table-cell table:formula="of:=MID([.A139]; FIND(&quot; &quot;;[.A139])+1; FIND(&quot;(&quot;;[.A139])-FIND(&quot; &quot;;[.A139])-1)" office:value-type="string" office:string-value="node_apply_opr" calcext:value-type="string">
            <text:p>node_apply_opr</text:p>
          </table:table-cell>
          <table:table-cell table:formula="of:=MID([.A139]; FIND(&quot;(&quot;;[.A139])+1; IFERROR(FIND(&quot;,&quot;; [.A139]);FIND(&quot;)&quot;;[.A139]))-FIND(&quot;(&quot;;[.A139])-1)" office:value-type="string" office:string-value="node*" calcext:value-type="string">
            <text:p>node*</text:p>
          </table:table-cell>
          <table:table-cell table:formula="of:=LEFT([.B139];FIND(&quot;_&quot;;[.B139])-1)" office:value-type="string" office:string-value="node" calcext:value-type="string">
            <text:p>node</text:p>
          </table:table-cell>
          <table:table-cell table:formula="of:=OR([.C139]=[.D139];[.C139]=[.D139]&amp;&quot;*&quot;;[.C139]=[.D139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32 op_cat_op(u32);</text:p>
          </table:table-cell>
          <table:table-cell table:formula="of:=MID([.A140]; FIND(&quot; &quot;;[.A140])+1; FIND(&quot;(&quot;;[.A140])-FIND(&quot; &quot;;[.A140])-1)" office:value-type="string" office:string-value="op_cat_op" calcext:value-type="string">
            <text:p>op_cat_op</text:p>
          </table:table-cell>
          <table:table-cell table:formula="of:=MID([.A140]; FIND(&quot;(&quot;;[.A140])+1; IFERROR(FIND(&quot;,&quot;; [.A140]);FIND(&quot;)&quot;;[.A140]))-FIND(&quot;(&quot;;[.A140])-1)" office:value-type="string" office:string-value="u32" calcext:value-type="string">
            <text:p>u32</text:p>
          </table:table-cell>
          <table:table-cell table:formula="of:=LEFT([.B140];FIND(&quot;_&quot;;[.B140])-1)" office:value-type="string" office:string-value="op" calcext:value-type="string">
            <text:p>op</text:p>
          </table:table-cell>
          <table:table-cell table:formula="of:=OR([.C140]=[.D140];[.C140]=[.D140]&amp;&quot;*&quot;;[.C140]=[.D140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add(node*, node*);</text:p>
          </table:table-cell>
          <table:table-cell table:formula="of:=MID([.A141]; FIND(&quot; &quot;;[.A141])+1; FIND(&quot;(&quot;;[.A141])-FIND(&quot; &quot;;[.A141])-1)" office:value-type="string" office:string-value="node_add" calcext:value-type="string">
            <text:p>node_add</text:p>
          </table:table-cell>
          <table:table-cell table:formula="of:=MID([.A141]; FIND(&quot;(&quot;;[.A141])+1; IFERROR(FIND(&quot;,&quot;; [.A141]);FIND(&quot;)&quot;;[.A141]))-FIND(&quot;(&quot;;[.A141])-1)" office:value-type="string" office:string-value="node*" calcext:value-type="string">
            <text:p>node*</text:p>
          </table:table-cell>
          <table:table-cell table:formula="of:=LEFT([.B141];FIND(&quot;_&quot;;[.B141])-1)" office:value-type="string" office:string-value="node" calcext:value-type="string">
            <text:p>node</text:p>
          </table:table-cell>
          <table:table-cell table:formula="of:=OR([.C141]=[.D141];[.C141]=[.D141]&amp;&quot;*&quot;;[.C141]=[.D141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sub(node*, node*);</text:p>
          </table:table-cell>
          <table:table-cell table:formula="of:=MID([.A142]; FIND(&quot; &quot;;[.A142])+1; FIND(&quot;(&quot;;[.A142])-FIND(&quot; &quot;;[.A142])-1)" office:value-type="string" office:string-value="node_sub" calcext:value-type="string">
            <text:p>node_sub</text:p>
          </table:table-cell>
          <table:table-cell table:formula="of:=MID([.A142]; FIND(&quot;(&quot;;[.A142])+1; IFERROR(FIND(&quot;,&quot;; [.A142]);FIND(&quot;)&quot;;[.A142]))-FIND(&quot;(&quot;;[.A142])-1)" office:value-type="string" office:string-value="node*" calcext:value-type="string">
            <text:p>node*</text:p>
          </table:table-cell>
          <table:table-cell table:formula="of:=LEFT([.B142];FIND(&quot;_&quot;;[.B142])-1)" office:value-type="string" office:string-value="node" calcext:value-type="string">
            <text:p>node</text:p>
          </table:table-cell>
          <table:table-cell table:formula="of:=OR([.C142]=[.D142];[.C142]=[.D142]&amp;&quot;*&quot;;[.C142]=[.D142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mul(node*, node*);</text:p>
          </table:table-cell>
          <table:table-cell table:formula="of:=MID([.A143]; FIND(&quot; &quot;;[.A143])+1; FIND(&quot;(&quot;;[.A143])-FIND(&quot; &quot;;[.A143])-1)" office:value-type="string" office:string-value="node_mul" calcext:value-type="string">
            <text:p>node_mul</text:p>
          </table:table-cell>
          <table:table-cell table:formula="of:=MID([.A143]; FIND(&quot;(&quot;;[.A143])+1; IFERROR(FIND(&quot;,&quot;; [.A143]);FIND(&quot;)&quot;;[.A143]))-FIND(&quot;(&quot;;[.A143])-1)" office:value-type="string" office:string-value="node*" calcext:value-type="string">
            <text:p>node*</text:p>
          </table:table-cell>
          <table:table-cell table:formula="of:=LEFT([.B143];FIND(&quot;_&quot;;[.B143])-1)" office:value-type="string" office:string-value="node" calcext:value-type="string">
            <text:p>node</text:p>
          </table:table-cell>
          <table:table-cell table:formula="of:=OR([.C143]=[.D143];[.C143]=[.D143]&amp;&quot;*&quot;;[.C143]=[.D143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div(node*, node*);</text:p>
          </table:table-cell>
          <table:table-cell table:formula="of:=MID([.A144]; FIND(&quot; &quot;;[.A144])+1; FIND(&quot;(&quot;;[.A144])-FIND(&quot; &quot;;[.A144])-1)" office:value-type="string" office:string-value="node_div" calcext:value-type="string">
            <text:p>node_div</text:p>
          </table:table-cell>
          <table:table-cell table:formula="of:=MID([.A144]; FIND(&quot;(&quot;;[.A144])+1; IFERROR(FIND(&quot;,&quot;; [.A144]);FIND(&quot;)&quot;;[.A144]))-FIND(&quot;(&quot;;[.A144])-1)" office:value-type="string" office:string-value="node*" calcext:value-type="string">
            <text:p>node*</text:p>
          </table:table-cell>
          <table:table-cell table:formula="of:=LEFT([.B144];FIND(&quot;_&quot;;[.B144])-1)" office:value-type="string" office:string-value="node" calcext:value-type="string">
            <text:p>node</text:p>
          </table:table-cell>
          <table:table-cell table:formula="of:=OR([.C144]=[.D144];[.C144]=[.D144]&amp;&quot;*&quot;;[.C144]=[.D144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apply(node*, node*);</text:p>
          </table:table-cell>
          <table:table-cell table:formula="of:=MID([.A145]; FIND(&quot; &quot;;[.A145])+1; FIND(&quot;(&quot;;[.A145])-FIND(&quot; &quot;;[.A145])-1)" office:value-type="string" office:string-value="node_apply" calcext:value-type="string">
            <text:p>node_apply</text:p>
          </table:table-cell>
          <table:table-cell table:formula="of:=MID([.A145]; FIND(&quot;(&quot;;[.A145])+1; IFERROR(FIND(&quot;,&quot;; [.A145]);FIND(&quot;)&quot;;[.A145]))-FIND(&quot;(&quot;;[.A145])-1)" office:value-type="string" office:string-value="node*" calcext:value-type="string">
            <text:p>node*</text:p>
          </table:table-cell>
          <table:table-cell table:formula="of:=LEFT([.B145];FIND(&quot;_&quot;;[.B145])-1)" office:value-type="string" office:string-value="node" calcext:value-type="string">
            <text:p>node</text:p>
          </table:table-cell>
          <table:table-cell table:formula="of:=OR([.C145]=[.D145];[.C145]=[.D145]&amp;&quot;*&quot;;[.C145]=[.D145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eq(node*, node*);</text:p>
          </table:table-cell>
          <table:table-cell table:formula="of:=MID([.A146]; FIND(&quot; &quot;;[.A146])+1; FIND(&quot;(&quot;;[.A146])-FIND(&quot; &quot;;[.A146])-1)" office:value-type="string" office:string-value="node_eq" calcext:value-type="string">
            <text:p>node_eq</text:p>
          </table:table-cell>
          <table:table-cell table:formula="of:=MID([.A146]; FIND(&quot;(&quot;;[.A146])+1; IFERROR(FIND(&quot;,&quot;; [.A146]);FIND(&quot;)&quot;;[.A146]))-FIND(&quot;(&quot;;[.A146])-1)" office:value-type="string" office:string-value="node*" calcext:value-type="string">
            <text:p>node*</text:p>
          </table:table-cell>
          <table:table-cell table:formula="of:=LEFT([.B146];FIND(&quot;_&quot;;[.B146])-1)" office:value-type="string" office:string-value="node" calcext:value-type="string">
            <text:p>node</text:p>
          </table:table-cell>
          <table:table-cell table:formula="of:=OR([.C146]=[.D146];[.C146]=[.D146]&amp;&quot;*&quot;;[.C146]=[.D146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and(node*, node*);</text:p>
          </table:table-cell>
          <table:table-cell table:formula="of:=MID([.A147]; FIND(&quot; &quot;;[.A147])+1; FIND(&quot;(&quot;;[.A147])-FIND(&quot; &quot;;[.A147])-1)" office:value-type="string" office:string-value="node_and" calcext:value-type="string">
            <text:p>node_and</text:p>
          </table:table-cell>
          <table:table-cell table:formula="of:=MID([.A147]; FIND(&quot;(&quot;;[.A147])+1; IFERROR(FIND(&quot;,&quot;; [.A147]);FIND(&quot;)&quot;;[.A147]))-FIND(&quot;(&quot;;[.A147])-1)" office:value-type="string" office:string-value="node*" calcext:value-type="string">
            <text:p>node*</text:p>
          </table:table-cell>
          <table:table-cell table:formula="of:=LEFT([.B147];FIND(&quot;_&quot;;[.B147])-1)" office:value-type="string" office:string-value="node" calcext:value-type="string">
            <text:p>node</text:p>
          </table:table-cell>
          <table:table-cell table:formula="of:=OR([.C147]=[.D147];[.C147]=[.D147]&amp;&quot;*&quot;;[.C147]=[.D147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or(node*, node*);</text:p>
          </table:table-cell>
          <table:table-cell table:formula="of:=MID([.A148]; FIND(&quot; &quot;;[.A148])+1; FIND(&quot;(&quot;;[.A148])-FIND(&quot; &quot;;[.A148])-1)" office:value-type="string" office:string-value="node_or" calcext:value-type="string">
            <text:p>node_or</text:p>
          </table:table-cell>
          <table:table-cell table:formula="of:=MID([.A148]; FIND(&quot;(&quot;;[.A148])+1; IFERROR(FIND(&quot;,&quot;; [.A148]);FIND(&quot;)&quot;;[.A148]))-FIND(&quot;(&quot;;[.A148])-1)" office:value-type="string" office:string-value="node*" calcext:value-type="string">
            <text:p>node*</text:p>
          </table:table-cell>
          <table:table-cell table:formula="of:=LEFT([.B148];FIND(&quot;_&quot;;[.B148])-1)" office:value-type="string" office:string-value="node" calcext:value-type="string">
            <text:p>node</text:p>
          </table:table-cell>
          <table:table-cell table:formula="of:=OR([.C148]=[.D148];[.C148]=[.D148]&amp;&quot;*&quot;;[.C148]=[.D148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xor(node*, node*);</text:p>
          </table:table-cell>
          <table:table-cell table:formula="of:=MID([.A149]; FIND(&quot; &quot;;[.A149])+1; FIND(&quot;(&quot;;[.A149])-FIND(&quot; &quot;;[.A149])-1)" office:value-type="string" office:string-value="node_xor" calcext:value-type="string">
            <text:p>node_xor</text:p>
          </table:table-cell>
          <table:table-cell table:formula="of:=MID([.A149]; FIND(&quot;(&quot;;[.A149])+1; IFERROR(FIND(&quot;,&quot;; [.A149]);FIND(&quot;)&quot;;[.A149]))-FIND(&quot;(&quot;;[.A149])-1)" office:value-type="string" office:string-value="node*" calcext:value-type="string">
            <text:p>node*</text:p>
          </table:table-cell>
          <table:table-cell table:formula="of:=LEFT([.B149];FIND(&quot;_&quot;;[.B149])-1)" office:value-type="string" office:string-value="node" calcext:value-type="string">
            <text:p>node</text:p>
          </table:table-cell>
          <table:table-cell table:formula="of:=OR([.C149]=[.D149];[.C149]=[.D149]&amp;&quot;*&quot;;[.C149]=[.D149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implies(node*, node*);</text:p>
          </table:table-cell>
          <table:table-cell table:formula="of:=MID([.A150]; FIND(&quot; &quot;;[.A150])+1; FIND(&quot;(&quot;;[.A150])-FIND(&quot; &quot;;[.A150])-1)" office:value-type="string" office:string-value="node_implies" calcext:value-type="string">
            <text:p>node_implies</text:p>
          </table:table-cell>
          <table:table-cell table:formula="of:=MID([.A150]; FIND(&quot;(&quot;;[.A150])+1; IFERROR(FIND(&quot;,&quot;; [.A150]);FIND(&quot;)&quot;;[.A150]))-FIND(&quot;(&quot;;[.A150])-1)" office:value-type="string" office:string-value="node*" calcext:value-type="string">
            <text:p>node*</text:p>
          </table:table-cell>
          <table:table-cell table:formula="of:=LEFT([.B150];FIND(&quot;_&quot;;[.B150])-1)" office:value-type="string" office:string-value="node" calcext:value-type="string">
            <text:p>node</text:p>
          </table:table-cell>
          <table:table-cell table:formula="of:=OR([.C150]=[.D150];[.C150]=[.D150]&amp;&quot;*&quot;;[.C150]=[.D150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is_implied_by(node*, node*);</text:p>
          </table:table-cell>
          <table:table-cell table:formula="of:=MID([.A151]; FIND(&quot; &quot;;[.A151])+1; FIND(&quot;(&quot;;[.A151])-FIND(&quot; &quot;;[.A151])-1)" office:value-type="string" office:string-value="node_is_implied_by" calcext:value-type="string">
            <text:p>node_is_implied_by</text:p>
          </table:table-cell>
          <table:table-cell table:formula="of:=MID([.A151]; FIND(&quot;(&quot;;[.A151])+1; IFERROR(FIND(&quot;,&quot;; [.A151]);FIND(&quot;)&quot;;[.A151]))-FIND(&quot;(&quot;;[.A151])-1)" office:value-type="string" office:string-value="node*" calcext:value-type="string">
            <text:p>node*</text:p>
          </table:table-cell>
          <table:table-cell table:formula="of:=LEFT([.B151];FIND(&quot;_&quot;;[.B151])-1)" office:value-type="string" office:string-value="node" calcext:value-type="string">
            <text:p>node</text:p>
          </table:table-cell>
          <table:table-cell table:formula="of:=OR([.C151]=[.D151];[.C151]=[.D151]&amp;&quot;*&quot;;[.C151]=[.D151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iff(node*, node*);</text:p>
          </table:table-cell>
          <table:table-cell table:formula="of:=MID([.A152]; FIND(&quot; &quot;;[.A152])+1; FIND(&quot;(&quot;;[.A152])-FIND(&quot; &quot;;[.A152])-1)" office:value-type="string" office:string-value="node_iff" calcext:value-type="string">
            <text:p>node_iff</text:p>
          </table:table-cell>
          <table:table-cell table:formula="of:=MID([.A152]; FIND(&quot;(&quot;;[.A152])+1; IFERROR(FIND(&quot;,&quot;; [.A152]);FIND(&quot;)&quot;;[.A152]))-FIND(&quot;(&quot;;[.A152])-1)" office:value-type="string" office:string-value="node*" calcext:value-type="string">
            <text:p>node*</text:p>
          </table:table-cell>
          <table:table-cell table:formula="of:=LEFT([.B152];FIND(&quot;_&quot;;[.B152])-1)" office:value-type="string" office:string-value="node" calcext:value-type="string">
            <text:p>node</text:p>
          </table:table-cell>
          <table:table-cell table:formula="of:=OR([.C152]=[.D152];[.C152]=[.D152]&amp;&quot;*&quot;;[.C152]=[.D152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roi(node*, node*);</text:p>
          </table:table-cell>
          <table:table-cell table:formula="of:=MID([.A153]; FIND(&quot; &quot;;[.A153])+1; FIND(&quot;(&quot;;[.A153])-FIND(&quot; &quot;;[.A153])-1)" office:value-type="string" office:string-value="node_roi" calcext:value-type="string">
            <text:p>node_roi</text:p>
          </table:table-cell>
          <table:table-cell table:formula="of:=MID([.A153]; FIND(&quot;(&quot;;[.A153])+1; IFERROR(FIND(&quot;,&quot;; [.A153]);FIND(&quot;)&quot;;[.A153]))-FIND(&quot;(&quot;;[.A153])-1)" office:value-type="string" office:string-value="node*" calcext:value-type="string">
            <text:p>node*</text:p>
          </table:table-cell>
          <table:table-cell table:formula="of:=LEFT([.B153];FIND(&quot;_&quot;;[.B153])-1)" office:value-type="string" office:string-value="node" calcext:value-type="string">
            <text:p>node</text:p>
          </table:table-cell>
          <table:table-cell table:formula="of:=OR([.C153]=[.D153];[.C153]=[.D153]&amp;&quot;*&quot;;[.C153]=[.D153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while(node*, node*);</text:p>
          </table:table-cell>
          <table:table-cell table:formula="of:=MID([.A154]; FIND(&quot; &quot;;[.A154])+1; FIND(&quot;(&quot;;[.A154])-FIND(&quot; &quot;;[.A154])-1)" office:value-type="string" office:string-value="node_while" calcext:value-type="string">
            <text:p>node_while</text:p>
          </table:table-cell>
          <table:table-cell table:formula="of:=MID([.A154]; FIND(&quot;(&quot;;[.A154])+1; IFERROR(FIND(&quot;,&quot;; [.A154]);FIND(&quot;)&quot;;[.A154]))-FIND(&quot;(&quot;;[.A154])-1)" office:value-type="string" office:string-value="node*" calcext:value-type="string">
            <text:p>node*</text:p>
          </table:table-cell>
          <table:table-cell table:formula="of:=LEFT([.B154];FIND(&quot;_&quot;;[.B154])-1)" office:value-type="string" office:string-value="node" calcext:value-type="string">
            <text:p>node</text:p>
          </table:table-cell>
          <table:table-cell table:formula="of:=OR([.C154]=[.D154];[.C154]=[.D154]&amp;&quot;*&quot;;[.C154]=[.D154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gith(node*, node*);</text:p>
          </table:table-cell>
          <table:table-cell table:formula="of:=MID([.A155]; FIND(&quot; &quot;;[.A155])+1; FIND(&quot;(&quot;;[.A155])-FIND(&quot; &quot;;[.A155])-1)" office:value-type="string" office:string-value="node_gith" calcext:value-type="string">
            <text:p>node_gith</text:p>
          </table:table-cell>
          <table:table-cell table:formula="of:=MID([.A155]; FIND(&quot;(&quot;;[.A155])+1; IFERROR(FIND(&quot;,&quot;; [.A155]);FIND(&quot;)&quot;;[.A155]))-FIND(&quot;(&quot;;[.A155])-1)" office:value-type="string" office:string-value="node*" calcext:value-type="string">
            <text:p>node*</text:p>
          </table:table-cell>
          <table:table-cell table:formula="of:=LEFT([.B155];FIND(&quot;_&quot;;[.B155])-1)" office:value-type="string" office:string-value="node" calcext:value-type="string">
            <text:p>node</text:p>
          </table:table-cell>
          <table:table-cell table:formula="of:=OR([.C155]=[.D155];[.C155]=[.D155]&amp;&quot;*&quot;;[.C155]=[.D155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semic(node*, node*);</text:p>
          </table:table-cell>
          <table:table-cell table:formula="of:=MID([.A156]; FIND(&quot; &quot;;[.A156])+1; FIND(&quot;(&quot;;[.A156])-FIND(&quot; &quot;;[.A156])-1)" office:value-type="string" office:string-value="node_semic" calcext:value-type="string">
            <text:p>node_semic</text:p>
          </table:table-cell>
          <table:table-cell table:formula="of:=MID([.A156]; FIND(&quot;(&quot;;[.A156])+1; IFERROR(FIND(&quot;,&quot;; [.A156]);FIND(&quot;)&quot;;[.A156]))-FIND(&quot;(&quot;;[.A156])-1)" office:value-type="string" office:string-value="node*" calcext:value-type="string">
            <text:p>node*</text:p>
          </table:table-cell>
          <table:table-cell table:formula="of:=LEFT([.B156];FIND(&quot;_&quot;;[.B156])-1)" office:value-type="string" office:string-value="node" calcext:value-type="string">
            <text:p>node</text:p>
          </table:table-cell>
          <table:table-cell table:formula="of:=OR([.C156]=[.D156];[.C156]=[.D156]&amp;&quot;*&quot;;[.C156]=[.D156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lambda(node*, node*);</text:p>
          </table:table-cell>
          <table:table-cell table:formula="of:=MID([.A157]; FIND(&quot; &quot;;[.A157])+1; FIND(&quot;(&quot;;[.A157])-FIND(&quot; &quot;;[.A157])-1)" office:value-type="string" office:string-value="node_lambda" calcext:value-type="string">
            <text:p>node_lambda</text:p>
          </table:table-cell>
          <table:table-cell table:formula="of:=MID([.A157]; FIND(&quot;(&quot;;[.A157])+1; IFERROR(FIND(&quot;,&quot;; [.A157]);FIND(&quot;)&quot;;[.A157]))-FIND(&quot;(&quot;;[.A157])-1)" office:value-type="string" office:string-value="node*" calcext:value-type="string">
            <text:p>node*</text:p>
          </table:table-cell>
          <table:table-cell table:formula="of:=LEFT([.B157];FIND(&quot;_&quot;;[.B157])-1)" office:value-type="string" office:string-value="node" calcext:value-type="string">
            <text:p>node</text:p>
          </table:table-cell>
          <table:table-cell table:formula="of:=OR([.C157]=[.D157];[.C157]=[.D157]&amp;&quot;*&quot;;[.C157]=[.D157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list_comma(node*, node*);</text:p>
          </table:table-cell>
          <table:table-cell table:formula="of:=MID([.A158]; FIND(&quot; &quot;;[.A158])+1; FIND(&quot;(&quot;;[.A158])-FIND(&quot; &quot;;[.A158])-1)" office:value-type="string" office:string-value="node_list_comma" calcext:value-type="string">
            <text:p>node_list_comma</text:p>
          </table:table-cell>
          <table:table-cell table:formula="of:=MID([.A158]; FIND(&quot;(&quot;;[.A158])+1; IFERROR(FIND(&quot;,&quot;; [.A158]);FIND(&quot;)&quot;;[.A158]))-FIND(&quot;(&quot;;[.A158])-1)" office:value-type="string" office:string-value="node*" calcext:value-type="string">
            <text:p>node*</text:p>
          </table:table-cell>
          <table:table-cell table:formula="of:=LEFT([.B158];FIND(&quot;_&quot;;[.B158])-1)" office:value-type="string" office:string-value="node" calcext:value-type="string">
            <text:p>node</text:p>
          </table:table-cell>
          <table:table-cell table:formula="of:=OR([.C158]=[.D158];[.C158]=[.D158]&amp;&quot;*&quot;;[.C158]=[.D158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set_comma(node*, node*);</text:p>
          </table:table-cell>
          <table:table-cell table:formula="of:=MID([.A159]; FIND(&quot; &quot;;[.A159])+1; FIND(&quot;(&quot;;[.A159])-FIND(&quot; &quot;;[.A159])-1)" office:value-type="string" office:string-value="node_set_comma" calcext:value-type="string">
            <text:p>node_set_comma</text:p>
          </table:table-cell>
          <table:table-cell table:formula="of:=MID([.A159]; FIND(&quot;(&quot;;[.A159])+1; IFERROR(FIND(&quot;,&quot;; [.A159]);FIND(&quot;)&quot;;[.A159]))-FIND(&quot;(&quot;;[.A159])-1)" office:value-type="string" office:string-value="node*" calcext:value-type="string">
            <text:p>node*</text:p>
          </table:table-cell>
          <table:table-cell table:formula="of:=LEFT([.B159];FIND(&quot;_&quot;;[.B159])-1)" office:value-type="string" office:string-value="node" calcext:value-type="string">
            <text:p>node</text:p>
          </table:table-cell>
          <table:table-cell table:formula="of:=OR([.C159]=[.D159];[.C159]=[.D159]&amp;&quot;*&quot;;[.C159]=[.D159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pipe(node*, node*);</text:p>
          </table:table-cell>
          <table:table-cell table:formula="of:=MID([.A160]; FIND(&quot; &quot;;[.A160])+1; FIND(&quot;(&quot;;[.A160])-FIND(&quot; &quot;;[.A160])-1)" office:value-type="string" office:string-value="node_pipe" calcext:value-type="string">
            <text:p>node_pipe</text:p>
          </table:table-cell>
          <table:table-cell table:formula="of:=MID([.A160]; FIND(&quot;(&quot;;[.A160])+1; IFERROR(FIND(&quot;,&quot;; [.A160]);FIND(&quot;)&quot;;[.A160]))-FIND(&quot;(&quot;;[.A160])-1)" office:value-type="string" office:string-value="node*" calcext:value-type="string">
            <text:p>node*</text:p>
          </table:table-cell>
          <table:table-cell table:formula="of:=LEFT([.B160];FIND(&quot;_&quot;;[.B160])-1)" office:value-type="string" office:string-value="node" calcext:value-type="string">
            <text:p>node</text:p>
          </table:table-cell>
          <table:table-cell table:formula="of:=OR([.C160]=[.D160];[.C160]=[.D160]&amp;&quot;*&quot;;[.C160]=[.D160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cat(node*, node*);</text:p>
          </table:table-cell>
          <table:table-cell table:formula="of:=MID([.A161]; FIND(&quot; &quot;;[.A161])+1; FIND(&quot;(&quot;;[.A161])-FIND(&quot; &quot;;[.A161])-1)" office:value-type="string" office:string-value="node_cat" calcext:value-type="string">
            <text:p>node_cat</text:p>
          </table:table-cell>
          <table:table-cell table:formula="of:=MID([.A161]; FIND(&quot;(&quot;;[.A161])+1; IFERROR(FIND(&quot;,&quot;; [.A161]);FIND(&quot;)&quot;;[.A161]))-FIND(&quot;(&quot;;[.A161])-1)" office:value-type="string" office:string-value="node*" calcext:value-type="string">
            <text:p>node*</text:p>
          </table:table-cell>
          <table:table-cell table:formula="of:=LEFT([.B161];FIND(&quot;_&quot;;[.B161])-1)" office:value-type="string" office:string-value="node" calcext:value-type="string">
            <text:p>node</text:p>
          </table:table-cell>
          <table:table-cell table:formula="of:=OR([.C161]=[.D161];[.C161]=[.D161]&amp;&quot;*&quot;;[.C161]=[.D161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believe(node*, node*);</text:p>
          </table:table-cell>
          <table:table-cell table:formula="of:=MID([.A162]; FIND(&quot; &quot;;[.A162])+1; FIND(&quot;(&quot;;[.A162])-FIND(&quot; &quot;;[.A162])-1)" office:value-type="string" office:string-value="node_believe" calcext:value-type="string">
            <text:p>node_believe</text:p>
          </table:table-cell>
          <table:table-cell table:formula="of:=MID([.A162]; FIND(&quot;(&quot;;[.A162])+1; IFERROR(FIND(&quot;,&quot;; [.A162]);FIND(&quot;)&quot;;[.A162]))-FIND(&quot;(&quot;;[.A162])-1)" office:value-type="string" office:string-value="node*" calcext:value-type="string">
            <text:p>node*</text:p>
          </table:table-cell>
          <table:table-cell table:formula="of:=LEFT([.B162];FIND(&quot;_&quot;;[.B162])-1)" office:value-type="string" office:string-value="node" calcext:value-type="string">
            <text:p>node</text:p>
          </table:table-cell>
          <table:table-cell table:formula="of:=OR([.C162]=[.D162];[.C162]=[.D162]&amp;&quot;*&quot;;[.C162]=[.D162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* node_push(node*, node*);</text:p>
          </table:table-cell>
          <table:table-cell table:formula="of:=MID([.A163]; FIND(&quot; &quot;;[.A163])+1; FIND(&quot;(&quot;;[.A163])-FIND(&quot; &quot;;[.A163])-1)" office:value-type="string" office:string-value="node_push" calcext:value-type="string">
            <text:p>node_push</text:p>
          </table:table-cell>
          <table:table-cell table:formula="of:=MID([.A163]; FIND(&quot;(&quot;;[.A163])+1; IFERROR(FIND(&quot;,&quot;; [.A163]);FIND(&quot;)&quot;;[.A163]))-FIND(&quot;(&quot;;[.A163])-1)" office:value-type="string" office:string-value="node*" calcext:value-type="string">
            <text:p>node*</text:p>
          </table:table-cell>
          <table:table-cell table:formula="of:=LEFT([.B163];FIND(&quot;_&quot;;[.B163])-1)" office:value-type="string" office:string-value="node" calcext:value-type="string">
            <text:p>node</text:p>
          </table:table-cell>
          <table:table-cell table:formula="of:=OR([.C163]=[.D163];[.C163]=[.D163]&amp;&quot;*&quot;;[.C163]=[.D163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de* op_node_op_append(node*, node*);</text:p>
          </table:table-cell>
          <table:table-cell table:formula="of:=MID([.A164]; FIND(&quot; &quot;;[.A164])+1; FIND(&quot;(&quot;;[.A164])-FIND(&quot; &quot;;[.A164])-1)" office:value-type="string" office:string-value="op_node_op_append" calcext:value-type="string">
            <text:p>op_node_op_append</text:p>
          </table:table-cell>
          <table:table-cell table:formula="of:=MID([.A164]; FIND(&quot;(&quot;;[.A164])+1; IFERROR(FIND(&quot;,&quot;; [.A164]);FIND(&quot;)&quot;;[.A164]))-FIND(&quot;(&quot;;[.A164])-1)" office:value-type="string" office:string-value="node*" calcext:value-type="string">
            <text:p>node*</text:p>
          </table:table-cell>
          <table:table-cell table:formula="of:=LEFT([.B164];FIND(&quot;_&quot;;[.B164])-1)" office:value-type="string" office:string-value="op" calcext:value-type="string">
            <text:p>op</text:p>
          </table:table-cell>
          <table:table-cell table:formula="of:=OR([.C164]=[.D164];[.C164]=[.D164]&amp;&quot;*&quot;;[.C164]=[.D164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de* op_node_op_push(node*, node*);</text:p>
          </table:table-cell>
          <table:table-cell table:formula="of:=MID([.A165]; FIND(&quot; &quot;;[.A165])+1; FIND(&quot;(&quot;;[.A165])-FIND(&quot; &quot;;[.A165])-1)" office:value-type="string" office:string-value="op_node_op_push" calcext:value-type="string">
            <text:p>op_node_op_push</text:p>
          </table:table-cell>
          <table:table-cell table:formula="of:=MID([.A165]; FIND(&quot;(&quot;;[.A165])+1; IFERROR(FIND(&quot;,&quot;; [.A165]);FIND(&quot;)&quot;;[.A165]))-FIND(&quot;(&quot;;[.A165])-1)" office:value-type="string" office:string-value="node*" calcext:value-type="string">
            <text:p>node*</text:p>
          </table:table-cell>
          <table:table-cell table:formula="of:=LEFT([.B165];FIND(&quot;_&quot;;[.B165])-1)" office:value-type="string" office:string-value="op" calcext:value-type="string">
            <text:p>op</text:p>
          </table:table-cell>
          <table:table-cell table:formula="of:=OR([.C165]=[.D165];[.C165]=[.D165]&amp;&quot;*&quot;;[.C165]=[.D165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 node_bytes_eq(node*, node*);</text:p>
          </table:table-cell>
          <table:table-cell table:formula="of:=MID([.A166]; FIND(&quot; &quot;;[.A166])+1; FIND(&quot;(&quot;;[.A166])-FIND(&quot; &quot;;[.A166])-1)" office:value-type="string" office:string-value="node_bytes_eq" calcext:value-type="string">
            <text:p>node_bytes_eq</text:p>
          </table:table-cell>
          <table:table-cell table:formula="of:=MID([.A166]; FIND(&quot;(&quot;;[.A166])+1; IFERROR(FIND(&quot;,&quot;; [.A166]);FIND(&quot;)&quot;;[.A166]))-FIND(&quot;(&quot;;[.A166])-1)" office:value-type="string" office:string-value="node*" calcext:value-type="string">
            <text:p>node*</text:p>
          </table:table-cell>
          <table:table-cell table:formula="of:=LEFT([.B166];FIND(&quot;_&quot;;[.B166])-1)" office:value-type="string" office:string-value="node" calcext:value-type="string">
            <text:p>node</text:p>
          </table:table-cell>
          <table:table-cell table:formula="of:=OR([.C166]=[.D166];[.C166]=[.D166]&amp;&quot;*&quot;;[.C166]=[.D166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pe* scope_borrow(scope*);</text:p>
          </table:table-cell>
          <table:table-cell table:formula="of:=MID([.A167]; FIND(&quot; &quot;;[.A167])+1; FIND(&quot;(&quot;;[.A167])-FIND(&quot; &quot;;[.A167])-1)" office:value-type="string" office:string-value="scope_borrow" calcext:value-type="string">
            <text:p>scope_borrow</text:p>
          </table:table-cell>
          <table:table-cell table:formula="of:=MID([.A167]; FIND(&quot;(&quot;;[.A167])+1; IFERROR(FIND(&quot;,&quot;; [.A167]);FIND(&quot;)&quot;;[.A167]))-FIND(&quot;(&quot;;[.A167])-1)" office:value-type="string" office:string-value="scope*" calcext:value-type="string">
            <text:p>scope*</text:p>
          </table:table-cell>
          <table:table-cell table:formula="of:=LEFT([.B167];FIND(&quot;_&quot;;[.B167])-1)" office:value-type="string" office:string-value="scope" calcext:value-type="string">
            <text:p>scope</text:p>
          </table:table-cell>
          <table:table-cell table:formula="of:=OR([.C167]=[.D167];[.C167]=[.D167]&amp;&quot;*&quot;;[.C167]=[.D167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pe* scope_unref(scope*);</text:p>
          </table:table-cell>
          <table:table-cell table:formula="of:=MID([.A168]; FIND(&quot; &quot;;[.A168])+1; FIND(&quot;(&quot;;[.A168])-FIND(&quot; &quot;;[.A168])-1)" office:value-type="string" office:string-value="scope_unref" calcext:value-type="string">
            <text:p>scope_unref</text:p>
          </table:table-cell>
          <table:table-cell table:formula="of:=MID([.A168]; FIND(&quot;(&quot;;[.A168])+1; IFERROR(FIND(&quot;,&quot;; [.A168]);FIND(&quot;)&quot;;[.A168]))-FIND(&quot;(&quot;;[.A168])-1)" office:value-type="string" office:string-value="scope*" calcext:value-type="string">
            <text:p>scope*</text:p>
          </table:table-cell>
          <table:table-cell table:formula="of:=LEFT([.B168];FIND(&quot;_&quot;;[.B168])-1)" office:value-type="string" office:string-value="scope" calcext:value-type="string">
            <text:p>scope</text:p>
          </table:table-cell>
          <table:table-cell table:formula="of:=OR([.C168]=[.D168];[.C168]=[.D168]&amp;&quot;*&quot;;[.C168]=[.D168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pe* scope_unref_from(scope*, void*);</text:p>
          </table:table-cell>
          <table:table-cell table:formula="of:=MID([.A169]; FIND(&quot; &quot;;[.A169])+1; FIND(&quot;(&quot;;[.A169])-FIND(&quot; &quot;;[.A169])-1)" office:value-type="string" office:string-value="scope_unref_from" calcext:value-type="string">
            <text:p>scope_unref_from</text:p>
          </table:table-cell>
          <table:table-cell table:formula="of:=MID([.A169]; FIND(&quot;(&quot;;[.A169])+1; IFERROR(FIND(&quot;,&quot;; [.A169]);FIND(&quot;)&quot;;[.A169]))-FIND(&quot;(&quot;;[.A169])-1)" office:value-type="string" office:string-value="scope*" calcext:value-type="string">
            <text:p>scope*</text:p>
          </table:table-cell>
          <table:table-cell table:formula="of:=LEFT([.B169];FIND(&quot;_&quot;;[.B169])-1)" office:value-type="string" office:string-value="scope" calcext:value-type="string">
            <text:p>scope</text:p>
          </table:table-cell>
          <table:table-cell table:formula="of:=OR([.C169]=[.D169];[.C169]=[.D169]&amp;&quot;*&quot;;[.C169]=[.D169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pe* scope_in_scope(scope*, scope*);</text:p>
          </table:table-cell>
          <table:table-cell table:formula="of:=MID([.A170]; FIND(&quot; &quot;;[.A170])+1; FIND(&quot;(&quot;;[.A170])-FIND(&quot; &quot;;[.A170])-1)" office:value-type="string" office:string-value="scope_in_scope" calcext:value-type="string">
            <text:p>scope_in_scope</text:p>
          </table:table-cell>
          <table:table-cell table:formula="of:=MID([.A170]; FIND(&quot;(&quot;;[.A170])+1; IFERROR(FIND(&quot;,&quot;; [.A170]);FIND(&quot;)&quot;;[.A170]))-FIND(&quot;(&quot;;[.A170])-1)" office:value-type="string" office:string-value="scope*" calcext:value-type="string">
            <text:p>scope*</text:p>
          </table:table-cell>
          <table:table-cell table:formula="of:=LEFT([.B170];FIND(&quot;_&quot;;[.B170])-1)" office:value-type="string" office:string-value="scope" calcext:value-type="string">
            <text:p>scope</text:p>
          </table:table-cell>
          <table:table-cell table:formula="of:=OR([.C170]=[.D170];[.C170]=[.D170]&amp;&quot;*&quot;;[.C170]=[.D170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 scope_is_in(scope*, scope*);</text:p>
          </table:table-cell>
          <table:table-cell table:formula="of:=MID([.A171]; FIND(&quot; &quot;;[.A171])+1; FIND(&quot;(&quot;;[.A171])-FIND(&quot; &quot;;[.A171])-1)" office:value-type="string" office:string-value="scope_is_in" calcext:value-type="string">
            <text:p>scope_is_in</text:p>
          </table:table-cell>
          <table:table-cell table:formula="of:=MID([.A171]; FIND(&quot;(&quot;;[.A171])+1; IFERROR(FIND(&quot;,&quot;; [.A171]);FIND(&quot;)&quot;;[.A171]))-FIND(&quot;(&quot;;[.A171])-1)" office:value-type="string" office:string-value="scope*" calcext:value-type="string">
            <text:p>scope*</text:p>
          </table:table-cell>
          <table:table-cell table:formula="of:=LEFT([.B171];FIND(&quot;_&quot;;[.B171])-1)" office:value-type="string" office:string-value="scope" calcext:value-type="string">
            <text:p>scope</text:p>
          </table:table-cell>
          <table:table-cell table:formula="of:=OR([.C171]=[.D171];[.C171]=[.D171]&amp;&quot;*&quot;;[.C171]=[.D171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d scope_print_bytes_with_indent(scope*, fast_u8);</text:p>
          </table:table-cell>
          <table:table-cell table:formula="of:=MID([.A172]; FIND(&quot; &quot;;[.A172])+1; FIND(&quot;(&quot;;[.A172])-FIND(&quot; &quot;;[.A172])-1)" office:value-type="string" office:string-value="scope_print_bytes_with_indent" calcext:value-type="string">
            <text:p>scope_print_bytes_with_indent</text:p>
          </table:table-cell>
          <table:table-cell table:formula="of:=MID([.A172]; FIND(&quot;(&quot;;[.A172])+1; IFERROR(FIND(&quot;,&quot;; [.A172]);FIND(&quot;)&quot;;[.A172]))-FIND(&quot;(&quot;;[.A172])-1)" office:value-type="string" office:string-value="scope*" calcext:value-type="string">
            <text:p>scope*</text:p>
          </table:table-cell>
          <table:table-cell table:formula="of:=LEFT([.B172];FIND(&quot;_&quot;;[.B172])-1)" office:value-type="string" office:string-value="scope" calcext:value-type="string">
            <text:p>scope</text:p>
          </table:table-cell>
          <table:table-cell table:formula="of:=OR([.C172]=[.D172];[.C172]=[.D172]&amp;&quot;*&quot;;[.C172]=[.D172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oid* free_from(void*, void*);</text:p>
          </table:table-cell>
          <table:table-cell table:formula="of:=MID([.A173]; FIND(&quot; &quot;;[.A173])+1; FIND(&quot;(&quot;;[.A173])-FIND(&quot; &quot;;[.A173])-1)" office:value-type="string" office:string-value="free_from" calcext:value-type="string">
            <text:p>free_from</text:p>
          </table:table-cell>
          <table:table-cell table:formula="of:=MID([.A173]; FIND(&quot;(&quot;;[.A173])+1; IFERROR(FIND(&quot;,&quot;; [.A173]);FIND(&quot;)&quot;;[.A173]))-FIND(&quot;(&quot;;[.A173])-1)" office:value-type="string" office:string-value="void*" calcext:value-type="string">
            <text:p>void*</text:p>
          </table:table-cell>
          <table:table-cell table:formula="of:=LEFT([.B173];FIND(&quot;_&quot;;[.B173])-1)" office:value-type="string" office:string-value="free" calcext:value-type="string">
            <text:p>free</text:p>
          </table:table-cell>
          <table:table-cell table:formula="of:=OR([.C173]=[.D173];[.C173]=[.D173]&amp;&quot;*&quot;;[.C173]=[.D173]&amp;&quot;**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 u32_can_be_printed(u32);</text:p>
          </table:table-cell>
          <table:table-cell table:formula="of:=MID([.A174]; FIND(&quot; &quot;;[.A174])+1; FIND(&quot;(&quot;;[.A174])-FIND(&quot; &quot;;[.A174])-1)" office:value-type="string" office:string-value="u32_can_be_printed" calcext:value-type="string">
            <text:p>u32_can_be_printed</text:p>
          </table:table-cell>
          <table:table-cell table:formula="of:=MID([.A174]; FIND(&quot;(&quot;;[.A174])+1; IFERROR(FIND(&quot;,&quot;; [.A174]);FIND(&quot;)&quot;;[.A174]))-FIND(&quot;(&quot;;[.A174])-1)" office:value-type="string" office:string-value="u32" calcext:value-type="string">
            <text:p>u32</text:p>
          </table:table-cell>
          <table:table-cell table:formula="of:=LEFT([.B174];FIND(&quot;_&quot;;[.B174])-1)" office:value-type="string" office:string-value="u32" calcext:value-type="string">
            <text:p>u32</text:p>
          </table:table-cell>
          <table:table-cell table:formula="of:=OR([.C174]=[.D174];[.C174]=[.D174]&amp;&quot;*&quot;;[.C174]=[.D174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 u32_can_be_printed_like_identifier(u32);</text:p>
          </table:table-cell>
          <table:table-cell table:formula="of:=MID([.A175]; FIND(&quot; &quot;;[.A175])+1; FIND(&quot;(&quot;;[.A175])-FIND(&quot; &quot;;[.A175])-1)" office:value-type="string" office:string-value="u32_can_be_printed_like_identifier" calcext:value-type="string">
            <text:p>u32_can_be_printed_like_identifier</text:p>
          </table:table-cell>
          <table:table-cell table:formula="of:=MID([.A175]; FIND(&quot;(&quot;;[.A175])+1; IFERROR(FIND(&quot;,&quot;; [.A175]);FIND(&quot;)&quot;;[.A175]))-FIND(&quot;(&quot;;[.A175])-1)" office:value-type="string" office:string-value="u32" calcext:value-type="string">
            <text:p>u32</text:p>
          </table:table-cell>
          <table:table-cell table:formula="of:=LEFT([.B175];FIND(&quot;_&quot;;[.B175])-1)" office:value-type="string" office:string-value="u32" calcext:value-type="string">
            <text:p>u32</text:p>
          </table:table-cell>
          <table:table-cell table:formula="of:=OR([.C175]=[.D175];[.C175]=[.D175]&amp;&quot;*&quot;;[.C175]=[.D175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 u64_can_be_printed(u64);</text:p>
          </table:table-cell>
          <table:table-cell table:formula="of:=MID([.A176]; FIND(&quot; &quot;;[.A176])+1; FIND(&quot;(&quot;;[.A176])-FIND(&quot; &quot;;[.A176])-1)" office:value-type="string" office:string-value="u64_can_be_printed" calcext:value-type="string">
            <text:p>u64_can_be_printed</text:p>
          </table:table-cell>
          <table:table-cell table:formula="of:=MID([.A176]; FIND(&quot;(&quot;;[.A176])+1; IFERROR(FIND(&quot;,&quot;; [.A176]);FIND(&quot;)&quot;;[.A176]))-FIND(&quot;(&quot;;[.A176])-1)" office:value-type="string" office:string-value="u64" calcext:value-type="string">
            <text:p>u64</text:p>
          </table:table-cell>
          <table:table-cell table:formula="of:=LEFT([.B176];FIND(&quot;_&quot;;[.B176])-1)" office:value-type="string" office:string-value="u64" calcext:value-type="string">
            <text:p>u64</text:p>
          </table:table-cell>
          <table:table-cell table:formula="of:=OR([.C176]=[.D176];[.C176]=[.D176]&amp;&quot;*&quot;;[.C176]=[.D176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 u64_can_be_printed_like_identifier(u64);</text:p>
          </table:table-cell>
          <table:table-cell table:formula="of:=MID([.A177]; FIND(&quot; &quot;;[.A177])+1; FIND(&quot;(&quot;;[.A177])-FIND(&quot; &quot;;[.A177])-1)" office:value-type="string" office:string-value="u64_can_be_printed_like_identifier" calcext:value-type="string">
            <text:p>u64_can_be_printed_like_identifier</text:p>
          </table:table-cell>
          <table:table-cell table:formula="of:=MID([.A177]; FIND(&quot;(&quot;;[.A177])+1; IFERROR(FIND(&quot;,&quot;; [.A177]);FIND(&quot;)&quot;;[.A177]))-FIND(&quot;(&quot;;[.A177])-1)" office:value-type="string" office:string-value="u64" calcext:value-type="string">
            <text:p>u64</text:p>
          </table:table-cell>
          <table:table-cell table:formula="of:=LEFT([.B177];FIND(&quot;_&quot;;[.B177])-1)" office:value-type="string" office:string-value="u64" calcext:value-type="string">
            <text:p>u64</text:p>
          </table:table-cell>
          <table:table-cell table:formula="of:=OR([.C177]=[.D177];[.C177]=[.D177]&amp;&quot;*&quot;;[.C177]=[.D177]&amp;&quot;**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oid print_rimek_byte(u8);</text:p>
          </table:table-cell>
          <table:table-cell table:formula="of:=MID([.A178]; FIND(&quot; &quot;;[.A178])+1; FIND(&quot;(&quot;;[.A178])-FIND(&quot; &quot;;[.A178])-1)" office:value-type="string" office:string-value="print_rimek_byte" calcext:value-type="string">
            <text:p>print_rimek_byte</text:p>
          </table:table-cell>
          <table:table-cell table:formula="of:=MID([.A178]; FIND(&quot;(&quot;;[.A178])+1; IFERROR(FIND(&quot;,&quot;; [.A178]);FIND(&quot;)&quot;;[.A178]))-FIND(&quot;(&quot;;[.A178])-1)" office:value-type="string" office:string-value="u8" calcext:value-type="string">
            <text:p>u8</text:p>
          </table:table-cell>
          <table:table-cell table:formula="of:=LEFT([.B178];FIND(&quot;_&quot;;[.B178])-1)" office:value-type="string" office:string-value="print" calcext:value-type="string">
            <text:p>print</text:p>
          </table:table-cell>
          <table:table-cell table:formula="of:=OR([.C178]=[.D178];[.C178]=[.D178]&amp;&quot;*&quot;;[.C178]=[.D178]&amp;&quot;**&quot;)" office:value-type="boolean" office:boolean-value="false" calcext:value-type="boolean">
            <text:p>FALSE</text:p>
          </table:table-cell>
          <table:table-cell table:number-columns-repeated="2"/>
        </table:table-row>
      </table:table>
      <table:table table:name="Sheet3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3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rst arg type</text:p>
          </table:table-cell>
          <table:table-cell office:value-type="string" calcext:value-type="string">
            <text:p>name prefix</text:p>
          </table:table-cell>
          <table:table-cell office:value-type="string" calcext:value-type="string">
            <text:p>unprefixed_name</text:p>
          </table:table-cell>
          <table:table-cell table:style-name="Default" office:value-type="string" calcext:value-type="string">
            <text:p>as above ka</text:p>
          </table:table-cell>
          <table:table-cell table:style-name="Default" office:value-type="string" calcext:value-type="string">
            <text:p>as below ka</text:p>
          </table:table-cell>
          <table:table-cell table:style-name="Default" office:value-type="string" calcext:value-type="string">
            <text:p>is in a pair</text:p>
          </table:table-cell>
          <table:table-cell table:style-name="Default" office:value-type="string" calcext:value-type="string">
            <text:p>meth type</text:p>
          </table:table-cell>
          <table:table-cell table:style-name="Default" office:value-type="string" calcext:value-type="string">
            <text:p>in args</text:p>
          </table:table-cell>
          <table:table-cell table:style-name="Default" office:value-type="string" calcext:value-type="string">
            <text:p>out args</text:p>
          </table:table-cell>
          <table:table-cell/>
        </table:table-row>
        <table:table-row table:style-name="ro1" table:visibility="filter">
          <table:table-cell office:value-type="string" calcext:value-type="string">
            <text:p>node_add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2]; LEN([.A2])-FIND(&quot;_&quot;;[.A2]))" office:value-type="string" office:string-value="add" calcext:value-type="string">
            <text:p>add</text:p>
          </table:table-cell>
          <table:table-cell office:value-type="boolean" office:boolean-value="false" calcext:value-type="boolean">
            <text:p>FALSE</text:p>
          </table:table-cell>
          <table:table-cell table:formula="of:=[.D2]=[.D3]" office:value-type="boolean" office:boolean-value="false" calcext:value-type="boolean">
            <text:p>FALSE</text:p>
          </table:table-cell>
          <table:table-cell table:formula="of:=OR([.E2];[.F2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2]&amp;&quot; &quot;&amp;[.A2]" office:value-type="string" office:string-value="#define add node_add" calcext:value-type="string">
            <text:p>#define add node_add</text:p>
          </table:table-cell>
        </table:table-row>
        <table:table-row table:style-name="ro1" table:visibility="filter">
          <table:table-cell office:value-type="string" calcext:value-type="string">
            <text:p>node_and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3]; LEN([.A3])-FIND(&quot;_&quot;;[.A3]))" office:value-type="string" office:string-value="and" calcext:value-type="string">
            <text:p>and</text:p>
          </table:table-cell>
          <table:table-cell table:formula="of:=[.D3]=[.D2]" office:value-type="boolean" office:boolean-value="false" calcext:value-type="boolean">
            <text:p>FALSE</text:p>
          </table:table-cell>
          <table:table-cell table:formula="of:=[.D3]=[.D4]" office:value-type="boolean" office:boolean-value="false" calcext:value-type="boolean">
            <text:p>FALSE</text:p>
          </table:table-cell>
          <table:table-cell table:formula="of:=OR([.E3];[.F3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3]&amp;&quot; &quot;&amp;[.A3]" office:value-type="string" office:string-value="#define and node_and" calcext:value-type="string">
            <text:p>#define and node_and</text:p>
          </table:table-cell>
        </table:table-row>
        <table:table-row table:style-name="ro1" table:visibility="filter">
          <table:table-cell office:value-type="string" calcext:value-type="string">
            <text:p>node_apply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4]; LEN([.A4])-FIND(&quot;_&quot;;[.A4]))" office:value-type="string" office:string-value="apply" calcext:value-type="string">
            <text:p>apply</text:p>
          </table:table-cell>
          <table:table-cell table:formula="of:=[.D4]=[.D3]" office:value-type="boolean" office:boolean-value="false" calcext:value-type="boolean">
            <text:p>FALSE</text:p>
          </table:table-cell>
          <table:table-cell table:formula="of:=[.D4]=[.D5]" office:value-type="boolean" office:boolean-value="false" calcext:value-type="boolean">
            <text:p>FALSE</text:p>
          </table:table-cell>
          <table:table-cell table:formula="of:=OR([.E4];[.F4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4]&amp;&quot; &quot;&amp;[.A4]" office:value-type="string" office:string-value="#define apply node_apply" calcext:value-type="string">
            <text:p>#define apply node_apply</text:p>
          </table:table-cell>
        </table:table-row>
        <table:table-row table:style-name="ro1" table:visibility="filter">
          <table:table-cell office:value-type="string" calcext:value-type="string">
            <text:p>node_apply_opr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5]; LEN([.A5])-FIND(&quot;_&quot;;[.A5]))" office:value-type="string" office:string-value="apply_opr" calcext:value-type="string">
            <text:p>apply_opr</text:p>
          </table:table-cell>
          <table:table-cell table:formula="of:=[.D5]=[.D4]" office:value-type="boolean" office:boolean-value="false" calcext:value-type="boolean">
            <text:p>FALSE</text:p>
          </table:table-cell>
          <table:table-cell table:formula="of:=[.D5]=[.D6]" office:value-type="boolean" office:boolean-value="false" calcext:value-type="boolean">
            <text:p>FALSE</text:p>
          </table:table-cell>
          <table:table-cell table:formula="of:=OR([.E5];[.F5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5]&amp;&quot; &quot;&amp;[.A5]" office:value-type="string" office:string-value="#define apply_opr node_apply_opr" calcext:value-type="string">
            <text:p>#define apply_opr node_apply_opr</text:p>
          </table:table-cell>
        </table:table-row>
        <table:table-row table:style-name="ro1" table:visibility="filter">
          <table:table-cell office:value-type="string" calcext:value-type="string">
            <text:p>node_array_borrow_all</text:p>
          </table:table-cell>
          <table:table-cell office:value-type="string" calcext:value-type="string">
            <text:p>node**</text:p>
          </table:table-cell>
          <table:table-cell office:value-type="string" calcext:value-type="string">
            <text:p>node</text:p>
          </table:table-cell>
          <table:table-cell table:formula="of:=RIGHT([.A6]; LEN([.A6])-FIND(&quot;_&quot;;[.A6]))" office:value-type="string" office:string-value="array_borrow_all" calcext:value-type="string">
            <text:p>array_borrow_all</text:p>
          </table:table-cell>
          <table:table-cell table:formula="of:=[.D6]=[.D5]" office:value-type="boolean" office:boolean-value="false" calcext:value-type="boolean">
            <text:p>FALSE</text:p>
          </table:table-cell>
          <table:table-cell table:formula="of:=[.D6]=[.D7]" office:value-type="boolean" office:boolean-value="false" calcext:value-type="boolean">
            <text:p>FALSE</text:p>
          </table:table-cell>
          <table:table-cell table:formula="of:=OR([.E6];[.F6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6]&amp;&quot; &quot;&amp;[.A6]" office:value-type="string" office:string-value="#define array_borrow_all node_array_borrow_all" calcext:value-type="string">
            <text:p>#define array_borrow_all node_array_borrow_all</text:p>
          </table:table-cell>
        </table:table-row>
        <table:table-row table:style-name="ro1">
          <table:table-cell office:value-type="string" calcext:value-type="string">
            <text:p>node_believe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7]; LEN([.A7])-FIND(&quot;_&quot;;[.A7]))" office:value-type="string" office:string-value="believe" calcext:value-type="string">
            <text:p>believe</text:p>
          </table:table-cell>
          <table:table-cell table:formula="of:=[.D7]=[.D6]" office:value-type="boolean" office:boolean-value="false" calcext:value-type="boolean">
            <text:p>FALSE</text:p>
          </table:table-cell>
          <table:table-cell table:formula="of:=[.D7]=[.D8]" office:value-type="boolean" office:boolean-value="true" calcext:value-type="boolean">
            <text:p>TRUE</text:p>
          </table:table-cell>
          <table:table-cell table:formula="of:=OR([.E7];[.F7])" office:value-type="boolean" office:boolean-value="true" calcext:value-type="boolean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(x), (y)</text:p>
          </table:table-cell>
          <table:table-cell table:formula="of:=&quot;#define &quot;&amp;[.D7]&amp;&quot;(&quot;&amp;[.I7]&amp;&quot;)  method_&quot;&amp;[.H7]&amp;&quot;((x), &quot;&amp;[.D7]&amp;&quot;)(&quot;&amp;[.J7]&amp;&quot;)&quot;" office:value-type="string" office:string-value="#define believe(x, y)  method_n((x), believe)((x), (y))" calcext:value-type="string">
            <text:p>#define believe(x, y) <text:s/>method_n((x), believe)((x), (y))</text:p>
          </table:table-cell>
        </table:table-row>
        <table:table-row table:style-name="ro1">
          <table:table-cell office:value-type="string" calcext:value-type="string">
            <text:p>node_believe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8]; LEN([.A8])-FIND(&quot;_&quot;;[.A8]))" office:value-type="string" office:string-value="believe" calcext:value-type="string">
            <text:p>believe</text:p>
          </table:table-cell>
          <table:table-cell table:formula="of:=[.D8]=[.D7]" office:value-type="boolean" office:boolean-value="true" calcext:value-type="boolean">
            <text:p>TRUE</text:p>
          </table:table-cell>
          <table:table-cell table:formula="of:=[.D8]=[.D9]" office:value-type="boolean" office:boolean-value="false" calcext:value-type="boolean">
            <text:p>FALSE</text:p>
          </table:table-cell>
          <table:table-cell table:formula="of:=OR([.E8];[.F8])" office:value-type="boolean" office:boolean-value="true" calcext:value-type="boolean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(x), (y)</text:p>
          </table:table-cell>
          <table:table-cell table:formula="of:=&quot;#define &quot;&amp;[.D8]&amp;&quot;(&quot;&amp;[.I8]&amp;&quot;)  method_&quot;&amp;[.H8]&amp;&quot;((x), &quot;&amp;[.D8]&amp;&quot;)(&quot;&amp;[.J8]&amp;&quot;)&quot;" office:value-type="string" office:string-value="#define believe(x, y)  method_n((x), believe)((x), (y))" calcext:value-type="string">
            <text:p>#define believe(x, y) <text:s/>method_n((x), believe)((x), (y))</text:p>
          </table:table-cell>
        </table:table-row>
        <table:table-row table:style-name="ro1">
          <table:table-cell office:value-type="string" calcext:value-type="string">
            <text:p>mininode_borrow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9]; LEN([.A9])-FIND(&quot;_&quot;;[.A9]))" office:value-type="string" office:string-value="borrow" calcext:value-type="string">
            <text:p>borrow</text:p>
          </table:table-cell>
          <table:table-cell table:formula="of:=[.D9]=[.D8]" office:value-type="boolean" office:boolean-value="false" calcext:value-type="boolean">
            <text:p>FALSE</text:p>
          </table:table-cell>
          <table:table-cell table:formula="of:=[.D9]=[.D10]" office:value-type="boolean" office:boolean-value="true" calcext:value-type="boolean">
            <text:p>TRUE</text:p>
          </table:table-cell>
          <table:table-cell table:formula="of:=OR([.E9];[.F9])" office:value-type="boolean" office:boolean-value="true" calcext:value-type="boolean">
            <text:p>TRUE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formula="of:=&quot;#define &quot;&amp;[.D9]&amp;&quot;(&quot;&amp;[.I9]&amp;&quot;)  method_&quot;&amp;[.H9]&amp;&quot;((x), &quot;&amp;[.D9]&amp;&quot;)(&quot;&amp;[.J9]&amp;&quot;)&quot;" office:value-type="string" office:string-value="#define borrow(x)  method_mns((x), borrow)((x))" calcext:value-type="string">
            <text:p>#define borrow(x) <text:s/>method_mns((x), borrow)((x))</text:p>
          </table:table-cell>
        </table:table-row>
        <table:table-row table:style-name="ro1">
          <table:table-cell office:value-type="string" calcext:value-type="string">
            <text:p>node_borrow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0]; LEN([.A10])-FIND(&quot;_&quot;;[.A10]))" office:value-type="string" office:string-value="borrow" calcext:value-type="string">
            <text:p>borrow</text:p>
          </table:table-cell>
          <table:table-cell table:formula="of:=[.D10]=[.D9]" office:value-type="boolean" office:boolean-value="true" calcext:value-type="boolean">
            <text:p>TRUE</text:p>
          </table:table-cell>
          <table:table-cell table:formula="of:=[.D10]=[.D11]" office:value-type="boolean" office:boolean-value="true" calcext:value-type="boolean">
            <text:p>TRUE</text:p>
          </table:table-cell>
          <table:table-cell table:formula="of:=OR([.E10];[.F10])" office:value-type="boolean" office:boolean-value="true" calcext:value-type="boolean">
            <text:p>TRUE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formula="of:=&quot;#define &quot;&amp;[.D10]&amp;&quot;(&quot;&amp;[.I10]&amp;&quot;)  method_&quot;&amp;[.H10]&amp;&quot;((x), &quot;&amp;[.D10]&amp;&quot;)(&quot;&amp;[.J10]&amp;&quot;)&quot;" office:value-type="string" office:string-value="#define borrow(x)  method_mns((x), borrow)((x))" calcext:value-type="string">
            <text:p>#define borrow(x) <text:s/>method_mns((x), borrow)((x))</text:p>
          </table:table-cell>
        </table:table-row>
        <table:table-row table:style-name="ro1">
          <table:table-cell office:value-type="string" calcext:value-type="string">
            <text:p>scope_borrow</text:p>
          </table:table-cell>
          <table:table-cell office:value-type="string" calcext:value-type="string">
            <text:p>scope*</text:p>
          </table:table-cell>
          <table:table-cell office:value-type="string" calcext:value-type="string">
            <text:p>scope</text:p>
          </table:table-cell>
          <table:table-cell table:formula="of:=RIGHT([.A11]; LEN([.A11])-FIND(&quot;_&quot;;[.A11]))" office:value-type="string" office:string-value="borrow" calcext:value-type="string">
            <text:p>borrow</text:p>
          </table:table-cell>
          <table:table-cell table:formula="of:=[.D11]=[.D10]" office:value-type="boolean" office:boolean-value="true" calcext:value-type="boolean">
            <text:p>TRUE</text:p>
          </table:table-cell>
          <table:table-cell table:formula="of:=[.D11]=[.D12]" office:value-type="boolean" office:boolean-value="false" calcext:value-type="boolean">
            <text:p>FALSE</text:p>
          </table:table-cell>
          <table:table-cell table:formula="of:=OR([.E11];[.F11])" office:value-type="boolean" office:boolean-value="true" calcext:value-type="boolean">
            <text:p>TRUE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formula="of:=&quot;#define &quot;&amp;[.D11]&amp;&quot;(&quot;&amp;[.I11]&amp;&quot;)  method_&quot;&amp;[.H11]&amp;&quot;((x), &quot;&amp;[.D11]&amp;&quot;)(&quot;&amp;[.J11]&amp;&quot;)&quot;" office:value-type="string" office:string-value="#define borrow(x)  method_mns((x), borrow)((x))" calcext:value-type="string">
            <text:p>#define borrow(x) <text:s/>method_mns((x), borrow)((x))</text:p>
          </table:table-cell>
        </table:table-row>
        <table:table-row table:style-name="ro1" table:visibility="filter">
          <table:table-cell office:value-type="string" calcext:value-type="string">
            <text:p>node_borrow_l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2]; LEN([.A12])-FIND(&quot;_&quot;;[.A12]))" office:value-type="string" office:string-value="borrow_l" calcext:value-type="string">
            <text:p>borrow_l</text:p>
          </table:table-cell>
          <table:table-cell table:formula="of:=[.D12]=[.D11]" office:value-type="boolean" office:boolean-value="false" calcext:value-type="boolean">
            <text:p>FALSE</text:p>
          </table:table-cell>
          <table:table-cell table:formula="of:=[.D12]=[.D13]" office:value-type="boolean" office:boolean-value="false" calcext:value-type="boolean">
            <text:p>FALSE</text:p>
          </table:table-cell>
          <table:table-cell table:formula="of:=OR([.E12];[.F12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2]&amp;&quot; &quot;&amp;[.A12]" office:value-type="string" office:string-value="#define borrow_l node_borrow_l" calcext:value-type="string">
            <text:p>#define borrow_l node_borrow_l</text:p>
          </table:table-cell>
        </table:table-row>
        <table:table-row table:style-name="ro1" table:visibility="filter">
          <table:table-cell office:value-type="string" calcext:value-type="string">
            <text:p>node_borrow_r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3]; LEN([.A13])-FIND(&quot;_&quot;;[.A13]))" office:value-type="string" office:string-value="borrow_r" calcext:value-type="string">
            <text:p>borrow_r</text:p>
          </table:table-cell>
          <table:table-cell table:formula="of:=[.D13]=[.D12]" office:value-type="boolean" office:boolean-value="false" calcext:value-type="boolean">
            <text:p>FALSE</text:p>
          </table:table-cell>
          <table:table-cell table:formula="of:=[.D13]=[.D14]" office:value-type="boolean" office:boolean-value="false" calcext:value-type="boolean">
            <text:p>FALSE</text:p>
          </table:table-cell>
          <table:table-cell table:formula="of:=OR([.E13];[.F13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3]&amp;&quot; &quot;&amp;[.A13]" office:value-type="string" office:string-value="#define borrow_r node_borrow_r" calcext:value-type="string">
            <text:p>#define borrow_r node_borrow_r</text:p>
          </table:table-cell>
        </table:table-row>
        <table:table-row table:style-name="ro1">
          <table:table-cell office:value-type="string" calcext:value-type="string">
            <text:p>node_box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4]; LEN([.A14])-FIND(&quot;_&quot;;[.A14]))" office:value-type="string" office:string-value="box" calcext:value-type="string">
            <text:p>box</text:p>
          </table:table-cell>
          <table:table-cell table:formula="of:=[.D14]=[.D13]" office:value-type="boolean" office:boolean-value="false" calcext:value-type="boolean">
            <text:p>FALSE</text:p>
          </table:table-cell>
          <table:table-cell table:formula="of:=[.D14]=[.D15]" office:value-type="boolean" office:boolean-value="true" calcext:value-type="boolean">
            <text:p>TRUE</text:p>
          </table:table-cell>
          <table:table-cell table:formula="of:=OR([.E14];[.F14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formula="of:=&quot;#define &quot;&amp;[.D14]&amp;&quot;(&quot;&amp;[.I14]&amp;&quot;)  method_&quot;&amp;[.H14]&amp;&quot;((x), &quot;&amp;[.D14]&amp;&quot;)(&quot;&amp;[.J14]&amp;&quot;)&quot;" office:value-type="string" office:string-value="#define box(x)  method_mn((x), box)((x))" calcext:value-type="string">
            <text:p>#define box(x) <text:s/>method_mn((x), box)((x))</text:p>
          </table:table-cell>
        </table:table-row>
        <table:table-row table:style-name="ro1">
          <table:table-cell office:value-type="string" calcext:value-type="string">
            <text:p>mininode_box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15]; LEN([.A15])-FIND(&quot;_&quot;;[.A15]))" office:value-type="string" office:string-value="box" calcext:value-type="string">
            <text:p>box</text:p>
          </table:table-cell>
          <table:table-cell table:formula="of:=[.D15]=[.D14]" office:value-type="boolean" office:boolean-value="true" calcext:value-type="boolean">
            <text:p>TRUE</text:p>
          </table:table-cell>
          <table:table-cell table:formula="of:=[.D15]=[.D16]" office:value-type="boolean" office:boolean-value="false" calcext:value-type="boolean">
            <text:p>FALSE</text:p>
          </table:table-cell>
          <table:table-cell table:formula="of:=OR([.E15];[.F15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formula="of:=&quot;#define &quot;&amp;[.D15]&amp;&quot;(&quot;&amp;[.I15]&amp;&quot;)  method_&quot;&amp;[.H15]&amp;&quot;((x), &quot;&amp;[.D15]&amp;&quot;)(&quot;&amp;[.J15]&amp;&quot;)&quot;" office:value-type="string" office:string-value="#define box(x)  method_mn((x), box)((x))" calcext:value-type="string">
            <text:p>#define box(x) <text:s/>method_mn((x), box)((x))</text:p>
          </table:table-cell>
        </table:table-row>
        <table:table-row table:style-name="ro1" table:visibility="filter">
          <table:table-cell office:value-type="string" calcext:value-type="string">
            <text:p>node_bytes_eq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6]; LEN([.A16])-FIND(&quot;_&quot;;[.A16]))" office:value-type="string" office:string-value="bytes_eq" calcext:value-type="string">
            <text:p>bytes_eq</text:p>
          </table:table-cell>
          <table:table-cell table:formula="of:=[.D16]=[.D15]" office:value-type="boolean" office:boolean-value="false" calcext:value-type="boolean">
            <text:p>FALSE</text:p>
          </table:table-cell>
          <table:table-cell table:formula="of:=[.D16]=[.D17]" office:value-type="boolean" office:boolean-value="false" calcext:value-type="boolean">
            <text:p>FALSE</text:p>
          </table:table-cell>
          <table:table-cell table:formula="of:=OR([.E16];[.F16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6]&amp;&quot; &quot;&amp;[.A16]" office:value-type="string" office:string-value="#define bytes_eq node_bytes_eq" calcext:value-type="string">
            <text:p>#define bytes_eq node_bytes_eq</text:p>
          </table:table-cell>
        </table:table-row>
        <table:table-row table:style-name="ro1" table:visibility="filter">
          <table:table-cell office:value-type="string" calcext:value-type="string">
            <text:p>mininode_bytes_nz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17]; LEN([.A17])-FIND(&quot;_&quot;;[.A17]))" office:value-type="string" office:string-value="bytes_nz" calcext:value-type="string">
            <text:p>bytes_nz</text:p>
          </table:table-cell>
          <table:table-cell table:formula="of:=[.D17]=[.D16]" office:value-type="boolean" office:boolean-value="false" calcext:value-type="boolean">
            <text:p>FALSE</text:p>
          </table:table-cell>
          <table:table-cell table:formula="of:=[.D17]=[.D18]" office:value-type="boolean" office:boolean-value="false" calcext:value-type="boolean">
            <text:p>FALSE</text:p>
          </table:table-cell>
          <table:table-cell table:formula="of:=OR([.E17];[.F17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7]&amp;&quot; &quot;&amp;[.A17]" office:value-type="string" office:string-value="#define bytes_nz mininode_bytes_nz" calcext:value-type="string">
            <text:p>#define bytes_nz mininode_bytes_nz</text:p>
          </table:table-cell>
        </table:table-row>
        <table:table-row table:style-name="ro1" table:visibility="filter">
          <table:table-cell office:value-type="string" calcext:value-type="string">
            <text:p>mininode_bytes_ze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18]; LEN([.A18])-FIND(&quot;_&quot;;[.A18]))" office:value-type="string" office:string-value="bytes_ze" calcext:value-type="string">
            <text:p>bytes_ze</text:p>
          </table:table-cell>
          <table:table-cell table:formula="of:=[.D18]=[.D17]" office:value-type="boolean" office:boolean-value="false" calcext:value-type="boolean">
            <text:p>FALSE</text:p>
          </table:table-cell>
          <table:table-cell table:formula="of:=[.D18]=[.D19]" office:value-type="boolean" office:boolean-value="false" calcext:value-type="boolean">
            <text:p>FALSE</text:p>
          </table:table-cell>
          <table:table-cell table:formula="of:=OR([.E18];[.F18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8]&amp;&quot; &quot;&amp;[.A18]" office:value-type="string" office:string-value="#define bytes_ze mininode_bytes_ze" calcext:value-type="string">
            <text:p>#define bytes_ze mininode_bytes_ze</text:p>
          </table:table-cell>
        </table:table-row>
        <table:table-row table:style-name="ro1" table:visibility="filter">
          <table:table-cell office:value-type="string" calcext:value-type="string">
            <text:p>node_can_be_minimized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9]; LEN([.A19])-FIND(&quot;_&quot;;[.A19]))" office:value-type="string" office:string-value="can_be_minimized" calcext:value-type="string">
            <text:p>can_be_minimized</text:p>
          </table:table-cell>
          <table:table-cell table:formula="of:=[.D19]=[.D18]" office:value-type="boolean" office:boolean-value="false" calcext:value-type="boolean">
            <text:p>FALSE</text:p>
          </table:table-cell>
          <table:table-cell table:formula="of:=[.D19]=[.D20]" office:value-type="boolean" office:boolean-value="false" calcext:value-type="boolean">
            <text:p>FALSE</text:p>
          </table:table-cell>
          <table:table-cell table:formula="of:=OR([.E19];[.F19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9]&amp;&quot; &quot;&amp;[.A19]" office:value-type="string" office:string-value="#define can_be_minimized node_can_be_minimized" calcext:value-type="string">
            <text:p>#define can_be_minimized node_can_be_minimized</text:p>
          </table:table-cell>
        </table:table-row>
        <table:table-row table:style-name="ro1">
          <table:table-cell office:value-type="string" calcext:value-type="string">
            <text:p>u32_can_be_printed</text:p>
          </table:table-cell>
          <table:table-cell table:number-columns-repeated="2" office:value-type="string" calcext:value-type="string">
            <text:p>u32</text:p>
          </table:table-cell>
          <table:table-cell table:formula="of:=RIGHT([.A20]; LEN([.A20])-FIND(&quot;_&quot;;[.A20]))" office:value-type="string" office:string-value="can_be_printed" calcext:value-type="string">
            <text:p>can_be_printed</text:p>
          </table:table-cell>
          <table:table-cell table:formula="of:=[.D20]=[.D19]" office:value-type="boolean" office:boolean-value="false" calcext:value-type="boolean">
            <text:p>FALSE</text:p>
          </table:table-cell>
          <table:table-cell table:formula="of:=[.D20]=[.D21]" office:value-type="boolean" office:boolean-value="true" calcext:value-type="boolean">
            <text:p>TRUE</text:p>
          </table:table-cell>
          <table:table-cell table:formula="of:=OR([.E20];[.F20])" office:value-type="boolean" office:boolean-value="true" calcext:value-type="boolean">
            <text:p>TRUE</text:p>
          </table:table-cell>
          <table:table-cell office:value-type="string" calcext:value-type="string">
            <text:p>I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formula="of:=&quot;#define &quot;&amp;[.D20]&amp;&quot;(&quot;&amp;[.I20]&amp;&quot;)  method_&quot;&amp;[.H20]&amp;&quot;((x), &quot;&amp;[.D20]&amp;&quot;)(&quot;&amp;[.J20]&amp;&quot;)&quot;" office:value-type="string" office:string-value="#define can_be_printed(x)  method_IJ((x), can_be_printed)((x))" calcext:value-type="string">
            <text:p>#define can_be_printed(x) <text:s/>method_IJ((x), can_be_printed)((x))</text:p>
          </table:table-cell>
        </table:table-row>
        <table:table-row table:style-name="ro1">
          <table:table-cell office:value-type="string" calcext:value-type="string">
            <text:p>u64_can_be_printed</text:p>
          </table:table-cell>
          <table:table-cell table:number-columns-repeated="2" office:value-type="string" calcext:value-type="string">
            <text:p>u64</text:p>
          </table:table-cell>
          <table:table-cell table:formula="of:=RIGHT([.A21]; LEN([.A21])-FIND(&quot;_&quot;;[.A21]))" office:value-type="string" office:string-value="can_be_printed" calcext:value-type="string">
            <text:p>can_be_printed</text:p>
          </table:table-cell>
          <table:table-cell table:formula="of:=[.D21]=[.D20]" office:value-type="boolean" office:boolean-value="true" calcext:value-type="boolean">
            <text:p>TRUE</text:p>
          </table:table-cell>
          <table:table-cell table:formula="of:=[.D21]=[.D22]" office:value-type="boolean" office:boolean-value="false" calcext:value-type="boolean">
            <text:p>FALSE</text:p>
          </table:table-cell>
          <table:table-cell table:formula="of:=OR([.E21];[.F21])" office:value-type="boolean" office:boolean-value="true" calcext:value-type="boolean">
            <text:p>TRUE</text:p>
          </table:table-cell>
          <table:table-cell office:value-type="string" calcext:value-type="string">
            <text:p>I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formula="of:=&quot;#define &quot;&amp;[.D21]&amp;&quot;(&quot;&amp;[.I21]&amp;&quot;)  method_&quot;&amp;[.H21]&amp;&quot;((x), &quot;&amp;[.D21]&amp;&quot;)(&quot;&amp;[.J21]&amp;&quot;)&quot;" office:value-type="string" office:string-value="#define can_be_printed(x)  method_IJ((x), can_be_printed)((x))" calcext:value-type="string">
            <text:p>#define can_be_printed(x) <text:s/>method_IJ((x), can_be_printed)((x))</text:p>
          </table:table-cell>
        </table:table-row>
        <table:table-row table:style-name="ro1">
          <table:table-cell office:value-type="string" calcext:value-type="string">
            <text:p>u32_can_be_printed_like_identifier</text:p>
          </table:table-cell>
          <table:table-cell table:number-columns-repeated="2" office:value-type="string" calcext:value-type="string">
            <text:p>u32</text:p>
          </table:table-cell>
          <table:table-cell table:formula="of:=RIGHT([.A22]; LEN([.A22])-FIND(&quot;_&quot;;[.A22]))" office:value-type="string" office:string-value="can_be_printed_like_identifier" calcext:value-type="string">
            <text:p>can_be_printed_like_identifier</text:p>
          </table:table-cell>
          <table:table-cell table:formula="of:=[.D22]=[.D21]" office:value-type="boolean" office:boolean-value="false" calcext:value-type="boolean">
            <text:p>FALSE</text:p>
          </table:table-cell>
          <table:table-cell table:formula="of:=[.D22]=[.D23]" office:value-type="boolean" office:boolean-value="true" calcext:value-type="boolean">
            <text:p>TRUE</text:p>
          </table:table-cell>
          <table:table-cell table:formula="of:=OR([.E22];[.F22])" office:value-type="boolean" office:boolean-value="true" calcext:value-type="boolean">
            <text:p>TRUE</text:p>
          </table:table-cell>
          <table:table-cell office:value-type="string" calcext:value-type="string">
            <text:p>I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formula="of:=&quot;#define &quot;&amp;[.D22]&amp;&quot;(&quot;&amp;[.I22]&amp;&quot;)  method_&quot;&amp;[.H22]&amp;&quot;((x), &quot;&amp;[.D22]&amp;&quot;)(&quot;&amp;[.J22]&amp;&quot;)&quot;" office:value-type="string" office:string-value="#define can_be_printed_like_identifier(x)  method_IJ((x), can_be_printed_like_identifier)((x))" calcext:value-type="string">
            <text:p>#define can_be_printed_like_identifier(x) <text:s/>method_IJ((x), can_be_printed_like_identifier)((x))</text:p>
          </table:table-cell>
        </table:table-row>
        <table:table-row table:style-name="ro1">
          <table:table-cell office:value-type="string" calcext:value-type="string">
            <text:p>u64_can_be_printed_like_identifier</text:p>
          </table:table-cell>
          <table:table-cell table:number-columns-repeated="2" office:value-type="string" calcext:value-type="string">
            <text:p>u64</text:p>
          </table:table-cell>
          <table:table-cell table:formula="of:=RIGHT([.A23]; LEN([.A23])-FIND(&quot;_&quot;;[.A23]))" office:value-type="string" office:string-value="can_be_printed_like_identifier" calcext:value-type="string">
            <text:p>can_be_printed_like_identifier</text:p>
          </table:table-cell>
          <table:table-cell table:formula="of:=[.D23]=[.D22]" office:value-type="boolean" office:boolean-value="true" calcext:value-type="boolean">
            <text:p>TRUE</text:p>
          </table:table-cell>
          <table:table-cell table:formula="of:=[.D23]=[.D24]" office:value-type="boolean" office:boolean-value="false" calcext:value-type="boolean">
            <text:p>FALSE</text:p>
          </table:table-cell>
          <table:table-cell table:formula="of:=OR([.E23];[.F23])" office:value-type="boolean" office:boolean-value="true" calcext:value-type="boolean">
            <text:p>TRUE</text:p>
          </table:table-cell>
          <table:table-cell office:value-type="string" calcext:value-type="string">
            <text:p>I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formula="of:=&quot;#define &quot;&amp;[.D23]&amp;&quot;(&quot;&amp;[.I23]&amp;&quot;)  method_&quot;&amp;[.H23]&amp;&quot;((x), &quot;&amp;[.D23]&amp;&quot;)(&quot;&amp;[.J23]&amp;&quot;)&quot;" office:value-type="string" office:string-value="#define can_be_printed_like_identifier(x)  method_IJ((x), can_be_printed_like_identifier)((x))" calcext:value-type="string">
            <text:p>#define can_be_printed_like_identifier(x) <text:s/>method_IJ((x), can_be_printed_like_identifier)((x))</text:p>
          </table:table-cell>
        </table:table-row>
        <table:table-row table:style-name="ro1" table:visibility="filter">
          <table:table-cell office:value-type="string" calcext:value-type="string">
            <text:p>node_cat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24]; LEN([.A24])-FIND(&quot;_&quot;;[.A24]))" office:value-type="string" office:string-value="cat" calcext:value-type="string">
            <text:p>cat</text:p>
          </table:table-cell>
          <table:table-cell table:formula="of:=[.D24]=[.D23]" office:value-type="boolean" office:boolean-value="false" calcext:value-type="boolean">
            <text:p>FALSE</text:p>
          </table:table-cell>
          <table:table-cell table:formula="of:=[.D24]=[.D25]" office:value-type="boolean" office:boolean-value="false" calcext:value-type="boolean">
            <text:p>FALSE</text:p>
          </table:table-cell>
          <table:table-cell table:formula="of:=OR([.E24];[.F24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24]&amp;&quot; &quot;&amp;[.A24]" office:value-type="string" office:string-value="#define cat node_cat" calcext:value-type="string">
            <text:p>#define cat node_cat</text:p>
          </table:table-cell>
        </table:table-row>
        <table:table-row table:style-name="ro1">
          <table:table-cell office:value-type="string" calcext:value-type="string">
            <text:p>mininode_clone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25]; LEN([.A25])-FIND(&quot;_&quot;;[.A25]))" office:value-type="string" office:string-value="clone" calcext:value-type="string">
            <text:p>clone</text:p>
          </table:table-cell>
          <table:table-cell table:formula="of:=[.D25]=[.D24]" office:value-type="boolean" office:boolean-value="false" calcext:value-type="boolean">
            <text:p>FALSE</text:p>
          </table:table-cell>
          <table:table-cell table:formula="of:=[.D25]=[.D26]" office:value-type="boolean" office:boolean-value="true" calcext:value-type="boolean">
            <text:p>TRUE</text:p>
          </table:table-cell>
          <table:table-cell table:formula="of:=OR([.E25];[.F25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formula="of:=&quot;#define &quot;&amp;[.D25]&amp;&quot;(&quot;&amp;[.I25]&amp;&quot;)  method_&quot;&amp;[.H25]&amp;&quot;((x), &quot;&amp;[.D25]&amp;&quot;)(&quot;&amp;[.J25]&amp;&quot;)&quot;" office:value-type="string" office:string-value="#define clone(x)  method_mn((x), clone)((x))" calcext:value-type="string">
            <text:p>#define clone(x) <text:s/>method_mn((x), clone)((x))</text:p>
          </table:table-cell>
        </table:table-row>
        <table:table-row table:style-name="ro1">
          <table:table-cell office:value-type="string" calcext:value-type="string">
            <text:p>node_clone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26]; LEN([.A26])-FIND(&quot;_&quot;;[.A26]))" office:value-type="string" office:string-value="clone" calcext:value-type="string">
            <text:p>clone</text:p>
          </table:table-cell>
          <table:table-cell table:formula="of:=[.D26]=[.D25]" office:value-type="boolean" office:boolean-value="true" calcext:value-type="boolean">
            <text:p>TRUE</text:p>
          </table:table-cell>
          <table:table-cell table:formula="of:=[.D26]=[.D27]" office:value-type="boolean" office:boolean-value="false" calcext:value-type="boolean">
            <text:p>FALSE</text:p>
          </table:table-cell>
          <table:table-cell table:formula="of:=OR([.E26];[.F26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formula="of:=&quot;#define &quot;&amp;[.D26]&amp;&quot;(&quot;&amp;[.I26]&amp;&quot;)  method_&quot;&amp;[.H26]&amp;&quot;((x), &quot;&amp;[.D26]&amp;&quot;)(&quot;&amp;[.J26]&amp;&quot;)&quot;" office:value-type="string" office:string-value="#define clone(x)  method_mn((x), clone)((x))" calcext:value-type="string">
            <text:p>#define clone(x) <text:s/>method_mn((x), clone)((x))</text:p>
          </table:table-cell>
        </table:table-row>
        <table:table-row table:style-name="ro1" table:visibility="filter">
          <table:table-cell office:value-type="string" calcext:value-type="string">
            <text:p>node_comma_add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27]; LEN([.A27])-FIND(&quot;_&quot;;[.A27]))" office:value-type="string" office:string-value="comma_add" calcext:value-type="string">
            <text:p>comma_add</text:p>
          </table:table-cell>
          <table:table-cell table:formula="of:=[.D27]=[.D26]" office:value-type="boolean" office:boolean-value="false" calcext:value-type="boolean">
            <text:p>FALSE</text:p>
          </table:table-cell>
          <table:table-cell table:formula="of:=[.D27]=[.D28]" office:value-type="boolean" office:boolean-value="false" calcext:value-type="boolean">
            <text:p>FALSE</text:p>
          </table:table-cell>
          <table:table-cell table:formula="of:=OR([.E27];[.F27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27]&amp;&quot; &quot;&amp;[.A27]" office:value-type="string" office:string-value="#define comma_add node_comma_add" calcext:value-type="string">
            <text:p>#define comma_add node_comma_add</text:p>
          </table:table-cell>
        </table:table-row>
        <table:table-row table:style-name="ro1" table:visibility="filter">
          <table:table-cell office:value-type="string" calcext:value-type="string">
            <text:p>node_comma_cat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28]; LEN([.A28])-FIND(&quot;_&quot;;[.A28]))" office:value-type="string" office:string-value="comma_cat" calcext:value-type="string">
            <text:p>comma_cat</text:p>
          </table:table-cell>
          <table:table-cell table:formula="of:=[.D28]=[.D27]" office:value-type="boolean" office:boolean-value="false" calcext:value-type="boolean">
            <text:p>FALSE</text:p>
          </table:table-cell>
          <table:table-cell table:formula="of:=[.D28]=[.D29]" office:value-type="boolean" office:boolean-value="false" calcext:value-type="boolean">
            <text:p>FALSE</text:p>
          </table:table-cell>
          <table:table-cell table:formula="of:=OR([.E28];[.F28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28]&amp;&quot; &quot;&amp;[.A28]" office:value-type="string" office:string-value="#define comma_cat node_comma_cat" calcext:value-type="string">
            <text:p>#define comma_cat node_comma_cat</text:p>
          </table:table-cell>
        </table:table-row>
        <table:table-row table:style-name="ro1" table:visibility="filter">
          <table:table-cell office:value-type="string" calcext:value-type="string">
            <text:p>node_comma_cons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29]; LEN([.A29])-FIND(&quot;_&quot;;[.A29]))" office:value-type="string" office:string-value="comma_cons" calcext:value-type="string">
            <text:p>comma_cons</text:p>
          </table:table-cell>
          <table:table-cell table:formula="of:=[.D29]=[.D28]" office:value-type="boolean" office:boolean-value="false" calcext:value-type="boolean">
            <text:p>FALSE</text:p>
          </table:table-cell>
          <table:table-cell table:formula="of:=[.D29]=[.D30]" office:value-type="boolean" office:boolean-value="false" calcext:value-type="boolean">
            <text:p>FALSE</text:p>
          </table:table-cell>
          <table:table-cell table:formula="of:=OR([.E29];[.F29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29]&amp;&quot; &quot;&amp;[.A29]" office:value-type="string" office:string-value="#define comma_cons node_comma_cons" calcext:value-type="string">
            <text:p>#define comma_cons node_comma_cons</text:p>
          </table:table-cell>
        </table:table-row>
        <table:table-row table:style-name="ro1" table:visibility="filter">
          <table:table-cell office:value-type="string" calcext:value-type="string">
            <text:p>node_comma_first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30]; LEN([.A30])-FIND(&quot;_&quot;;[.A30]))" office:value-type="string" office:string-value="comma_first" calcext:value-type="string">
            <text:p>comma_first</text:p>
          </table:table-cell>
          <table:table-cell table:formula="of:=[.D30]=[.D29]" office:value-type="boolean" office:boolean-value="false" calcext:value-type="boolean">
            <text:p>FALSE</text:p>
          </table:table-cell>
          <table:table-cell table:formula="of:=[.D30]=[.D31]" office:value-type="boolean" office:boolean-value="false" calcext:value-type="boolean">
            <text:p>FALSE</text:p>
          </table:table-cell>
          <table:table-cell table:formula="of:=OR([.E30];[.F30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30]&amp;&quot; &quot;&amp;[.A30]" office:value-type="string" office:string-value="#define comma_first node_comma_first" calcext:value-type="string">
            <text:p>#define comma_first node_comma_first</text:p>
          </table:table-cell>
        </table:table-row>
        <table:table-row table:style-name="ro1" table:visibility="filter">
          <table:table-cell office:value-type="string" calcext:value-type="string">
            <text:p>node_comma_list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31]; LEN([.A31])-FIND(&quot;_&quot;;[.A31]))" office:value-type="string" office:string-value="comma_list" calcext:value-type="string">
            <text:p>comma_list</text:p>
          </table:table-cell>
          <table:table-cell table:formula="of:=[.D31]=[.D30]" office:value-type="boolean" office:boolean-value="false" calcext:value-type="boolean">
            <text:p>FALSE</text:p>
          </table:table-cell>
          <table:table-cell table:formula="of:=[.D31]=[.D32]" office:value-type="boolean" office:boolean-value="false" calcext:value-type="boolean">
            <text:p>FALSE</text:p>
          </table:table-cell>
          <table:table-cell table:formula="of:=OR([.E31];[.F31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31]&amp;&quot; &quot;&amp;[.A31]" office:value-type="string" office:string-value="#define comma_list node_comma_list" calcext:value-type="string">
            <text:p>#define comma_list node_comma_list</text:p>
          </table:table-cell>
        </table:table-row>
        <table:table-row table:style-name="ro1" table:visibility="filter">
          <table:table-cell office:value-type="string" calcext:value-type="string">
            <text:p>node_comma_push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32]; LEN([.A32])-FIND(&quot;_&quot;;[.A32]))" office:value-type="string" office:string-value="comma_push" calcext:value-type="string">
            <text:p>comma_push</text:p>
          </table:table-cell>
          <table:table-cell table:formula="of:=[.D32]=[.D31]" office:value-type="boolean" office:boolean-value="false" calcext:value-type="boolean">
            <text:p>FALSE</text:p>
          </table:table-cell>
          <table:table-cell table:formula="of:=[.D32]=[.D33]" office:value-type="boolean" office:boolean-value="false" calcext:value-type="boolean">
            <text:p>FALSE</text:p>
          </table:table-cell>
          <table:table-cell table:formula="of:=OR([.E32];[.F32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32]&amp;&quot; &quot;&amp;[.A32]" office:value-type="string" office:string-value="#define comma_push node_comma_push" calcext:value-type="string">
            <text:p>#define comma_push node_comma_push</text:p>
          </table:table-cell>
        </table:table-row>
        <table:table-row table:style-name="ro1" table:visibility="filter">
          <table:table-cell office:value-type="string" calcext:value-type="string">
            <text:p>node_comma_rest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33]; LEN([.A33])-FIND(&quot;_&quot;;[.A33]))" office:value-type="string" office:string-value="comma_rest" calcext:value-type="string">
            <text:p>comma_rest</text:p>
          </table:table-cell>
          <table:table-cell table:formula="of:=[.D33]=[.D32]" office:value-type="boolean" office:boolean-value="false" calcext:value-type="boolean">
            <text:p>FALSE</text:p>
          </table:table-cell>
          <table:table-cell table:formula="of:=[.D33]=[.D34]" office:value-type="boolean" office:boolean-value="false" calcext:value-type="boolean">
            <text:p>FALSE</text:p>
          </table:table-cell>
          <table:table-cell table:formula="of:=OR([.E33];[.F33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33]&amp;&quot; &quot;&amp;[.A33]" office:value-type="string" office:string-value="#define comma_rest node_comma_rest" calcext:value-type="string">
            <text:p>#define comma_rest node_comma_rest</text:p>
          </table:table-cell>
        </table:table-row>
        <table:table-row table:style-name="ro1" table:visibility="filter">
          <table:table-cell office:value-type="string" calcext:value-type="string">
            <text:p>mininode_comma_self_assoc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34]; LEN([.A34])-FIND(&quot;_&quot;;[.A34]))" office:value-type="string" office:string-value="comma_self_assoc" calcext:value-type="string">
            <text:p>comma_self_assoc</text:p>
          </table:table-cell>
          <table:table-cell table:formula="of:=[.D34]=[.D33]" office:value-type="boolean" office:boolean-value="false" calcext:value-type="boolean">
            <text:p>FALSE</text:p>
          </table:table-cell>
          <table:table-cell table:formula="of:=[.D34]=[.D35]" office:value-type="boolean" office:boolean-value="false" calcext:value-type="boolean">
            <text:p>FALSE</text:p>
          </table:table-cell>
          <table:table-cell table:formula="of:=OR([.E34];[.F34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34]&amp;&quot; &quot;&amp;[.A34]" office:value-type="string" office:string-value="#define comma_self_assoc mininode_comma_self_assoc" calcext:value-type="string">
            <text:p>#define comma_self_assoc mininode_comma_self_assoc</text:p>
          </table:table-cell>
        </table:table-row>
        <table:table-row table:style-name="ro1" table:visibility="filter">
          <table:table-cell office:value-type="string" calcext:value-type="string">
            <text:p>mininode_comma_self_cstraint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35]; LEN([.A35])-FIND(&quot;_&quot;;[.A35]))" office:value-type="string" office:string-value="comma_self_cstraint" calcext:value-type="string">
            <text:p>comma_self_cstraint</text:p>
          </table:table-cell>
          <table:table-cell table:formula="of:=[.D35]=[.D34]" office:value-type="boolean" office:boolean-value="false" calcext:value-type="boolean">
            <text:p>FALSE</text:p>
          </table:table-cell>
          <table:table-cell table:formula="of:=[.D35]=[.D36]" office:value-type="boolean" office:boolean-value="false" calcext:value-type="boolean">
            <text:p>FALSE</text:p>
          </table:table-cell>
          <table:table-cell table:formula="of:=OR([.E35];[.F35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35]&amp;&quot; &quot;&amp;[.A35]" office:value-type="string" office:string-value="#define comma_self_cstraint mininode_comma_self_cstraint" calcext:value-type="string">
            <text:p>#define comma_self_cstraint mininode_comma_self_cstraint</text:p>
          </table:table-cell>
        </table:table-row>
        <table:table-row table:style-name="ro1" table:visibility="filter">
          <table:table-cell office:value-type="string" calcext:value-type="string">
            <text:p>node_comma_set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36]; LEN([.A36])-FIND(&quot;_&quot;;[.A36]))" office:value-type="string" office:string-value="comma_set" calcext:value-type="string">
            <text:p>comma_set</text:p>
          </table:table-cell>
          <table:table-cell table:formula="of:=[.D36]=[.D35]" office:value-type="boolean" office:boolean-value="false" calcext:value-type="boolean">
            <text:p>FALSE</text:p>
          </table:table-cell>
          <table:table-cell table:formula="of:=[.D36]=[.D37]" office:value-type="boolean" office:boolean-value="false" calcext:value-type="boolean">
            <text:p>FALSE</text:p>
          </table:table-cell>
          <table:table-cell table:formula="of:=OR([.E36];[.F36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36]&amp;&quot; &quot;&amp;[.A36]" office:value-type="string" office:string-value="#define comma_set node_comma_set" calcext:value-type="string">
            <text:p>#define comma_set node_comma_set</text:p>
          </table:table-cell>
        </table:table-row>
        <table:table-row table:style-name="ro1" table:visibility="filter">
          <table:table-cell office:value-type="string" calcext:value-type="string">
            <text:p>node_data_byte_count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37]; LEN([.A37])-FIND(&quot;_&quot;;[.A37]))" office:value-type="string" office:string-value="data_byte_count" calcext:value-type="string">
            <text:p>data_byte_count</text:p>
          </table:table-cell>
          <table:table-cell table:formula="of:=[.D37]=[.D36]" office:value-type="boolean" office:boolean-value="false" calcext:value-type="boolean">
            <text:p>FALSE</text:p>
          </table:table-cell>
          <table:table-cell table:formula="of:=[.D37]=[.D38]" office:value-type="boolean" office:boolean-value="false" calcext:value-type="boolean">
            <text:p>FALSE</text:p>
          </table:table-cell>
          <table:table-cell table:formula="of:=OR([.E37];[.F37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37]&amp;&quot; &quot;&amp;[.A37]" office:value-type="string" office:string-value="#define data_byte_count node_data_byte_count" calcext:value-type="string">
            <text:p>#define data_byte_count node_data_byte_count</text:p>
          </table:table-cell>
        </table:table-row>
        <table:table-row table:style-name="ro1" table:visibility="filter">
          <table:table-cell office:value-type="string" calcext:value-type="string">
            <text:p>node_dec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38]; LEN([.A38])-FIND(&quot;_&quot;;[.A38]))" office:value-type="string" office:string-value="dec" calcext:value-type="string">
            <text:p>dec</text:p>
          </table:table-cell>
          <table:table-cell table:formula="of:=[.D38]=[.D37]" office:value-type="boolean" office:boolean-value="false" calcext:value-type="boolean">
            <text:p>FALSE</text:p>
          </table:table-cell>
          <table:table-cell table:formula="of:=[.D38]=[.D39]" office:value-type="boolean" office:boolean-value="false" calcext:value-type="boolean">
            <text:p>FALSE</text:p>
          </table:table-cell>
          <table:table-cell table:formula="of:=OR([.E38];[.F38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38]&amp;&quot; &quot;&amp;[.A38]" office:value-type="string" office:string-value="#define dec node_dec" calcext:value-type="string">
            <text:p>#define dec node_dec</text:p>
          </table:table-cell>
        </table:table-row>
        <table:table-row table:style-name="ro1" table:visibility="filter">
          <table:table-cell office:value-type="string" calcext:value-type="string">
            <text:p>node_define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39]; LEN([.A39])-FIND(&quot;_&quot;;[.A39]))" office:value-type="string" office:string-value="define" calcext:value-type="string">
            <text:p>define</text:p>
          </table:table-cell>
          <table:table-cell table:formula="of:=[.D39]=[.D38]" office:value-type="boolean" office:boolean-value="false" calcext:value-type="boolean">
            <text:p>FALSE</text:p>
          </table:table-cell>
          <table:table-cell table:formula="of:=[.D39]=[.D40]" office:value-type="boolean" office:boolean-value="false" calcext:value-type="boolean">
            <text:p>FALSE</text:p>
          </table:table-cell>
          <table:table-cell table:formula="of:=OR([.E39];[.F39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39]&amp;&quot; &quot;&amp;[.A39]" office:value-type="string" office:string-value="#define define node_define" calcext:value-type="string">
            <text:p>#define define node_define</text:p>
          </table:table-cell>
        </table:table-row>
        <table:table-row table:style-name="ro1" table:visibility="filter">
          <table:table-cell office:value-type="string" calcext:value-type="string">
            <text:p>node_define_all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40]; LEN([.A40])-FIND(&quot;_&quot;;[.A40]))" office:value-type="string" office:string-value="define_all" calcext:value-type="string">
            <text:p>define_all</text:p>
          </table:table-cell>
          <table:table-cell table:formula="of:=[.D40]=[.D39]" office:value-type="boolean" office:boolean-value="false" calcext:value-type="boolean">
            <text:p>FALSE</text:p>
          </table:table-cell>
          <table:table-cell table:formula="of:=[.D40]=[.D41]" office:value-type="boolean" office:boolean-value="false" calcext:value-type="boolean">
            <text:p>FALSE</text:p>
          </table:table-cell>
          <table:table-cell table:formula="of:=OR([.E40];[.F40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40]&amp;&quot; &quot;&amp;[.A40]" office:value-type="string" office:string-value="#define define_all node_define_all" calcext:value-type="string">
            <text:p>#define define_all node_define_all</text:p>
          </table:table-cell>
        </table:table-row>
        <table:table-row table:style-name="ro1" table:visibility="filter">
          <table:table-cell office:value-type="string" calcext:value-type="string">
            <text:p>node_div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41]; LEN([.A41])-FIND(&quot;_&quot;;[.A41]))" office:value-type="string" office:string-value="div" calcext:value-type="string">
            <text:p>div</text:p>
          </table:table-cell>
          <table:table-cell table:formula="of:=[.D41]=[.D40]" office:value-type="boolean" office:boolean-value="false" calcext:value-type="boolean">
            <text:p>FALSE</text:p>
          </table:table-cell>
          <table:table-cell table:formula="of:=[.D41]=[.D42]" office:value-type="boolean" office:boolean-value="false" calcext:value-type="boolean">
            <text:p>FALSE</text:p>
          </table:table-cell>
          <table:table-cell table:formula="of:=OR([.E41];[.F41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41]&amp;&quot; &quot;&amp;[.A41]" office:value-type="string" office:string-value="#define div node_div" calcext:value-type="string">
            <text:p>#define div node_div</text:p>
          </table:table-cell>
        </table:table-row>
        <table:table-row table:style-name="ro1">
          <table:table-cell office:value-type="string" calcext:value-type="string">
            <text:p>mininode_envary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42]; LEN([.A42])-FIND(&quot;_&quot;;[.A42]))" office:value-type="string" office:string-value="envary" calcext:value-type="string">
            <text:p>envary</text:p>
          </table:table-cell>
          <table:table-cell table:formula="of:=[.D42]=[.D41]" office:value-type="boolean" office:boolean-value="false" calcext:value-type="boolean">
            <text:p>FALSE</text:p>
          </table:table-cell>
          <table:table-cell table:formula="of:=[.D42]=[.D43]" office:value-type="boolean" office:boolean-value="true" calcext:value-type="boolean">
            <text:p>TRUE</text:p>
          </table:table-cell>
          <table:table-cell table:formula="of:=OR([.E42];[.F42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(x), (y)</text:p>
          </table:table-cell>
          <table:table-cell table:formula="of:=&quot;#define &quot;&amp;[.D42]&amp;&quot;(&quot;&amp;[.I42]&amp;&quot;)  method_&quot;&amp;[.H42]&amp;&quot;((x), &quot;&amp;[.D42]&amp;&quot;)(&quot;&amp;[.J42]&amp;&quot;)&quot;" office:value-type="string" office:string-value="#define envary(x, y)  method_mn((x), envary)((x), (y))" calcext:value-type="string">
            <text:p>#define envary(x, y) <text:s/>method_mn((x), envary)((x), (y))</text:p>
          </table:table-cell>
        </table:table-row>
        <table:table-row table:style-name="ro1">
          <table:table-cell office:value-type="string" calcext:value-type="string">
            <text:p>node_envary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43]; LEN([.A43])-FIND(&quot;_&quot;;[.A43]))" office:value-type="string" office:string-value="envary" calcext:value-type="string">
            <text:p>envary</text:p>
          </table:table-cell>
          <table:table-cell table:formula="of:=[.D43]=[.D42]" office:value-type="boolean" office:boolean-value="true" calcext:value-type="boolean">
            <text:p>TRUE</text:p>
          </table:table-cell>
          <table:table-cell table:formula="of:=[.D43]=[.D44]" office:value-type="boolean" office:boolean-value="false" calcext:value-type="boolean">
            <text:p>FALSE</text:p>
          </table:table-cell>
          <table:table-cell table:formula="of:=OR([.E43];[.F43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(x), (y)</text:p>
          </table:table-cell>
          <table:table-cell table:formula="of:=&quot;#define &quot;&amp;[.D43]&amp;&quot;(&quot;&amp;[.I43]&amp;&quot;)  method_&quot;&amp;[.H43]&amp;&quot;((x), &quot;&amp;[.D43]&amp;&quot;)(&quot;&amp;[.J43]&amp;&quot;)&quot;" office:value-type="string" office:string-value="#define envary(x, y)  method_mn((x), envary)((x), (y))" calcext:value-type="string">
            <text:p>#define envary(x, y) <text:s/>method_mn((x), envary)((x), (y))</text:p>
          </table:table-cell>
        </table:table-row>
        <table:table-row table:style-name="ro1" table:visibility="filter">
          <table:table-cell office:value-type="string" calcext:value-type="string">
            <text:p>node_envary_with_all_of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44]; LEN([.A44])-FIND(&quot;_&quot;;[.A44]))" office:value-type="string" office:string-value="envary_with_all_of" calcext:value-type="string">
            <text:p>envary_with_all_of</text:p>
          </table:table-cell>
          <table:table-cell table:formula="of:=[.D44]=[.D43]" office:value-type="boolean" office:boolean-value="false" calcext:value-type="boolean">
            <text:p>FALSE</text:p>
          </table:table-cell>
          <table:table-cell table:formula="of:=[.D44]=[.D45]" office:value-type="boolean" office:boolean-value="false" calcext:value-type="boolean">
            <text:p>FALSE</text:p>
          </table:table-cell>
          <table:table-cell table:formula="of:=OR([.E44];[.F44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44]&amp;&quot; &quot;&amp;[.A44]" office:value-type="string" office:string-value="#define envary_with_all_of node_envary_with_all_of" calcext:value-type="string">
            <text:p>#define envary_with_all_of node_envary_with_all_of</text:p>
          </table:table-cell>
        </table:table-row>
        <table:table-row table:style-name="ro1" table:visibility="filter">
          <table:table-cell office:value-type="string" calcext:value-type="string">
            <text:p>node_eq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45]; LEN([.A45])-FIND(&quot;_&quot;;[.A45]))" office:value-type="string" office:string-value="eq" calcext:value-type="string">
            <text:p>eq</text:p>
          </table:table-cell>
          <table:table-cell table:formula="of:=[.D45]=[.D44]" office:value-type="boolean" office:boolean-value="false" calcext:value-type="boolean">
            <text:p>FALSE</text:p>
          </table:table-cell>
          <table:table-cell table:formula="of:=[.D45]=[.D46]" office:value-type="boolean" office:boolean-value="false" calcext:value-type="boolean">
            <text:p>FALSE</text:p>
          </table:table-cell>
          <table:table-cell table:formula="of:=OR([.E45];[.F45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45]&amp;&quot; &quot;&amp;[.A45]" office:value-type="string" office:string-value="#define eq node_eq" calcext:value-type="string">
            <text:p>#define eq node_eq</text:p>
          </table:table-cell>
        </table:table-row>
        <table:table-row table:style-name="ro1">
          <table:table-cell office:value-type="string" calcext:value-type="string">
            <text:p>node_first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46]; LEN([.A46])-FIND(&quot;_&quot;;[.A46]))" office:value-type="string" office:string-value="first" calcext:value-type="string">
            <text:p>first</text:p>
          </table:table-cell>
          <table:table-cell table:formula="of:=[.D46]=[.D45]" office:value-type="boolean" office:boolean-value="false" calcext:value-type="boolean">
            <text:p>FALSE</text:p>
          </table:table-cell>
          <table:table-cell table:formula="of:=[.D46]=[.D47]" office:value-type="boolean" office:boolean-value="true" calcext:value-type="boolean">
            <text:p>TRUE</text:p>
          </table:table-cell>
          <table:table-cell table:formula="of:=OR([.E46];[.F46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46]&amp;&quot;(&quot;&amp;[.I46]&amp;&quot;)  method_&quot;&amp;[.H46]&amp;&quot;((x), &quot;&amp;[.D46]&amp;&quot;)(&quot;&amp;[.J46]&amp;&quot;)&quot;" office:value-type="string" office:string-value="#define first(x, ...)  method_mn((x), first)(x ,##__VA_ARGS__)" calcext:value-type="string">
            <text:p>#define first(x, ...) <text:s/>method_mn((x), first)(x ,##__VA_ARGS__)</text:p>
          </table:table-cell>
        </table:table-row>
        <table:table-row table:style-name="ro1">
          <table:table-cell office:value-type="string" calcext:value-type="string">
            <text:p>mininode_first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47]; LEN([.A47])-FIND(&quot;_&quot;;[.A47]))" office:value-type="string" office:string-value="first" calcext:value-type="string">
            <text:p>first</text:p>
          </table:table-cell>
          <table:table-cell table:formula="of:=[.D47]=[.D46]" office:value-type="boolean" office:boolean-value="true" calcext:value-type="boolean">
            <text:p>TRUE</text:p>
          </table:table-cell>
          <table:table-cell table:formula="of:=[.D47]=[.D48]" office:value-type="boolean" office:boolean-value="false" calcext:value-type="boolean">
            <text:p>FALSE</text:p>
          </table:table-cell>
          <table:table-cell table:formula="of:=OR([.E47];[.F47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47]&amp;&quot;(&quot;&amp;[.I47]&amp;&quot;)  method_&quot;&amp;[.H47]&amp;&quot;((x), &quot;&amp;[.D47]&amp;&quot;)(&quot;&amp;[.J47]&amp;&quot;)&quot;" office:value-type="string" office:string-value="#define first(x, ...)  method_mn((x), first)(x ,##__VA_ARGS__)" calcext:value-type="string">
            <text:p>#define first(x, ...) <text:s/>method_mn((x), first)(x ,##__VA_ARGS__)</text:p>
          </table:table-cell>
        </table:table-row>
        <table:table-row table:style-name="ro1" table:visibility="filter">
          <table:table-cell office:value-type="string" calcext:value-type="string">
            <text:p>node_fixed_len_numstr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48]; LEN([.A48])-FIND(&quot;_&quot;;[.A48]))" office:value-type="string" office:string-value="fixed_len_numstr" calcext:value-type="string">
            <text:p>fixed_len_numstr</text:p>
          </table:table-cell>
          <table:table-cell table:formula="of:=[.D48]=[.D47]" office:value-type="boolean" office:boolean-value="false" calcext:value-type="boolean">
            <text:p>FALSE</text:p>
          </table:table-cell>
          <table:table-cell table:formula="of:=[.D48]=[.D49]" office:value-type="boolean" office:boolean-value="false" calcext:value-type="boolean">
            <text:p>FALSE</text:p>
          </table:table-cell>
          <table:table-cell table:formula="of:=OR([.E48];[.F48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48]&amp;&quot; &quot;&amp;[.A48]" office:value-type="string" office:string-value="#define fixed_len_numstr node_fixed_len_numstr" calcext:value-type="string">
            <text:p>#define fixed_len_numstr node_fixed_len_numstr</text:p>
          </table:table-cell>
        </table:table-row>
        <table:table-row table:style-name="ro1" table:visibility="filter">
          <table:table-cell office:value-type="string" calcext:value-type="string">
            <text:p>node_fixed_len_numstr_in_base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49]; LEN([.A49])-FIND(&quot;_&quot;;[.A49]))" office:value-type="string" office:string-value="fixed_len_numstr_in_base" calcext:value-type="string">
            <text:p>fixed_len_numstr_in_base</text:p>
          </table:table-cell>
          <table:table-cell table:formula="of:=[.D49]=[.D48]" office:value-type="boolean" office:boolean-value="false" calcext:value-type="boolean">
            <text:p>FALSE</text:p>
          </table:table-cell>
          <table:table-cell table:formula="of:=[.D49]=[.D50]" office:value-type="boolean" office:boolean-value="false" calcext:value-type="boolean">
            <text:p>FALSE</text:p>
          </table:table-cell>
          <table:table-cell table:formula="of:=OR([.E49];[.F49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49]&amp;&quot; &quot;&amp;[.A49]" office:value-type="string" office:string-value="#define fixed_len_numstr_in_base node_fixed_len_numstr_in_base" calcext:value-type="string">
            <text:p>#define fixed_len_numstr_in_base node_fixed_len_numstr_in_base</text:p>
          </table:table-cell>
        </table:table-row>
        <table:table-row table:style-name="ro1" table:visibility="filter">
          <table:table-cell office:value-type="string" calcext:value-type="string">
            <text:p>node_gith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50]; LEN([.A50])-FIND(&quot;_&quot;;[.A50]))" office:value-type="string" office:string-value="gith" calcext:value-type="string">
            <text:p>gith</text:p>
          </table:table-cell>
          <table:table-cell table:formula="of:=[.D50]=[.D49]" office:value-type="boolean" office:boolean-value="false" calcext:value-type="boolean">
            <text:p>FALSE</text:p>
          </table:table-cell>
          <table:table-cell table:formula="of:=[.D50]=[.D51]" office:value-type="boolean" office:boolean-value="false" calcext:value-type="boolean">
            <text:p>FALSE</text:p>
          </table:table-cell>
          <table:table-cell table:formula="of:=OR([.E50];[.F50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50]&amp;&quot; &quot;&amp;[.A50]" office:value-type="string" office:string-value="#define gith node_gith" calcext:value-type="string">
            <text:p>#define gith node_gith</text:p>
          </table:table-cell>
        </table:table-row>
        <table:table-row table:style-name="ro1" table:visibility="filter">
          <table:table-cell office:value-type="string" calcext:value-type="string">
            <text:p>node_has_op_as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51]; LEN([.A51])-FIND(&quot;_&quot;;[.A51]))" office:value-type="string" office:string-value="has_op_as" calcext:value-type="string">
            <text:p>has_op_as</text:p>
          </table:table-cell>
          <table:table-cell table:formula="of:=[.D51]=[.D50]" office:value-type="boolean" office:boolean-value="false" calcext:value-type="boolean">
            <text:p>FALSE</text:p>
          </table:table-cell>
          <table:table-cell table:formula="of:=[.D51]=[.D52]" office:value-type="boolean" office:boolean-value="false" calcext:value-type="boolean">
            <text:p>FALSE</text:p>
          </table:table-cell>
          <table:table-cell table:formula="of:=OR([.E51];[.F51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51]&amp;&quot; &quot;&amp;[.A51]" office:value-type="string" office:string-value="#define has_op_as node_has_op_as" calcext:value-type="string">
            <text:p>#define has_op_as node_has_op_as</text:p>
          </table:table-cell>
        </table:table-row>
        <table:table-row table:style-name="ro1" table:visibility="filter">
          <table:table-cell office:value-type="string" calcext:value-type="string">
            <text:p>node_have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52]; LEN([.A52])-FIND(&quot;_&quot;;[.A52]))" office:value-type="string" office:string-value="have" calcext:value-type="string">
            <text:p>have</text:p>
          </table:table-cell>
          <table:table-cell table:formula="of:=[.D52]=[.D51]" office:value-type="boolean" office:boolean-value="false" calcext:value-type="boolean">
            <text:p>FALSE</text:p>
          </table:table-cell>
          <table:table-cell table:formula="of:=[.D52]=[.D53]" office:value-type="boolean" office:boolean-value="false" calcext:value-type="boolean">
            <text:p>FALSE</text:p>
          </table:table-cell>
          <table:table-cell table:formula="of:=OR([.E52];[.F52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52]&amp;&quot; &quot;&amp;[.A52]" office:value-type="string" office:string-value="#define have node_have" calcext:value-type="string">
            <text:p>#define have node_have</text:p>
          </table:table-cell>
        </table:table-row>
        <table:table-row table:style-name="ro1" table:visibility="filter">
          <table:table-cell office:value-type="string" calcext:value-type="string">
            <text:p>node_iff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53]; LEN([.A53])-FIND(&quot;_&quot;;[.A53]))" office:value-type="string" office:string-value="iff" calcext:value-type="string">
            <text:p>iff</text:p>
          </table:table-cell>
          <table:table-cell table:formula="of:=[.D53]=[.D52]" office:value-type="boolean" office:boolean-value="false" calcext:value-type="boolean">
            <text:p>FALSE</text:p>
          </table:table-cell>
          <table:table-cell table:formula="of:=[.D53]=[.D54]" office:value-type="boolean" office:boolean-value="false" calcext:value-type="boolean">
            <text:p>FALSE</text:p>
          </table:table-cell>
          <table:table-cell table:formula="of:=OR([.E53];[.F53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53]&amp;&quot; &quot;&amp;[.A53]" office:value-type="string" office:string-value="#define iff node_iff" calcext:value-type="string">
            <text:p>#define iff node_iff</text:p>
          </table:table-cell>
        </table:table-row>
        <table:table-row table:style-name="ro1" table:visibility="filter">
          <table:table-cell office:value-type="string" calcext:value-type="string">
            <text:p>node_implies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54]; LEN([.A54])-FIND(&quot;_&quot;;[.A54]))" office:value-type="string" office:string-value="implies" calcext:value-type="string">
            <text:p>implies</text:p>
          </table:table-cell>
          <table:table-cell table:formula="of:=[.D54]=[.D53]" office:value-type="boolean" office:boolean-value="false" calcext:value-type="boolean">
            <text:p>FALSE</text:p>
          </table:table-cell>
          <table:table-cell table:formula="of:=[.D54]=[.D55]" office:value-type="boolean" office:boolean-value="false" calcext:value-type="boolean">
            <text:p>FALSE</text:p>
          </table:table-cell>
          <table:table-cell table:formula="of:=OR([.E54];[.F54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54]&amp;&quot; &quot;&amp;[.A54]" office:value-type="string" office:string-value="#define implies node_implies" calcext:value-type="string">
            <text:p>#define implies node_implies</text:p>
          </table:table-cell>
        </table:table-row>
        <table:table-row table:style-name="ro1">
          <table:table-cell office:value-type="string" calcext:value-type="string">
            <text:p>mininode_in_scope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55]; LEN([.A55])-FIND(&quot;_&quot;;[.A55]))" office:value-type="string" office:string-value="in_scope" calcext:value-type="string">
            <text:p>in_scope</text:p>
          </table:table-cell>
          <table:table-cell table:formula="of:=[.D55]=[.D54]" office:value-type="boolean" office:boolean-value="false" calcext:value-type="boolean">
            <text:p>FALSE</text:p>
          </table:table-cell>
          <table:table-cell table:formula="of:=[.D55]=[.D56]" office:value-type="boolean" office:boolean-value="true" calcext:value-type="boolean">
            <text:p>TRUE</text:p>
          </table:table-cell>
          <table:table-cell table:formula="of:=OR([.E55];[.F55])" office:value-type="boolean" office:boolean-value="true" calcext:value-type="boolean">
            <text:p>TRUE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(x), (y)</text:p>
          </table:table-cell>
          <table:table-cell table:formula="of:=&quot;#define &quot;&amp;[.D55]&amp;&quot;(&quot;&amp;[.I55]&amp;&quot;)  method_&quot;&amp;[.H55]&amp;&quot;((x), &quot;&amp;[.D55]&amp;&quot;)(&quot;&amp;[.J55]&amp;&quot;)&quot;" office:value-type="string" office:string-value="#define in_scope(x, y)  method_mns((x), in_scope)((x), (y))" calcext:value-type="string">
            <text:p>#define in_scope(x, y) <text:s/>method_mns((x), in_scope)((x), (y))</text:p>
          </table:table-cell>
        </table:table-row>
        <table:table-row table:style-name="ro1">
          <table:table-cell office:value-type="string" calcext:value-type="string">
            <text:p>node_in_scope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56]; LEN([.A56])-FIND(&quot;_&quot;;[.A56]))" office:value-type="string" office:string-value="in_scope" calcext:value-type="string">
            <text:p>in_scope</text:p>
          </table:table-cell>
          <table:table-cell table:formula="of:=[.D56]=[.D55]" office:value-type="boolean" office:boolean-value="true" calcext:value-type="boolean">
            <text:p>TRUE</text:p>
          </table:table-cell>
          <table:table-cell table:formula="of:=[.D56]=[.D57]" office:value-type="boolean" office:boolean-value="true" calcext:value-type="boolean">
            <text:p>TRUE</text:p>
          </table:table-cell>
          <table:table-cell table:formula="of:=OR([.E56];[.F56])" office:value-type="boolean" office:boolean-value="true" calcext:value-type="boolean">
            <text:p>TRUE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(x), (y)</text:p>
          </table:table-cell>
          <table:table-cell table:formula="of:=&quot;#define &quot;&amp;[.D56]&amp;&quot;(&quot;&amp;[.I56]&amp;&quot;)  method_&quot;&amp;[.H56]&amp;&quot;((x), &quot;&amp;[.D56]&amp;&quot;)(&quot;&amp;[.J56]&amp;&quot;)&quot;" office:value-type="string" office:string-value="#define in_scope(x, y)  method_mns((x), in_scope)((x), (y))" calcext:value-type="string">
            <text:p>#define in_scope(x, y) <text:s/>method_mns((x), in_scope)((x), (y))</text:p>
          </table:table-cell>
        </table:table-row>
        <table:table-row table:style-name="ro1">
          <table:table-cell office:value-type="string" calcext:value-type="string">
            <text:p>scope_in_scope</text:p>
          </table:table-cell>
          <table:table-cell office:value-type="string" calcext:value-type="string">
            <text:p>scope*</text:p>
          </table:table-cell>
          <table:table-cell office:value-type="string" calcext:value-type="string">
            <text:p>scope</text:p>
          </table:table-cell>
          <table:table-cell table:formula="of:=RIGHT([.A57]; LEN([.A57])-FIND(&quot;_&quot;;[.A57]))" office:value-type="string" office:string-value="in_scope" calcext:value-type="string">
            <text:p>in_scope</text:p>
          </table:table-cell>
          <table:table-cell table:formula="of:=[.D57]=[.D56]" office:value-type="boolean" office:boolean-value="true" calcext:value-type="boolean">
            <text:p>TRUE</text:p>
          </table:table-cell>
          <table:table-cell table:formula="of:=[.D57]=[.D58]" office:value-type="boolean" office:boolean-value="false" calcext:value-type="boolean">
            <text:p>FALSE</text:p>
          </table:table-cell>
          <table:table-cell table:formula="of:=OR([.E57];[.F57])" office:value-type="boolean" office:boolean-value="true" calcext:value-type="boolean">
            <text:p>TRUE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(x), (y)</text:p>
          </table:table-cell>
          <table:table-cell table:formula="of:=&quot;#define &quot;&amp;[.D57]&amp;&quot;(&quot;&amp;[.I57]&amp;&quot;)  method_&quot;&amp;[.H57]&amp;&quot;((x), &quot;&amp;[.D57]&amp;&quot;)(&quot;&amp;[.J57]&amp;&quot;)&quot;" office:value-type="string" office:string-value="#define in_scope(x, y)  method_mns((x), in_scope)((x), (y))" calcext:value-type="string">
            <text:p>#define in_scope(x, y) <text:s/>method_mns((x), in_scope)((x), (y))</text:p>
          </table:table-cell>
        </table:table-row>
        <table:table-row table:style-name="ro1" table:visibility="filter">
          <table:table-cell office:value-type="string" calcext:value-type="string">
            <text:p>node_inc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58]; LEN([.A58])-FIND(&quot;_&quot;;[.A58]))" office:value-type="string" office:string-value="inc" calcext:value-type="string">
            <text:p>inc</text:p>
          </table:table-cell>
          <table:table-cell table:formula="of:=[.D58]=[.D57]" office:value-type="boolean" office:boolean-value="false" calcext:value-type="boolean">
            <text:p>FALSE</text:p>
          </table:table-cell>
          <table:table-cell table:formula="of:=[.D58]=[.D59]" office:value-type="boolean" office:boolean-value="false" calcext:value-type="boolean">
            <text:p>FALSE</text:p>
          </table:table-cell>
          <table:table-cell table:formula="of:=OR([.E58];[.F58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58]&amp;&quot; &quot;&amp;[.A58]" office:value-type="string" office:string-value="#define inc node_inc" calcext:value-type="string">
            <text:p>#define inc node_inc</text:p>
          </table:table-cell>
        </table:table-row>
        <table:table-row table:style-name="ro1">
          <table:table-cell office:value-type="string" calcext:value-type="string">
            <text:p>node_inv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59]; LEN([.A59])-FIND(&quot;_&quot;;[.A59]))" office:value-type="string" office:string-value="inv" calcext:value-type="string">
            <text:p>inv</text:p>
          </table:table-cell>
          <table:table-cell table:formula="of:=[.D59]=[.D58]" office:value-type="boolean" office:boolean-value="false" calcext:value-type="boolean">
            <text:p>FALSE</text:p>
          </table:table-cell>
          <table:table-cell table:formula="of:=[.D59]=[.D60]" office:value-type="boolean" office:boolean-value="true" calcext:value-type="boolean">
            <text:p>TRUE</text:p>
          </table:table-cell>
          <table:table-cell table:formula="of:=OR([.E59];[.F59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59]&amp;&quot;(&quot;&amp;[.I59]&amp;&quot;)  method_&quot;&amp;[.H59]&amp;&quot;((x), &quot;&amp;[.D59]&amp;&quot;)(&quot;&amp;[.J59]&amp;&quot;)&quot;" office:value-type="string" office:string-value="#define inv(x, ...)  method_mn((x), inv)(x ,##__VA_ARGS__)" calcext:value-type="string">
            <text:p>#define inv(x, ...) <text:s/>method_mn((x), inv)(x ,##__VA_ARGS__)</text:p>
          </table:table-cell>
        </table:table-row>
        <table:table-row table:style-name="ro1">
          <table:table-cell office:value-type="string" calcext:value-type="string">
            <text:p>mininode_inv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60]; LEN([.A60])-FIND(&quot;_&quot;;[.A60]))" office:value-type="string" office:string-value="inv" calcext:value-type="string">
            <text:p>inv</text:p>
          </table:table-cell>
          <table:table-cell table:formula="of:=[.D60]=[.D59]" office:value-type="boolean" office:boolean-value="true" calcext:value-type="boolean">
            <text:p>TRUE</text:p>
          </table:table-cell>
          <table:table-cell table:formula="of:=[.D60]=[.D61]" office:value-type="boolean" office:boolean-value="false" calcext:value-type="boolean">
            <text:p>FALSE</text:p>
          </table:table-cell>
          <table:table-cell table:formula="of:=OR([.E60];[.F60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60]&amp;&quot;(&quot;&amp;[.I60]&amp;&quot;)  method_&quot;&amp;[.H60]&amp;&quot;((x), &quot;&amp;[.D60]&amp;&quot;)(&quot;&amp;[.J60]&amp;&quot;)&quot;" office:value-type="string" office:string-value="#define inv(x, ...)  method_mn((x), inv)(x ,##__VA_ARGS__)" calcext:value-type="string">
            <text:p>#define inv(x, ...) <text:s/>method_mn((x), inv)(x ,##__VA_ARGS__)</text:p>
          </table:table-cell>
        </table:table-row>
        <table:table-row table:style-name="ro1" table:visibility="filter">
          <table:table-cell office:value-type="string" calcext:value-type="string">
            <text:p>node_is_implied_by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61]; LEN([.A61])-FIND(&quot;_&quot;;[.A61]))" office:value-type="string" office:string-value="is_implied_by" calcext:value-type="string">
            <text:p>is_implied_by</text:p>
          </table:table-cell>
          <table:table-cell table:formula="of:=[.D61]=[.D60]" office:value-type="boolean" office:boolean-value="false" calcext:value-type="boolean">
            <text:p>FALSE</text:p>
          </table:table-cell>
          <table:table-cell table:formula="of:=[.D61]=[.D62]" office:value-type="boolean" office:boolean-value="false" calcext:value-type="boolean">
            <text:p>FALSE</text:p>
          </table:table-cell>
          <table:table-cell table:formula="of:=OR([.E61];[.F61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61]&amp;&quot; &quot;&amp;[.A61]" office:value-type="string" office:string-value="#define is_implied_by node_is_implied_by" calcext:value-type="string">
            <text:p>#define is_implied_by node_is_implied_by</text:p>
          </table:table-cell>
        </table:table-row>
        <table:table-row table:style-name="ro1" table:visibility="filter">
          <table:table-cell office:value-type="string" calcext:value-type="string">
            <text:p>scope_is_in</text:p>
          </table:table-cell>
          <table:table-cell office:value-type="string" calcext:value-type="string">
            <text:p>scope*</text:p>
          </table:table-cell>
          <table:table-cell office:value-type="string" calcext:value-type="string">
            <text:p>scope</text:p>
          </table:table-cell>
          <table:table-cell table:formula="of:=RIGHT([.A62]; LEN([.A62])-FIND(&quot;_&quot;;[.A62]))" office:value-type="string" office:string-value="is_in" calcext:value-type="string">
            <text:p>is_in</text:p>
          </table:table-cell>
          <table:table-cell table:formula="of:=[.D62]=[.D61]" office:value-type="boolean" office:boolean-value="false" calcext:value-type="boolean">
            <text:p>FALSE</text:p>
          </table:table-cell>
          <table:table-cell table:formula="of:=[.D62]=[.D63]" office:value-type="boolean" office:boolean-value="false" calcext:value-type="boolean">
            <text:p>FALSE</text:p>
          </table:table-cell>
          <table:table-cell table:formula="of:=OR([.E62];[.F62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62]&amp;&quot; &quot;&amp;[.A62]" office:value-type="string" office:string-value="#define is_in scope_is_in" calcext:value-type="string">
            <text:p>#define is_in scope_is_in</text:p>
          </table:table-cell>
        </table:table-row>
        <table:table-row table:style-name="ro1" table:visibility="filter">
          <table:table-cell office:value-type="string" calcext:value-type="string">
            <text:p>node_is_in_scope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63]; LEN([.A63])-FIND(&quot;_&quot;;[.A63]))" office:value-type="string" office:string-value="is_in_scope" calcext:value-type="string">
            <text:p>is_in_scope</text:p>
          </table:table-cell>
          <table:table-cell table:formula="of:=[.D63]=[.D62]" office:value-type="boolean" office:boolean-value="false" calcext:value-type="boolean">
            <text:p>FALSE</text:p>
          </table:table-cell>
          <table:table-cell table:formula="of:=[.D63]=[.D64]" office:value-type="boolean" office:boolean-value="false" calcext:value-type="boolean">
            <text:p>FALSE</text:p>
          </table:table-cell>
          <table:table-cell table:formula="of:=OR([.E63];[.F63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63]&amp;&quot; &quot;&amp;[.A63]" office:value-type="string" office:string-value="#define is_in_scope node_is_in_scope" calcext:value-type="string">
            <text:p>#define is_in_scope node_is_in_scope</text:p>
          </table:table-cell>
        </table:table-row>
        <table:table-row table:style-name="ro1" table:visibility="filter">
          <table:table-cell office:value-type="string" calcext:value-type="string">
            <text:p>node_is_near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64]; LEN([.A64])-FIND(&quot;_&quot;;[.A64]))" office:value-type="string" office:string-value="is_near" calcext:value-type="string">
            <text:p>is_near</text:p>
          </table:table-cell>
          <table:table-cell table:formula="of:=[.D64]=[.D63]" office:value-type="boolean" office:boolean-value="false" calcext:value-type="boolean">
            <text:p>FALSE</text:p>
          </table:table-cell>
          <table:table-cell table:formula="of:=[.D64]=[.D65]" office:value-type="boolean" office:boolean-value="false" calcext:value-type="boolean">
            <text:p>FALSE</text:p>
          </table:table-cell>
          <table:table-cell table:formula="of:=OR([.E64];[.F64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64]&amp;&quot; &quot;&amp;[.A64]" office:value-type="string" office:string-value="#define is_near node_is_near" calcext:value-type="string">
            <text:p>#define is_near node_is_near</text:p>
          </table:table-cell>
        </table:table-row>
        <table:table-row table:style-name="ro1" table:visibility="filter">
          <table:table-cell office:value-type="string" calcext:value-type="string">
            <text:p>node_lambda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65]; LEN([.A65])-FIND(&quot;_&quot;;[.A65]))" office:value-type="string" office:string-value="lambda" calcext:value-type="string">
            <text:p>lambda</text:p>
          </table:table-cell>
          <table:table-cell table:formula="of:=[.D65]=[.D64]" office:value-type="boolean" office:boolean-value="false" calcext:value-type="boolean">
            <text:p>FALSE</text:p>
          </table:table-cell>
          <table:table-cell table:formula="of:=[.D65]=[.D66]" office:value-type="boolean" office:boolean-value="false" calcext:value-type="boolean">
            <text:p>FALSE</text:p>
          </table:table-cell>
          <table:table-cell table:formula="of:=OR([.E65];[.F65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65]&amp;&quot; &quot;&amp;[.A65]" office:value-type="string" office:string-value="#define lambda node_lambda" calcext:value-type="string">
            <text:p>#define lambda node_lambda</text:p>
          </table:table-cell>
        </table:table-row>
        <table:table-row table:style-name="ro1">
          <table:table-cell office:value-type="string" calcext:value-type="string">
            <text:p>node_length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66]; LEN([.A66])-FIND(&quot;_&quot;;[.A66]))" office:value-type="string" office:string-value="length" calcext:value-type="string">
            <text:p>length</text:p>
          </table:table-cell>
          <table:table-cell table:formula="of:=[.D66]=[.D65]" office:value-type="boolean" office:boolean-value="false" calcext:value-type="boolean">
            <text:p>FALSE</text:p>
          </table:table-cell>
          <table:table-cell table:formula="of:=[.D66]=[.D67]" office:value-type="boolean" office:boolean-value="true" calcext:value-type="boolean">
            <text:p>TRUE</text:p>
          </table:table-cell>
          <table:table-cell table:formula="of:=OR([.E66];[.F66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66]&amp;&quot;(&quot;&amp;[.I66]&amp;&quot;)  method_&quot;&amp;[.H66]&amp;&quot;((x), &quot;&amp;[.D66]&amp;&quot;)(&quot;&amp;[.J66]&amp;&quot;)&quot;" office:value-type="string" office:string-value="#define length(x, ...)  method_mn((x), length)(x ,##__VA_ARGS__)" calcext:value-type="string">
            <text:p>#define length(x, ...) <text:s/>method_mn((x), length)(x ,##__VA_ARGS__)</text:p>
          </table:table-cell>
        </table:table-row>
        <table:table-row table:style-name="ro1">
          <table:table-cell office:value-type="string" calcext:value-type="string">
            <text:p>mininode_length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67]; LEN([.A67])-FIND(&quot;_&quot;;[.A67]))" office:value-type="string" office:string-value="length" calcext:value-type="string">
            <text:p>length</text:p>
          </table:table-cell>
          <table:table-cell table:formula="of:=[.D67]=[.D66]" office:value-type="boolean" office:boolean-value="true" calcext:value-type="boolean">
            <text:p>TRUE</text:p>
          </table:table-cell>
          <table:table-cell table:formula="of:=[.D67]=[.D68]" office:value-type="boolean" office:boolean-value="false" calcext:value-type="boolean">
            <text:p>FALSE</text:p>
          </table:table-cell>
          <table:table-cell table:formula="of:=OR([.E67];[.F67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67]&amp;&quot;(&quot;&amp;[.I67]&amp;&quot;)  method_&quot;&amp;[.H67]&amp;&quot;((x), &quot;&amp;[.D67]&amp;&quot;)(&quot;&amp;[.J67]&amp;&quot;)&quot;" office:value-type="string" office:string-value="#define length(x, ...)  method_mn((x), length)(x ,##__VA_ARGS__)" calcext:value-type="string">
            <text:p>#define length(x, ...) <text:s/>method_mn((x), length)(x ,##__VA_ARGS__)</text:p>
          </table:table-cell>
        </table:table-row>
        <table:table-row table:style-name="ro1" table:visibility="filter">
          <table:table-cell office:value-type="string" calcext:value-type="string">
            <text:p>node_let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68]; LEN([.A68])-FIND(&quot;_&quot;;[.A68]))" office:value-type="string" office:string-value="let" calcext:value-type="string">
            <text:p>let</text:p>
          </table:table-cell>
          <table:table-cell table:formula="of:=[.D68]=[.D67]" office:value-type="boolean" office:boolean-value="false" calcext:value-type="boolean">
            <text:p>FALSE</text:p>
          </table:table-cell>
          <table:table-cell table:formula="of:=[.D68]=[.D69]" office:value-type="boolean" office:boolean-value="false" calcext:value-type="boolean">
            <text:p>FALSE</text:p>
          </table:table-cell>
          <table:table-cell table:formula="of:=OR([.E68];[.F68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68]&amp;&quot; &quot;&amp;[.A68]" office:value-type="string" office:string-value="#define let node_let" calcext:value-type="string">
            <text:p>#define let node_let</text:p>
          </table:table-cell>
        </table:table-row>
        <table:table-row table:style-name="ro1">
          <table:table-cell office:value-type="string" calcext:value-type="string">
            <text:p>node_list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69]; LEN([.A69])-FIND(&quot;_&quot;;[.A69]))" office:value-type="string" office:string-value="list" calcext:value-type="string">
            <text:p>list</text:p>
          </table:table-cell>
          <table:table-cell table:formula="of:=[.D69]=[.D68]" office:value-type="boolean" office:boolean-value="false" calcext:value-type="boolean">
            <text:p>FALSE</text:p>
          </table:table-cell>
          <table:table-cell table:formula="of:=[.D69]=[.D70]" office:value-type="boolean" office:boolean-value="true" calcext:value-type="boolean">
            <text:p>TRUE</text:p>
          </table:table-cell>
          <table:table-cell table:formula="of:=OR([.E69];[.F69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69]&amp;&quot;(&quot;&amp;[.I69]&amp;&quot;)  method_&quot;&amp;[.H69]&amp;&quot;((x), &quot;&amp;[.D69]&amp;&quot;)(&quot;&amp;[.J69]&amp;&quot;)&quot;" office:value-type="string" office:string-value="#define list(x, ...)  method_mn((x), list)(x ,##__VA_ARGS__)" calcext:value-type="string">
            <text:p>#define list(x, ...) <text:s/>method_mn((x), list)(x ,##__VA_ARGS__)</text:p>
          </table:table-cell>
        </table:table-row>
        <table:table-row table:style-name="ro1">
          <table:table-cell office:value-type="string" calcext:value-type="string">
            <text:p>mininode_list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70]; LEN([.A70])-FIND(&quot;_&quot;;[.A70]))" office:value-type="string" office:string-value="list" calcext:value-type="string">
            <text:p>list</text:p>
          </table:table-cell>
          <table:table-cell table:formula="of:=[.D70]=[.D69]" office:value-type="boolean" office:boolean-value="true" calcext:value-type="boolean">
            <text:p>TRUE</text:p>
          </table:table-cell>
          <table:table-cell table:formula="of:=[.D70]=[.D71]" office:value-type="boolean" office:boolean-value="false" calcext:value-type="boolean">
            <text:p>FALSE</text:p>
          </table:table-cell>
          <table:table-cell table:formula="of:=OR([.E70];[.F70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70]&amp;&quot;(&quot;&amp;[.I70]&amp;&quot;)  method_&quot;&amp;[.H70]&amp;&quot;((x), &quot;&amp;[.D70]&amp;&quot;)(&quot;&amp;[.J70]&amp;&quot;)&quot;" office:value-type="string" office:string-value="#define list(x, ...)  method_mn((x), list)(x ,##__VA_ARGS__)" calcext:value-type="string">
            <text:p>#define list(x, ...) <text:s/>method_mn((x), list)(x ,##__VA_ARGS__)</text:p>
          </table:table-cell>
        </table:table-row>
        <table:table-row table:style-name="ro1" table:visibility="filter">
          <table:table-cell office:value-type="string" calcext:value-type="string">
            <text:p>node_list_comma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71]; LEN([.A71])-FIND(&quot;_&quot;;[.A71]))" office:value-type="string" office:string-value="list_comma" calcext:value-type="string">
            <text:p>list_comma</text:p>
          </table:table-cell>
          <table:table-cell table:formula="of:=[.D71]=[.D70]" office:value-type="boolean" office:boolean-value="false" calcext:value-type="boolean">
            <text:p>FALSE</text:p>
          </table:table-cell>
          <table:table-cell table:formula="of:=[.D71]=[.D72]" office:value-type="boolean" office:boolean-value="false" calcext:value-type="boolean">
            <text:p>FALSE</text:p>
          </table:table-cell>
          <table:table-cell table:formula="of:=OR([.E71];[.F71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71]&amp;&quot; &quot;&amp;[.A71]" office:value-type="string" office:string-value="#define list_comma node_list_comma" calcext:value-type="string">
            <text:p>#define list_comma node_list_comma</text:p>
          </table:table-cell>
        </table:table-row>
        <table:table-row table:style-name="ro1">
          <table:table-cell office:value-type="string" calcext:value-type="string">
            <text:p>mininode_lyse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72]; LEN([.A72])-FIND(&quot;_&quot;;[.A72]))" office:value-type="string" office:string-value="lyse" calcext:value-type="string">
            <text:p>lyse</text:p>
          </table:table-cell>
          <table:table-cell table:formula="of:=[.D72]=[.D71]" office:value-type="boolean" office:boolean-value="false" calcext:value-type="boolean">
            <text:p>FALSE</text:p>
          </table:table-cell>
          <table:table-cell table:formula="of:=[.D72]=[.D73]" office:value-type="boolean" office:boolean-value="true" calcext:value-type="boolean">
            <text:p>TRUE</text:p>
          </table:table-cell>
          <table:table-cell table:formula="of:=OR([.E72];[.F72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(x), (y)</text:p>
          </table:table-cell>
          <table:table-cell table:formula="of:=&quot;#define &quot;&amp;[.D72]&amp;&quot;(&quot;&amp;[.I72]&amp;&quot;)  method_&quot;&amp;[.H72]&amp;&quot;((x), &quot;&amp;[.D72]&amp;&quot;)(&quot;&amp;[.J72]&amp;&quot;)&quot;" office:value-type="string" office:string-value="#define lyse(x, y)  method_mn((x), lyse)((x), (y))" calcext:value-type="string">
            <text:p>#define lyse(x, y) <text:s/>method_mn((x), lyse)((x), (y))</text:p>
          </table:table-cell>
        </table:table-row>
        <table:table-row table:style-name="ro1">
          <table:table-cell office:value-type="string" calcext:value-type="string">
            <text:p>node_lyse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73]; LEN([.A73])-FIND(&quot;_&quot;;[.A73]))" office:value-type="string" office:string-value="lyse" calcext:value-type="string">
            <text:p>lyse</text:p>
          </table:table-cell>
          <table:table-cell table:formula="of:=[.D73]=[.D72]" office:value-type="boolean" office:boolean-value="true" calcext:value-type="boolean">
            <text:p>TRUE</text:p>
          </table:table-cell>
          <table:table-cell table:formula="of:=[.D73]=[.D74]" office:value-type="boolean" office:boolean-value="false" calcext:value-type="boolean">
            <text:p>FALSE</text:p>
          </table:table-cell>
          <table:table-cell table:formula="of:=OR([.E73];[.F73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(x), (y)</text:p>
          </table:table-cell>
          <table:table-cell table:formula="of:=&quot;#define &quot;&amp;[.D73]&amp;&quot;(&quot;&amp;[.I73]&amp;&quot;)  method_&quot;&amp;[.H73]&amp;&quot;((x), &quot;&amp;[.D73]&amp;&quot;)(&quot;&amp;[.J73]&amp;&quot;)&quot;" office:value-type="string" office:string-value="#define lyse(x, y)  method_mn((x), lyse)((x), (y))" calcext:value-type="string">
            <text:p>#define lyse(x, y) <text:s/>method_mn((x), lyse)((x), (y))</text:p>
          </table:table-cell>
        </table:table-row>
        <table:table-row table:style-name="ro1">
          <table:table-cell office:value-type="string" calcext:value-type="string">
            <text:p>mininode_lyse_and_clone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74]; LEN([.A74])-FIND(&quot;_&quot;;[.A74]))" office:value-type="string" office:string-value="lyse_and_clone" calcext:value-type="string">
            <text:p>lyse_and_clone</text:p>
          </table:table-cell>
          <table:table-cell table:formula="of:=[.D74]=[.D73]" office:value-type="boolean" office:boolean-value="false" calcext:value-type="boolean">
            <text:p>FALSE</text:p>
          </table:table-cell>
          <table:table-cell table:formula="of:=[.D74]=[.D75]" office:value-type="boolean" office:boolean-value="true" calcext:value-type="boolean">
            <text:p>TRUE</text:p>
          </table:table-cell>
          <table:table-cell table:formula="of:=OR([.E74];[.F74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74]&amp;&quot;(&quot;&amp;[.I74]&amp;&quot;)  method_&quot;&amp;[.H74]&amp;&quot;((x), &quot;&amp;[.D74]&amp;&quot;)(&quot;&amp;[.J74]&amp;&quot;)&quot;" office:value-type="string" office:string-value="#define lyse_and_clone(x, ...)  method_mn((x), lyse_and_clone)(x ,##__VA_ARGS__)" calcext:value-type="string">
            <text:p>#define lyse_and_clone(x, ...) <text:s/>method_mn((x), lyse_and_clone)(x ,##__VA_ARGS__)</text:p>
          </table:table-cell>
        </table:table-row>
        <table:table-row table:style-name="ro1">
          <table:table-cell office:value-type="string" calcext:value-type="string">
            <text:p>node_lyse_and_clone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75]; LEN([.A75])-FIND(&quot;_&quot;;[.A75]))" office:value-type="string" office:string-value="lyse_and_clone" calcext:value-type="string">
            <text:p>lyse_and_clone</text:p>
          </table:table-cell>
          <table:table-cell table:formula="of:=[.D75]=[.D74]" office:value-type="boolean" office:boolean-value="true" calcext:value-type="boolean">
            <text:p>TRUE</text:p>
          </table:table-cell>
          <table:table-cell table:formula="of:=[.D75]=[.D76]" office:value-type="boolean" office:boolean-value="false" calcext:value-type="boolean">
            <text:p>FALSE</text:p>
          </table:table-cell>
          <table:table-cell table:formula="of:=OR([.E75];[.F75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75]&amp;&quot;(&quot;&amp;[.I75]&amp;&quot;)  method_&quot;&amp;[.H75]&amp;&quot;((x), &quot;&amp;[.D75]&amp;&quot;)(&quot;&amp;[.J75]&amp;&quot;)&quot;" office:value-type="string" office:string-value="#define lyse_and_clone(x, ...)  method_mn((x), lyse_and_clone)(x ,##__VA_ARGS__)" calcext:value-type="string">
            <text:p>#define lyse_and_clone(x, ...) <text:s/>method_mn((x), lyse_and_clone)(x ,##__VA_ARGS__)</text:p>
          </table:table-cell>
        </table:table-row>
        <table:table-row table:style-name="ro1" table:visibility="filter">
          <table:table-cell office:value-type="string" calcext:value-type="string">
            <text:p>node_lyse_with_note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76]; LEN([.A76])-FIND(&quot;_&quot;;[.A76]))" office:value-type="string" office:string-value="lyse_with_note" calcext:value-type="string">
            <text:p>lyse_with_note</text:p>
          </table:table-cell>
          <table:table-cell table:formula="of:=[.D76]=[.D75]" office:value-type="boolean" office:boolean-value="false" calcext:value-type="boolean">
            <text:p>FALSE</text:p>
          </table:table-cell>
          <table:table-cell table:formula="of:=[.D76]=[.D77]" office:value-type="boolean" office:boolean-value="false" calcext:value-type="boolean">
            <text:p>FALSE</text:p>
          </table:table-cell>
          <table:table-cell table:formula="of:=OR([.E76];[.F76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76]&amp;&quot; &quot;&amp;[.A76]" office:value-type="string" office:string-value="#define lyse_with_note node_lyse_with_note" calcext:value-type="string">
            <text:p>#define lyse_with_note node_lyse_with_note</text:p>
          </table:table-cell>
        </table:table-row>
        <table:table-row table:style-name="ro1" table:visibility="filter">
          <table:table-cell office:value-type="string" calcext:value-type="string">
            <text:p>node_make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77]; LEN([.A77])-FIND(&quot;_&quot;;[.A77]))" office:value-type="string" office:string-value="make" calcext:value-type="string">
            <text:p>make</text:p>
          </table:table-cell>
          <table:table-cell table:formula="of:=[.D77]=[.D76]" office:value-type="boolean" office:boolean-value="false" calcext:value-type="boolean">
            <text:p>FALSE</text:p>
          </table:table-cell>
          <table:table-cell table:formula="of:=[.D77]=[.D78]" office:value-type="boolean" office:boolean-value="false" calcext:value-type="boolean">
            <text:p>FALSE</text:p>
          </table:table-cell>
          <table:table-cell table:formula="of:=OR([.E77];[.F77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77]&amp;&quot; &quot;&amp;[.A77]" office:value-type="string" office:string-value="#define make node_make" calcext:value-type="string">
            <text:p>#define make node_make</text:p>
          </table:table-cell>
        </table:table-row>
        <table:table-row table:style-name="ro1" table:visibility="filter">
          <table:table-cell office:value-type="string" calcext:value-type="string">
            <text:p>node_mini_first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78]; LEN([.A78])-FIND(&quot;_&quot;;[.A78]))" office:value-type="string" office:string-value="mini_first" calcext:value-type="string">
            <text:p>mini_first</text:p>
          </table:table-cell>
          <table:table-cell table:formula="of:=[.D78]=[.D77]" office:value-type="boolean" office:boolean-value="false" calcext:value-type="boolean">
            <text:p>FALSE</text:p>
          </table:table-cell>
          <table:table-cell table:formula="of:=[.D78]=[.D79]" office:value-type="boolean" office:boolean-value="false" calcext:value-type="boolean">
            <text:p>FALSE</text:p>
          </table:table-cell>
          <table:table-cell table:formula="of:=OR([.E78];[.F78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78]&amp;&quot; &quot;&amp;[.A78]" office:value-type="string" office:string-value="#define mini_first node_mini_first" calcext:value-type="string">
            <text:p>#define mini_first node_mini_first</text:p>
          </table:table-cell>
        </table:table-row>
        <table:table-row table:style-name="ro1">
          <table:table-cell office:value-type="string" calcext:value-type="string">
            <text:p>mininode_mini_lyse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79]; LEN([.A79])-FIND(&quot;_&quot;;[.A79]))" office:value-type="string" office:string-value="mini_lyse" calcext:value-type="string">
            <text:p>mini_lyse</text:p>
          </table:table-cell>
          <table:table-cell table:formula="of:=[.D79]=[.D78]" office:value-type="boolean" office:boolean-value="false" calcext:value-type="boolean">
            <text:p>FALSE</text:p>
          </table:table-cell>
          <table:table-cell table:formula="of:=[.D79]=[.D80]" office:value-type="boolean" office:boolean-value="true" calcext:value-type="boolean">
            <text:p>TRUE</text:p>
          </table:table-cell>
          <table:table-cell table:formula="of:=OR([.E79];[.F79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(x), (y)</text:p>
          </table:table-cell>
          <table:table-cell table:formula="of:=&quot;#define &quot;&amp;[.D79]&amp;&quot;(&quot;&amp;[.I79]&amp;&quot;)  method_&quot;&amp;[.H79]&amp;&quot;((x), &quot;&amp;[.D79]&amp;&quot;)(&quot;&amp;[.J79]&amp;&quot;)&quot;" office:value-type="string" office:string-value="#define mini_lyse(x, y)  method_mn((x), mini_lyse)((x), (y))" calcext:value-type="string">
            <text:p>#define mini_lyse(x, y) <text:s/>method_mn((x), mini_lyse)((x), (y))</text:p>
          </table:table-cell>
        </table:table-row>
        <table:table-row table:style-name="ro1">
          <table:table-cell office:value-type="string" calcext:value-type="string">
            <text:p>node_mini_lyse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80]; LEN([.A80])-FIND(&quot;_&quot;;[.A80]))" office:value-type="string" office:string-value="mini_lyse" calcext:value-type="string">
            <text:p>mini_lyse</text:p>
          </table:table-cell>
          <table:table-cell table:formula="of:=[.D80]=[.D79]" office:value-type="boolean" office:boolean-value="true" calcext:value-type="boolean">
            <text:p>TRUE</text:p>
          </table:table-cell>
          <table:table-cell table:formula="of:=[.D80]=[.D81]" office:value-type="boolean" office:boolean-value="false" calcext:value-type="boolean">
            <text:p>FALSE</text:p>
          </table:table-cell>
          <table:table-cell table:formula="of:=OR([.E80];[.F80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(x), (y)</text:p>
          </table:table-cell>
          <table:table-cell table:formula="of:=&quot;#define &quot;&amp;[.D80]&amp;&quot;(&quot;&amp;[.I80]&amp;&quot;)  method_&quot;&amp;[.H80]&amp;&quot;((x), &quot;&amp;[.D80]&amp;&quot;)(&quot;&amp;[.J80]&amp;&quot;)&quot;" office:value-type="string" office:string-value="#define mini_lyse(x, y)  method_mn((x), mini_lyse)((x), (y))" calcext:value-type="string">
            <text:p>#define mini_lyse(x, y) <text:s/>method_mn((x), mini_lyse)((x), (y))</text:p>
          </table:table-cell>
        </table:table-row>
        <table:table-row table:style-name="ro1" table:visibility="filter">
          <table:table-cell office:value-type="string" calcext:value-type="string">
            <text:p>node_mini_neg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81]; LEN([.A81])-FIND(&quot;_&quot;;[.A81]))" office:value-type="string" office:string-value="mini_neg" calcext:value-type="string">
            <text:p>mini_neg</text:p>
          </table:table-cell>
          <table:table-cell table:formula="of:=[.D81]=[.D80]" office:value-type="boolean" office:boolean-value="false" calcext:value-type="boolean">
            <text:p>FALSE</text:p>
          </table:table-cell>
          <table:table-cell table:formula="of:=[.D81]=[.D82]" office:value-type="boolean" office:boolean-value="false" calcext:value-type="boolean">
            <text:p>FALSE</text:p>
          </table:table-cell>
          <table:table-cell table:formula="of:=OR([.E81];[.F81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81]&amp;&quot; &quot;&amp;[.A81]" office:value-type="string" office:string-value="#define mini_neg node_mini_neg" calcext:value-type="string">
            <text:p>#define mini_neg node_mini_neg</text:p>
          </table:table-cell>
        </table:table-row>
        <table:table-row table:style-name="ro1" table:visibility="filter">
          <table:table-cell office:value-type="string" calcext:value-type="string">
            <text:p>node_mini_nop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82]; LEN([.A82])-FIND(&quot;_&quot;;[.A82]))" office:value-type="string" office:string-value="mini_nop" calcext:value-type="string">
            <text:p>mini_nop</text:p>
          </table:table-cell>
          <table:table-cell table:formula="of:=[.D82]=[.D81]" office:value-type="boolean" office:boolean-value="false" calcext:value-type="boolean">
            <text:p>FALSE</text:p>
          </table:table-cell>
          <table:table-cell table:formula="of:=[.D82]=[.D83]" office:value-type="boolean" office:boolean-value="false" calcext:value-type="boolean">
            <text:p>FALSE</text:p>
          </table:table-cell>
          <table:table-cell table:formula="of:=OR([.E82];[.F82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82]&amp;&quot; &quot;&amp;[.A82]" office:value-type="string" office:string-value="#define mini_nop node_mini_nop" calcext:value-type="string">
            <text:p>#define mini_nop node_mini_nop</text:p>
          </table:table-cell>
        </table:table-row>
        <table:table-row table:style-name="ro1" table:visibility="filter">
          <table:table-cell office:value-type="string" calcext:value-type="string">
            <text:p>node_mini_sub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83]; LEN([.A83])-FIND(&quot;_&quot;;[.A83]))" office:value-type="string" office:string-value="mini_sub" calcext:value-type="string">
            <text:p>mini_sub</text:p>
          </table:table-cell>
          <table:table-cell table:formula="of:=[.D83]=[.D82]" office:value-type="boolean" office:boolean-value="false" calcext:value-type="boolean">
            <text:p>FALSE</text:p>
          </table:table-cell>
          <table:table-cell table:formula="of:=[.D83]=[.D84]" office:value-type="boolean" office:boolean-value="false" calcext:value-type="boolean">
            <text:p>FALSE</text:p>
          </table:table-cell>
          <table:table-cell table:formula="of:=OR([.E83];[.F83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83]&amp;&quot; &quot;&amp;[.A83]" office:value-type="string" office:string-value="#define mini_sub node_mini_sub" calcext:value-type="string">
            <text:p>#define mini_sub node_mini_sub</text:p>
          </table:table-cell>
        </table:table-row>
        <table:table-row table:style-name="ro1" table:visibility="filter">
          <table:table-cell office:value-type="string" calcext:value-type="string">
            <text:p>node_minimize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84]; LEN([.A84])-FIND(&quot;_&quot;;[.A84]))" office:value-type="string" office:string-value="minimize" calcext:value-type="string">
            <text:p>minimize</text:p>
          </table:table-cell>
          <table:table-cell table:formula="of:=[.D84]=[.D83]" office:value-type="boolean" office:boolean-value="false" calcext:value-type="boolean">
            <text:p>FALSE</text:p>
          </table:table-cell>
          <table:table-cell table:formula="of:=[.D84]=[.D85]" office:value-type="boolean" office:boolean-value="false" calcext:value-type="boolean">
            <text:p>FALSE</text:p>
          </table:table-cell>
          <table:table-cell table:formula="of:=OR([.E84];[.F84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84]&amp;&quot; &quot;&amp;[.A84]" office:value-type="string" office:string-value="#define minimize node_minimize" calcext:value-type="string">
            <text:p>#define minimize node_minimize</text:p>
          </table:table-cell>
        </table:table-row>
        <table:table-row table:style-name="ro1" table:visibility="filter">
          <table:table-cell office:value-type="string" calcext:value-type="string">
            <text:p>node_mul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85]; LEN([.A85])-FIND(&quot;_&quot;;[.A85]))" office:value-type="string" office:string-value="mul" calcext:value-type="string">
            <text:p>mul</text:p>
          </table:table-cell>
          <table:table-cell table:formula="of:=[.D85]=[.D84]" office:value-type="boolean" office:boolean-value="false" calcext:value-type="boolean">
            <text:p>FALSE</text:p>
          </table:table-cell>
          <table:table-cell table:formula="of:=[.D85]=[.D86]" office:value-type="boolean" office:boolean-value="false" calcext:value-type="boolean">
            <text:p>FALSE</text:p>
          </table:table-cell>
          <table:table-cell table:formula="of:=OR([.E85];[.F85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85]&amp;&quot; &quot;&amp;[.A85]" office:value-type="string" office:string-value="#define mul node_mul" calcext:value-type="string">
            <text:p>#define mul node_mul</text:p>
          </table:table-cell>
        </table:table-row>
        <table:table-row table:style-name="ro1" table:visibility="filter">
          <table:table-cell office:value-type="string" calcext:value-type="string">
            <text:p>node_near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86]; LEN([.A86])-FIND(&quot;_&quot;;[.A86]))" office:value-type="string" office:string-value="near" calcext:value-type="string">
            <text:p>near</text:p>
          </table:table-cell>
          <table:table-cell table:formula="of:=[.D86]=[.D85]" office:value-type="boolean" office:boolean-value="false" calcext:value-type="boolean">
            <text:p>FALSE</text:p>
          </table:table-cell>
          <table:table-cell table:formula="of:=[.D86]=[.D87]" office:value-type="boolean" office:boolean-value="false" calcext:value-type="boolean">
            <text:p>FALSE</text:p>
          </table:table-cell>
          <table:table-cell table:formula="of:=OR([.E86];[.F86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86]&amp;&quot; &quot;&amp;[.A86]" office:value-type="string" office:string-value="#define near node_near" calcext:value-type="string">
            <text:p>#define near node_near</text:p>
          </table:table-cell>
        </table:table-row>
        <table:table-row table:style-name="ro1" table:visibility="filter">
          <table:table-cell office:value-type="string" calcext:value-type="string">
            <text:p>node_near_rs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87]; LEN([.A87])-FIND(&quot;_&quot;;[.A87]))" office:value-type="string" office:string-value="near_rs" calcext:value-type="string">
            <text:p>near_rs</text:p>
          </table:table-cell>
          <table:table-cell table:formula="of:=[.D87]=[.D86]" office:value-type="boolean" office:boolean-value="false" calcext:value-type="boolean">
            <text:p>FALSE</text:p>
          </table:table-cell>
          <table:table-cell table:formula="of:=[.D87]=[.D88]" office:value-type="boolean" office:boolean-value="false" calcext:value-type="boolean">
            <text:p>FALSE</text:p>
          </table:table-cell>
          <table:table-cell table:formula="of:=OR([.E87];[.F87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87]&amp;&quot; &quot;&amp;[.A87]" office:value-type="string" office:string-value="#define near_rs node_near_rs" calcext:value-type="string">
            <text:p>#define near_rs node_near_rs</text:p>
          </table:table-cell>
        </table:table-row>
        <table:table-row table:style-name="ro1" table:visibility="filter">
          <table:table-cell office:value-type="string" calcext:value-type="string">
            <text:p>node_nearby_addr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88]; LEN([.A88])-FIND(&quot;_&quot;;[.A88]))" office:value-type="string" office:string-value="nearby_addr" calcext:value-type="string">
            <text:p>nearby_addr</text:p>
          </table:table-cell>
          <table:table-cell table:formula="of:=[.D88]=[.D87]" office:value-type="boolean" office:boolean-value="false" calcext:value-type="boolean">
            <text:p>FALSE</text:p>
          </table:table-cell>
          <table:table-cell table:formula="of:=[.D88]=[.D89]" office:value-type="boolean" office:boolean-value="false" calcext:value-type="boolean">
            <text:p>FALSE</text:p>
          </table:table-cell>
          <table:table-cell table:formula="of:=OR([.E88];[.F88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88]&amp;&quot; &quot;&amp;[.A88]" office:value-type="string" office:string-value="#define nearby_addr node_nearby_addr" calcext:value-type="string">
            <text:p>#define nearby_addr node_nearby_addr</text:p>
          </table:table-cell>
        </table:table-row>
        <table:table-row table:style-name="ro1">
          <table:table-cell office:value-type="string" calcext:value-type="string">
            <text:p>node_neg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89]; LEN([.A89])-FIND(&quot;_&quot;;[.A89]))" office:value-type="string" office:string-value="neg" calcext:value-type="string">
            <text:p>neg</text:p>
          </table:table-cell>
          <table:table-cell table:formula="of:=[.D89]=[.D88]" office:value-type="boolean" office:boolean-value="false" calcext:value-type="boolean">
            <text:p>FALSE</text:p>
          </table:table-cell>
          <table:table-cell table:formula="of:=[.D89]=[.D90]" office:value-type="boolean" office:boolean-value="true" calcext:value-type="boolean">
            <text:p>TRUE</text:p>
          </table:table-cell>
          <table:table-cell table:formula="of:=OR([.E89];[.F89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89]&amp;&quot;(&quot;&amp;[.I89]&amp;&quot;)  method_&quot;&amp;[.H89]&amp;&quot;((x), &quot;&amp;[.D89]&amp;&quot;)(&quot;&amp;[.J89]&amp;&quot;)&quot;" office:value-type="string" office:string-value="#define neg(x, ...)  method_mn((x), neg)(x ,##__VA_ARGS__)" calcext:value-type="string">
            <text:p>#define neg(x, ...) <text:s/>method_mn((x), neg)(x ,##__VA_ARGS__)</text:p>
          </table:table-cell>
        </table:table-row>
        <table:table-row table:style-name="ro1">
          <table:table-cell office:value-type="string" calcext:value-type="string">
            <text:p>mininode_neg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90]; LEN([.A90])-FIND(&quot;_&quot;;[.A90]))" office:value-type="string" office:string-value="neg" calcext:value-type="string">
            <text:p>neg</text:p>
          </table:table-cell>
          <table:table-cell table:formula="of:=[.D90]=[.D89]" office:value-type="boolean" office:boolean-value="true" calcext:value-type="boolean">
            <text:p>TRUE</text:p>
          </table:table-cell>
          <table:table-cell table:formula="of:=[.D90]=[.D91]" office:value-type="boolean" office:boolean-value="false" calcext:value-type="boolean">
            <text:p>FALSE</text:p>
          </table:table-cell>
          <table:table-cell table:formula="of:=OR([.E90];[.F90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90]&amp;&quot;(&quot;&amp;[.I90]&amp;&quot;)  method_&quot;&amp;[.H90]&amp;&quot;((x), &quot;&amp;[.D90]&amp;&quot;)(&quot;&amp;[.J90]&amp;&quot;)&quot;" office:value-type="string" office:string-value="#define neg(x, ...)  method_mn((x), neg)(x ,##__VA_ARGS__)" calcext:value-type="string">
            <text:p>#define neg(x, ...) <text:s/>method_mn((x), neg)(x ,##__VA_ARGS__)</text:p>
          </table:table-cell>
        </table:table-row>
        <table:table-row table:style-name="ro1">
          <table:table-cell office:value-type="string" calcext:value-type="string">
            <text:p>node_nop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91]; LEN([.A91])-FIND(&quot;_&quot;;[.A91]))" office:value-type="string" office:string-value="nop" calcext:value-type="string">
            <text:p>nop</text:p>
          </table:table-cell>
          <table:table-cell table:formula="of:=[.D91]=[.D90]" office:value-type="boolean" office:boolean-value="false" calcext:value-type="boolean">
            <text:p>FALSE</text:p>
          </table:table-cell>
          <table:table-cell table:formula="of:=[.D91]=[.D92]" office:value-type="boolean" office:boolean-value="true" calcext:value-type="boolean">
            <text:p>TRUE</text:p>
          </table:table-cell>
          <table:table-cell table:formula="of:=OR([.E91];[.F91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91]&amp;&quot;(&quot;&amp;[.I91]&amp;&quot;)  method_&quot;&amp;[.H91]&amp;&quot;((x), &quot;&amp;[.D91]&amp;&quot;)(&quot;&amp;[.J91]&amp;&quot;)&quot;" office:value-type="string" office:string-value="#define nop(x, ...)  method_mn((x), nop)(x ,##__VA_ARGS__)" calcext:value-type="string">
            <text:p>#define nop(x, ...) <text:s/>method_mn((x), nop)(x ,##__VA_ARGS__)</text:p>
          </table:table-cell>
        </table:table-row>
        <table:table-row table:style-name="ro1">
          <table:table-cell office:value-type="string" calcext:value-type="string">
            <text:p>mininode_nop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92]; LEN([.A92])-FIND(&quot;_&quot;;[.A92]))" office:value-type="string" office:string-value="nop" calcext:value-type="string">
            <text:p>nop</text:p>
          </table:table-cell>
          <table:table-cell table:formula="of:=[.D92]=[.D91]" office:value-type="boolean" office:boolean-value="true" calcext:value-type="boolean">
            <text:p>TRUE</text:p>
          </table:table-cell>
          <table:table-cell table:formula="of:=[.D92]=[.D93]" office:value-type="boolean" office:boolean-value="false" calcext:value-type="boolean">
            <text:p>FALSE</text:p>
          </table:table-cell>
          <table:table-cell table:formula="of:=OR([.E92];[.F92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92]&amp;&quot;(&quot;&amp;[.I92]&amp;&quot;)  method_&quot;&amp;[.H92]&amp;&quot;((x), &quot;&amp;[.D92]&amp;&quot;)(&quot;&amp;[.J92]&amp;&quot;)&quot;" office:value-type="string" office:string-value="#define nop(x, ...)  method_mn((x), nop)(x ,##__VA_ARGS__)" calcext:value-type="string">
            <text:p>#define nop(x, ...) <text:s/>method_mn((x), nop)(x ,##__VA_ARGS__)</text:p>
          </table:table-cell>
        </table:table-row>
        <table:table-row table:style-name="ro1">
          <table:table-cell office:value-type="string" calcext:value-type="string">
            <text:p>node_not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93]; LEN([.A93])-FIND(&quot;_&quot;;[.A93]))" office:value-type="string" office:string-value="not" calcext:value-type="string">
            <text:p>not</text:p>
          </table:table-cell>
          <table:table-cell table:formula="of:=[.D93]=[.D92]" office:value-type="boolean" office:boolean-value="false" calcext:value-type="boolean">
            <text:p>FALSE</text:p>
          </table:table-cell>
          <table:table-cell table:formula="of:=[.D93]=[.D94]" office:value-type="boolean" office:boolean-value="true" calcext:value-type="boolean">
            <text:p>TRUE</text:p>
          </table:table-cell>
          <table:table-cell table:formula="of:=OR([.E93];[.F93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93]&amp;&quot;(&quot;&amp;[.I93]&amp;&quot;)  method_&quot;&amp;[.H93]&amp;&quot;((x), &quot;&amp;[.D93]&amp;&quot;)(&quot;&amp;[.J93]&amp;&quot;)&quot;" office:value-type="string" office:string-value="#define not(x, ...)  method_mn((x), not)(x ,##__VA_ARGS__)" calcext:value-type="string">
            <text:p>#define not(x, ...) <text:s/>method_mn((x), not)(x ,##__VA_ARGS__)</text:p>
          </table:table-cell>
        </table:table-row>
        <table:table-row table:style-name="ro1">
          <table:table-cell office:value-type="string" calcext:value-type="string">
            <text:p>mininode_not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94]; LEN([.A94])-FIND(&quot;_&quot;;[.A94]))" office:value-type="string" office:string-value="not" calcext:value-type="string">
            <text:p>not</text:p>
          </table:table-cell>
          <table:table-cell table:formula="of:=[.D94]=[.D93]" office:value-type="boolean" office:boolean-value="true" calcext:value-type="boolean">
            <text:p>TRUE</text:p>
          </table:table-cell>
          <table:table-cell table:formula="of:=[.D94]=[.D95]" office:value-type="boolean" office:boolean-value="false" calcext:value-type="boolean">
            <text:p>FALSE</text:p>
          </table:table-cell>
          <table:table-cell table:formula="of:=OR([.E94];[.F94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94]&amp;&quot;(&quot;&amp;[.I94]&amp;&quot;)  method_&quot;&amp;[.H94]&amp;&quot;((x), &quot;&amp;[.D94]&amp;&quot;)(&quot;&amp;[.J94]&amp;&quot;)&quot;" office:value-type="string" office:string-value="#define not(x, ...)  method_mn((x), not)(x ,##__VA_ARGS__)" calcext:value-type="string">
            <text:p>#define not(x, ...) <text:s/>method_mn((x), not)(x ,##__VA_ARGS__)</text:p>
          </table:table-cell>
        </table:table-row>
        <table:table-row table:style-name="ro1" table:visibility="filter">
          <table:table-cell office:value-type="string" calcext:value-type="string">
            <text:p>node_numstr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95]; LEN([.A95])-FIND(&quot;_&quot;;[.A95]))" office:value-type="string" office:string-value="numstr" calcext:value-type="string">
            <text:p>numstr</text:p>
          </table:table-cell>
          <table:table-cell table:formula="of:=[.D95]=[.D94]" office:value-type="boolean" office:boolean-value="false" calcext:value-type="boolean">
            <text:p>FALSE</text:p>
          </table:table-cell>
          <table:table-cell table:formula="of:=[.D95]=[.D96]" office:value-type="boolean" office:boolean-value="false" calcext:value-type="boolean">
            <text:p>FALSE</text:p>
          </table:table-cell>
          <table:table-cell table:formula="of:=OR([.E95];[.F95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95]&amp;&quot; &quot;&amp;[.A95]" office:value-type="string" office:string-value="#define numstr node_numstr" calcext:value-type="string">
            <text:p>#define numstr node_numstr</text:p>
          </table:table-cell>
        </table:table-row>
        <table:table-row table:style-name="ro1" table:visibility="filter">
          <table:table-cell office:value-type="string" calcext:value-type="string">
            <text:p>node_or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96]; LEN([.A96])-FIND(&quot;_&quot;;[.A96]))" office:value-type="string" office:string-value="or" calcext:value-type="string">
            <text:p>or</text:p>
          </table:table-cell>
          <table:table-cell table:formula="of:=[.D96]=[.D95]" office:value-type="boolean" office:boolean-value="false" calcext:value-type="boolean">
            <text:p>FALSE</text:p>
          </table:table-cell>
          <table:table-cell table:formula="of:=[.D96]=[.D97]" office:value-type="boolean" office:boolean-value="false" calcext:value-type="boolean">
            <text:p>FALSE</text:p>
          </table:table-cell>
          <table:table-cell table:formula="of:=OR([.E96];[.F96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96]&amp;&quot; &quot;&amp;[.A96]" office:value-type="string" office:string-value="#define or node_or" calcext:value-type="string">
            <text:p>#define or node_or</text:p>
          </table:table-cell>
        </table:table-row>
        <table:table-row table:style-name="ro1" table:visibility="filter">
          <table:table-cell office:value-type="string" calcext:value-type="string">
            <text:p>node_pipe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97]; LEN([.A97])-FIND(&quot;_&quot;;[.A97]))" office:value-type="string" office:string-value="pipe" calcext:value-type="string">
            <text:p>pipe</text:p>
          </table:table-cell>
          <table:table-cell table:formula="of:=[.D97]=[.D96]" office:value-type="boolean" office:boolean-value="false" calcext:value-type="boolean">
            <text:p>FALSE</text:p>
          </table:table-cell>
          <table:table-cell table:formula="of:=[.D97]=[.D98]" office:value-type="boolean" office:boolean-value="false" calcext:value-type="boolean">
            <text:p>FALSE</text:p>
          </table:table-cell>
          <table:table-cell table:formula="of:=OR([.E97];[.F97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97]&amp;&quot; &quot;&amp;[.A97]" office:value-type="string" office:string-value="#define pipe node_pipe" calcext:value-type="string">
            <text:p>#define pipe node_pipe</text:p>
          </table:table-cell>
        </table:table-row>
        <table:table-row table:style-name="ro1">
          <table:table-cell office:value-type="string" calcext:value-type="string">
            <text:p>mininode_print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98]; LEN([.A98])-FIND(&quot;_&quot;;[.A98]))" office:value-type="string" office:string-value="print" calcext:value-type="string">
            <text:p>print</text:p>
          </table:table-cell>
          <table:table-cell table:formula="of:=[.D98]=[.D97]" office:value-type="boolean" office:boolean-value="false" calcext:value-type="boolean">
            <text:p>FALSE</text:p>
          </table:table-cell>
          <table:table-cell table:formula="of:=[.D98]=[.D99]" office:value-type="boolean" office:boolean-value="true" calcext:value-type="boolean">
            <text:p>TRUE</text:p>
          </table:table-cell>
          <table:table-cell table:formula="of:=OR([.E98];[.F98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formula="of:=&quot;#define &quot;&amp;[.D98]&amp;&quot;(&quot;&amp;[.I98]&amp;&quot;)  method_&quot;&amp;[.H98]&amp;&quot;((x), &quot;&amp;[.D98]&amp;&quot;)(&quot;&amp;[.J98]&amp;&quot;)&quot;" office:value-type="string" office:string-value="#define print(x)  method_mn((x), print)((x))" calcext:value-type="string">
            <text:p>#define print(x) <text:s/>method_mn((x), print)((x))</text:p>
          </table:table-cell>
        </table:table-row>
        <table:table-row table:style-name="ro1">
          <table:table-cell office:value-type="string" calcext:value-type="string">
            <text:p>node_print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99]; LEN([.A99])-FIND(&quot;_&quot;;[.A99]))" office:value-type="string" office:string-value="print" calcext:value-type="string">
            <text:p>print</text:p>
          </table:table-cell>
          <table:table-cell table:formula="of:=[.D99]=[.D98]" office:value-type="boolean" office:boolean-value="true" calcext:value-type="boolean">
            <text:p>TRUE</text:p>
          </table:table-cell>
          <table:table-cell table:formula="of:=[.D99]=[.D100]" office:value-type="boolean" office:boolean-value="false" calcext:value-type="boolean">
            <text:p>FALSE</text:p>
          </table:table-cell>
          <table:table-cell table:formula="of:=OR([.E99];[.F99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formula="of:=&quot;#define &quot;&amp;[.D99]&amp;&quot;(&quot;&amp;[.I99]&amp;&quot;)  method_&quot;&amp;[.H99]&amp;&quot;((x), &quot;&amp;[.D99]&amp;&quot;)(&quot;&amp;[.J99]&amp;&quot;)&quot;" office:value-type="string" office:string-value="#define print(x)  method_mn((x), print)((x))" calcext:value-type="string">
            <text:p>#define print(x) <text:s/>method_mn((x), print)((x))</text:p>
          </table:table-cell>
        </table:table-row>
        <table:table-row table:style-name="ro1">
          <table:table-cell office:value-type="string" calcext:value-type="string">
            <text:p>mininode_print_bytes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100]; LEN([.A100])-FIND(&quot;_&quot;;[.A100]))" office:value-type="string" office:string-value="print_bytes" calcext:value-type="string">
            <text:p>print_bytes</text:p>
          </table:table-cell>
          <table:table-cell table:formula="of:=[.D100]=[.D99]" office:value-type="boolean" office:boolean-value="false" calcext:value-type="boolean">
            <text:p>FALSE</text:p>
          </table:table-cell>
          <table:table-cell table:formula="of:=[.D100]=[.D101]" office:value-type="boolean" office:boolean-value="true" calcext:value-type="boolean">
            <text:p>TRUE</text:p>
          </table:table-cell>
          <table:table-cell table:formula="of:=OR([.E100];[.F100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formula="of:=&quot;#define &quot;&amp;[.D100]&amp;&quot;(&quot;&amp;[.I100]&amp;&quot;)  method_&quot;&amp;[.H100]&amp;&quot;((x), &quot;&amp;[.D100]&amp;&quot;)(&quot;&amp;[.J100]&amp;&quot;)&quot;" office:value-type="string" office:string-value="#define print_bytes(x)  method_mn((x), print_bytes)((x))" calcext:value-type="string">
            <text:p>#define print_bytes(x) <text:s/>method_mn((x), print_bytes)((x))</text:p>
          </table:table-cell>
        </table:table-row>
        <table:table-row table:style-name="ro1">
          <table:table-cell office:value-type="string" calcext:value-type="string">
            <text:p>node_print_bytes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01]; LEN([.A101])-FIND(&quot;_&quot;;[.A101]))" office:value-type="string" office:string-value="print_bytes" calcext:value-type="string">
            <text:p>print_bytes</text:p>
          </table:table-cell>
          <table:table-cell table:formula="of:=[.D101]=[.D100]" office:value-type="boolean" office:boolean-value="true" calcext:value-type="boolean">
            <text:p>TRUE</text:p>
          </table:table-cell>
          <table:table-cell table:formula="of:=[.D101]=[.D102]" office:value-type="boolean" office:boolean-value="false" calcext:value-type="boolean">
            <text:p>FALSE</text:p>
          </table:table-cell>
          <table:table-cell table:formula="of:=OR([.E101];[.F101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formula="of:=&quot;#define &quot;&amp;[.D101]&amp;&quot;(&quot;&amp;[.I101]&amp;&quot;)  method_&quot;&amp;[.H101]&amp;&quot;((x), &quot;&amp;[.D101]&amp;&quot;)(&quot;&amp;[.J101]&amp;&quot;)&quot;" office:value-type="string" office:string-value="#define print_bytes(x)  method_mn((x), print_bytes)((x))" calcext:value-type="string">
            <text:p>#define print_bytes(x) <text:s/>method_mn((x), print_bytes)((x))</text:p>
          </table:table-cell>
        </table:table-row>
        <table:table-row table:style-name="ro1">
          <table:table-cell office:value-type="string" calcext:value-type="string">
            <text:p>mininode_print_bytes_with_indent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102]; LEN([.A102])-FIND(&quot;_&quot;;[.A102]))" office:value-type="string" office:string-value="print_bytes_with_indent" calcext:value-type="string">
            <text:p>print_bytes_with_indent</text:p>
          </table:table-cell>
          <table:table-cell table:formula="of:=[.D102]=[.D101]" office:value-type="boolean" office:boolean-value="false" calcext:value-type="boolean">
            <text:p>FALSE</text:p>
          </table:table-cell>
          <table:table-cell table:formula="of:=[.D102]=[.D103]" office:value-type="boolean" office:boolean-value="true" calcext:value-type="boolean">
            <text:p>TRUE</text:p>
          </table:table-cell>
          <table:table-cell table:formula="of:=OR([.E102];[.F102])" office:value-type="boolean" office:boolean-value="true" calcext:value-type="boolean">
            <text:p>TRUE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(x), (y)</text:p>
          </table:table-cell>
          <table:table-cell table:formula="of:=&quot;#define &quot;&amp;[.D102]&amp;&quot;(&quot;&amp;[.I102]&amp;&quot;)  method_&quot;&amp;[.H102]&amp;&quot;((x), &quot;&amp;[.D102]&amp;&quot;)(&quot;&amp;[.J102]&amp;&quot;)&quot;" office:value-type="string" office:string-value="#define print_bytes_with_indent(x, y)  method_mns((x), print_bytes_with_indent)((x), (y))" calcext:value-type="string">
            <text:p>#define print_bytes_with_indent(x, y) <text:s/>method_mns((x), print_bytes_with_indent)((x), (y))</text:p>
          </table:table-cell>
        </table:table-row>
        <table:table-row table:style-name="ro1">
          <table:table-cell office:value-type="string" calcext:value-type="string">
            <text:p>node_print_bytes_with_indent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03]; LEN([.A103])-FIND(&quot;_&quot;;[.A103]))" office:value-type="string" office:string-value="print_bytes_with_indent" calcext:value-type="string">
            <text:p>print_bytes_with_indent</text:p>
          </table:table-cell>
          <table:table-cell table:formula="of:=[.D103]=[.D102]" office:value-type="boolean" office:boolean-value="true" calcext:value-type="boolean">
            <text:p>TRUE</text:p>
          </table:table-cell>
          <table:table-cell table:formula="of:=[.D103]=[.D104]" office:value-type="boolean" office:boolean-value="true" calcext:value-type="boolean">
            <text:p>TRUE</text:p>
          </table:table-cell>
          <table:table-cell table:formula="of:=OR([.E103];[.F103])" office:value-type="boolean" office:boolean-value="true" calcext:value-type="boolean">
            <text:p>TRUE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(x), (y)</text:p>
          </table:table-cell>
          <table:table-cell table:formula="of:=&quot;#define &quot;&amp;[.D103]&amp;&quot;(&quot;&amp;[.I103]&amp;&quot;)  method_&quot;&amp;[.H103]&amp;&quot;((x), &quot;&amp;[.D103]&amp;&quot;)(&quot;&amp;[.J103]&amp;&quot;)&quot;" office:value-type="string" office:string-value="#define print_bytes_with_indent(x, y)  method_mns((x), print_bytes_with_indent)((x), (y))" calcext:value-type="string">
            <text:p>#define print_bytes_with_indent(x, y) <text:s/>method_mns((x), print_bytes_with_indent)((x), (y))</text:p>
          </table:table-cell>
        </table:table-row>
        <table:table-row table:style-name="ro1">
          <table:table-cell office:value-type="string" calcext:value-type="string">
            <text:p>scope_print_bytes_with_indent</text:p>
          </table:table-cell>
          <table:table-cell office:value-type="string" calcext:value-type="string">
            <text:p>scope*</text:p>
          </table:table-cell>
          <table:table-cell office:value-type="string" calcext:value-type="string">
            <text:p>scope</text:p>
          </table:table-cell>
          <table:table-cell table:formula="of:=RIGHT([.A104]; LEN([.A104])-FIND(&quot;_&quot;;[.A104]))" office:value-type="string" office:string-value="print_bytes_with_indent" calcext:value-type="string">
            <text:p>print_bytes_with_indent</text:p>
          </table:table-cell>
          <table:table-cell table:formula="of:=[.D104]=[.D103]" office:value-type="boolean" office:boolean-value="true" calcext:value-type="boolean">
            <text:p>TRUE</text:p>
          </table:table-cell>
          <table:table-cell table:formula="of:=[.D104]=[.D105]" office:value-type="boolean" office:boolean-value="false" calcext:value-type="boolean">
            <text:p>FALSE</text:p>
          </table:table-cell>
          <table:table-cell table:formula="of:=OR([.E104];[.F104])" office:value-type="boolean" office:boolean-value="true" calcext:value-type="boolean">
            <text:p>TRUE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(x), (y)</text:p>
          </table:table-cell>
          <table:table-cell table:formula="of:=&quot;#define &quot;&amp;[.D104]&amp;&quot;(&quot;&amp;[.I104]&amp;&quot;)  method_&quot;&amp;[.H104]&amp;&quot;((x), &quot;&amp;[.D104]&amp;&quot;)(&quot;&amp;[.J104]&amp;&quot;)&quot;" office:value-type="string" office:string-value="#define print_bytes_with_indent(x, y)  method_mns((x), print_bytes_with_indent)((x), (y))" calcext:value-type="string">
            <text:p>#define print_bytes_with_indent(x, y) <text:s/>method_mns((x), print_bytes_with_indent)((x), (y))</text:p>
          </table:table-cell>
        </table:table-row>
        <table:table-row table:style-name="ro1" table:visibility="filter">
          <table:table-cell office:value-type="string" calcext:value-type="string">
            <text:p>node_print_bytes_with_indent_sc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05]; LEN([.A105])-FIND(&quot;_&quot;;[.A105]))" office:value-type="string" office:string-value="print_bytes_with_indent_sc" calcext:value-type="string">
            <text:p>print_bytes_with_indent_sc</text:p>
          </table:table-cell>
          <table:table-cell table:formula="of:=[.D105]=[.D104]" office:value-type="boolean" office:boolean-value="false" calcext:value-type="boolean">
            <text:p>FALSE</text:p>
          </table:table-cell>
          <table:table-cell table:formula="of:=[.D105]=[.D106]" office:value-type="boolean" office:boolean-value="false" calcext:value-type="boolean">
            <text:p>FALSE</text:p>
          </table:table-cell>
          <table:table-cell table:formula="of:=OR([.E105];[.F105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05]&amp;&quot; &quot;&amp;[.A105]" office:value-type="string" office:string-value="#define print_bytes_with_indent_sc node_print_bytes_with_indent_sc" calcext:value-type="string">
            <text:p>#define print_bytes_with_indent_sc node_print_bytes_with_indent_sc</text:p>
          </table:table-cell>
        </table:table-row>
        <table:table-row table:style-name="ro1">
          <table:table-cell office:value-type="string" calcext:value-type="string">
            <text:p>mininode_print_type_name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106]; LEN([.A106])-FIND(&quot;_&quot;;[.A106]))" office:value-type="string" office:string-value="print_type_name" calcext:value-type="string">
            <text:p>print_type_name</text:p>
          </table:table-cell>
          <table:table-cell table:formula="of:=[.D106]=[.D105]" office:value-type="boolean" office:boolean-value="false" calcext:value-type="boolean">
            <text:p>FALSE</text:p>
          </table:table-cell>
          <table:table-cell table:formula="of:=[.D106]=[.D107]" office:value-type="boolean" office:boolean-value="true" calcext:value-type="boolean">
            <text:p>TRUE</text:p>
          </table:table-cell>
          <table:table-cell table:formula="of:=OR([.E106];[.F106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formula="of:=&quot;#define &quot;&amp;[.D106]&amp;&quot;(&quot;&amp;[.I106]&amp;&quot;)  method_&quot;&amp;[.H106]&amp;&quot;((x), &quot;&amp;[.D106]&amp;&quot;)(&quot;&amp;[.J106]&amp;&quot;)&quot;" office:value-type="string" office:string-value="#define print_type_name(x)  method_mn((x), print_type_name)((x))" calcext:value-type="string">
            <text:p>#define print_type_name(x) <text:s/>method_mn((x), print_type_name)((x))</text:p>
          </table:table-cell>
        </table:table-row>
        <table:table-row table:style-name="ro1">
          <table:table-cell office:value-type="string" calcext:value-type="string">
            <text:p>node_print_type_name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07]; LEN([.A107])-FIND(&quot;_&quot;;[.A107]))" office:value-type="string" office:string-value="print_type_name" calcext:value-type="string">
            <text:p>print_type_name</text:p>
          </table:table-cell>
          <table:table-cell table:formula="of:=[.D107]=[.D106]" office:value-type="boolean" office:boolean-value="true" calcext:value-type="boolean">
            <text:p>TRUE</text:p>
          </table:table-cell>
          <table:table-cell table:formula="of:=[.D107]=[.D108]" office:value-type="boolean" office:boolean-value="false" calcext:value-type="boolean">
            <text:p>FALSE</text:p>
          </table:table-cell>
          <table:table-cell table:formula="of:=OR([.E107];[.F107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formula="of:=&quot;#define &quot;&amp;[.D107]&amp;&quot;(&quot;&amp;[.I107]&amp;&quot;)  method_&quot;&amp;[.H107]&amp;&quot;((x), &quot;&amp;[.D107]&amp;&quot;)(&quot;&amp;[.J107]&amp;&quot;)&quot;" office:value-type="string" office:string-value="#define print_type_name(x)  method_mn((x), print_type_name)((x))" calcext:value-type="string">
            <text:p>#define print_type_name(x) <text:s/>method_mn((x), print_type_name)((x))</text:p>
          </table:table-cell>
        </table:table-row>
        <table:table-row table:style-name="ro1" table:visibility="filter">
          <table:table-cell office:value-type="string" calcext:value-type="string">
            <text:p>node_pub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08]; LEN([.A108])-FIND(&quot;_&quot;;[.A108]))" office:value-type="string" office:string-value="pub" calcext:value-type="string">
            <text:p>pub</text:p>
          </table:table-cell>
          <table:table-cell table:formula="of:=[.D108]=[.D107]" office:value-type="boolean" office:boolean-value="false" calcext:value-type="boolean">
            <text:p>FALSE</text:p>
          </table:table-cell>
          <table:table-cell table:formula="of:=[.D108]=[.D109]" office:value-type="boolean" office:boolean-value="false" calcext:value-type="boolean">
            <text:p>FALSE</text:p>
          </table:table-cell>
          <table:table-cell table:formula="of:=OR([.E108];[.F108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08]&amp;&quot; &quot;&amp;[.A108]" office:value-type="string" office:string-value="#define pub node_pub" calcext:value-type="string">
            <text:p>#define pub node_pub</text:p>
          </table:table-cell>
        </table:table-row>
        <table:table-row table:style-name="ro1" table:visibility="filter">
          <table:table-cell office:value-type="string" calcext:value-type="string">
            <text:p>node_push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09]; LEN([.A109])-FIND(&quot;_&quot;;[.A109]))" office:value-type="string" office:string-value="push" calcext:value-type="string">
            <text:p>push</text:p>
          </table:table-cell>
          <table:table-cell table:formula="of:=[.D109]=[.D108]" office:value-type="boolean" office:boolean-value="false" calcext:value-type="boolean">
            <text:p>FALSE</text:p>
          </table:table-cell>
          <table:table-cell table:formula="of:=[.D109]=[.D110]" office:value-type="boolean" office:boolean-value="false" calcext:value-type="boolean">
            <text:p>FALSE</text:p>
          </table:table-cell>
          <table:table-cell table:formula="of:=OR([.E109];[.F109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09]&amp;&quot; &quot;&amp;[.A109]" office:value-type="string" office:string-value="#define push node_push" calcext:value-type="string">
            <text:p>#define push node_push</text:p>
          </table:table-cell>
        </table:table-row>
        <table:table-row table:style-name="ro1">
          <table:table-cell office:value-type="string" calcext:value-type="string">
            <text:p>node_range_forever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10]; LEN([.A110])-FIND(&quot;_&quot;;[.A110]))" office:value-type="string" office:string-value="range_forever" calcext:value-type="string">
            <text:p>range_forever</text:p>
          </table:table-cell>
          <table:table-cell table:formula="of:=[.D110]=[.D109]" office:value-type="boolean" office:boolean-value="false" calcext:value-type="boolean">
            <text:p>FALSE</text:p>
          </table:table-cell>
          <table:table-cell table:formula="of:=[.D110]=[.D111]" office:value-type="boolean" office:boolean-value="true" calcext:value-type="boolean">
            <text:p>TRUE</text:p>
          </table:table-cell>
          <table:table-cell table:formula="of:=OR([.E110];[.F110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110]&amp;&quot;(&quot;&amp;[.I110]&amp;&quot;)  method_&quot;&amp;[.H110]&amp;&quot;((x), &quot;&amp;[.D110]&amp;&quot;)(&quot;&amp;[.J110]&amp;&quot;)&quot;" office:value-type="string" office:string-value="#define range_forever(x, ...)  method_mn((x), range_forever)(x ,##__VA_ARGS__)" calcext:value-type="string">
            <text:p>#define range_forever(x, ...) <text:s/>method_mn((x), range_forever)(x ,##__VA_ARGS__)</text:p>
          </table:table-cell>
        </table:table-row>
        <table:table-row table:style-name="ro1">
          <table:table-cell office:value-type="string" calcext:value-type="string">
            <text:p>mininode_range_forever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111]; LEN([.A111])-FIND(&quot;_&quot;;[.A111]))" office:value-type="string" office:string-value="range_forever" calcext:value-type="string">
            <text:p>range_forever</text:p>
          </table:table-cell>
          <table:table-cell table:formula="of:=[.D111]=[.D110]" office:value-type="boolean" office:boolean-value="true" calcext:value-type="boolean">
            <text:p>TRUE</text:p>
          </table:table-cell>
          <table:table-cell table:formula="of:=[.D111]=[.D112]" office:value-type="boolean" office:boolean-value="false" calcext:value-type="boolean">
            <text:p>FALSE</text:p>
          </table:table-cell>
          <table:table-cell table:formula="of:=OR([.E111];[.F111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111]&amp;&quot;(&quot;&amp;[.I111]&amp;&quot;)  method_&quot;&amp;[.H111]&amp;&quot;((x), &quot;&amp;[.D111]&amp;&quot;)(&quot;&amp;[.J111]&amp;&quot;)&quot;" office:value-type="string" office:string-value="#define range_forever(x, ...)  method_mn((x), range_forever)(x ,##__VA_ARGS__)" calcext:value-type="string">
            <text:p>#define range_forever(x, ...) <text:s/>method_mn((x), range_forever)(x ,##__VA_ARGS__)</text:p>
          </table:table-cell>
        </table:table-row>
        <table:table-row table:style-name="ro1">
          <table:table-cell office:value-type="string" calcext:value-type="string">
            <text:p>node_range_from_zero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12]; LEN([.A112])-FIND(&quot;_&quot;;[.A112]))" office:value-type="string" office:string-value="range_from_zero" calcext:value-type="string">
            <text:p>range_from_zero</text:p>
          </table:table-cell>
          <table:table-cell table:formula="of:=[.D112]=[.D111]" office:value-type="boolean" office:boolean-value="false" calcext:value-type="boolean">
            <text:p>FALSE</text:p>
          </table:table-cell>
          <table:table-cell table:formula="of:=[.D112]=[.D113]" office:value-type="boolean" office:boolean-value="true" calcext:value-type="boolean">
            <text:p>TRUE</text:p>
          </table:table-cell>
          <table:table-cell table:formula="of:=OR([.E112];[.F112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112]&amp;&quot;(&quot;&amp;[.I112]&amp;&quot;)  method_&quot;&amp;[.H112]&amp;&quot;((x), &quot;&amp;[.D112]&amp;&quot;)(&quot;&amp;[.J112]&amp;&quot;)&quot;" office:value-type="string" office:string-value="#define range_from_zero(x, ...)  method_mn((x), range_from_zero)(x ,##__VA_ARGS__)" calcext:value-type="string">
            <text:p>#define range_from_zero(x, ...) <text:s/>method_mn((x), range_from_zero)(x ,##__VA_ARGS__)</text:p>
          </table:table-cell>
        </table:table-row>
        <table:table-row table:style-name="ro1">
          <table:table-cell office:value-type="string" calcext:value-type="string">
            <text:p>mininode_range_from_zero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113]; LEN([.A113])-FIND(&quot;_&quot;;[.A113]))" office:value-type="string" office:string-value="range_from_zero" calcext:value-type="string">
            <text:p>range_from_zero</text:p>
          </table:table-cell>
          <table:table-cell table:formula="of:=[.D113]=[.D112]" office:value-type="boolean" office:boolean-value="true" calcext:value-type="boolean">
            <text:p>TRUE</text:p>
          </table:table-cell>
          <table:table-cell table:formula="of:=[.D113]=[.D114]" office:value-type="boolean" office:boolean-value="false" calcext:value-type="boolean">
            <text:p>FALSE</text:p>
          </table:table-cell>
          <table:table-cell table:formula="of:=OR([.E113];[.F113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113]&amp;&quot;(&quot;&amp;[.I113]&amp;&quot;)  method_&quot;&amp;[.H113]&amp;&quot;((x), &quot;&amp;[.D113]&amp;&quot;)(&quot;&amp;[.J113]&amp;&quot;)&quot;" office:value-type="string" office:string-value="#define range_from_zero(x, ...)  method_mn((x), range_from_zero)(x ,##__VA_ARGS__)" calcext:value-type="string">
            <text:p>#define range_from_zero(x, ...) <text:s/>method_mn((x), range_from_zero)(x ,##__VA_ARGS__)</text:p>
          </table:table-cell>
        </table:table-row>
        <table:table-row table:style-name="ro1" table:visibility="filter">
          <table:table-cell office:value-type="string" calcext:value-type="string">
            <text:p>node_rest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14]; LEN([.A114])-FIND(&quot;_&quot;;[.A114]))" office:value-type="string" office:string-value="rest" calcext:value-type="string">
            <text:p>rest</text:p>
          </table:table-cell>
          <table:table-cell table:formula="of:=[.D114]=[.D113]" office:value-type="boolean" office:boolean-value="false" calcext:value-type="boolean">
            <text:p>FALSE</text:p>
          </table:table-cell>
          <table:table-cell table:formula="of:=[.D114]=[.D115]" office:value-type="boolean" office:boolean-value="false" calcext:value-type="boolean">
            <text:p>FALSE</text:p>
          </table:table-cell>
          <table:table-cell table:formula="of:=OR([.E114];[.F114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14]&amp;&quot; &quot;&amp;[.A114]" office:value-type="string" office:string-value="#define rest node_rest" calcext:value-type="string">
            <text:p>#define rest node_rest</text:p>
          </table:table-cell>
        </table:table-row>
        <table:table-row table:style-name="ro1" table:visibility="filter">
          <table:table-cell office:value-type="string" calcext:value-type="string">
            <text:p>mininode_restore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115]; LEN([.A115])-FIND(&quot;_&quot;;[.A115]))" office:value-type="string" office:string-value="restore" calcext:value-type="string">
            <text:p>restore</text:p>
          </table:table-cell>
          <table:table-cell table:formula="of:=[.D115]=[.D114]" office:value-type="boolean" office:boolean-value="false" calcext:value-type="boolean">
            <text:p>FALSE</text:p>
          </table:table-cell>
          <table:table-cell table:formula="of:=[.D115]=[.D116]" office:value-type="boolean" office:boolean-value="false" calcext:value-type="boolean">
            <text:p>FALSE</text:p>
          </table:table-cell>
          <table:table-cell table:formula="of:=OR([.E115];[.F115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15]&amp;&quot; &quot;&amp;[.A115]" office:value-type="string" office:string-value="#define restore mininode_restore" calcext:value-type="string">
            <text:p>#define restore mininode_restore</text:p>
          </table:table-cell>
        </table:table-row>
        <table:table-row table:style-name="ro1" table:visibility="filter">
          <table:table-cell office:value-type="string" calcext:value-type="string">
            <text:p>node_roi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16]; LEN([.A116])-FIND(&quot;_&quot;;[.A116]))" office:value-type="string" office:string-value="roi" calcext:value-type="string">
            <text:p>roi</text:p>
          </table:table-cell>
          <table:table-cell table:formula="of:=[.D116]=[.D115]" office:value-type="boolean" office:boolean-value="false" calcext:value-type="boolean">
            <text:p>FALSE</text:p>
          </table:table-cell>
          <table:table-cell table:formula="of:=[.D116]=[.D117]" office:value-type="boolean" office:boolean-value="false" calcext:value-type="boolean">
            <text:p>FALSE</text:p>
          </table:table-cell>
          <table:table-cell table:formula="of:=OR([.E116];[.F116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16]&amp;&quot; &quot;&amp;[.A116]" office:value-type="string" office:string-value="#define roi node_roi" calcext:value-type="string">
            <text:p>#define roi node_roi</text:p>
          </table:table-cell>
        </table:table-row>
        <table:table-row table:style-name="ro1" table:visibility="filter">
          <table:table-cell office:value-type="string" calcext:value-type="string">
            <text:p>mininode_self_assoc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117]; LEN([.A117])-FIND(&quot;_&quot;;[.A117]))" office:value-type="string" office:string-value="self_assoc" calcext:value-type="string">
            <text:p>self_assoc</text:p>
          </table:table-cell>
          <table:table-cell table:formula="of:=[.D117]=[.D116]" office:value-type="boolean" office:boolean-value="false" calcext:value-type="boolean">
            <text:p>FALSE</text:p>
          </table:table-cell>
          <table:table-cell table:formula="of:=[.D117]=[.D118]" office:value-type="boolean" office:boolean-value="false" calcext:value-type="boolean">
            <text:p>FALSE</text:p>
          </table:table-cell>
          <table:table-cell table:formula="of:=OR([.E117];[.F117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17]&amp;&quot; &quot;&amp;[.A117]" office:value-type="string" office:string-value="#define self_assoc mininode_self_assoc" calcext:value-type="string">
            <text:p>#define self_assoc mininode_self_assoc</text:p>
          </table:table-cell>
        </table:table-row>
        <table:table-row table:style-name="ro1" table:visibility="filter">
          <table:table-cell office:value-type="string" calcext:value-type="string">
            <text:p>mininode_self_cstraint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118]; LEN([.A118])-FIND(&quot;_&quot;;[.A118]))" office:value-type="string" office:string-value="self_cstraint" calcext:value-type="string">
            <text:p>self_cstraint</text:p>
          </table:table-cell>
          <table:table-cell table:formula="of:=[.D118]=[.D117]" office:value-type="boolean" office:boolean-value="false" calcext:value-type="boolean">
            <text:p>FALSE</text:p>
          </table:table-cell>
          <table:table-cell table:formula="of:=[.D118]=[.D119]" office:value-type="boolean" office:boolean-value="false" calcext:value-type="boolean">
            <text:p>FALSE</text:p>
          </table:table-cell>
          <table:table-cell table:formula="of:=OR([.E118];[.F118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18]&amp;&quot; &quot;&amp;[.A118]" office:value-type="string" office:string-value="#define self_cstraint mininode_self_cstraint" calcext:value-type="string">
            <text:p>#define self_cstraint mininode_self_cstraint</text:p>
          </table:table-cell>
        </table:table-row>
        <table:table-row table:style-name="ro1" table:visibility="filter">
          <table:table-cell office:value-type="string" calcext:value-type="string">
            <text:p>node_semic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19]; LEN([.A119])-FIND(&quot;_&quot;;[.A119]))" office:value-type="string" office:string-value="semic" calcext:value-type="string">
            <text:p>semic</text:p>
          </table:table-cell>
          <table:table-cell table:formula="of:=[.D119]=[.D118]" office:value-type="boolean" office:boolean-value="false" calcext:value-type="boolean">
            <text:p>FALSE</text:p>
          </table:table-cell>
          <table:table-cell table:formula="of:=[.D119]=[.D120]" office:value-type="boolean" office:boolean-value="false" calcext:value-type="boolean">
            <text:p>FALSE</text:p>
          </table:table-cell>
          <table:table-cell table:formula="of:=OR([.E119];[.F119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19]&amp;&quot; &quot;&amp;[.A119]" office:value-type="string" office:string-value="#define semic node_semic" calcext:value-type="string">
            <text:p>#define semic node_semic</text:p>
          </table:table-cell>
        </table:table-row>
        <table:table-row table:style-name="ro1">
          <table:table-cell office:value-type="string" calcext:value-type="string">
            <text:p>mininode_seng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120]; LEN([.A120])-FIND(&quot;_&quot;;[.A120]))" office:value-type="string" office:string-value="seng" calcext:value-type="string">
            <text:p>seng</text:p>
          </table:table-cell>
          <table:table-cell table:formula="of:=[.D120]=[.D119]" office:value-type="boolean" office:boolean-value="false" calcext:value-type="boolean">
            <text:p>FALSE</text:p>
          </table:table-cell>
          <table:table-cell table:formula="of:=[.D120]=[.D121]" office:value-type="boolean" office:boolean-value="true" calcext:value-type="boolean">
            <text:p>TRUE</text:p>
          </table:table-cell>
          <table:table-cell table:formula="of:=OR([.E120];[.F120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120]&amp;&quot;(&quot;&amp;[.I120]&amp;&quot;)  method_&quot;&amp;[.H120]&amp;&quot;((x), &quot;&amp;[.D120]&amp;&quot;)(&quot;&amp;[.J120]&amp;&quot;)&quot;" office:value-type="string" office:string-value="#define seng(x, ...)  method_mn((x), seng)(x ,##__VA_ARGS__)" calcext:value-type="string">
            <text:p>#define seng(x, ...) <text:s/>method_mn((x), seng)(x ,##__VA_ARGS__)</text:p>
          </table:table-cell>
        </table:table-row>
        <table:table-row table:style-name="ro1">
          <table:table-cell office:value-type="string" calcext:value-type="string">
            <text:p>node_seng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21]; LEN([.A121])-FIND(&quot;_&quot;;[.A121]))" office:value-type="string" office:string-value="seng" calcext:value-type="string">
            <text:p>seng</text:p>
          </table:table-cell>
          <table:table-cell table:formula="of:=[.D121]=[.D120]" office:value-type="boolean" office:boolean-value="true" calcext:value-type="boolean">
            <text:p>TRUE</text:p>
          </table:table-cell>
          <table:table-cell table:formula="of:=[.D121]=[.D122]" office:value-type="boolean" office:boolean-value="false" calcext:value-type="boolean">
            <text:p>FALSE</text:p>
          </table:table-cell>
          <table:table-cell table:formula="of:=OR([.E121];[.F121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121]&amp;&quot;(&quot;&amp;[.I121]&amp;&quot;)  method_&quot;&amp;[.H121]&amp;&quot;((x), &quot;&amp;[.D121]&amp;&quot;)(&quot;&amp;[.J121]&amp;&quot;)&quot;" office:value-type="string" office:string-value="#define seng(x, ...)  method_mn((x), seng)(x ,##__VA_ARGS__)" calcext:value-type="string">
            <text:p>#define seng(x, ...) <text:s/>method_mn((x), seng)(x ,##__VA_ARGS__)</text:p>
          </table:table-cell>
        </table:table-row>
        <table:table-row table:style-name="ro1" table:visibility="filter">
          <table:table-cell office:value-type="string" calcext:value-type="string">
            <text:p>node_seng_subst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22]; LEN([.A122])-FIND(&quot;_&quot;;[.A122]))" office:value-type="string" office:string-value="seng_subst" calcext:value-type="string">
            <text:p>seng_subst</text:p>
          </table:table-cell>
          <table:table-cell table:formula="of:=[.D122]=[.D121]" office:value-type="boolean" office:boolean-value="false" calcext:value-type="boolean">
            <text:p>FALSE</text:p>
          </table:table-cell>
          <table:table-cell table:formula="of:=[.D122]=[.D123]" office:value-type="boolean" office:boolean-value="false" calcext:value-type="boolean">
            <text:p>FALSE</text:p>
          </table:table-cell>
          <table:table-cell table:formula="of:=OR([.E122];[.F122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22]&amp;&quot; &quot;&amp;[.A122]" office:value-type="string" office:string-value="#define seng_subst node_seng_subst" calcext:value-type="string">
            <text:p>#define seng_subst node_seng_subst</text:p>
          </table:table-cell>
        </table:table-row>
        <table:table-row table:style-name="ro1" table:visibility="filter">
          <table:table-cell office:value-type="string" calcext:value-type="string">
            <text:p>node_seng_subst_all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23]; LEN([.A123])-FIND(&quot;_&quot;;[.A123]))" office:value-type="string" office:string-value="seng_subst_all" calcext:value-type="string">
            <text:p>seng_subst_all</text:p>
          </table:table-cell>
          <table:table-cell table:formula="of:=[.D123]=[.D122]" office:value-type="boolean" office:boolean-value="false" calcext:value-type="boolean">
            <text:p>FALSE</text:p>
          </table:table-cell>
          <table:table-cell table:formula="of:=[.D123]=[.D124]" office:value-type="boolean" office:boolean-value="false" calcext:value-type="boolean">
            <text:p>FALSE</text:p>
          </table:table-cell>
          <table:table-cell table:formula="of:=OR([.E123];[.F123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23]&amp;&quot; &quot;&amp;[.A123]" office:value-type="string" office:string-value="#define seng_subst_all node_seng_subst_all" calcext:value-type="string">
            <text:p>#define seng_subst_all node_seng_subst_all</text:p>
          </table:table-cell>
        </table:table-row>
        <table:table-row table:style-name="ro1" table:visibility="filter">
          <table:table-cell office:value-type="string" calcext:value-type="string">
            <text:p>node_set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24]; LEN([.A124])-FIND(&quot;_&quot;;[.A124]))" office:value-type="string" office:string-value="set" calcext:value-type="string">
            <text:p>set</text:p>
          </table:table-cell>
          <table:table-cell table:formula="of:=[.D124]=[.D123]" office:value-type="boolean" office:boolean-value="false" calcext:value-type="boolean">
            <text:p>FALSE</text:p>
          </table:table-cell>
          <table:table-cell table:formula="of:=[.D124]=[.D125]" office:value-type="boolean" office:boolean-value="false" calcext:value-type="boolean">
            <text:p>FALSE</text:p>
          </table:table-cell>
          <table:table-cell table:formula="of:=OR([.E124];[.F124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24]&amp;&quot; &quot;&amp;[.A124]" office:value-type="string" office:string-value="#define set node_set" calcext:value-type="string">
            <text:p>#define set node_set</text:p>
          </table:table-cell>
        </table:table-row>
        <table:table-row table:style-name="ro1" table:visibility="filter">
          <table:table-cell office:value-type="string" calcext:value-type="string">
            <text:p>node_set_comma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25]; LEN([.A125])-FIND(&quot;_&quot;;[.A125]))" office:value-type="string" office:string-value="set_comma" calcext:value-type="string">
            <text:p>set_comma</text:p>
          </table:table-cell>
          <table:table-cell table:formula="of:=[.D125]=[.D124]" office:value-type="boolean" office:boolean-value="false" calcext:value-type="boolean">
            <text:p>FALSE</text:p>
          </table:table-cell>
          <table:table-cell table:formula="of:=[.D125]=[.D126]" office:value-type="boolean" office:boolean-value="false" calcext:value-type="boolean">
            <text:p>FALSE</text:p>
          </table:table-cell>
          <table:table-cell table:formula="of:=OR([.E125];[.F125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25]&amp;&quot; &quot;&amp;[.A125]" office:value-type="string" office:string-value="#define set_comma node_set_comma" calcext:value-type="string">
            <text:p>#define set_comma node_set_comma</text:p>
          </table:table-cell>
        </table:table-row>
        <table:table-row table:style-name="ro1">
          <table:table-cell office:value-type="string" calcext:value-type="string">
            <text:p>node_size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26]; LEN([.A126])-FIND(&quot;_&quot;;[.A126]))" office:value-type="string" office:string-value="size" calcext:value-type="string">
            <text:p>size</text:p>
          </table:table-cell>
          <table:table-cell table:formula="of:=[.D126]=[.D125]" office:value-type="boolean" office:boolean-value="false" calcext:value-type="boolean">
            <text:p>FALSE</text:p>
          </table:table-cell>
          <table:table-cell table:formula="of:=[.D126]=[.D127]" office:value-type="boolean" office:boolean-value="true" calcext:value-type="boolean">
            <text:p>TRUE</text:p>
          </table:table-cell>
          <table:table-cell table:formula="of:=OR([.E126];[.F126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126]&amp;&quot;(&quot;&amp;[.I126]&amp;&quot;)  method_&quot;&amp;[.H126]&amp;&quot;((x), &quot;&amp;[.D126]&amp;&quot;)(&quot;&amp;[.J126]&amp;&quot;)&quot;" office:value-type="string" office:string-value="#define size(x, ...)  method_mn((x), size)(x ,##__VA_ARGS__)" calcext:value-type="string">
            <text:p>#define size(x, ...) <text:s/>method_mn((x), size)(x ,##__VA_ARGS__)</text:p>
          </table:table-cell>
        </table:table-row>
        <table:table-row table:style-name="ro1">
          <table:table-cell office:value-type="string" calcext:value-type="string">
            <text:p>mininode_size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127]; LEN([.A127])-FIND(&quot;_&quot;;[.A127]))" office:value-type="string" office:string-value="size" calcext:value-type="string">
            <text:p>size</text:p>
          </table:table-cell>
          <table:table-cell table:formula="of:=[.D127]=[.D126]" office:value-type="boolean" office:boolean-value="true" calcext:value-type="boolean">
            <text:p>TRUE</text:p>
          </table:table-cell>
          <table:table-cell table:formula="of:=[.D127]=[.D128]" office:value-type="boolean" office:boolean-value="false" calcext:value-type="boolean">
            <text:p>FALSE</text:p>
          </table:table-cell>
          <table:table-cell table:formula="of:=OR([.E127];[.F127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127]&amp;&quot;(&quot;&amp;[.I127]&amp;&quot;)  method_&quot;&amp;[.H127]&amp;&quot;((x), &quot;&amp;[.D127]&amp;&quot;)(&quot;&amp;[.J127]&amp;&quot;)&quot;" office:value-type="string" office:string-value="#define size(x, ...)  method_mn((x), size)(x ,##__VA_ARGS__)" calcext:value-type="string">
            <text:p>#define size(x, ...) <text:s/>method_mn((x), size)(x ,##__VA_ARGS__)</text:p>
          </table:table-cell>
        </table:table-row>
        <table:table-row table:style-name="ro1">
          <table:table-cell office:value-type="string" calcext:value-type="string">
            <text:p>node_spread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28]; LEN([.A128])-FIND(&quot;_&quot;;[.A128]))" office:value-type="string" office:string-value="spread" calcext:value-type="string">
            <text:p>spread</text:p>
          </table:table-cell>
          <table:table-cell table:formula="of:=[.D128]=[.D127]" office:value-type="boolean" office:boolean-value="false" calcext:value-type="boolean">
            <text:p>FALSE</text:p>
          </table:table-cell>
          <table:table-cell table:formula="of:=[.D128]=[.D129]" office:value-type="boolean" office:boolean-value="true" calcext:value-type="boolean">
            <text:p>TRUE</text:p>
          </table:table-cell>
          <table:table-cell table:formula="of:=OR([.E128];[.F128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128]&amp;&quot;(&quot;&amp;[.I128]&amp;&quot;)  method_&quot;&amp;[.H128]&amp;&quot;((x), &quot;&amp;[.D128]&amp;&quot;)(&quot;&amp;[.J128]&amp;&quot;)&quot;" office:value-type="string" office:string-value="#define spread(x, ...)  method_mn((x), spread)(x ,##__VA_ARGS__)" calcext:value-type="string">
            <text:p>#define spread(x, ...) <text:s/>method_mn((x), spread)(x ,##__VA_ARGS__)</text:p>
          </table:table-cell>
        </table:table-row>
        <table:table-row table:style-name="ro1">
          <table:table-cell office:value-type="string" calcext:value-type="string">
            <text:p>mininode_spread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129]; LEN([.A129])-FIND(&quot;_&quot;;[.A129]))" office:value-type="string" office:string-value="spread" calcext:value-type="string">
            <text:p>spread</text:p>
          </table:table-cell>
          <table:table-cell table:formula="of:=[.D129]=[.D128]" office:value-type="boolean" office:boolean-value="true" calcext:value-type="boolean">
            <text:p>TRUE</text:p>
          </table:table-cell>
          <table:table-cell table:formula="of:=[.D129]=[.D130]" office:value-type="boolean" office:boolean-value="false" calcext:value-type="boolean">
            <text:p>FALSE</text:p>
          </table:table-cell>
          <table:table-cell table:formula="of:=OR([.E129];[.F129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129]&amp;&quot;(&quot;&amp;[.I129]&amp;&quot;)  method_&quot;&amp;[.H129]&amp;&quot;((x), &quot;&amp;[.D129]&amp;&quot;)(&quot;&amp;[.J129]&amp;&quot;)&quot;" office:value-type="string" office:string-value="#define spread(x, ...)  method_mn((x), spread)(x ,##__VA_ARGS__)" calcext:value-type="string">
            <text:p>#define spread(x, ...) <text:s/>method_mn((x), spread)(x ,##__VA_ARGS__)</text:p>
          </table:table-cell>
        </table:table-row>
        <table:table-row table:style-name="ro1" table:visibility="filter">
          <table:table-cell office:value-type="string" calcext:value-type="string">
            <text:p>node_sub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30]; LEN([.A130])-FIND(&quot;_&quot;;[.A130]))" office:value-type="string" office:string-value="sub" calcext:value-type="string">
            <text:p>sub</text:p>
          </table:table-cell>
          <table:table-cell table:formula="of:=[.D130]=[.D129]" office:value-type="boolean" office:boolean-value="false" calcext:value-type="boolean">
            <text:p>FALSE</text:p>
          </table:table-cell>
          <table:table-cell table:formula="of:=[.D130]=[.D131]" office:value-type="boolean" office:boolean-value="false" calcext:value-type="boolean">
            <text:p>FALSE</text:p>
          </table:table-cell>
          <table:table-cell table:formula="of:=OR([.E130];[.F130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30]&amp;&quot; &quot;&amp;[.A130]" office:value-type="string" office:string-value="#define sub node_sub" calcext:value-type="string">
            <text:p>#define sub node_sub</text:p>
          </table:table-cell>
        </table:table-row>
        <table:table-row table:style-name="ro1">
          <table:table-cell office:value-type="string" calcext:value-type="string">
            <text:p>mininode_unref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131]; LEN([.A131])-FIND(&quot;_&quot;;[.A131]))" office:value-type="string" office:string-value="unref" calcext:value-type="string">
            <text:p>unref</text:p>
          </table:table-cell>
          <table:table-cell table:formula="of:=[.D131]=[.D130]" office:value-type="boolean" office:boolean-value="false" calcext:value-type="boolean">
            <text:p>FALSE</text:p>
          </table:table-cell>
          <table:table-cell table:formula="of:=[.D131]=[.D132]" office:value-type="boolean" office:boolean-value="true" calcext:value-type="boolean">
            <text:p>TRUE</text:p>
          </table:table-cell>
          <table:table-cell table:formula="of:=OR([.E131];[.F131])" office:value-type="boolean" office:boolean-value="true" calcext:value-type="boolean">
            <text:p>TRUE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formula="of:=&quot;#define &quot;&amp;[.D131]&amp;&quot;(&quot;&amp;[.I131]&amp;&quot;)  method_&quot;&amp;[.H131]&amp;&quot;((x), &quot;&amp;[.D131]&amp;&quot;)(&quot;&amp;[.J131]&amp;&quot;)&quot;" office:value-type="string" office:string-value="#define unref(x)  method_mns((x), unref)((x))" calcext:value-type="string">
            <text:p>#define unref(x) <text:s/>method_mns((x), unref)((x))</text:p>
          </table:table-cell>
        </table:table-row>
        <table:table-row table:style-name="ro1">
          <table:table-cell office:value-type="string" calcext:value-type="string">
            <text:p>node_unref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32]; LEN([.A132])-FIND(&quot;_&quot;;[.A132]))" office:value-type="string" office:string-value="unref" calcext:value-type="string">
            <text:p>unref</text:p>
          </table:table-cell>
          <table:table-cell table:formula="of:=[.D132]=[.D131]" office:value-type="boolean" office:boolean-value="true" calcext:value-type="boolean">
            <text:p>TRUE</text:p>
          </table:table-cell>
          <table:table-cell table:formula="of:=[.D132]=[.D133]" office:value-type="boolean" office:boolean-value="true" calcext:value-type="boolean">
            <text:p>TRUE</text:p>
          </table:table-cell>
          <table:table-cell table:formula="of:=OR([.E132];[.F132])" office:value-type="boolean" office:boolean-value="true" calcext:value-type="boolean">
            <text:p>TRUE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formula="of:=&quot;#define &quot;&amp;[.D132]&amp;&quot;(&quot;&amp;[.I132]&amp;&quot;)  method_&quot;&amp;[.H132]&amp;&quot;((x), &quot;&amp;[.D132]&amp;&quot;)(&quot;&amp;[.J132]&amp;&quot;)&quot;" office:value-type="string" office:string-value="#define unref(x)  method_mns((x), unref)((x))" calcext:value-type="string">
            <text:p>#define unref(x) <text:s/>method_mns((x), unref)((x))</text:p>
          </table:table-cell>
        </table:table-row>
        <table:table-row table:style-name="ro1">
          <table:table-cell office:value-type="string" calcext:value-type="string">
            <text:p>scope_unref</text:p>
          </table:table-cell>
          <table:table-cell office:value-type="string" calcext:value-type="string">
            <text:p>scope*</text:p>
          </table:table-cell>
          <table:table-cell office:value-type="string" calcext:value-type="string">
            <text:p>scope</text:p>
          </table:table-cell>
          <table:table-cell table:formula="of:=RIGHT([.A133]; LEN([.A133])-FIND(&quot;_&quot;;[.A133]))" office:value-type="string" office:string-value="unref" calcext:value-type="string">
            <text:p>unref</text:p>
          </table:table-cell>
          <table:table-cell table:formula="of:=[.D133]=[.D132]" office:value-type="boolean" office:boolean-value="true" calcext:value-type="boolean">
            <text:p>TRUE</text:p>
          </table:table-cell>
          <table:table-cell table:formula="of:=[.D133]=[.D134]" office:value-type="boolean" office:boolean-value="false" calcext:value-type="boolean">
            <text:p>FALSE</text:p>
          </table:table-cell>
          <table:table-cell table:formula="of:=OR([.E133];[.F133])" office:value-type="boolean" office:boolean-value="true" calcext:value-type="boolean">
            <text:p>TRUE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formula="of:=&quot;#define &quot;&amp;[.D133]&amp;&quot;(&quot;&amp;[.I133]&amp;&quot;)  method_&quot;&amp;[.H133]&amp;&quot;((x), &quot;&amp;[.D133]&amp;&quot;)(&quot;&amp;[.J133]&amp;&quot;)&quot;" office:value-type="string" office:string-value="#define unref(x)  method_mns((x), unref)((x))" calcext:value-type="string">
            <text:p>#define unref(x) <text:s/>method_mns((x), unref)((x))</text:p>
          </table:table-cell>
        </table:table-row>
        <table:table-row table:style-name="ro1">
          <table:table-cell office:value-type="string" calcext:value-type="string">
            <text:p>node_unref_from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34]; LEN([.A134])-FIND(&quot;_&quot;;[.A134]))" office:value-type="string" office:string-value="unref_from" calcext:value-type="string">
            <text:p>unref_from</text:p>
          </table:table-cell>
          <table:table-cell table:formula="of:=[.D134]=[.D133]" office:value-type="boolean" office:boolean-value="false" calcext:value-type="boolean">
            <text:p>FALSE</text:p>
          </table:table-cell>
          <table:table-cell table:formula="of:=[.D134]=[.D135]" office:value-type="boolean" office:boolean-value="true" calcext:value-type="boolean">
            <text:p>TRUE</text:p>
          </table:table-cell>
          <table:table-cell table:formula="of:=OR([.E134];[.F134])" office:value-type="boolean" office:boolean-value="true" calcext:value-type="boolean">
            <text:p>TRUE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(x), (y)</text:p>
          </table:table-cell>
          <table:table-cell table:formula="of:=&quot;#define &quot;&amp;[.D134]&amp;&quot;(&quot;&amp;[.I134]&amp;&quot;)  method_&quot;&amp;[.H134]&amp;&quot;((x), &quot;&amp;[.D134]&amp;&quot;)(&quot;&amp;[.J134]&amp;&quot;)&quot;" office:value-type="string" office:string-value="#define unref_from(x, y)  method_ns((x), unref_from)((x), (y))" calcext:value-type="string">
            <text:p>#define unref_from(x, y) <text:s/>method_ns((x), unref_from)((x), (y))</text:p>
          </table:table-cell>
        </table:table-row>
        <table:table-row table:style-name="ro1">
          <table:table-cell office:value-type="string" calcext:value-type="string">
            <text:p>scope_unref_from</text:p>
          </table:table-cell>
          <table:table-cell office:value-type="string" calcext:value-type="string">
            <text:p>scope*</text:p>
          </table:table-cell>
          <table:table-cell office:value-type="string" calcext:value-type="string">
            <text:p>scope</text:p>
          </table:table-cell>
          <table:table-cell table:formula="of:=RIGHT([.A135]; LEN([.A135])-FIND(&quot;_&quot;;[.A135]))" office:value-type="string" office:string-value="unref_from" calcext:value-type="string">
            <text:p>unref_from</text:p>
          </table:table-cell>
          <table:table-cell table:formula="of:=[.D135]=[.D134]" office:value-type="boolean" office:boolean-value="true" calcext:value-type="boolean">
            <text:p>TRUE</text:p>
          </table:table-cell>
          <table:table-cell table:formula="of:=[.D135]=[.D136]" office:value-type="boolean" office:boolean-value="false" calcext:value-type="boolean">
            <text:p>FALSE</text:p>
          </table:table-cell>
          <table:table-cell table:formula="of:=OR([.E135];[.F135])" office:value-type="boolean" office:boolean-value="true" calcext:value-type="boolean">
            <text:p>TRUE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(x), (y)</text:p>
          </table:table-cell>
          <table:table-cell table:formula="of:=&quot;#define &quot;&amp;[.D135]&amp;&quot;(&quot;&amp;[.I135]&amp;&quot;)  method_&quot;&amp;[.H135]&amp;&quot;((x), &quot;&amp;[.D135]&amp;&quot;)(&quot;&amp;[.J135]&amp;&quot;)&quot;" office:value-type="string" office:string-value="#define unref_from(x, y)  method_ns((x), unref_from)((x), (y))" calcext:value-type="string">
            <text:p>#define unref_from(x, y) <text:s/>method_ns((x), unref_from)((x), (y))</text:p>
          </table:table-cell>
        </table:table-row>
        <table:table-row table:style-name="ro1">
          <table:table-cell office:value-type="string" calcext:value-type="string">
            <text:p>mininode_unref_with_note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136]; LEN([.A136])-FIND(&quot;_&quot;;[.A136]))" office:value-type="string" office:string-value="unref_with_note" calcext:value-type="string">
            <text:p>unref_with_note</text:p>
          </table:table-cell>
          <table:table-cell table:formula="of:=[.D136]=[.D135]" office:value-type="boolean" office:boolean-value="false" calcext:value-type="boolean">
            <text:p>FALSE</text:p>
          </table:table-cell>
          <table:table-cell table:formula="of:=[.D136]=[.D137]" office:value-type="boolean" office:boolean-value="true" calcext:value-type="boolean">
            <text:p>TRUE</text:p>
          </table:table-cell>
          <table:table-cell table:formula="of:=OR([.E136];[.F136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(x), (y)</text:p>
          </table:table-cell>
          <table:table-cell table:formula="of:=&quot;#define &quot;&amp;[.D136]&amp;&quot;(&quot;&amp;[.I136]&amp;&quot;)  method_&quot;&amp;[.H136]&amp;&quot;((x), &quot;&amp;[.D136]&amp;&quot;)(&quot;&amp;[.J136]&amp;&quot;)&quot;" office:value-type="string" office:string-value="#define unref_with_note(x, y)  method_mn((x), unref_with_note)((x), (y))" calcext:value-type="string">
            <text:p>#define unref_with_note(x, y) <text:s/>method_mn((x), unref_with_note)((x), (y))</text:p>
          </table:table-cell>
        </table:table-row>
        <table:table-row table:style-name="ro1">
          <table:table-cell office:value-type="string" calcext:value-type="string">
            <text:p>node_unref_with_note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37]; LEN([.A137])-FIND(&quot;_&quot;;[.A137]))" office:value-type="string" office:string-value="unref_with_note" calcext:value-type="string">
            <text:p>unref_with_note</text:p>
          </table:table-cell>
          <table:table-cell table:formula="of:=[.D137]=[.D136]" office:value-type="boolean" office:boolean-value="true" calcext:value-type="boolean">
            <text:p>TRUE</text:p>
          </table:table-cell>
          <table:table-cell table:formula="of:=[.D137]=[.D138]" office:value-type="boolean" office:boolean-value="false" calcext:value-type="boolean">
            <text:p>FALSE</text:p>
          </table:table-cell>
          <table:table-cell table:formula="of:=OR([.E137];[.F137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(x), (y)</text:p>
          </table:table-cell>
          <table:table-cell table:formula="of:=&quot;#define &quot;&amp;[.D137]&amp;&quot;(&quot;&amp;[.I137]&amp;&quot;)  method_&quot;&amp;[.H137]&amp;&quot;((x), &quot;&amp;[.D137]&amp;&quot;)(&quot;&amp;[.J137]&amp;&quot;)&quot;" office:value-type="string" office:string-value="#define unref_with_note(x, y)  method_mn((x), unref_with_note)((x), (y))" calcext:value-type="string">
            <text:p>#define unref_with_note(x, y) <text:s/>method_mn((x), unref_with_note)((x), (y))</text:p>
          </table:table-cell>
        </table:table-row>
        <table:table-row table:style-name="ro1">
          <table:table-cell office:value-type="string" calcext:value-type="string">
            <text:p>mininode_unref_with_note_from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138]; LEN([.A138])-FIND(&quot;_&quot;;[.A138]))" office:value-type="string" office:string-value="unref_with_note_from" calcext:value-type="string">
            <text:p>unref_with_note_from</text:p>
          </table:table-cell>
          <table:table-cell table:formula="of:=[.D138]=[.D137]" office:value-type="boolean" office:boolean-value="false" calcext:value-type="boolean">
            <text:p>FALSE</text:p>
          </table:table-cell>
          <table:table-cell table:formula="of:=[.D138]=[.D139]" office:value-type="boolean" office:boolean-value="true" calcext:value-type="boolean">
            <text:p>TRUE</text:p>
          </table:table-cell>
          <table:table-cell table:formula="of:=OR([.E138];[.F138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y, z</text:p>
          </table:table-cell>
          <table:table-cell office:value-type="string" calcext:value-type="string">
            <text:p>(x), (y), (z)</text:p>
          </table:table-cell>
          <table:table-cell table:formula="of:=&quot;#define &quot;&amp;[.D138]&amp;&quot;(&quot;&amp;[.I138]&amp;&quot;)  method_&quot;&amp;[.H138]&amp;&quot;((x), &quot;&amp;[.D138]&amp;&quot;)(&quot;&amp;[.J138]&amp;&quot;)&quot;" office:value-type="string" office:string-value="#define unref_with_note_from(x, y, z)  method_mn((x), unref_with_note_from)((x), (y), (z))" calcext:value-type="string">
            <text:p>#define unref_with_note_from(x, y, z) <text:s/>method_mn((x), unref_with_note_from)((x), (y), (z))</text:p>
          </table:table-cell>
        </table:table-row>
        <table:table-row table:style-name="ro1">
          <table:table-cell office:value-type="string" calcext:value-type="string">
            <text:p>node_unref_with_note_from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39]; LEN([.A139])-FIND(&quot;_&quot;;[.A139]))" office:value-type="string" office:string-value="unref_with_note_from" calcext:value-type="string">
            <text:p>unref_with_note_from</text:p>
          </table:table-cell>
          <table:table-cell table:formula="of:=[.D139]=[.D138]" office:value-type="boolean" office:boolean-value="true" calcext:value-type="boolean">
            <text:p>TRUE</text:p>
          </table:table-cell>
          <table:table-cell table:formula="of:=[.D139]=[.D140]" office:value-type="boolean" office:boolean-value="false" calcext:value-type="boolean">
            <text:p>FALSE</text:p>
          </table:table-cell>
          <table:table-cell table:formula="of:=OR([.E139];[.F139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y, z</text:p>
          </table:table-cell>
          <table:table-cell office:value-type="string" calcext:value-type="string">
            <text:p>(x), (y), (z)</text:p>
          </table:table-cell>
          <table:table-cell table:formula="of:=&quot;#define &quot;&amp;[.D139]&amp;&quot;(&quot;&amp;[.I139]&amp;&quot;)  method_&quot;&amp;[.H139]&amp;&quot;((x), &quot;&amp;[.D139]&amp;&quot;)(&quot;&amp;[.J139]&amp;&quot;)&quot;" office:value-type="string" office:string-value="#define unref_with_note_from(x, y, z)  method_mn((x), unref_with_note_from)((x), (y), (z))" calcext:value-type="string">
            <text:p>#define unref_with_note_from(x, y, z) <text:s/>method_mn((x), unref_with_note_from)((x), (y), (z))</text:p>
          </table:table-cell>
        </table:table-row>
        <table:table-row table:style-name="ro1">
          <table:table-cell office:value-type="string" calcext:value-type="string">
            <text:p>mininode_vars</text:p>
          </table:table-cell>
          <table:table-cell table:number-columns-repeated="2" office:value-type="string" calcext:value-type="string">
            <text:p>mininode</text:p>
          </table:table-cell>
          <table:table-cell table:formula="of:=RIGHT([.A140]; LEN([.A140])-FIND(&quot;_&quot;;[.A140]))" office:value-type="string" office:string-value="vars" calcext:value-type="string">
            <text:p>vars</text:p>
          </table:table-cell>
          <table:table-cell table:formula="of:=[.D140]=[.D139]" office:value-type="boolean" office:boolean-value="false" calcext:value-type="boolean">
            <text:p>FALSE</text:p>
          </table:table-cell>
          <table:table-cell table:formula="of:=[.D140]=[.D141]" office:value-type="boolean" office:boolean-value="true" calcext:value-type="boolean">
            <text:p>TRUE</text:p>
          </table:table-cell>
          <table:table-cell table:formula="of:=OR([.E140];[.F140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140]&amp;&quot;(&quot;&amp;[.I140]&amp;&quot;)  method_&quot;&amp;[.H140]&amp;&quot;((x), &quot;&amp;[.D140]&amp;&quot;)(&quot;&amp;[.J140]&amp;&quot;)&quot;" office:value-type="string" office:string-value="#define vars(x, ...)  method_mn((x), vars)(x ,##__VA_ARGS__)" calcext:value-type="string">
            <text:p>#define vars(x, ...) <text:s/>method_mn((x), vars)(x ,##__VA_ARGS__)</text:p>
          </table:table-cell>
        </table:table-row>
        <table:table-row table:style-name="ro1">
          <table:table-cell office:value-type="string" calcext:value-type="string">
            <text:p>node_vars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41]; LEN([.A141])-FIND(&quot;_&quot;;[.A141]))" office:value-type="string" office:string-value="vars" calcext:value-type="string">
            <text:p>vars</text:p>
          </table:table-cell>
          <table:table-cell table:formula="of:=[.D141]=[.D140]" office:value-type="boolean" office:boolean-value="true" calcext:value-type="boolean">
            <text:p>TRUE</text:p>
          </table:table-cell>
          <table:table-cell table:formula="of:=[.D141]=[.D142]" office:value-type="boolean" office:boolean-value="false" calcext:value-type="boolean">
            <text:p>FALSE</text:p>
          </table:table-cell>
          <table:table-cell table:formula="of:=OR([.E141];[.F141])" office:value-type="boolean" office:boolean-value="true" calcext:value-type="boolean">
            <text:p>TR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, ...</text:p>
          </table:table-cell>
          <table:table-cell office:value-type="string" calcext:value-type="string">
            <text:p>x ,##__VA_ARGS__</text:p>
          </table:table-cell>
          <table:table-cell table:formula="of:=&quot;#define &quot;&amp;[.D141]&amp;&quot;(&quot;&amp;[.I141]&amp;&quot;)  method_&quot;&amp;[.H141]&amp;&quot;((x), &quot;&amp;[.D141]&amp;&quot;)(&quot;&amp;[.J141]&amp;&quot;)&quot;" office:value-type="string" office:string-value="#define vars(x, ...)  method_mn((x), vars)(x ,##__VA_ARGS__)" calcext:value-type="string">
            <text:p>#define vars(x, ...) <text:s/>method_mn((x), vars)(x ,##__VA_ARGS__)</text:p>
          </table:table-cell>
        </table:table-row>
        <table:table-row table:style-name="ro1" table:visibility="filter">
          <table:table-cell office:value-type="string" calcext:value-type="string">
            <text:p>node_while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42]; LEN([.A142])-FIND(&quot;_&quot;;[.A142]))" office:value-type="string" office:string-value="while" calcext:value-type="string">
            <text:p>while</text:p>
          </table:table-cell>
          <table:table-cell table:formula="of:=[.D142]=[.D141]" office:value-type="boolean" office:boolean-value="false" calcext:value-type="boolean">
            <text:p>FALSE</text:p>
          </table:table-cell>
          <table:table-cell table:formula="of:=[.D142]=[.D143]" office:value-type="boolean" office:boolean-value="false" calcext:value-type="boolean">
            <text:p>FALSE</text:p>
          </table:table-cell>
          <table:table-cell table:formula="of:=OR([.E142];[.F142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42]&amp;&quot; &quot;&amp;[.A142]" office:value-type="string" office:string-value="#define while node_while" calcext:value-type="string">
            <text:p>#define while node_while</text:p>
          </table:table-cell>
        </table:table-row>
        <table:table-row table:style-name="ro1" table:visibility="filter">
          <table:table-cell office:value-type="string" calcext:value-type="string">
            <text:p>node_with_scope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43]; LEN([.A143])-FIND(&quot;_&quot;;[.A143]))" office:value-type="string" office:string-value="with_scope" calcext:value-type="string">
            <text:p>with_scope</text:p>
          </table:table-cell>
          <table:table-cell table:formula="of:=[.D143]=[.D142]" office:value-type="boolean" office:boolean-value="false" calcext:value-type="boolean">
            <text:p>FALSE</text:p>
          </table:table-cell>
          <table:table-cell table:formula="of:=[.D143]=[.D144]" office:value-type="boolean" office:boolean-value="false" calcext:value-type="boolean">
            <text:p>FALSE</text:p>
          </table:table-cell>
          <table:table-cell table:formula="of:=OR([.E143];[.F143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43]&amp;&quot; &quot;&amp;[.A143]" office:value-type="string" office:string-value="#define with_scope node_with_scope" calcext:value-type="string">
            <text:p>#define with_scope node_with_scope</text:p>
          </table:table-cell>
        </table:table-row>
        <table:table-row table:style-name="ro1" table:visibility="filter">
          <table:table-cell office:value-type="string" calcext:value-type="string">
            <text:p>node_with_vad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44]; LEN([.A144])-FIND(&quot;_&quot;;[.A144]))" office:value-type="string" office:string-value="with_vad" calcext:value-type="string">
            <text:p>with_vad</text:p>
          </table:table-cell>
          <table:table-cell table:formula="of:=[.D144]=[.D143]" office:value-type="boolean" office:boolean-value="false" calcext:value-type="boolean">
            <text:p>FALSE</text:p>
          </table:table-cell>
          <table:table-cell table:formula="of:=[.D144]=[.D145]" office:value-type="boolean" office:boolean-value="false" calcext:value-type="boolean">
            <text:p>FALSE</text:p>
          </table:table-cell>
          <table:table-cell table:formula="of:=OR([.E144];[.F144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44]&amp;&quot; &quot;&amp;[.A144]" office:value-type="string" office:string-value="#define with_vad node_with_vad" calcext:value-type="string">
            <text:p>#define with_vad node_with_vad</text:p>
          </table:table-cell>
        </table:table-row>
        <table:table-row table:style-name="ro1" table:visibility="filter">
          <table:table-cell office:value-type="string" calcext:value-type="string">
            <text:p>node_xor</text:p>
          </table:table-cell>
          <table:table-cell office:value-type="string" calcext:value-type="string">
            <text:p>node*</text:p>
          </table:table-cell>
          <table:table-cell office:value-type="string" calcext:value-type="string">
            <text:p>node</text:p>
          </table:table-cell>
          <table:table-cell table:formula="of:=RIGHT([.A145]; LEN([.A145])-FIND(&quot;_&quot;;[.A145]))" office:value-type="string" office:string-value="xor" calcext:value-type="string">
            <text:p>xor</text:p>
          </table:table-cell>
          <table:table-cell table:formula="of:=[.D145]=[.D144]" office:value-type="boolean" office:boolean-value="false" calcext:value-type="boolean">
            <text:p>FALSE</text:p>
          </table:table-cell>
          <table:table-cell table:formula="of:=[.D145]=[.D146]" office:value-type="boolean" office:boolean-value="false" calcext:value-type="boolean">
            <text:p>FALSE</text:p>
          </table:table-cell>
          <table:table-cell table:formula="of:=OR([.E145];[.F145])" office:value-type="boolean" office:boolean-value="false" calcext:value-type="boolean">
            <text:p>FALSE</text:p>
          </table:table-cell>
          <table:table-cell table:number-columns-repeated="3"/>
          <table:table-cell table:formula="of:=&quot;#define &quot;&amp;[.D145]&amp;&quot; &quot;&amp;[.A145]" office:value-type="string" office:string-value="#define xor node_xor" calcext:value-type="string">
            <text:p>#define xor node_xor</text:p>
          </table:table-cell>
        </table:table-row>
      </table:table>
      <table:table table:name="Sheet4" table:style-name="ta1">
        <table:table-column table:style-name="co11" table:default-cell-style-name="Default"/>
        <table:table-row table:style-name="ro1">
          <table:table-cell office:value-type="string" calcext:value-type="string">
            <text:p>def</text:p>
          </table:table-cell>
        </table:table-row>
        <table:table-row table:style-name="ro1">
          <table:table-cell office:value-type="string" calcext:value-type="string">
            <text:p>#define can_be_printed(x) method_IJ((x), can_be_printed, u32, u64)((x))</text:p>
          </table:table-cell>
        </table:table-row>
        <table:table-row table:style-name="ro1">
          <table:table-cell office:value-type="string" calcext:value-type="string">
            <text:p>#define can_be_printed_like_identifier(x) \</text:p>
          </table:table-cell>
        </table:table-row>
        <table:table-row table:style-name="ro1">
          <table:table-cell office:value-type="string" calcext:value-type="string">
            <text:p><text:tab/>method_IJ((x), can_be_printed_like_identifier, u32, u64)((x))</text:p>
          </table:table-cell>
        </table:table-row>
        <table:table-row table:style-name="ro1">
          <table:table-cell office:value-type="string" calcext:value-type="string">
            <text:p>#define clone(x) <text:s/>method_mn((x), clone)((x))</text:p>
          </table:table-cell>
        </table:table-row>
        <table:table-row table:style-name="ro1">
          <table:table-cell office:value-type="string" calcext:value-type="string">
            <text:p>#define believe(x, y) <text:s/>method_n((x), believe)((x), (y))</text:p>
          </table:table-cell>
        </table:table-row>
        <table:table-row table:style-name="ro1">
          <table:table-cell office:value-type="string" calcext:value-type="string">
            <text:p>#define believe(x, y) <text:s/>method_n((x), believe)((x), (y))</text:p>
          </table:table-cell>
        </table:table-row>
        <table:table-row table:style-name="ro1">
          <table:table-cell office:value-type="string" calcext:value-type="string">
            <text:p>#define borrow(x) <text:s/>method_mns((x), borrow)((x))</text:p>
          </table:table-cell>
        </table:table-row>
        <table:table-row table:style-name="ro1">
          <table:table-cell office:value-type="string" calcext:value-type="string">
            <text:p>#define borrow(x) <text:s/>method_mns((x), borrow)((x))</text:p>
          </table:table-cell>
        </table:table-row>
        <table:table-row table:style-name="ro1">
          <table:table-cell office:value-type="string" calcext:value-type="string">
            <text:p>#define borrow(x) <text:s/>method_mns((x), borrow)((x))</text:p>
          </table:table-cell>
        </table:table-row>
        <table:table-row table:style-name="ro1">
          <table:table-cell office:value-type="string" calcext:value-type="string">
            <text:p>#define box(x) <text:s/>method_mn((x), box)((x))</text:p>
          </table:table-cell>
        </table:table-row>
        <table:table-row table:style-name="ro1">
          <table:table-cell office:value-type="string" calcext:value-type="string">
            <text:p>#define box(x) <text:s/>method_mn((x), box)((x))</text:p>
          </table:table-cell>
        </table:table-row>
        <table:table-row table:style-name="ro1">
          <table:table-cell office:value-type="string" calcext:value-type="string">
            <text:p>#define can_be_printed(x) <text:s/>method_IJ((x), can_be_printed)((x))</text:p>
          </table:table-cell>
        </table:table-row>
        <table:table-row table:style-name="ro1">
          <table:table-cell office:value-type="string" calcext:value-type="string">
            <text:p>#define can_be_printed(x) <text:s/>method_IJ((x), can_be_printed)((x))</text:p>
          </table:table-cell>
        </table:table-row>
        <table:table-row table:style-name="ro1">
          <table:table-cell office:value-type="string" calcext:value-type="string">
            <text:p>#define can_be_printed_like_identifier(x) \</text:p>
          </table:table-cell>
        </table:table-row>
        <table:table-row table:style-name="ro1">
          <table:table-cell office:value-type="string" calcext:value-type="string">
            <text:p><text:tab/>method_IJ((x), can_be_printed_like_identifier)((x))</text:p>
          </table:table-cell>
        </table:table-row>
        <table:table-row table:style-name="ro1">
          <table:table-cell office:value-type="string" calcext:value-type="string">
            <text:p>#define can_be_printed_like_identifier(x) \</text:p>
          </table:table-cell>
        </table:table-row>
        <table:table-row table:style-name="ro1">
          <table:table-cell office:value-type="string" calcext:value-type="string">
            <text:p><text:tab/>method_IJ((x), can_be_printed_like_identifier)((x))</text:p>
          </table:table-cell>
        </table:table-row>
        <table:table-row table:style-name="ro1">
          <table:table-cell office:value-type="string" calcext:value-type="string">
            <text:p>#define clone(x) <text:s/>method_mn((x), clone)((x))</text:p>
          </table:table-cell>
        </table:table-row>
        <table:table-row table:style-name="ro1">
          <table:table-cell office:value-type="string" calcext:value-type="string">
            <text:p>#define clone(x) <text:s/>method_mn((x), clone)((x))</text:p>
          </table:table-cell>
        </table:table-row>
        <table:table-row table:style-name="ro1">
          <table:table-cell office:value-type="string" calcext:value-type="string">
            <text:p>#define envary(x, y) <text:s/>method_mn((x), envary)((x), (y))</text:p>
          </table:table-cell>
        </table:table-row>
        <table:table-row table:style-name="ro1">
          <table:table-cell office:value-type="string" calcext:value-type="string">
            <text:p>#define envary(x, y) <text:s/>method_mn((x), envary)((x), (y))</text:p>
          </table:table-cell>
        </table:table-row>
        <table:table-row table:style-name="ro1">
          <table:table-cell office:value-type="string" calcext:value-type="string">
            <text:p>#define first(x, ...) <text:s/>method_mn((x), first)(x ,##__VA_ARGS__)</text:p>
          </table:table-cell>
        </table:table-row>
        <table:table-row table:style-name="ro1">
          <table:table-cell office:value-type="string" calcext:value-type="string">
            <text:p>#define first(x, ...) <text:s/>method_mn((x), first)(x ,##__VA_ARGS__)</text:p>
          </table:table-cell>
        </table:table-row>
        <table:table-row table:style-name="ro1">
          <table:table-cell office:value-type="string" calcext:value-type="string">
            <text:p>#define in_scope(x, y) <text:s/>method_mns((x), in_scope)((x), (y))</text:p>
          </table:table-cell>
        </table:table-row>
        <table:table-row table:style-name="ro1">
          <table:table-cell office:value-type="string" calcext:value-type="string">
            <text:p>#define in_scope(x, y) <text:s/>method_mns((x), in_scope)((x), (y))</text:p>
          </table:table-cell>
        </table:table-row>
        <table:table-row table:style-name="ro1">
          <table:table-cell office:value-type="string" calcext:value-type="string">
            <text:p>#define in_scope(x, y) <text:s/>method_mns((x), in_scope)((x), (y))</text:p>
          </table:table-cell>
        </table:table-row>
        <table:table-row table:style-name="ro1">
          <table:table-cell office:value-type="string" calcext:value-type="string">
            <text:p>#define inv(x, ...) <text:s/>method_mn((x), inv)(x ,##__VA_ARGS__)</text:p>
          </table:table-cell>
        </table:table-row>
        <table:table-row table:style-name="ro1">
          <table:table-cell office:value-type="string" calcext:value-type="string">
            <text:p>#define inv(x, ...) <text:s/>method_mn((x), inv)(x ,##__VA_ARGS__)</text:p>
          </table:table-cell>
        </table:table-row>
        <table:table-row table:style-name="ro1">
          <table:table-cell office:value-type="string" calcext:value-type="string">
            <text:p>#define length(x, ...) <text:s/>method_mn((x), length)(x ,##__VA_ARGS__)</text:p>
          </table:table-cell>
        </table:table-row>
        <table:table-row table:style-name="ro1">
          <table:table-cell office:value-type="string" calcext:value-type="string">
            <text:p>#define length(x, ...) <text:s/>method_mn((x), length)(x ,##__VA_ARGS__)</text:p>
          </table:table-cell>
        </table:table-row>
        <table:table-row table:style-name="ro1">
          <table:table-cell office:value-type="string" calcext:value-type="string">
            <text:p>#define list(x, ...) <text:s/>method_mn((x), list)(x ,##__VA_ARGS__)</text:p>
          </table:table-cell>
        </table:table-row>
        <table:table-row table:style-name="ro1">
          <table:table-cell office:value-type="string" calcext:value-type="string">
            <text:p>#define list(x, ...) <text:s/>method_mn((x), list)(x ,##__VA_ARGS__)</text:p>
          </table:table-cell>
        </table:table-row>
        <table:table-row table:style-name="ro1">
          <table:table-cell office:value-type="string" calcext:value-type="string">
            <text:p>#define lyse(x, y) <text:s/>method_mn((x), lyse)((x), (y))</text:p>
          </table:table-cell>
        </table:table-row>
        <table:table-row table:style-name="ro1">
          <table:table-cell office:value-type="string" calcext:value-type="string">
            <text:p>#define lyse(x, y) <text:s/>method_mn((x), lyse)((x), (y))</text:p>
          </table:table-cell>
        </table:table-row>
        <table:table-row table:style-name="ro1">
          <table:table-cell office:value-type="string" calcext:value-type="string">
            <text:p>#define lyse_and_clone(x, ...) method_mn((x), lyse_and_clone)(x ,##__VA_ARGS__)</text:p>
          </table:table-cell>
        </table:table-row>
        <table:table-row table:style-name="ro1">
          <table:table-cell office:value-type="string" calcext:value-type="string">
            <text:p>#define lyse_and_clone(x, ...) method_mn((x), lyse_and_clone)(x ,##__VA_ARGS__)</text:p>
          </table:table-cell>
        </table:table-row>
        <table:table-row table:style-name="ro1">
          <table:table-cell office:value-type="string" calcext:value-type="string">
            <text:p>#define mini_lyse(x, y) <text:s text:c="7"/>method_mn((x), mini_lyse)((x), (y))</text:p>
          </table:table-cell>
        </table:table-row>
        <table:table-row table:style-name="ro1">
          <table:table-cell office:value-type="string" calcext:value-type="string">
            <text:p>#define mini_lyse(x, y) <text:s text:c="7"/>method_mn((x), mini_lyse)((x), (y))</text:p>
          </table:table-cell>
        </table:table-row>
        <table:table-row table:style-name="ro1">
          <table:table-cell office:value-type="string" calcext:value-type="string">
            <text:p>#define neg(x, ...) <text:s/>method_mn((x), neg)(x ,##__VA_ARGS__)</text:p>
          </table:table-cell>
        </table:table-row>
        <table:table-row table:style-name="ro1">
          <table:table-cell office:value-type="string" calcext:value-type="string">
            <text:p>#define neg(x, ...) <text:s/>method_mn((x), neg)(x ,##__VA_ARGS__)</text:p>
          </table:table-cell>
        </table:table-row>
        <table:table-row table:style-name="ro1">
          <table:table-cell office:value-type="string" calcext:value-type="string">
            <text:p>#define nop(x, ...) <text:s/>method_mn((x), nop)(x ,##__VA_ARGS__)</text:p>
          </table:table-cell>
        </table:table-row>
        <table:table-row table:style-name="ro1">
          <table:table-cell office:value-type="string" calcext:value-type="string">
            <text:p>#define nop(x, ...) <text:s/>method_mn((x), nop)(x ,##__VA_ARGS__)</text:p>
          </table:table-cell>
        </table:table-row>
        <table:table-row table:style-name="ro1">
          <table:table-cell office:value-type="string" calcext:value-type="string">
            <text:p>#define not(x, ...) <text:s/>method_mn((x), not)(x ,##__VA_ARGS__)</text:p>
          </table:table-cell>
        </table:table-row>
        <table:table-row table:style-name="ro1">
          <table:table-cell office:value-type="string" calcext:value-type="string">
            <text:p>#define not(x, ...) <text:s/>method_mn((x), not)(x ,##__VA_ARGS__)</text:p>
          </table:table-cell>
        </table:table-row>
        <table:table-row table:style-name="ro1">
          <table:table-cell office:value-type="string" calcext:value-type="string">
            <text:p>#define print(x) <text:s/>method_mn((x), print)((x))</text:p>
          </table:table-cell>
        </table:table-row>
        <table:table-row table:style-name="ro1">
          <table:table-cell office:value-type="string" calcext:value-type="string">
            <text:p>#define print(x) <text:s/>method_mn((x), print)((x))</text:p>
          </table:table-cell>
        </table:table-row>
        <table:table-row table:style-name="ro1">
          <table:table-cell office:value-type="string" calcext:value-type="string">
            <text:p>#define print_bytes(x) <text:s/>method_mn((x), print_bytes)((x))</text:p>
          </table:table-cell>
        </table:table-row>
        <table:table-row table:style-name="ro1">
          <table:table-cell office:value-type="string" calcext:value-type="string">
            <text:p>#define print_bytes(x) <text:s/>method_mn((x), print_bytes)((x))</text:p>
          </table:table-cell>
        </table:table-row>
        <table:table-row table:style-name="ro1">
          <table:table-cell office:value-type="string" calcext:value-type="string">
            <text:p>#define print_bytes_with_indent(x, y) \</text:p>
          </table:table-cell>
        </table:table-row>
        <table:table-row table:style-name="ro1">
          <table:table-cell office:value-type="string" calcext:value-type="string">
            <text:p><text:tab/>method_mns((x), print_bytes_with_indent)((x), (y))</text:p>
          </table:table-cell>
        </table:table-row>
        <table:table-row table:style-name="ro1">
          <table:table-cell office:value-type="string" calcext:value-type="string">
            <text:p>#define print_bytes_with_indent(x, y) \</text:p>
          </table:table-cell>
        </table:table-row>
        <table:table-row table:style-name="ro1">
          <table:table-cell office:value-type="string" calcext:value-type="string">
            <text:p><text:tab/>method_mns((x), print_bytes_with_indent)((x), (y))</text:p>
          </table:table-cell>
        </table:table-row>
        <table:table-row table:style-name="ro1">
          <table:table-cell office:value-type="string" calcext:value-type="string">
            <text:p>#define print_bytes_with_indent(x, y) \</text:p>
          </table:table-cell>
        </table:table-row>
        <table:table-row table:style-name="ro1">
          <table:table-cell office:value-type="string" calcext:value-type="string">
            <text:p><text:tab/>method_mns((x), print_bytes_with_indent)((x), (y))</text:p>
          </table:table-cell>
        </table:table-row>
        <table:table-row table:style-name="ro1">
          <table:table-cell office:value-type="string" calcext:value-type="string">
            <text:p>#define print_type_name(x) <text:s/>method_mn((x), print_type_name)((x))</text:p>
          </table:table-cell>
        </table:table-row>
        <table:table-row table:style-name="ro1">
          <table:table-cell office:value-type="string" calcext:value-type="string">
            <text:p>#define print_type_name(x) <text:s/>method_mn((x), print_type_name)((x))</text:p>
          </table:table-cell>
        </table:table-row>
        <table:table-row table:style-name="ro1">
          <table:table-cell office:value-type="string" calcext:value-type="string">
            <text:p>#define range_forever(x, ...) <text:s/>method_mn((x), range_forever)(x ,##__VA_ARGS__)</text:p>
          </table:table-cell>
        </table:table-row>
        <table:table-row table:style-name="ro1">
          <table:table-cell office:value-type="string" calcext:value-type="string">
            <text:p>#define range_forever(x, ...) <text:s/>method_mn((x), range_forever)(x ,##__VA_ARGS__)</text:p>
          </table:table-cell>
        </table:table-row>
        <table:table-row table:style-name="ro1">
          <table:table-cell office:value-type="string" calcext:value-type="string">
            <text:p>#define range_from_zero(x, ...) \</text:p>
          </table:table-cell>
        </table:table-row>
        <table:table-row table:style-name="ro1">
          <table:table-cell office:value-type="string" calcext:value-type="string">
            <text:p><text:tab/>method_mn((x), range_from_zero)(x ,##__VA_ARGS__)</text:p>
          </table:table-cell>
        </table:table-row>
        <table:table-row table:style-name="ro1">
          <table:table-cell office:value-type="string" calcext:value-type="string">
            <text:p>#define range_from_zero(x, ...) \</text:p>
          </table:table-cell>
        </table:table-row>
        <table:table-row table:style-name="ro1">
          <table:table-cell office:value-type="string" calcext:value-type="string">
            <text:p><text:tab/>method_mn((x), range_from_zero)(x ,##__VA_ARGS__)</text:p>
          </table:table-cell>
        </table:table-row>
        <table:table-row table:style-name="ro1">
          <table:table-cell office:value-type="string" calcext:value-type="string">
            <text:p>#define seng(x, ...) <text:s/>method_mn((x), seng)(x ,##__VA_ARGS__)</text:p>
          </table:table-cell>
        </table:table-row>
        <table:table-row table:style-name="ro1">
          <table:table-cell office:value-type="string" calcext:value-type="string">
            <text:p>#define seng(x, ...) <text:s/>method_mn((x), seng)(x ,##__VA_ARGS__)</text:p>
          </table:table-cell>
        </table:table-row>
        <table:table-row table:style-name="ro1">
          <table:table-cell office:value-type="string" calcext:value-type="string">
            <text:p>#define size(x, ...) <text:s/>method_mn((x), size)(x ,##__VA_ARGS__)</text:p>
          </table:table-cell>
        </table:table-row>
        <table:table-row table:style-name="ro1">
          <table:table-cell office:value-type="string" calcext:value-type="string">
            <text:p>#define size(x, ...) <text:s/>method_mn((x), size)(x ,##__VA_ARGS__)</text:p>
          </table:table-cell>
        </table:table-row>
        <table:table-row table:style-name="ro1">
          <table:table-cell office:value-type="string" calcext:value-type="string">
            <text:p>#define spread(x, ...) <text:s/>method_mn((x), spread)(x ,##__VA_ARGS__)</text:p>
          </table:table-cell>
        </table:table-row>
        <table:table-row table:style-name="ro1">
          <table:table-cell office:value-type="string" calcext:value-type="string">
            <text:p>#define spread(x, ...) <text:s/>method_mn((x), spread)(x ,##__VA_ARGS__)</text:p>
          </table:table-cell>
        </table:table-row>
        <table:table-row table:style-name="ro1">
          <table:table-cell office:value-type="string" calcext:value-type="string">
            <text:p>#define unref(x) <text:s/>method_mns((x), unref)((x))</text:p>
          </table:table-cell>
        </table:table-row>
        <table:table-row table:style-name="ro1">
          <table:table-cell office:value-type="string" calcext:value-type="string">
            <text:p>#define unref(x) <text:s/>method_mns((x), unref)((x))</text:p>
          </table:table-cell>
        </table:table-row>
        <table:table-row table:style-name="ro1">
          <table:table-cell office:value-type="string" calcext:value-type="string">
            <text:p>#define unref(x) <text:s/>method_mns((x), unref)((x))</text:p>
          </table:table-cell>
        </table:table-row>
        <table:table-row table:style-name="ro1">
          <table:table-cell office:value-type="string" calcext:value-type="string">
            <text:p>#define unref_from(x, y) <text:s/>method_ns((x), unref_from)((x), (y))</text:p>
          </table:table-cell>
        </table:table-row>
        <table:table-row table:style-name="ro1">
          <table:table-cell office:value-type="string" calcext:value-type="string">
            <text:p>#define unref_from(x, y) <text:s/>method_ns((x), unref_from)((x), (y))</text:p>
          </table:table-cell>
        </table:table-row>
        <table:table-row table:style-name="ro1">
          <table:table-cell office:value-type="string" calcext:value-type="string">
            <text:p>#define unref_with_note(x, y) <text:s/>method_mn((x), unref_with_note)((x), (y))</text:p>
          </table:table-cell>
        </table:table-row>
        <table:table-row table:style-name="ro1">
          <table:table-cell office:value-type="string" calcext:value-type="string">
            <text:p>#define unref_with_note(x, y) <text:s/>method_mn((x), unref_with_note)((x), (y))</text:p>
          </table:table-cell>
        </table:table-row>
        <table:table-row table:style-name="ro1">
          <table:table-cell office:value-type="string" calcext:value-type="string">
            <text:p>#define unref_with_note_from(x, y, z) \</text:p>
          </table:table-cell>
        </table:table-row>
        <table:table-row table:style-name="ro1">
          <table:table-cell office:value-type="string" calcext:value-type="string">
            <text:p><text:tab/>method_mn((x), unref_with_note_from)((x), (y), (z))</text:p>
          </table:table-cell>
        </table:table-row>
        <table:table-row table:style-name="ro1">
          <table:table-cell office:value-type="string" calcext:value-type="string">
            <text:p>#define unref_with_note_from(x, y, z) \</text:p>
          </table:table-cell>
        </table:table-row>
        <table:table-row table:style-name="ro1">
          <table:table-cell office:value-type="string" calcext:value-type="string">
            <text:p><text:tab/>method_mn((x), unref_with_note_from)((x), (y), (z))</text:p>
          </table:table-cell>
        </table:table-row>
        <table:table-row table:style-name="ro1">
          <table:table-cell office:value-type="string" calcext:value-type="string">
            <text:p>#define vars(x, ...) <text:s/>method_mn((x), vars)(x ,##__VA_ARGS__)</text:p>
          </table:table-cell>
        </table:table-row>
        <table:table-row table:style-name="ro1">
          <table:table-cell office:value-type="string" calcext:value-type="string">
            <text:p>#define vars(x, ...) <text:s/>method_mn((x), vars)(x ,##__VA_ARGS__)</text:p>
          </table:table-cell>
        </table:table-row>
      </table:table>
      <table:named-expressions/>
      <table:database-ranges>
        <table:database-range table:name="__Anonymous_Sheet_DB__1" table:target-range-address="Sheet2.A1:Sheet2.E178" table:display-filter-buttons="true">
          <table:filter>
            <table:filter-and>
              <table:filter-condition table:field-number="4" table:value="TRUE" table:operator="="/>
            </table:filter-and>
          </table:filter>
        </table:database-range>
        <table:database-range table:name="__Anonymous_Sheet_DB__2" table:target-range-address="Sheet3.A1:Sheet3.K145" table:display-filter-buttons="true">
          <table:filter>
            <table:filter-and>
              <table:filter-condition table:field-number="6" table:value="TRUE" table:operator="="/>
            </table:filter-and>
          </table:filter>
        </table:database-range>
        <table:database-range table:name="__Anonymous_Sheet_DB__3" table:target-range-address="Sheet4.A1:Sheet4.A8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4T13:26:19.241717792</meta:creation-date>
    <dc:date>2020-07-15T00:22:22.078854289</dc:date>
    <meta:editing-duration>PT1H19M26S</meta:editing-duration>
    <meta:editing-cycles>2</meta:editing-cycles>
    <meta:generator>LibreOffice/6.3.6.2$Linux_X86_64 LibreOffice_project/30$Build-2</meta:generator>
    <meta:document-statistic meta:table-count="4" meta:cell-count="2538" meta:object-count="0"/>
  </office:meta>
</office:document-meta>
</file>